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8.29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125.55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421.74pt"/>
    </style:style>
    <style:style style:name="co8" style:family="table-column">
      <style:table-column-properties fo:break-before="auto" style:column-width="122.4pt"/>
    </style:style>
    <style:style style:name="co9" style:family="table-column">
      <style:table-column-properties fo:break-before="auto" style:column-width="107.3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554.8pt"/>
    </style:style>
    <style:style style:name="co13" style:family="table-column">
      <style:table-column-properties fo:break-before="auto" style:column-width="159.99pt"/>
    </style:style>
    <style:style style:name="co14" style:family="table-column">
      <style:table-column-properties fo:break-before="auto" style:column-width="72.99pt"/>
    </style:style>
    <style:style style:name="co15" style:family="table-column">
      <style:table-column-properties fo:break-before="auto" style:column-width="203.9pt"/>
    </style:style>
    <style:style style:name="co16" style:family="table-column">
      <style:table-column-properties fo:break-before="auto" style:column-width="29.91pt"/>
    </style:style>
    <style:style style:name="co17" style:family="table-column">
      <style:table-column-properties fo:break-before="auto" style:column-width="77.7pt"/>
    </style:style>
    <style:style style:name="co18" style:family="table-column">
      <style:table-column-properties fo:break-before="auto" style:column-width="84.81pt"/>
    </style:style>
    <style:style style:name="co19" style:family="table-column">
      <style:table-column-properties fo:break-before="auto" style:column-width="396.51pt"/>
    </style:style>
    <style:style style:name="co20" style:family="table-column">
      <style:table-column-properties fo:break-before="auto" style:column-width="100.46pt"/>
    </style:style>
    <style:style style:name="co21" style:family="table-column">
      <style:table-column-properties fo:break-before="auto" style:column-width="91.05pt"/>
    </style:style>
    <style:style style:name="co22" style:family="table-column">
      <style:table-column-properties fo:break-before="auto" style:column-width="94.96pt"/>
    </style:style>
    <style:style style:name="co23" style:family="table-column">
      <style:table-column-properties fo:break-before="auto" style:column-width="83.99pt"/>
    </style:style>
    <style:style style:name="co24" style:family="table-column">
      <style:table-column-properties fo:break-before="auto" style:column-width="88.7pt"/>
    </style:style>
    <style:style style:name="co25" style:family="table-column">
      <style:table-column-properties fo:break-before="auto" style:column-width="78.49pt"/>
    </style:style>
    <style:style style:name="co26" style:family="table-column">
      <style:table-column-properties fo:break-before="auto" style:column-width="615.15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7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  <style:style style:name="ce9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vironmental condition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table:style-name="Default" office:value-type="string" calcext:value-type="string">
            <text:p>PPFD</text:p>
          </table:table-cell>
          <table:table-cell office:value-type="string" calcext:value-type="string">
            <text:p>Average</text:p>
            <text:p>Low F</text:p>
          </table:table-cell>
          <table:table-cell office:value-type="string" calcext:value-type="string">
            <text:p>Average</text:p>
            <text:p>Low C</text:p>
          </table:table-cell>
          <table:table-cell office:value-type="string" calcext:value-type="string">
            <text:p>Average</text:p>
            <text:p>High F</text:p>
          </table:table-cell>
          <table:table-cell office:value-type="string" calcext:value-type="string">
            <text:p>Average</text:p>
            <text:p>High C</text:p>
          </table:table-cell>
          <table:table-cell table:style-name="Default" office:value-type="string" calcext:value-type="string">
            <text:p>avg precipitation</text:p>
          </table:table-cell>
          <table:table-cell office:value-type="string" calcext:value-type="string">
            <text:p>solar irradiance 37 degree</text:p>
          </table:table-cell>
          <table:table-cell office:value-type="string" calcext:value-type="string">
            <text:p>incident angle</text:p>
          </table:table-cell>
          <table:table-cell/>
          <table:table-cell office:value-type="string" calcext:value-type="string">
            <text:p>source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office:value-type="float" office:value="17.5" calcext:value-type="float">
            <text:p>17.5</text:p>
          </table:table-cell>
          <table:table-cell table:formula="of:=[.B2]/0.0864*2" office:value-type="float" office:value="405.092592592593" calcext:value-type="float">
            <text:p>405.0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71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ntellicast</text:p>
          </table:table-cell>
          <table:table-cell office:value-type="string" calcext:value-type="string">
            <text:p>http://www.intellicast.com/Local/History.aspx?month=1</text:p>
          </table:table-cell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office:value-type="float" office:value="22.5" calcext:value-type="float">
            <text:p>22.5</text:p>
          </table:table-cell>
          <table:table-cell table:formula="of:=[.B3]/0.0864*2" office:value-type="float" office:value="520.833333333333" calcext:value-type="float">
            <text:p>520.8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37"</text:p>
          </table:table-cell>
          <table:table-cell office:value-type="float" office:value="4.35" calcext:value-type="float">
            <text:p>4.35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<text:a xlink:href="http://solarelectricityhandbook.com/solar-irradiance.html" xlink:type="simple">http://solarelectricityhandbook.com/solar-irradiance.html</text:a> San Francisco south facing 37 degree numbers</text:p>
          </table:table-cell>
        </table:table-row>
        <table:table-row table:style-name="ro3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office:value-type="float" office:value="32.5" calcext:value-type="float">
            <text:p>32.5</text:p>
          </table:table-cell>
          <table:table-cell table:formula="of:=[.B4]/0.0864*2" office:value-type="float" office:value="752.314814814815" calcext:value-type="float">
            <text:p>752.3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6"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string" calcext:value-type="string">
            <text:p>purdue</text:p>
          </table:table-cell>
          <table:table-cell table:style-name="ce3" office:value-type="string" calcext:value-type="string">
            <text:p>Purdue University extension on DLI</text:p>
          </table:table-cell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office:value-type="float" office:value="42.5" calcext:value-type="float">
            <text:p>42.5</text:p>
          </table:table-cell>
          <table:table-cell table:formula="of:=[.B5]/0.0864*2" office:value-type="float" office:value="983.796296296296" calcext:value-type="float">
            <text:p>983.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"</text:p>
          </table:table-cell>
          <table:table-cell office:value-type="float" office:value="5.6" calcext:value-type="float">
            <text:p>5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office:value-type="float" office:value="52.5" calcext:value-type="float">
            <text:p>52.5</text:p>
          </table:table-cell>
          <table:table-cell table:formula="of:=[.B6]/0.0864*2" office:value-type="float" office:value="1215.27777777778" calcext:value-type="float">
            <text:p>1215.2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85"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office:value-type="float" office:value="52.5" calcext:value-type="float">
            <text:p>52.5</text:p>
          </table:table-cell>
          <table:table-cell table:formula="of:=[.B7]/0.0864*2" office:value-type="float" office:value="1215.27777777778" calcext:value-type="float">
            <text:p>1215.2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9"</text:p>
          </table:table-cell>
          <table:table-cell office:value-type="float" office:value="5.19" calcext:value-type="float">
            <text:p>5.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office:value-type="float" office:value="57.5" calcext:value-type="float">
            <text:p>57.5</text:p>
          </table:table-cell>
          <table:table-cell table:formula="of:=[.B8]/0.0864*2" office:value-type="float" office:value="1331.01851851852" calcext:value-type="float">
            <text:p>1331.0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3"</text:p>
          </table:table-cell>
          <table:table-cell office:value-type="float" office:value="4.78" calcext:value-type="float">
            <text:p>4.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office:value-type="float" office:value="47.5" calcext:value-type="float">
            <text:p>47.5</text:p>
          </table:table-cell>
          <table:table-cell table:formula="of:=[.B9]/0.0864*2" office:value-type="float" office:value="1099.53703703704" calcext:value-type="float">
            <text:p>1099.5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"</text:p>
          </table:table-cell>
          <table:table-cell office:value-type="float" office:value="4.83" calcext:value-type="float">
            <text:p>4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office:value-type="float" office:value="42.5" calcext:value-type="float">
            <text:p>42.5</text:p>
          </table:table-cell>
          <table:table-cell table:formula="of:=[.B10]/0.0864*2" office:value-type="float" office:value="983.796296296296" calcext:value-type="float">
            <text:p>983.8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1"</text:p>
          </table:table-cell>
          <table:table-cell office:value-type="float" office:value="5.17" calcext:value-type="float">
            <text:p>5.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office:value-type="float" office:value="27.5" calcext:value-type="float">
            <text:p>27.5</text:p>
          </table:table-cell>
          <table:table-cell table:formula="of:=[.B11]/0.0864*2" office:value-type="float" office:value="636.574074074074" calcext:value-type="float">
            <text:p>636.5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67"</text:p>
          </table:table-cell>
          <table:table-cell office:value-type="float" office:value="5.12" calcext:value-type="float">
            <text:p>5.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office:value-type="float" office:value="17.5" calcext:value-type="float">
            <text:p>17.5</text:p>
          </table:table-cell>
          <table:table-cell table:formula="of:=[.B12]/0.0864*2" office:value-type="float" office:value="405.092592592593" calcext:value-type="float">
            <text:p>405.0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93"</text:p>
          </table:table-cell>
          <table:table-cell office:value-type="float" office:value="4.42" calcext:value-type="float">
            <text:p>4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office:value-type="float" office:value="12.5" calcext:value-type="float">
            <text:p>12.5</text:p>
          </table:table-cell>
          <table:table-cell table:formula="of:=[.B13]/0.0864*2" office:value-type="float" office:value="289.351851851852" calcext:value-type="float">
            <text:p>289.3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36"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purdue</text:p>
          </table:table-cell>
          <table:table-cell table:style-name="Default" office:value-type="string" calcext:value-type="string">
            <text:p><text:s/>(calculated) for 12 hours a day</text:p>
          </table:table-cell>
          <table:table-cell table:number-columns-repeated="5" table:style-name="Default" office:value-type="string" calcext:value-type="string">
            <text:p>intellicast</text:p>
          </table:table-cell>
          <table:table-cell office:value-type="string" calcext:value-type="string">
            <text:p>solar <text:s/>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5"/>
        </table:table-row>
      </table:table>
      <table:table table:name="Greenhouse structure" table:style-name="ta1">
        <table:table-column table:style-name="co8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glazing transmission</text:p>
          </table:table-cell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tructural shade loss</text:p>
          </table:table-cell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valu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12 hour light space</text:p>
          </table:table-cell>
          <table:table-cell/>
        </table:table-row>
        <table:table-row table:style-name="ro2">
          <table:table-cell office:value-type="string" calcext:value-type="string">
            <text:p>width ft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length ft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height f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q ft</text:p>
          </table:table-cell>
          <table:table-cell table:formula="of:=[.B12]*[.B11]" office:value-type="float" office:value="32320" calcext:value-type="float">
            <text:p>32320</text:p>
          </table:table-cell>
        </table:table-row>
        <table:table-row table:style-name="ro2">
          <table:table-cell office:value-type="string" calcext:value-type="string">
            <text:p>sq meters</text:p>
          </table:table-cell>
          <table:table-cell table:formula="of:=[.B14]/10.76" office:value-type="float" office:value="3003.71747211896" calcext:value-type="float">
            <text:p>3003.717472119</text:p>
          </table:table-cell>
        </table:table-row>
        <table:table-row table:style-name="ro2">
          <table:table-cell office:value-type="string" calcext:value-type="string">
            <text:p>cubic ft</text:p>
          </table:table-cell>
          <table:table-cell table:formula="of:=[.B14]*[.B13]" office:value-type="float" office:value="452480" calcext:value-type="float">
            <text:p>4524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18 hour space</text:p>
          </table:table-cell>
          <table:table-cell/>
        </table:table-row>
        <table:table-row table:style-name="ro2">
          <table:table-cell office:value-type="string" calcext:value-type="string">
            <text:p>width ft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length f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height f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q ft</text:p>
          </table:table-cell>
          <table:table-cell table:formula="of:=[.B19]*[.B20]" office:value-type="float" office:value="7070" calcext:value-type="float">
            <text:p>7070</text:p>
          </table:table-cell>
        </table:table-row>
        <table:table-row table:style-name="ro2">
          <table:table-cell office:value-type="string" calcext:value-type="string">
            <text:p>sq meters</text:p>
          </table:table-cell>
          <table:table-cell table:formula="of:=[.B22]/10.76" office:value-type="float" office:value="657.063197026022" calcext:value-type="float">
            <text:p>657.063197026</text:p>
          </table:table-cell>
        </table:table-row>
        <table:table-row table:style-name="ro2">
          <table:table-cell office:value-type="string" calcext:value-type="string">
            <text:p>cubic ft</text:p>
          </table:table-cell>
          <table:table-cell table:formula="of:=[.B22]*[.B21]" office:value-type="float" office:value="98980" calcext:value-type="float">
            <text:p>98980</text:p>
          </table:table-cell>
        </table:table-row>
      </table:table>
      <table:table table:name="Auxiliary lighting" table:style-name="ta1"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light typ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avita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Watts</text:p>
          </table:table-cell>
          <table:table-cell table:number-columns-repeated="17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7"/>
        </table:table-row>
        <table:table-row table:style-name="ro2">
          <table:table-cell office:value-type="float" office:value="1751" calcext:value-type="float">
            <text:p>175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ts per par</text:p>
          </table:table-cell>
          <table:table-cell table:number-columns-repeated="17"/>
        </table:table-row>
        <table:table-row table:style-name="ro2">
          <table:table-cell table:formula="of:=[.A5]/[.A8]" office:value-type="float" office:value="0.589948600799543" calcext:value-type="float">
            <text:p>0.589948600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ice</text:p>
          </table:table-cell>
          <table:table-cell table:number-columns-repeated="17"/>
        </table:table-row>
        <table:table-row table:style-name="ro2">
          <table:table-cell table:style-name="ce4" office:value-type="currency" office:currency="USD" office:value="400" calcext:value-type="currency">
            <text:p>$400.00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BTU</text:p>
          </table:table-cell>
          <table:table-cell table:number-columns-repeated="17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17"/>
        </table:table-row>
        <table:table-row table:style-name="ro2">
          <table:table-cell table:number-columns-repeated="17"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first three columns taken from environmental conditions pa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 minimum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PPFD</text:p>
          </table:table-cell>
          <table:table-cell office:value-type="string" calcext:value-type="string">
            <text:p>- glazing loss</text:p>
          </table:table-cell>
          <table:table-cell office:value-type="string" calcext:value-type="string">
            <text:p>-structural shading</text:p>
          </table:table-cell>
          <table:table-cell office:value-type="string" calcext:value-type="string">
            <text:p>needed par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" xlink:type="simple">January</text:a></text:p>
          </table:table-cell>
          <table:table-cell office:value-type="float" office:value="17.5" calcext:value-type="float">
            <text:p>17.5</text:p>
          </table:table-cell>
          <table:table-cell table:style-name="ce2" table:formula="of:=[.B20]/0.0864*2" office:value-type="float" office:value="405.092592592593" calcext:value-type="float">
            <text:p>405.09</text:p>
          </table:table-cell>
          <table:table-cell table:style-name="ce2" table:formula="of:=[.C20]*0.8" office:value-type="float" office:value="324.074074074074" calcext:value-type="float">
            <text:p>324.07</text:p>
          </table:table-cell>
          <table:table-cell table:style-name="ce2" table:formula="of:=[.D20]*0.8" office:value-type="float" office:value="259.259259259259" calcext:value-type="float">
            <text:p>259.26</text:p>
          </table:table-cell>
          <table:table-cell table:style-name="ce2" table:formula="of:=500 - [.E20]" office:value-type="float" office:value="240.740740740741" calcext:value-type="float">
            <text:p>240.74</text:p>
          </table:table-cell>
          <table:table-cell table:style-name="ce2" table:formula="of:=600 - [.E20]" office:value-type="float" office:value="340.740740740741" calcext:value-type="float">
            <text:p>340.74</text:p>
          </table:table-cell>
          <table:table-cell table:style-name="ce2" table:formula="of:=700 - [.E20]" office:value-type="float" office:value="440.740740740741" calcext:value-type="float">
            <text:p>440.74</text:p>
          </table:table-cell>
          <table:table-cell table:style-name="ce2" table:formula="of:=800 - [.E20]" office:value-type="float" office:value="540.740740740741" calcext:value-type="float">
            <text:p>540.74</text:p>
          </table:table-cell>
          <table:table-cell table:style-name="ce2" table:formula="of:=900 - [.E20]" office:value-type="float" office:value="640.740740740741" calcext:value-type="float">
            <text:p>640.74</text:p>
          </table:table-cell>
          <table:table-cell table:style-name="ce2" table:formula="of:=1000 - [.E20]" office:value-type="float" office:value="740.740740740741" calcext:value-type="float">
            <text:p>740.74</text:p>
          </table:table-cell>
          <table:table-cell table:style-name="ce2" table:formula="of:=1100 - [.E20]" office:value-type="float" office:value="840.740740740741" calcext:value-type="float">
            <text:p>840.74</text:p>
          </table:table-cell>
          <table:table-cell table:style-name="ce2" table:formula="of:=1200 - [.E20]" office:value-type="float" office:value="940.740740740741" calcext:value-type="float">
            <text:p>940.74</text:p>
          </table:table-cell>
          <table:table-cell table:style-name="ce2" table:formula="of:=1300 - [.E20]" office:value-type="float" office:value="1040.74074074074" calcext:value-type="float">
            <text:p>1040.74</text:p>
          </table:table-cell>
          <table:table-cell table:style-name="ce2" table:formula="of:=1400 - [.E20]" office:value-type="float" office:value="1140.74074074074" calcext:value-type="float">
            <text:p>1140.74</text:p>
          </table:table-cell>
          <table:table-cell table:style-name="ce2" table:formula="of:=1500 - [.E20]" office:value-type="float" office:value="1240.74074074074" calcext:value-type="float">
            <text:p>1240.7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2" xlink:type="simple">February</text:a></text:p>
          </table:table-cell>
          <table:table-cell office:value-type="float" office:value="22.5" calcext:value-type="float">
            <text:p>22.5</text:p>
          </table:table-cell>
          <table:table-cell table:style-name="ce2" table:formula="of:=[.B21]/0.0864*2" office:value-type="float" office:value="520.833333333333" calcext:value-type="float">
            <text:p>520.83</text:p>
          </table:table-cell>
          <table:table-cell table:style-name="ce2" table:formula="of:=[.C21]*0.8" office:value-type="float" office:value="416.666666666667" calcext:value-type="float">
            <text:p>416.67</text:p>
          </table:table-cell>
          <table:table-cell table:style-name="ce2" table:formula="of:=[.D21]*0.8" office:value-type="float" office:value="333.333333333333" calcext:value-type="float">
            <text:p>333.33</text:p>
          </table:table-cell>
          <table:table-cell table:style-name="ce2" table:formula="of:=500 - [.E21]" office:value-type="float" office:value="166.666666666667" calcext:value-type="float">
            <text:p>166.67</text:p>
          </table:table-cell>
          <table:table-cell table:style-name="ce2" table:formula="of:=600 - [.E21]" office:value-type="float" office:value="266.666666666667" calcext:value-type="float">
            <text:p>266.67</text:p>
          </table:table-cell>
          <table:table-cell table:style-name="ce2" table:formula="of:=700 - [.E21]" office:value-type="float" office:value="366.666666666667" calcext:value-type="float">
            <text:p>366.67</text:p>
          </table:table-cell>
          <table:table-cell table:style-name="ce2" table:formula="of:=800 - [.E21]" office:value-type="float" office:value="466.666666666667" calcext:value-type="float">
            <text:p>466.67</text:p>
          </table:table-cell>
          <table:table-cell table:style-name="ce2" table:formula="of:=900 - [.E21]" office:value-type="float" office:value="566.666666666667" calcext:value-type="float">
            <text:p>566.67</text:p>
          </table:table-cell>
          <table:table-cell table:style-name="ce2" table:formula="of:=1000 - [.E21]" office:value-type="float" office:value="666.666666666667" calcext:value-type="float">
            <text:p>666.67</text:p>
          </table:table-cell>
          <table:table-cell table:style-name="ce2" table:formula="of:=1100 - [.E21]" office:value-type="float" office:value="766.666666666667" calcext:value-type="float">
            <text:p>766.67</text:p>
          </table:table-cell>
          <table:table-cell table:style-name="ce2" table:formula="of:=1200 - [.E21]" office:value-type="float" office:value="866.666666666667" calcext:value-type="float">
            <text:p>866.67</text:p>
          </table:table-cell>
          <table:table-cell table:style-name="ce2" table:formula="of:=1300 - [.E21]" office:value-type="float" office:value="966.666666666667" calcext:value-type="float">
            <text:p>966.67</text:p>
          </table:table-cell>
          <table:table-cell table:style-name="ce2" table:formula="of:=1400 - [.E21]" office:value-type="float" office:value="1066.66666666667" calcext:value-type="float">
            <text:p>1066.67</text:p>
          </table:table-cell>
          <table:table-cell table:style-name="ce2" table:formula="of:=1500 - [.E21]" office:value-type="float" office:value="1166.66666666667" calcext:value-type="float">
            <text:p>1166.6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3" xlink:type="simple">March</text:a></text:p>
          </table:table-cell>
          <table:table-cell office:value-type="float" office:value="32.5" calcext:value-type="float">
            <text:p>32.5</text:p>
          </table:table-cell>
          <table:table-cell table:style-name="ce2" table:formula="of:=[.B22]/0.0864*2" office:value-type="float" office:value="752.314814814815" calcext:value-type="float">
            <text:p>752.31</text:p>
          </table:table-cell>
          <table:table-cell table:style-name="ce2" table:formula="of:=[.C22]*0.8" office:value-type="float" office:value="601.851851851852" calcext:value-type="float">
            <text:p>601.85</text:p>
          </table:table-cell>
          <table:table-cell table:style-name="ce2" table:formula="of:=[.D22]*0.8" office:value-type="float" office:value="481.481481481482" calcext:value-type="float">
            <text:p>481.48</text:p>
          </table:table-cell>
          <table:table-cell table:style-name="ce2" table:formula="of:=500 - [.E22]" office:value-type="float" office:value="18.5185185185185" calcext:value-type="float">
            <text:p>18.52</text:p>
          </table:table-cell>
          <table:table-cell table:style-name="ce2" table:formula="of:=600 - [.E22]" office:value-type="float" office:value="118.518518518518" calcext:value-type="float">
            <text:p>118.52</text:p>
          </table:table-cell>
          <table:table-cell table:style-name="ce2" table:formula="of:=700 - [.E22]" office:value-type="float" office:value="218.518518518518" calcext:value-type="float">
            <text:p>218.52</text:p>
          </table:table-cell>
          <table:table-cell table:style-name="ce2" table:formula="of:=800 - [.E22]" office:value-type="float" office:value="318.518518518518" calcext:value-type="float">
            <text:p>318.52</text:p>
          </table:table-cell>
          <table:table-cell table:style-name="ce2" table:formula="of:=900 - [.E22]" office:value-type="float" office:value="418.518518518519" calcext:value-type="float">
            <text:p>418.52</text:p>
          </table:table-cell>
          <table:table-cell table:style-name="ce2" table:formula="of:=1000 - [.E22]" office:value-type="float" office:value="518.518518518519" calcext:value-type="float">
            <text:p>518.52</text:p>
          </table:table-cell>
          <table:table-cell table:style-name="ce2" table:formula="of:=1100 - [.E22]" office:value-type="float" office:value="618.518518518519" calcext:value-type="float">
            <text:p>618.52</text:p>
          </table:table-cell>
          <table:table-cell table:style-name="ce2" table:formula="of:=1200 - [.E22]" office:value-type="float" office:value="718.518518518519" calcext:value-type="float">
            <text:p>718.52</text:p>
          </table:table-cell>
          <table:table-cell table:style-name="ce2" table:formula="of:=1300 - [.E22]" office:value-type="float" office:value="818.518518518519" calcext:value-type="float">
            <text:p>818.52</text:p>
          </table:table-cell>
          <table:table-cell table:style-name="ce2" table:formula="of:=1400 - [.E22]" office:value-type="float" office:value="918.518518518519" calcext:value-type="float">
            <text:p>918.52</text:p>
          </table:table-cell>
          <table:table-cell table:style-name="ce2" table:formula="of:=1500 - [.E22]" office:value-type="float" office:value="1018.51851851852" calcext:value-type="float">
            <text:p>1018.5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4" xlink:type="simple">April</text:a></text:p>
          </table:table-cell>
          <table:table-cell office:value-type="float" office:value="42.5" calcext:value-type="float">
            <text:p>42.5</text:p>
          </table:table-cell>
          <table:table-cell table:style-name="ce2" table:formula="of:=[.B23]/0.0864*2" office:value-type="float" office:value="983.796296296296" calcext:value-type="float">
            <text:p>983.80</text:p>
          </table:table-cell>
          <table:table-cell table:style-name="ce2" table:formula="of:=[.C23]*0.8" office:value-type="float" office:value="787.037037037037" calcext:value-type="float">
            <text:p>787.04</text:p>
          </table:table-cell>
          <table:table-cell table:style-name="ce2" table:formula="of:=[.D23]*0.8" office:value-type="float" office:value="629.62962962963" calcext:value-type="float">
            <text:p>629.63</text:p>
          </table:table-cell>
          <table:table-cell table:style-name="ce2" table:formula="of:=500 - [.E23]" office:value-type="float" office:value="-129.62962962963" calcext:value-type="float">
            <text:p>-129.63</text:p>
          </table:table-cell>
          <table:table-cell table:style-name="ce2" table:formula="of:=600 - [.E23]" office:value-type="float" office:value="-29.6296296296296" calcext:value-type="float">
            <text:p>-29.63</text:p>
          </table:table-cell>
          <table:table-cell table:style-name="ce2" table:formula="of:=700 - [.E23]" office:value-type="float" office:value="70.3703703703704" calcext:value-type="float">
            <text:p>70.37</text:p>
          </table:table-cell>
          <table:table-cell table:style-name="ce2" table:formula="of:=800 - [.E23]" office:value-type="float" office:value="170.37037037037" calcext:value-type="float">
            <text:p>170.37</text:p>
          </table:table-cell>
          <table:table-cell table:style-name="ce2" table:formula="of:=900 - [.E23]" office:value-type="float" office:value="270.37037037037" calcext:value-type="float">
            <text:p>270.37</text:p>
          </table:table-cell>
          <table:table-cell table:style-name="ce2" table:formula="of:=1000 - [.E23]" office:value-type="float" office:value="370.37037037037" calcext:value-type="float">
            <text:p>370.37</text:p>
          </table:table-cell>
          <table:table-cell table:style-name="ce2" table:formula="of:=1100 - [.E23]" office:value-type="float" office:value="470.37037037037" calcext:value-type="float">
            <text:p>470.37</text:p>
          </table:table-cell>
          <table:table-cell table:style-name="ce2" table:formula="of:=1200 - [.E23]" office:value-type="float" office:value="570.37037037037" calcext:value-type="float">
            <text:p>570.37</text:p>
          </table:table-cell>
          <table:table-cell table:style-name="ce2" table:formula="of:=1300 - [.E23]" office:value-type="float" office:value="670.37037037037" calcext:value-type="float">
            <text:p>670.37</text:p>
          </table:table-cell>
          <table:table-cell table:style-name="ce2" table:formula="of:=1400 - [.E23]" office:value-type="float" office:value="770.37037037037" calcext:value-type="float">
            <text:p>770.37</text:p>
          </table:table-cell>
          <table:table-cell table:style-name="ce2" table:formula="of:=1500 - [.E23]" office:value-type="float" office:value="870.37037037037" calcext:value-type="float">
            <text:p>870.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5" xlink:type="simple">May</text:a></text:p>
          </table:table-cell>
          <table:table-cell office:value-type="float" office:value="52.5" calcext:value-type="float">
            <text:p>52.5</text:p>
          </table:table-cell>
          <table:table-cell table:style-name="ce2" table:formula="of:=[.B24]/0.0864*2" office:value-type="float" office:value="1215.27777777778" calcext:value-type="float">
            <text:p>1215.28</text:p>
          </table:table-cell>
          <table:table-cell table:style-name="ce2" table:formula="of:=[.C24]*0.8" office:value-type="float" office:value="972.222222222222" calcext:value-type="float">
            <text:p>972.22</text:p>
          </table:table-cell>
          <table:table-cell table:style-name="ce2" table:formula="of:=[.D24]*0.8" office:value-type="float" office:value="777.777777777778" calcext:value-type="float">
            <text:p>777.78</text:p>
          </table:table-cell>
          <table:table-cell table:style-name="ce2" table:formula="of:=500 - [.E24]" office:value-type="float" office:value="-277.777777777778" calcext:value-type="float">
            <text:p>-277.78</text:p>
          </table:table-cell>
          <table:table-cell table:style-name="ce2" table:formula="of:=600 - [.E24]" office:value-type="float" office:value="-177.777777777778" calcext:value-type="float">
            <text:p>-177.78</text:p>
          </table:table-cell>
          <table:table-cell table:style-name="ce2" table:formula="of:=700 - [.E24]" office:value-type="float" office:value="-77.7777777777778" calcext:value-type="float">
            <text:p>-77.78</text:p>
          </table:table-cell>
          <table:table-cell table:style-name="ce2" table:formula="of:=800 - [.E24]" office:value-type="float" office:value="22.2222222222222" calcext:value-type="float">
            <text:p>22.22</text:p>
          </table:table-cell>
          <table:table-cell table:style-name="ce2" table:formula="of:=900 - [.E24]" office:value-type="float" office:value="122.222222222222" calcext:value-type="float">
            <text:p>122.22</text:p>
          </table:table-cell>
          <table:table-cell table:style-name="ce2" table:formula="of:=1000 - [.E24]" office:value-type="float" office:value="222.222222222222" calcext:value-type="float">
            <text:p>222.22</text:p>
          </table:table-cell>
          <table:table-cell table:style-name="ce2" table:formula="of:=1100 - [.E24]" office:value-type="float" office:value="322.222222222222" calcext:value-type="float">
            <text:p>322.22</text:p>
          </table:table-cell>
          <table:table-cell table:style-name="ce2" table:formula="of:=1200 - [.E24]" office:value-type="float" office:value="422.222222222222" calcext:value-type="float">
            <text:p>422.22</text:p>
          </table:table-cell>
          <table:table-cell table:style-name="ce2" table:formula="of:=1300 - [.E24]" office:value-type="float" office:value="522.222222222222" calcext:value-type="float">
            <text:p>522.22</text:p>
          </table:table-cell>
          <table:table-cell table:style-name="ce2" table:formula="of:=1400 - [.E24]" office:value-type="float" office:value="622.222222222222" calcext:value-type="float">
            <text:p>622.22</text:p>
          </table:table-cell>
          <table:table-cell table:style-name="ce2" table:formula="of:=1500 - [.E24]" office:value-type="float" office:value="722.222222222222" calcext:value-type="float">
            <text:p>722.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6" xlink:type="simple">June</text:a></text:p>
          </table:table-cell>
          <table:table-cell office:value-type="float" office:value="52.5" calcext:value-type="float">
            <text:p>52.5</text:p>
          </table:table-cell>
          <table:table-cell table:style-name="ce2" table:formula="of:=[.B25]/0.0864*2" office:value-type="float" office:value="1215.27777777778" calcext:value-type="float">
            <text:p>1215.28</text:p>
          </table:table-cell>
          <table:table-cell table:style-name="ce2" table:formula="of:=[.C25]*0.8" office:value-type="float" office:value="972.222222222222" calcext:value-type="float">
            <text:p>972.22</text:p>
          </table:table-cell>
          <table:table-cell table:style-name="ce2" table:formula="of:=[.D25]*0.8" office:value-type="float" office:value="777.777777777778" calcext:value-type="float">
            <text:p>777.78</text:p>
          </table:table-cell>
          <table:table-cell table:style-name="ce2" table:formula="of:=500 - [.E25]" office:value-type="float" office:value="-277.777777777778" calcext:value-type="float">
            <text:p>-277.78</text:p>
          </table:table-cell>
          <table:table-cell table:style-name="ce2" table:formula="of:=600 - [.E25]" office:value-type="float" office:value="-177.777777777778" calcext:value-type="float">
            <text:p>-177.78</text:p>
          </table:table-cell>
          <table:table-cell table:style-name="ce2" table:formula="of:=700 - [.E25]" office:value-type="float" office:value="-77.7777777777778" calcext:value-type="float">
            <text:p>-77.78</text:p>
          </table:table-cell>
          <table:table-cell table:style-name="ce2" table:formula="of:=800 - [.E25]" office:value-type="float" office:value="22.2222222222222" calcext:value-type="float">
            <text:p>22.22</text:p>
          </table:table-cell>
          <table:table-cell table:style-name="ce2" table:formula="of:=900 - [.E25]" office:value-type="float" office:value="122.222222222222" calcext:value-type="float">
            <text:p>122.22</text:p>
          </table:table-cell>
          <table:table-cell table:style-name="ce2" table:formula="of:=1000 - [.E25]" office:value-type="float" office:value="222.222222222222" calcext:value-type="float">
            <text:p>222.22</text:p>
          </table:table-cell>
          <table:table-cell table:style-name="ce2" table:formula="of:=1100 - [.E25]" office:value-type="float" office:value="322.222222222222" calcext:value-type="float">
            <text:p>322.22</text:p>
          </table:table-cell>
          <table:table-cell table:style-name="ce2" table:formula="of:=1200 - [.E25]" office:value-type="float" office:value="422.222222222222" calcext:value-type="float">
            <text:p>422.22</text:p>
          </table:table-cell>
          <table:table-cell table:style-name="ce2" table:formula="of:=1300 - [.E25]" office:value-type="float" office:value="522.222222222222" calcext:value-type="float">
            <text:p>522.22</text:p>
          </table:table-cell>
          <table:table-cell table:style-name="ce2" table:formula="of:=1400 - [.E25]" office:value-type="float" office:value="622.222222222222" calcext:value-type="float">
            <text:p>622.22</text:p>
          </table:table-cell>
          <table:table-cell table:style-name="ce2" table:formula="of:=1500 - [.E25]" office:value-type="float" office:value="722.222222222222" calcext:value-type="float">
            <text:p>722.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7" xlink:type="simple">July</text:a></text:p>
          </table:table-cell>
          <table:table-cell office:value-type="float" office:value="57.5" calcext:value-type="float">
            <text:p>57.5</text:p>
          </table:table-cell>
          <table:table-cell table:style-name="ce2" table:formula="of:=[.B26]/0.0864*2" office:value-type="float" office:value="1331.01851851852" calcext:value-type="float">
            <text:p>1331.02</text:p>
          </table:table-cell>
          <table:table-cell table:style-name="ce2" table:formula="of:=[.C26]*0.8" office:value-type="float" office:value="1064.81481481481" calcext:value-type="float">
            <text:p>1064.81</text:p>
          </table:table-cell>
          <table:table-cell table:style-name="ce2" table:formula="of:=[.D26]*0.8" office:value-type="float" office:value="851.851851851852" calcext:value-type="float">
            <text:p>851.85</text:p>
          </table:table-cell>
          <table:table-cell table:style-name="ce2" table:formula="of:=500 - [.E26]" office:value-type="float" office:value="-351.851851851852" calcext:value-type="float">
            <text:p>-351.85</text:p>
          </table:table-cell>
          <table:table-cell table:style-name="ce2" table:formula="of:=600 - [.E26]" office:value-type="float" office:value="-251.851851851852" calcext:value-type="float">
            <text:p>-251.85</text:p>
          </table:table-cell>
          <table:table-cell table:style-name="ce2" table:formula="of:=700 - [.E26]" office:value-type="float" office:value="-151.851851851852" calcext:value-type="float">
            <text:p>-151.85</text:p>
          </table:table-cell>
          <table:table-cell table:style-name="ce2" table:formula="of:=800 - [.E26]" office:value-type="float" office:value="-51.8518518518519" calcext:value-type="float">
            <text:p>-51.85</text:p>
          </table:table-cell>
          <table:table-cell table:style-name="ce2" table:formula="of:=900 - [.E26]" office:value-type="float" office:value="48.1481481481482" calcext:value-type="float">
            <text:p>48.15</text:p>
          </table:table-cell>
          <table:table-cell table:style-name="ce2" table:formula="of:=1000 - [.E26]" office:value-type="float" office:value="148.148148148148" calcext:value-type="float">
            <text:p>148.15</text:p>
          </table:table-cell>
          <table:table-cell table:style-name="ce2" table:formula="of:=1100 - [.E26]" office:value-type="float" office:value="248.148148148148" calcext:value-type="float">
            <text:p>248.15</text:p>
          </table:table-cell>
          <table:table-cell table:style-name="ce2" table:formula="of:=1200 - [.E26]" office:value-type="float" office:value="348.148148148148" calcext:value-type="float">
            <text:p>348.15</text:p>
          </table:table-cell>
          <table:table-cell table:style-name="ce2" table:formula="of:=1300 - [.E26]" office:value-type="float" office:value="448.148148148148" calcext:value-type="float">
            <text:p>448.15</text:p>
          </table:table-cell>
          <table:table-cell table:style-name="ce2" table:formula="of:=1400 - [.E26]" office:value-type="float" office:value="548.148148148148" calcext:value-type="float">
            <text:p>548.15</text:p>
          </table:table-cell>
          <table:table-cell table:style-name="ce2" table:formula="of:=1500 - [.E26]" office:value-type="float" office:value="648.148148148148" calcext:value-type="float">
            <text:p>648.1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8" xlink:type="simple">August</text:a></text:p>
          </table:table-cell>
          <table:table-cell office:value-type="float" office:value="47.5" calcext:value-type="float">
            <text:p>47.5</text:p>
          </table:table-cell>
          <table:table-cell table:style-name="ce2" table:formula="of:=[.B27]/0.0864*2" office:value-type="float" office:value="1099.53703703704" calcext:value-type="float">
            <text:p>1099.54</text:p>
          </table:table-cell>
          <table:table-cell table:style-name="ce2" table:formula="of:=[.C27]*0.8" office:value-type="float" office:value="879.62962962963" calcext:value-type="float">
            <text:p>879.63</text:p>
          </table:table-cell>
          <table:table-cell table:style-name="ce2" table:formula="of:=[.D27]*0.8" office:value-type="float" office:value="703.703703703704" calcext:value-type="float">
            <text:p>703.70</text:p>
          </table:table-cell>
          <table:table-cell table:style-name="ce2" table:formula="of:=500 - [.E27]" office:value-type="float" office:value="-203.703703703704" calcext:value-type="float">
            <text:p>-203.70</text:p>
          </table:table-cell>
          <table:table-cell table:style-name="ce2" table:formula="of:=600 - [.E27]" office:value-type="float" office:value="-103.703703703704" calcext:value-type="float">
            <text:p>-103.70</text:p>
          </table:table-cell>
          <table:table-cell table:style-name="ce2" table:formula="of:=700 - [.E27]" office:value-type="float" office:value="-3.7037037037037" calcext:value-type="float">
            <text:p>-3.70</text:p>
          </table:table-cell>
          <table:table-cell table:style-name="ce2" table:formula="of:=800 - [.E27]" office:value-type="float" office:value="96.2962962962963" calcext:value-type="float">
            <text:p>96.30</text:p>
          </table:table-cell>
          <table:table-cell table:style-name="ce2" table:formula="of:=900 - [.E27]" office:value-type="float" office:value="196.296296296296" calcext:value-type="float">
            <text:p>196.30</text:p>
          </table:table-cell>
          <table:table-cell table:style-name="ce2" table:formula="of:=1000 - [.E27]" office:value-type="float" office:value="296.296296296296" calcext:value-type="float">
            <text:p>296.30</text:p>
          </table:table-cell>
          <table:table-cell table:style-name="ce2" table:formula="of:=1100 - [.E27]" office:value-type="float" office:value="396.296296296296" calcext:value-type="float">
            <text:p>396.30</text:p>
          </table:table-cell>
          <table:table-cell table:style-name="ce2" table:formula="of:=1200 - [.E27]" office:value-type="float" office:value="496.296296296296" calcext:value-type="float">
            <text:p>496.30</text:p>
          </table:table-cell>
          <table:table-cell table:style-name="ce2" table:formula="of:=1300 - [.E27]" office:value-type="float" office:value="596.296296296296" calcext:value-type="float">
            <text:p>596.30</text:p>
          </table:table-cell>
          <table:table-cell table:style-name="ce2" table:formula="of:=1400 - [.E27]" office:value-type="float" office:value="696.296296296296" calcext:value-type="float">
            <text:p>696.30</text:p>
          </table:table-cell>
          <table:table-cell table:style-name="ce2" table:formula="of:=1500 - [.E27]" office:value-type="float" office:value="796.296296296296" calcext:value-type="float">
            <text:p>796.3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9" xlink:type="simple">September</text:a></text:p>
          </table:table-cell>
          <table:table-cell office:value-type="float" office:value="42.5" calcext:value-type="float">
            <text:p>42.5</text:p>
          </table:table-cell>
          <table:table-cell table:style-name="ce2" table:formula="of:=[.B28]/0.0864*2" office:value-type="float" office:value="983.796296296296" calcext:value-type="float">
            <text:p>983.80</text:p>
          </table:table-cell>
          <table:table-cell table:style-name="ce2" table:formula="of:=[.C28]*0.8" office:value-type="float" office:value="787.037037037037" calcext:value-type="float">
            <text:p>787.04</text:p>
          </table:table-cell>
          <table:table-cell table:style-name="ce2" table:formula="of:=[.D28]*0.8" office:value-type="float" office:value="629.62962962963" calcext:value-type="float">
            <text:p>629.63</text:p>
          </table:table-cell>
          <table:table-cell table:style-name="ce2" table:formula="of:=500 - [.E28]" office:value-type="float" office:value="-129.62962962963" calcext:value-type="float">
            <text:p>-129.63</text:p>
          </table:table-cell>
          <table:table-cell table:style-name="ce2" table:formula="of:=600 - [.E28]" office:value-type="float" office:value="-29.6296296296296" calcext:value-type="float">
            <text:p>-29.63</text:p>
          </table:table-cell>
          <table:table-cell table:style-name="ce2" table:formula="of:=700 - [.E28]" office:value-type="float" office:value="70.3703703703704" calcext:value-type="float">
            <text:p>70.37</text:p>
          </table:table-cell>
          <table:table-cell table:style-name="ce2" table:formula="of:=800 - [.E28]" office:value-type="float" office:value="170.37037037037" calcext:value-type="float">
            <text:p>170.37</text:p>
          </table:table-cell>
          <table:table-cell table:style-name="ce2" table:formula="of:=900 - [.E28]" office:value-type="float" office:value="270.37037037037" calcext:value-type="float">
            <text:p>270.37</text:p>
          </table:table-cell>
          <table:table-cell table:style-name="ce2" table:formula="of:=1000 - [.E28]" office:value-type="float" office:value="370.37037037037" calcext:value-type="float">
            <text:p>370.37</text:p>
          </table:table-cell>
          <table:table-cell table:style-name="ce2" table:formula="of:=1100 - [.E28]" office:value-type="float" office:value="470.37037037037" calcext:value-type="float">
            <text:p>470.37</text:p>
          </table:table-cell>
          <table:table-cell table:style-name="ce2" table:formula="of:=1200 - [.E28]" office:value-type="float" office:value="570.37037037037" calcext:value-type="float">
            <text:p>570.37</text:p>
          </table:table-cell>
          <table:table-cell table:style-name="ce2" table:formula="of:=1300 - [.E28]" office:value-type="float" office:value="670.37037037037" calcext:value-type="float">
            <text:p>670.37</text:p>
          </table:table-cell>
          <table:table-cell table:style-name="ce2" table:formula="of:=1400 - [.E28]" office:value-type="float" office:value="770.37037037037" calcext:value-type="float">
            <text:p>770.37</text:p>
          </table:table-cell>
          <table:table-cell table:style-name="ce2" table:formula="of:=1500 - [.E28]" office:value-type="float" office:value="870.37037037037" calcext:value-type="float">
            <text:p>870.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0" xlink:type="simple">October</text:a></text:p>
          </table:table-cell>
          <table:table-cell office:value-type="float" office:value="27.5" calcext:value-type="float">
            <text:p>27.5</text:p>
          </table:table-cell>
          <table:table-cell table:style-name="ce2" table:formula="of:=[.B29]/0.0864*2" office:value-type="float" office:value="636.574074074074" calcext:value-type="float">
            <text:p>636.57</text:p>
          </table:table-cell>
          <table:table-cell table:style-name="ce2" table:formula="of:=[.C29]*0.8" office:value-type="float" office:value="509.259259259259" calcext:value-type="float">
            <text:p>509.26</text:p>
          </table:table-cell>
          <table:table-cell table:style-name="ce2" table:formula="of:=[.D29]*0.8" office:value-type="float" office:value="407.407407407407" calcext:value-type="float">
            <text:p>407.41</text:p>
          </table:table-cell>
          <table:table-cell table:style-name="ce2" table:formula="of:=500 - [.E29]" office:value-type="float" office:value="92.5925925925926" calcext:value-type="float">
            <text:p>92.59</text:p>
          </table:table-cell>
          <table:table-cell table:style-name="ce2" table:formula="of:=600 - [.E29]" office:value-type="float" office:value="192.592592592593" calcext:value-type="float">
            <text:p>192.59</text:p>
          </table:table-cell>
          <table:table-cell table:style-name="ce2" table:formula="of:=700 - [.E29]" office:value-type="float" office:value="292.592592592593" calcext:value-type="float">
            <text:p>292.59</text:p>
          </table:table-cell>
          <table:table-cell table:style-name="ce2" table:formula="of:=800 - [.E29]" office:value-type="float" office:value="392.592592592593" calcext:value-type="float">
            <text:p>392.59</text:p>
          </table:table-cell>
          <table:table-cell table:style-name="ce2" table:formula="of:=900 - [.E29]" office:value-type="float" office:value="492.592592592593" calcext:value-type="float">
            <text:p>492.59</text:p>
          </table:table-cell>
          <table:table-cell table:style-name="ce2" table:formula="of:=1000 - [.E29]" office:value-type="float" office:value="592.592592592593" calcext:value-type="float">
            <text:p>592.59</text:p>
          </table:table-cell>
          <table:table-cell table:style-name="ce2" table:formula="of:=1100 - [.E29]" office:value-type="float" office:value="692.592592592593" calcext:value-type="float">
            <text:p>692.59</text:p>
          </table:table-cell>
          <table:table-cell table:style-name="ce2" table:formula="of:=1200 - [.E29]" office:value-type="float" office:value="792.592592592593" calcext:value-type="float">
            <text:p>792.59</text:p>
          </table:table-cell>
          <table:table-cell table:style-name="ce2" table:formula="of:=1300 - [.E29]" office:value-type="float" office:value="892.592592592593" calcext:value-type="float">
            <text:p>892.59</text:p>
          </table:table-cell>
          <table:table-cell table:style-name="ce2" table:formula="of:=1400 - [.E29]" office:value-type="float" office:value="992.592592592593" calcext:value-type="float">
            <text:p>992.59</text:p>
          </table:table-cell>
          <table:table-cell table:style-name="ce2" table:formula="of:=1500 - [.E29]" office:value-type="float" office:value="1092.59259259259" calcext:value-type="float">
            <text:p>1092.5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1" xlink:type="simple">November</text:a></text:p>
          </table:table-cell>
          <table:table-cell office:value-type="float" office:value="17.5" calcext:value-type="float">
            <text:p>17.5</text:p>
          </table:table-cell>
          <table:table-cell table:style-name="ce2" table:formula="of:=[.B30]/0.0864*2" office:value-type="float" office:value="405.092592592593" calcext:value-type="float">
            <text:p>405.09</text:p>
          </table:table-cell>
          <table:table-cell table:style-name="ce2" table:formula="of:=[.C30]*0.8" office:value-type="float" office:value="324.074074074074" calcext:value-type="float">
            <text:p>324.07</text:p>
          </table:table-cell>
          <table:table-cell table:style-name="ce2" table:formula="of:=[.D30]*0.8" office:value-type="float" office:value="259.259259259259" calcext:value-type="float">
            <text:p>259.26</text:p>
          </table:table-cell>
          <table:table-cell table:style-name="ce2" table:formula="of:=500 - [.E30]" office:value-type="float" office:value="240.740740740741" calcext:value-type="float">
            <text:p>240.74</text:p>
          </table:table-cell>
          <table:table-cell table:style-name="ce2" table:formula="of:=600 - [.E30]" office:value-type="float" office:value="340.740740740741" calcext:value-type="float">
            <text:p>340.74</text:p>
          </table:table-cell>
          <table:table-cell table:style-name="ce2" table:formula="of:=700 - [.E30]" office:value-type="float" office:value="440.740740740741" calcext:value-type="float">
            <text:p>440.74</text:p>
          </table:table-cell>
          <table:table-cell table:style-name="ce2" table:formula="of:=800 - [.E30]" office:value-type="float" office:value="540.740740740741" calcext:value-type="float">
            <text:p>540.74</text:p>
          </table:table-cell>
          <table:table-cell table:style-name="ce2" table:formula="of:=900 - [.E30]" office:value-type="float" office:value="640.740740740741" calcext:value-type="float">
            <text:p>640.74</text:p>
          </table:table-cell>
          <table:table-cell table:style-name="ce2" table:formula="of:=1000 - [.E30]" office:value-type="float" office:value="740.740740740741" calcext:value-type="float">
            <text:p>740.74</text:p>
          </table:table-cell>
          <table:table-cell table:style-name="ce2" table:formula="of:=1100 - [.E30]" office:value-type="float" office:value="840.740740740741" calcext:value-type="float">
            <text:p>840.74</text:p>
          </table:table-cell>
          <table:table-cell table:style-name="ce2" table:formula="of:=1200 - [.E30]" office:value-type="float" office:value="940.740740740741" calcext:value-type="float">
            <text:p>940.74</text:p>
          </table:table-cell>
          <table:table-cell table:style-name="ce2" table:formula="of:=1300 - [.E30]" office:value-type="float" office:value="1040.74074074074" calcext:value-type="float">
            <text:p>1040.74</text:p>
          </table:table-cell>
          <table:table-cell table:style-name="ce2" table:formula="of:=1400 - [.E30]" office:value-type="float" office:value="1140.74074074074" calcext:value-type="float">
            <text:p>1140.74</text:p>
          </table:table-cell>
          <table:table-cell table:style-name="ce2" table:formula="of:=1500 - [.E30]" office:value-type="float" office:value="1240.74074074074" calcext:value-type="float">
            <text:p>1240.7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2" xlink:type="simple">December</text:a></text:p>
          </table:table-cell>
          <table:table-cell office:value-type="float" office:value="12.5" calcext:value-type="float">
            <text:p>12.5</text:p>
          </table:table-cell>
          <table:table-cell table:style-name="ce2" table:formula="of:=[.B31]/0.0864*2" office:value-type="float" office:value="289.351851851852" calcext:value-type="float">
            <text:p>289.35</text:p>
          </table:table-cell>
          <table:table-cell table:style-name="ce2" table:formula="of:=[.C31]*0.8" office:value-type="float" office:value="231.481481481481" calcext:value-type="float">
            <text:p>231.48</text:p>
          </table:table-cell>
          <table:table-cell table:style-name="ce2" table:formula="of:=[.D31]*0.8" office:value-type="float" office:value="185.185185185185" calcext:value-type="float">
            <text:p>185.19</text:p>
          </table:table-cell>
          <table:table-cell table:style-name="ce2" table:formula="of:=500 - [.E31]" office:value-type="float" office:value="314.814814814815" calcext:value-type="float">
            <text:p>314.81</text:p>
          </table:table-cell>
          <table:table-cell table:style-name="ce2" table:formula="of:=600 - [.E31]" office:value-type="float" office:value="414.814814814815" calcext:value-type="float">
            <text:p>414.81</text:p>
          </table:table-cell>
          <table:table-cell table:style-name="ce2" table:formula="of:=700 - [.E31]" office:value-type="float" office:value="514.814814814815" calcext:value-type="float">
            <text:p>514.81</text:p>
          </table:table-cell>
          <table:table-cell table:style-name="ce2" table:formula="of:=800 - [.E31]" office:value-type="float" office:value="614.814814814815" calcext:value-type="float">
            <text:p>614.81</text:p>
          </table:table-cell>
          <table:table-cell table:style-name="ce2" table:formula="of:=900 - [.E31]" office:value-type="float" office:value="714.814814814815" calcext:value-type="float">
            <text:p>714.81</text:p>
          </table:table-cell>
          <table:table-cell table:style-name="ce2" table:formula="of:=1000 - [.E31]" office:value-type="float" office:value="814.814814814815" calcext:value-type="float">
            <text:p>814.81</text:p>
          </table:table-cell>
          <table:table-cell table:style-name="ce2" table:formula="of:=1100 - [.E31]" office:value-type="float" office:value="914.814814814815" calcext:value-type="float">
            <text:p>914.81</text:p>
          </table:table-cell>
          <table:table-cell table:style-name="ce2" table:formula="of:=1200 - [.E31]" office:value-type="float" office:value="1014.81481481481" calcext:value-type="float">
            <text:p>1014.81</text:p>
          </table:table-cell>
          <table:table-cell table:style-name="ce2" table:formula="of:=1300 - [.E31]" office:value-type="float" office:value="1114.81481481481" calcext:value-type="float">
            <text:p>1114.81</text:p>
          </table:table-cell>
          <table:table-cell table:style-name="ce2" table:formula="of:=1400 - [.E31]" office:value-type="float" office:value="1214.81481481481" calcext:value-type="float">
            <text:p>1214.81</text:p>
          </table:table-cell>
          <table:table-cell table:style-name="ce2" table:formula="of:=1500 - [.E31]" office:value-type="float" office:value="1314.81481481481" calcext:value-type="float">
            <text:p>1314.81</text:p>
          </table:table-cell>
          <table:table-cell table:number-columns-repeated="2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light spacing per m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imum needed par</text:p>
          </table:table-cell>
          <table:table-cell table:number-columns-repeated="4"/>
          <table:table-cell table:formula="of:=MAX([.F20:.F31])" office:value-type="float" office:value="314.814814814815" calcext:value-type="float">
            <text:p>314.8148148148</text:p>
          </table:table-cell>
          <table:table-cell table:formula="of:=MAX([.G20:.G31])" office:value-type="float" office:value="414.814814814815" calcext:value-type="float">
            <text:p>414.8148148148</text:p>
          </table:table-cell>
          <table:table-cell table:formula="of:=MAX([.H20:.H31])" office:value-type="float" office:value="514.814814814815" calcext:value-type="float">
            <text:p>514.8148148148</text:p>
          </table:table-cell>
          <table:table-cell table:formula="of:=MAX([.I20:.I31])" office:value-type="float" office:value="614.814814814815" calcext:value-type="float">
            <text:p>614.8148148148</text:p>
          </table:table-cell>
          <table:table-cell table:formula="of:=MAX([.J20:.J31])" office:value-type="float" office:value="714.814814814815" calcext:value-type="float">
            <text:p>714.8148148148</text:p>
          </table:table-cell>
          <table:table-cell table:formula="of:=MAX([.K20:.K31])" office:value-type="float" office:value="814.814814814815" calcext:value-type="float">
            <text:p>814.8148148148</text:p>
          </table:table-cell>
          <table:table-cell table:formula="of:=MAX([.L20:.L31])" office:value-type="float" office:value="914.814814814815" calcext:value-type="float">
            <text:p>914.8148148148</text:p>
          </table:table-cell>
          <table:table-cell table:formula="of:=MAX([.M20:.M31])" office:value-type="float" office:value="1014.81481481481" calcext:value-type="float">
            <text:p>1014.8148148148</text:p>
          </table:table-cell>
          <table:table-cell table:formula="of:=MAX([.N20:.N31])" office:value-type="float" office:value="1114.81481481481" calcext:value-type="float">
            <text:p>1114.8148148148</text:p>
          </table:table-cell>
          <table:table-cell table:formula="of:=MAX([.O20:.O31])" office:value-type="float" office:value="1214.81481481481" calcext:value-type="float">
            <text:p>1214.8148148148</text:p>
          </table:table-cell>
          <table:table-cell table:formula="of:=MAX([.P20:.P31])" office:value-type="float" office:value="1314.81481481481" calcext:value-type="float">
            <text:p>1314.8148148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hts per m2</text:p>
          </table:table-cell>
          <table:table-cell table:number-columns-repeated="4"/>
          <table:table-cell table:formula="of:=[.F34]/1751" office:value-type="float" office:value="0.179791441927364" calcext:value-type="float">
            <text:p>0.1797914419</text:p>
          </table:table-cell>
          <table:table-cell table:formula="of:=[.G34]/1751" office:value-type="float" office:value="0.236901664657233" calcext:value-type="float">
            <text:p>0.2369016647</text:p>
          </table:table-cell>
          <table:table-cell table:formula="of:=[.H34]/1751" office:value-type="float" office:value="0.294011887387102" calcext:value-type="float">
            <text:p>0.2940118874</text:p>
          </table:table-cell>
          <table:table-cell table:formula="of:=[.I34]/1751" office:value-type="float" office:value="0.35112211011697" calcext:value-type="float">
            <text:p>0.3511221101</text:p>
          </table:table-cell>
          <table:table-cell table:formula="of:=[.J34]/1751" office:value-type="float" office:value="0.408232332846839" calcext:value-type="float">
            <text:p>0.4082323328</text:p>
          </table:table-cell>
          <table:table-cell table:formula="of:=[.K34]/1751" office:value-type="float" office:value="0.465342555576708" calcext:value-type="float">
            <text:p>0.4653425556</text:p>
          </table:table-cell>
          <table:table-cell table:formula="of:=[.L34]/1751" office:value-type="float" office:value="0.522452778306576" calcext:value-type="float">
            <text:p>0.5224527783</text:p>
          </table:table-cell>
          <table:table-cell table:formula="of:=[.M34]/1751" office:value-type="float" office:value="0.579563001036442" calcext:value-type="float">
            <text:p>0.579563001</text:p>
          </table:table-cell>
          <table:table-cell table:formula="of:=[.N34]/1751" office:value-type="float" office:value="0.636673223766311" calcext:value-type="float">
            <text:p>0.6366732238</text:p>
          </table:table-cell>
          <table:table-cell table:formula="of:=[.O34]/1751" office:value-type="float" office:value="0.693783446496179" calcext:value-type="float">
            <text:p>0.6937834465</text:p>
          </table:table-cell>
          <table:table-cell table:formula="of:=[.P34]/1751" office:value-type="float" office:value="0.750893669226048" calcext:value-type="float">
            <text:p>0.7508936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 watts per m2</text:p>
          </table:table-cell>
          <table:table-cell table:number-columns-repeated="4"/>
          <table:table-cell table:formula="of:=[.F35]*1033" office:value-type="float" office:value="185.724559510967" calcext:value-type="float">
            <text:p>185.724559511</text:p>
          </table:table-cell>
          <table:table-cell table:formula="of:=[.G35]*1033" office:value-type="float" office:value="244.719419590922" calcext:value-type="float">
            <text:p>244.7194195909</text:p>
          </table:table-cell>
          <table:table-cell table:formula="of:=[.H35]*1033" office:value-type="float" office:value="303.714279670876" calcext:value-type="float">
            <text:p>303.7142796709</text:p>
          </table:table-cell>
          <table:table-cell table:formula="of:=[.I35]*1033" office:value-type="float" office:value="362.70913975083" calcext:value-type="float">
            <text:p>362.7091397508</text:p>
          </table:table-cell>
          <table:table-cell table:formula="of:=[.J35]*1033" office:value-type="float" office:value="421.703999830785" calcext:value-type="float">
            <text:p>421.7039998308</text:p>
          </table:table-cell>
          <table:table-cell table:formula="of:=[.K35]*1033" office:value-type="float" office:value="480.698859910739" calcext:value-type="float">
            <text:p>480.6988599107</text:p>
          </table:table-cell>
          <table:table-cell table:formula="of:=[.L35]*1033" office:value-type="float" office:value="539.693719990693" calcext:value-type="float">
            <text:p>539.6937199907</text:p>
          </table:table-cell>
          <table:table-cell table:formula="of:=[.M35]*1033" office:value-type="float" office:value="598.688580070645" calcext:value-type="float">
            <text:p>598.6885800706</text:p>
          </table:table-cell>
          <table:table-cell table:formula="of:=[.N35]*1033" office:value-type="float" office:value="657.683440150599" calcext:value-type="float">
            <text:p>657.6834401506</text:p>
          </table:table-cell>
          <table:table-cell table:formula="of:=[.O35]*1033" office:value-type="float" office:value="716.678300230553" calcext:value-type="float">
            <text:p>716.6783002306</text:p>
          </table:table-cell>
          <table:table-cell table:formula="of:=[.P35]*1033" office:value-type="float" office:value="775.673160310508" calcext:value-type="float">
            <text:p>775.6731603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 price per m2</text:p>
          </table:table-cell>
          <table:table-cell table:number-columns-repeated="4"/>
          <table:table-cell table:formula="of:=400*[.F35]" office:value-type="float" office:value="71.9165767709458" calcext:value-type="float">
            <text:p>71.9165767709</text:p>
          </table:table-cell>
          <table:table-cell table:formula="of:=400*[.G35]" office:value-type="float" office:value="94.7606658628932" calcext:value-type="float">
            <text:p>94.7606658629</text:p>
          </table:table-cell>
          <table:table-cell table:formula="of:=400*[.H35]" office:value-type="float" office:value="117.604754954841" calcext:value-type="float">
            <text:p>117.6047549548</text:p>
          </table:table-cell>
          <table:table-cell table:formula="of:=400*[.I35]" office:value-type="float" office:value="140.448844046788" calcext:value-type="float">
            <text:p>140.4488440468</text:p>
          </table:table-cell>
          <table:table-cell table:formula="of:=400*[.J35]" office:value-type="float" office:value="163.292933138736" calcext:value-type="float">
            <text:p>163.2929331387</text:p>
          </table:table-cell>
          <table:table-cell table:formula="of:=400*[.K35]" office:value-type="float" office:value="186.137022230683" calcext:value-type="float">
            <text:p>186.1370222307</text:p>
          </table:table-cell>
          <table:table-cell table:formula="of:=400*[.L35]" office:value-type="float" office:value="208.98111132263" calcext:value-type="float">
            <text:p>208.9811113226</text:p>
          </table:table-cell>
          <table:table-cell table:formula="of:=400*[.M35]" office:value-type="float" office:value="231.825200414577" calcext:value-type="float">
            <text:p>231.8252004146</text:p>
          </table:table-cell>
          <table:table-cell table:formula="of:=400*[.N35]" office:value-type="float" office:value="254.669289506524" calcext:value-type="float">
            <text:p>254.6692895065</text:p>
          </table:table-cell>
          <table:table-cell table:formula="of:=400*[.O35]" office:value-type="float" office:value="277.513378598472" calcext:value-type="float">
            <text:p>277.5133785985</text:p>
          </table:table-cell>
          <table:table-cell table:formula="of:=400*[.P35]" office:value-type="float" office:value="300.357467690419" calcext:value-type="float">
            <text:p>300.35746769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U per m2</text:p>
          </table:table-cell>
          <table:table-cell table:number-columns-repeated="4"/>
          <table:table-cell table:formula="of:=4000*[.F35]" office:value-type="float" office:value="719.165767709458" calcext:value-type="float">
            <text:p>719.1657677095</text:p>
          </table:table-cell>
          <table:table-cell table:formula="of:=4000*[.G35]" office:value-type="float" office:value="947.606658628932" calcext:value-type="float">
            <text:p>947.6066586289</text:p>
          </table:table-cell>
          <table:table-cell table:formula="of:=4000*[.H35]" office:value-type="float" office:value="1176.04754954841" calcext:value-type="float">
            <text:p>1176.0475495484</text:p>
          </table:table-cell>
          <table:table-cell table:formula="of:=4000*[.I35]" office:value-type="float" office:value="1404.48844046788" calcext:value-type="float">
            <text:p>1404.4884404679</text:p>
          </table:table-cell>
          <table:table-cell table:formula="of:=4000*[.J35]" office:value-type="float" office:value="1632.92933138736" calcext:value-type="float">
            <text:p>1632.9293313874</text:p>
          </table:table-cell>
          <table:table-cell table:formula="of:=4000*[.K35]" office:value-type="float" office:value="1861.37022230683" calcext:value-type="float">
            <text:p>1861.3702223068</text:p>
          </table:table-cell>
          <table:table-cell table:formula="of:=4000*[.L35]" office:value-type="float" office:value="2089.8111132263" calcext:value-type="float">
            <text:p>2089.8111132263</text:p>
          </table:table-cell>
          <table:table-cell table:formula="of:=4000*[.M35]" office:value-type="float" office:value="2318.25200414577" calcext:value-type="float">
            <text:p>2318.2520041458</text:p>
          </table:table-cell>
          <table:table-cell table:formula="of:=4000*[.N35]" office:value-type="float" office:value="2546.69289506524" calcext:value-type="float">
            <text:p>2546.6928950653</text:p>
          </table:table-cell>
          <table:table-cell table:formula="of:=4000*[.O35]" office:value-type="float" office:value="2775.13378598472" calcext:value-type="float">
            <text:p>2775.1337859847</text:p>
          </table:table-cell>
          <table:table-cell table:formula="of:=4000*[.P35]" office:value-type="float" office:value="3003.57467690419" calcext:value-type="float">
            <text:p>3003.5746769042</text:p>
          </table:table-cell>
          <table:table-cell table:number-columns-repeated="2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install price <text:s text:c="2"/>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2 hour</text:p>
          </table:table-cell>
          <table:table-cell table:number-columns-repeated="4"/>
          <table:table-cell table:style-name="ce4" table:formula="of:=[.F37]*['Greenhouse structure'.$B$15]" office:value-type="currency" office:currency="USD" office:value="216017.078181874" calcext:value-type="currency">
            <text:p>$216,017.08</text:p>
          </table:table-cell>
          <table:table-cell table:style-name="ce4" table:formula="of:=[.G37]*['Greenhouse structure'.$B$15]" office:value-type="currency" office:currency="USD" office:value="284634.267721999" calcext:value-type="currency">
            <text:p>$284,634.27</text:p>
          </table:table-cell>
          <table:table-cell table:style-name="ce4" table:formula="of:=[.H37]*['Greenhouse structure'.$B$15]" office:value-type="currency" office:currency="USD" office:value="353251.457262123" calcext:value-type="currency">
            <text:p>$353,251.46</text:p>
          </table:table-cell>
          <table:table-cell table:style-name="ce4" table:formula="of:=[.I37]*['Greenhouse structure'.$B$15]" office:value-type="currency" office:currency="USD" office:value="421868.646802248" calcext:value-type="currency">
            <text:p>$421,868.65</text:p>
          </table:table-cell>
          <table:table-cell table:style-name="ce4" table:formula="of:=[.J37]*['Greenhouse structure'.$B$15]" office:value-type="currency" office:currency="USD" office:value="490485.836342373" calcext:value-type="currency">
            <text:p>$490,485.84</text:p>
          </table:table-cell>
          <table:table-cell table:style-name="ce4" table:formula="of:=[.K37]*['Greenhouse structure'.$B$15]" office:value-type="currency" office:currency="USD" office:value="559103.025882498" calcext:value-type="currency">
            <text:p>$559,103.03</text:p>
          </table:table-cell>
          <table:table-cell table:style-name="ce4" table:formula="of:=[.L37]*['Greenhouse structure'.$B$15]" office:value-type="currency" office:currency="USD" office:value="627720.215422622" calcext:value-type="currency">
            <text:p>$627,720.22</text:p>
          </table:table-cell>
          <table:table-cell table:style-name="ce4" table:formula="of:=[.M37]*['Greenhouse structure'.$B$15]" office:value-type="currency" office:currency="USD" office:value="696337.404962747" calcext:value-type="currency">
            <text:p>$696,337.40</text:p>
          </table:table-cell>
          <table:table-cell table:style-name="ce4" table:formula="of:=[.N37]*['Greenhouse structure'.$B$15]" office:value-type="currency" office:currency="USD" office:value="764954.594502872" calcext:value-type="currency">
            <text:p>$764,954.59</text:p>
          </table:table-cell>
          <table:table-cell table:style-name="ce4" table:formula="of:=[.O37]*['Greenhouse structure'.$B$15]" office:value-type="currency" office:currency="USD" office:value="833571.784042996" calcext:value-type="currency">
            <text:p>$833,571.78</text:p>
          </table:table-cell>
          <table:table-cell table:style-name="ce4" table:formula="of:=[.P37]*['Greenhouse structure'.$B$15]" office:value-type="currency" office:currency="USD" office:value="902188.973583121" calcext:value-type="currency">
            <text:p>$902,188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 hour</text:p>
          </table:table-cell>
          <table:table-cell table:number-columns-repeated="4"/>
          <table:table-cell table:style-name="ce4" table:formula="of:=['Greenhouse structure'.$B$23]*[.F37]" office:value-type="currency" office:currency="USD" office:value="47253.7358522849" calcext:value-type="currency">
            <text:p>$47,253.74</text:p>
          </table:table-cell>
          <table:table-cell table:style-name="ce4" table:formula="of:=['Greenhouse structure'.$B$23]*[.G37]" office:value-type="currency" office:currency="USD" office:value="62263.7460641872" calcext:value-type="currency">
            <text:p>$62,263.75</text:p>
          </table:table-cell>
          <table:table-cell table:style-name="ce4" table:formula="of:=['Greenhouse structure'.$B$23]*[.H37]" office:value-type="currency" office:currency="USD" office:value="77273.7562760895" calcext:value-type="currency">
            <text:p>$77,273.76</text:p>
          </table:table-cell>
          <table:table-cell table:style-name="ce4" table:formula="of:=['Greenhouse structure'.$B$23]*[.I37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4"/>
          <table:table-cell table:style-name="ce4" table:formula="of:=SUM([.F41:.F42])" office:value-type="currency" office:currency="USD" office:value="263270.814034159" calcext:value-type="currency">
            <text:p>$263,270.81</text:p>
          </table:table-cell>
          <table:table-cell table:style-name="ce4" table:formula="of:=SUM([.G41:.G42])" office:value-type="currency" office:currency="USD" office:value="346898.013786186" calcext:value-type="currency">
            <text:p>$346,898.01</text:p>
          </table:table-cell>
          <table:table-cell table:style-name="ce4" table:formula="of:=SUM([.H41:.H42])" office:value-type="currency" office:currency="USD" office:value="430525.213538213" calcext:value-type="currency">
            <text:p>$430,525.21</text:p>
          </table:table-cell>
          <table:table-cell table:style-name="ce4" table:formula="of:=SUM([.I41:.I42])" office:value-type="currency" office:currency="USD" office:value="514152.41329024" calcext:value-type="currency">
            <text:p>$514,152.41</text:p>
          </table:table-cell>
          <table:table-cell table:style-name="ce4" table:formula="of:=SUM([.J41:.J42])" office:value-type="currency" office:currency="USD" office:value="582769.602830365" calcext:value-type="currency">
            <text:p>$582,769.60</text:p>
          </table:table-cell>
          <table:table-cell table:style-name="ce4" table:formula="of:=SUM([.K41:.K42])" office:value-type="currency" office:currency="USD" office:value="651386.792370489" calcext:value-type="currency">
            <text:p>$651,386.79</text:p>
          </table:table-cell>
          <table:table-cell table:style-name="ce4" table:formula="of:=SUM([.L41:.L42])" office:value-type="currency" office:currency="USD" office:value="720003.981910614" calcext:value-type="currency">
            <text:p>$720,003.98</text:p>
          </table:table-cell>
          <table:table-cell table:style-name="ce4" table:formula="of:=SUM([.M41:.M42])" office:value-type="currency" office:currency="USD" office:value="788621.171450739" calcext:value-type="currency">
            <text:p>$788,621.17</text:p>
          </table:table-cell>
          <table:table-cell table:style-name="ce4" table:formula="of:=SUM([.N41:.N42])" office:value-type="currency" office:currency="USD" office:value="857238.360990864" calcext:value-type="currency">
            <text:p>$857,238.36</text:p>
          </table:table-cell>
          <table:table-cell table:style-name="ce4" table:formula="of:=SUM([.O41:.O42])" office:value-type="currency" office:currency="USD" office:value="925855.550530988" calcext:value-type="currency">
            <text:p>$925,855.55</text:p>
          </table:table-cell>
          <table:table-cell table:style-name="ce4" table:formula="of:=SUM([.P41:.P42])" office:value-type="currency" office:currency="USD" office:value="994472.740071113" calcext:value-type="currency">
            <text:p>$994,472.74</text:p>
          </table:table-cell>
          <table:table-cell table:number-columns-repeated="2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number-columns-repeated="5"/>
          <table:table-cell office:value-type="float" office:value="314.814814814815" calcext:value-type="float">
            <text:p>314.8148148148</text:p>
          </table:table-cell>
          <table:table-cell office:value-type="float" office:value="414.814814814815" calcext:value-type="float">
            <text:p>414.8148148148</text:p>
          </table:table-cell>
          <table:table-cell office:value-type="float" office:value="514.814814814815" calcext:value-type="float">
            <text:p>514.8148148148</text:p>
          </table:table-cell>
          <table:table-cell office:value-type="float" office:value="614.814814814815" calcext:value-type="float">
            <text:p>614.8148148148</text:p>
          </table:table-cell>
          <table:table-cell office:value-type="float" office:value="714.814814814815" calcext:value-type="float">
            <text:p>714.8148148148</text:p>
          </table:table-cell>
          <table:table-cell office:value-type="float" office:value="814.814814814815" calcext:value-type="float">
            <text:p>814.8148148148</text:p>
          </table:table-cell>
          <table:table-cell office:value-type="float" office:value="914.814814814815" calcext:value-type="float">
            <text:p>914.8148148148</text:p>
          </table:table-cell>
          <table:table-cell office:value-type="float" office:value="1014.81481481481" calcext:value-type="float">
            <text:p>1014.8148148148</text:p>
          </table:table-cell>
          <table:table-cell office:value-type="float" office:value="1114.81481481481" calcext:value-type="float">
            <text:p>1114.8148148148</text:p>
          </table:table-cell>
          <table:table-cell office:value-type="float" office:value="1214.81481481481" calcext:value-type="float">
            <text:p>1214.8148148148</text:p>
          </table:table-cell>
          <table:table-cell office:value-type="float" office:value="1314.81481481481" calcext:value-type="float">
            <text:p>1314.8148148148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314.814814814815" calcext:value-type="float">
            <text:p>314.8148148148</text:p>
          </table:table-cell>
          <table:table-cell office:value-type="float" office:value="414.814814814815" calcext:value-type="float">
            <text:p>414.8148148148</text:p>
          </table:table-cell>
          <table:table-cell office:value-type="float" office:value="514.814814814815" calcext:value-type="float">
            <text:p>514.8148148148</text:p>
          </table:table-cell>
          <table:table-cell office:value-type="float" office:value="614.814814814815" calcext:value-type="float">
            <text:p>614.8148148148</text:p>
          </table:table-cell>
          <table:table-cell office:value-type="float" office:value="714.814814814815" calcext:value-type="float">
            <text:p>714.8148148148</text:p>
          </table:table-cell>
          <table:table-cell office:value-type="float" office:value="814.814814814815" calcext:value-type="float">
            <text:p>814.8148148148</text:p>
          </table:table-cell>
          <table:table-cell office:value-type="float" office:value="914.814814814815" calcext:value-type="float">
            <text:p>914.8148148148</text:p>
          </table:table-cell>
          <table:table-cell office:value-type="float" office:value="1014.81481481481" calcext:value-type="float">
            <text:p>1014.8148148148</text:p>
          </table:table-cell>
          <table:table-cell office:value-type="float" office:value="1114.81481481481" calcext:value-type="float">
            <text:p>1114.8148148148</text:p>
          </table:table-cell>
          <table:table-cell office:value-type="float" office:value="1214.81481481481" calcext:value-type="float">
            <text:p>1214.8148148148</text:p>
          </table:table-cell>
          <table:table-cell office:value-type="float" office:value="1314.81481481481" calcext:value-type="float">
            <text:p>1314.8148148148</text:p>
          </table:table-cell>
          <table:table-cell table:number-columns-repeated="2"/>
        </table:table-row>
      </table:table>
      <table:table table:name="Electricity use" table:style-name="ta1">
        <table:table-column table:style-name="co13" table:default-cell-style-name="ce1"/>
        <table:table-column table:style-name="co2" table:number-columns-repeated="4" table:default-cell-style-name="ce2"/>
        <table:table-column table:style-name="co14" table:number-columns-repeated="7" table:default-cell-style-name="ce2"/>
        <table:table-column table:style-name="co2" table:number-columns-repeated="5" table:default-cell-style-name="Default"/>
        <table:table-row table:style-name="ro2">
          <table:table-cell table:style-name="Default" office:value-type="string" calcext:value-type="string">
            <text:p>cost per kWh</text:p>
          </table:table-cell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Default" office:value-type="float" office:value="0.12" calcext:value-type="float">
            <text:p>0.12</text:p>
          </table:table-cell>
          <table:table-cell table:style-name="Default" table:number-columns-repeated="11"/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from aux lighting</text:p>
          </table:table-cell>
          <table:table-cell table:style-name="Default" table:number-columns-repeated="3"/>
          <table:table-cell table:style-name="Default" office:value-type="string" calcext:value-type="string">
            <text:p>par minimum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DLI</text:p>
          </table:table-cell>
          <table:table-cell table:style-name="Default" office:value-type="string" calcext:value-type="string">
            <text:p>PPFD</text:p>
          </table:table-cell>
          <table:table-cell table:style-name="Default" office:value-type="string" calcext:value-type="string">
            <text:p>- glazing loss</text:p>
          </table:table-cell>
          <table:table-cell table:style-name="Default" office:value-type="string" calcext:value-type="string">
            <text:p>-structural shading</text:p>
          </table:table-cell>
          <table:table-cell table:style-name="Default" office:value-type="string" calcext:value-type="string">
            <text:p>needed par</text:p>
          </table:table-cell>
          <table:table-cell table:style-name="Default" table:number-columns-repeated="6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style-name="Default" office:value-type="float" office:value="17.5" calcext:value-type="float">
            <text:p>17.5</text:p>
          </table:table-cell>
          <table:table-cell table:formula="of:=[.B7]/0.0864*2" office:value-type="float" office:value="405.092592592593" calcext:value-type="float">
            <text:p>405.09</text:p>
          </table:table-cell>
          <table:table-cell table:formula="of:=[.C7]*0.8" office:value-type="float" office:value="324.074074074074" calcext:value-type="float">
            <text:p>324.07</text:p>
          </table:table-cell>
          <table:table-cell table:formula="of:=[.D7]*0.8" office:value-type="float" office:value="259.259259259259" calcext:value-type="float">
            <text:p>259.26</text:p>
          </table:table-cell>
          <table:table-cell table:formula="of:=500 - [.E7]" office:value-type="float" office:value="240.740740740741" calcext:value-type="float">
            <text:p>240.74</text:p>
          </table:table-cell>
          <table:table-cell table:formula="of:=600 - [.E7]" office:value-type="float" office:value="340.740740740741" calcext:value-type="float">
            <text:p>340.74</text:p>
          </table:table-cell>
          <table:table-cell table:formula="of:=700 - [.E7]" office:value-type="float" office:value="440.740740740741" calcext:value-type="float">
            <text:p>440.74</text:p>
          </table:table-cell>
          <table:table-cell table:formula="of:=800 - [.E7]" office:value-type="float" office:value="540.740740740741" calcext:value-type="float">
            <text:p>540.74</text:p>
          </table:table-cell>
          <table:table-cell table:formula="of:=900 - [.E7]" office:value-type="float" office:value="640.740740740741" calcext:value-type="float">
            <text:p>640.74</text:p>
          </table:table-cell>
          <table:table-cell table:formula="of:=1000 - [.E7]" office:value-type="float" office:value="740.740740740741" calcext:value-type="float">
            <text:p>740.74</text:p>
          </table:table-cell>
          <table:table-cell table:formula="of:=1100 - [.E7]" office:value-type="float" office:value="840.740740740741" calcext:value-type="float">
            <text:p>840.74</text:p>
          </table:table-cell>
          <table:table-cell table:style-name="ce2" table:formula="of:=1200 - [.E7]" office:value-type="float" office:value="940.740740740741" calcext:value-type="float">
            <text:p>940.74</text:p>
          </table:table-cell>
          <table:table-cell table:style-name="ce2" table:formula="of:=1300 - [.E7]" office:value-type="float" office:value="1040.74074074074" calcext:value-type="float">
            <text:p>1040.74</text:p>
          </table:table-cell>
          <table:table-cell table:style-name="ce2" table:formula="of:=1400 - [.E7]" office:value-type="float" office:value="1140.74074074074" calcext:value-type="float">
            <text:p>1140.74</text:p>
          </table:table-cell>
          <table:table-cell table:style-name="ce2" table:formula="of:=1500 - [.E7]" office:value-type="float" office:value="1240.74074074074" calcext:value-type="float">
            <text:p>1240.74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style-name="Default" office:value-type="float" office:value="22.5" calcext:value-type="float">
            <text:p>22.5</text:p>
          </table:table-cell>
          <table:table-cell table:formula="of:=[.B8]/0.0864*2" office:value-type="float" office:value="520.833333333333" calcext:value-type="float">
            <text:p>520.83</text:p>
          </table:table-cell>
          <table:table-cell table:formula="of:=[.C8]*0.8" office:value-type="float" office:value="416.666666666667" calcext:value-type="float">
            <text:p>416.67</text:p>
          </table:table-cell>
          <table:table-cell table:formula="of:=[.D8]*0.8" office:value-type="float" office:value="333.333333333333" calcext:value-type="float">
            <text:p>333.33</text:p>
          </table:table-cell>
          <table:table-cell table:formula="of:=500 - [.E8]" office:value-type="float" office:value="166.666666666667" calcext:value-type="float">
            <text:p>166.67</text:p>
          </table:table-cell>
          <table:table-cell table:formula="of:=600 - [.E8]" office:value-type="float" office:value="266.666666666667" calcext:value-type="float">
            <text:p>266.67</text:p>
          </table:table-cell>
          <table:table-cell table:formula="of:=700 - [.E8]" office:value-type="float" office:value="366.666666666667" calcext:value-type="float">
            <text:p>366.67</text:p>
          </table:table-cell>
          <table:table-cell table:formula="of:=800 - [.E8]" office:value-type="float" office:value="466.666666666667" calcext:value-type="float">
            <text:p>466.67</text:p>
          </table:table-cell>
          <table:table-cell table:formula="of:=900 - [.E8]" office:value-type="float" office:value="566.666666666667" calcext:value-type="float">
            <text:p>566.67</text:p>
          </table:table-cell>
          <table:table-cell table:formula="of:=1000 - [.E8]" office:value-type="float" office:value="666.666666666667" calcext:value-type="float">
            <text:p>666.67</text:p>
          </table:table-cell>
          <table:table-cell table:formula="of:=1100 - [.E8]" office:value-type="float" office:value="766.666666666667" calcext:value-type="float">
            <text:p>766.67</text:p>
          </table:table-cell>
          <table:table-cell table:style-name="ce2" table:formula="of:=1200 - [.E8]" office:value-type="float" office:value="866.666666666667" calcext:value-type="float">
            <text:p>866.67</text:p>
          </table:table-cell>
          <table:table-cell table:style-name="ce2" table:formula="of:=1300 - [.E8]" office:value-type="float" office:value="966.666666666667" calcext:value-type="float">
            <text:p>966.67</text:p>
          </table:table-cell>
          <table:table-cell table:style-name="ce2" table:formula="of:=1400 - [.E8]" office:value-type="float" office:value="1066.66666666667" calcext:value-type="float">
            <text:p>1066.67</text:p>
          </table:table-cell>
          <table:table-cell table:style-name="ce2" table:formula="of:=1500 - [.E8]" office:value-type="float" office:value="1166.66666666667" calcext:value-type="float">
            <text:p>1166.67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style-name="Default" office:value-type="float" office:value="32.5" calcext:value-type="float">
            <text:p>32.5</text:p>
          </table:table-cell>
          <table:table-cell table:formula="of:=[.B9]/0.0864*2" office:value-type="float" office:value="752.314814814815" calcext:value-type="float">
            <text:p>752.31</text:p>
          </table:table-cell>
          <table:table-cell table:formula="of:=[.C9]*0.8" office:value-type="float" office:value="601.851851851852" calcext:value-type="float">
            <text:p>601.85</text:p>
          </table:table-cell>
          <table:table-cell table:formula="of:=[.D9]*0.8" office:value-type="float" office:value="481.481481481482" calcext:value-type="float">
            <text:p>481.48</text:p>
          </table:table-cell>
          <table:table-cell table:formula="of:=500 - [.E9]" office:value-type="float" office:value="18.5185185185185" calcext:value-type="float">
            <text:p>18.52</text:p>
          </table:table-cell>
          <table:table-cell table:formula="of:=600 - [.E9]" office:value-type="float" office:value="118.518518518518" calcext:value-type="float">
            <text:p>118.52</text:p>
          </table:table-cell>
          <table:table-cell table:formula="of:=700 - [.E9]" office:value-type="float" office:value="218.518518518518" calcext:value-type="float">
            <text:p>218.52</text:p>
          </table:table-cell>
          <table:table-cell table:formula="of:=800 - [.E9]" office:value-type="float" office:value="318.518518518518" calcext:value-type="float">
            <text:p>318.52</text:p>
          </table:table-cell>
          <table:table-cell table:formula="of:=900 - [.E9]" office:value-type="float" office:value="418.518518518519" calcext:value-type="float">
            <text:p>418.52</text:p>
          </table:table-cell>
          <table:table-cell table:formula="of:=1000 - [.E9]" office:value-type="float" office:value="518.518518518519" calcext:value-type="float">
            <text:p>518.52</text:p>
          </table:table-cell>
          <table:table-cell table:formula="of:=1100 - [.E9]" office:value-type="float" office:value="618.518518518519" calcext:value-type="float">
            <text:p>618.52</text:p>
          </table:table-cell>
          <table:table-cell table:style-name="ce2" table:formula="of:=1200 - [.E9]" office:value-type="float" office:value="718.518518518519" calcext:value-type="float">
            <text:p>718.52</text:p>
          </table:table-cell>
          <table:table-cell table:style-name="ce2" table:formula="of:=1300 - [.E9]" office:value-type="float" office:value="818.518518518519" calcext:value-type="float">
            <text:p>818.52</text:p>
          </table:table-cell>
          <table:table-cell table:style-name="ce2" table:formula="of:=1400 - [.E9]" office:value-type="float" office:value="918.518518518519" calcext:value-type="float">
            <text:p>918.52</text:p>
          </table:table-cell>
          <table:table-cell table:style-name="ce2" table:formula="of:=1500 - [.E9]" office:value-type="float" office:value="1018.51851851852" calcext:value-type="float">
            <text:p>1018.52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style-name="Default" office:value-type="float" office:value="42.5" calcext:value-type="float">
            <text:p>42.5</text:p>
          </table:table-cell>
          <table:table-cell table:formula="of:=[.B10]/0.0864*2" office:value-type="float" office:value="983.796296296296" calcext:value-type="float">
            <text:p>983.80</text:p>
          </table:table-cell>
          <table:table-cell table:formula="of:=[.C10]*0.8" office:value-type="float" office:value="787.037037037037" calcext:value-type="float">
            <text:p>787.04</text:p>
          </table:table-cell>
          <table:table-cell table:formula="of:=[.D10]*0.8" office:value-type="float" office:value="629.62962962963" calcext:value-type="float">
            <text:p>629.63</text:p>
          </table:table-cell>
          <table:table-cell table:formula="of:=500 - [.E10]" office:value-type="float" office:value="-129.62962962963" calcext:value-type="float">
            <text:p>-129.63</text:p>
          </table:table-cell>
          <table:table-cell table:formula="of:=600 - [.E10]" office:value-type="float" office:value="-29.6296296296296" calcext:value-type="float">
            <text:p>-29.63</text:p>
          </table:table-cell>
          <table:table-cell table:formula="of:=700 - [.E10]" office:value-type="float" office:value="70.3703703703704" calcext:value-type="float">
            <text:p>70.37</text:p>
          </table:table-cell>
          <table:table-cell table:formula="of:=800 - [.E10]" office:value-type="float" office:value="170.37037037037" calcext:value-type="float">
            <text:p>170.37</text:p>
          </table:table-cell>
          <table:table-cell table:formula="of:=900 - [.E10]" office:value-type="float" office:value="270.37037037037" calcext:value-type="float">
            <text:p>270.37</text:p>
          </table:table-cell>
          <table:table-cell table:formula="of:=1000 - [.E10]" office:value-type="float" office:value="370.37037037037" calcext:value-type="float">
            <text:p>370.37</text:p>
          </table:table-cell>
          <table:table-cell table:formula="of:=1100 - [.E10]" office:value-type="float" office:value="470.37037037037" calcext:value-type="float">
            <text:p>470.37</text:p>
          </table:table-cell>
          <table:table-cell table:style-name="ce2" table:formula="of:=1200 - [.E10]" office:value-type="float" office:value="570.37037037037" calcext:value-type="float">
            <text:p>570.37</text:p>
          </table:table-cell>
          <table:table-cell table:style-name="ce2" table:formula="of:=1300 - [.E10]" office:value-type="float" office:value="670.37037037037" calcext:value-type="float">
            <text:p>670.37</text:p>
          </table:table-cell>
          <table:table-cell table:style-name="ce2" table:formula="of:=1400 - [.E10]" office:value-type="float" office:value="770.37037037037" calcext:value-type="float">
            <text:p>770.37</text:p>
          </table:table-cell>
          <table:table-cell table:style-name="ce2" table:formula="of:=1500 - [.E10]" office:value-type="float" office:value="870.37037037037" calcext:value-type="float">
            <text:p>870.37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style-name="Default" office:value-type="float" office:value="52.5" calcext:value-type="float">
            <text:p>52.5</text:p>
          </table:table-cell>
          <table:table-cell table:formula="of:=[.B11]/0.0864*2" office:value-type="float" office:value="1215.27777777778" calcext:value-type="float">
            <text:p>1215.28</text:p>
          </table:table-cell>
          <table:table-cell table:formula="of:=[.C11]*0.8" office:value-type="float" office:value="972.222222222222" calcext:value-type="float">
            <text:p>972.22</text:p>
          </table:table-cell>
          <table:table-cell table:formula="of:=[.D11]*0.8" office:value-type="float" office:value="777.777777777778" calcext:value-type="float">
            <text:p>777.78</text:p>
          </table:table-cell>
          <table:table-cell table:formula="of:=500 - [.E11]" office:value-type="float" office:value="-277.777777777778" calcext:value-type="float">
            <text:p>-277.78</text:p>
          </table:table-cell>
          <table:table-cell table:formula="of:=600 - [.E11]" office:value-type="float" office:value="-177.777777777778" calcext:value-type="float">
            <text:p>-177.78</text:p>
          </table:table-cell>
          <table:table-cell table:formula="of:=700 - [.E11]" office:value-type="float" office:value="-77.7777777777778" calcext:value-type="float">
            <text:p>-77.78</text:p>
          </table:table-cell>
          <table:table-cell table:formula="of:=800 - [.E11]" office:value-type="float" office:value="22.2222222222222" calcext:value-type="float">
            <text:p>22.22</text:p>
          </table:table-cell>
          <table:table-cell table:formula="of:=900 - [.E11]" office:value-type="float" office:value="122.222222222222" calcext:value-type="float">
            <text:p>122.22</text:p>
          </table:table-cell>
          <table:table-cell table:formula="of:=1000 - [.E11]" office:value-type="float" office:value="222.222222222222" calcext:value-type="float">
            <text:p>222.22</text:p>
          </table:table-cell>
          <table:table-cell table:formula="of:=1100 - [.E11]" office:value-type="float" office:value="322.222222222222" calcext:value-type="float">
            <text:p>322.22</text:p>
          </table:table-cell>
          <table:table-cell table:style-name="ce2" table:formula="of:=1200 - [.E11]" office:value-type="float" office:value="422.222222222222" calcext:value-type="float">
            <text:p>422.22</text:p>
          </table:table-cell>
          <table:table-cell table:style-name="ce2" table:formula="of:=1300 - [.E11]" office:value-type="float" office:value="522.222222222222" calcext:value-type="float">
            <text:p>522.22</text:p>
          </table:table-cell>
          <table:table-cell table:style-name="ce2" table:formula="of:=1400 - [.E11]" office:value-type="float" office:value="622.222222222222" calcext:value-type="float">
            <text:p>622.22</text:p>
          </table:table-cell>
          <table:table-cell table:style-name="ce2" table:formula="of:=1500 - [.E11]" office:value-type="float" office:value="722.222222222222" calcext:value-type="float">
            <text:p>722.22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style-name="Default" office:value-type="float" office:value="52.5" calcext:value-type="float">
            <text:p>52.5</text:p>
          </table:table-cell>
          <table:table-cell table:formula="of:=[.B12]/0.0864*2" office:value-type="float" office:value="1215.27777777778" calcext:value-type="float">
            <text:p>1215.28</text:p>
          </table:table-cell>
          <table:table-cell table:formula="of:=[.C12]*0.8" office:value-type="float" office:value="972.222222222222" calcext:value-type="float">
            <text:p>972.22</text:p>
          </table:table-cell>
          <table:table-cell table:formula="of:=[.D12]*0.8" office:value-type="float" office:value="777.777777777778" calcext:value-type="float">
            <text:p>777.78</text:p>
          </table:table-cell>
          <table:table-cell table:formula="of:=500 - [.E12]" office:value-type="float" office:value="-277.777777777778" calcext:value-type="float">
            <text:p>-277.78</text:p>
          </table:table-cell>
          <table:table-cell table:formula="of:=600 - [.E12]" office:value-type="float" office:value="-177.777777777778" calcext:value-type="float">
            <text:p>-177.78</text:p>
          </table:table-cell>
          <table:table-cell table:formula="of:=700 - [.E12]" office:value-type="float" office:value="-77.7777777777778" calcext:value-type="float">
            <text:p>-77.78</text:p>
          </table:table-cell>
          <table:table-cell table:formula="of:=800 - [.E12]" office:value-type="float" office:value="22.2222222222222" calcext:value-type="float">
            <text:p>22.22</text:p>
          </table:table-cell>
          <table:table-cell table:formula="of:=900 - [.E12]" office:value-type="float" office:value="122.222222222222" calcext:value-type="float">
            <text:p>122.22</text:p>
          </table:table-cell>
          <table:table-cell table:formula="of:=1000 - [.E12]" office:value-type="float" office:value="222.222222222222" calcext:value-type="float">
            <text:p>222.22</text:p>
          </table:table-cell>
          <table:table-cell table:formula="of:=1100 - [.E12]" office:value-type="float" office:value="322.222222222222" calcext:value-type="float">
            <text:p>322.22</text:p>
          </table:table-cell>
          <table:table-cell table:style-name="ce2" table:formula="of:=1200 - [.E12]" office:value-type="float" office:value="422.222222222222" calcext:value-type="float">
            <text:p>422.22</text:p>
          </table:table-cell>
          <table:table-cell table:style-name="ce2" table:formula="of:=1300 - [.E12]" office:value-type="float" office:value="522.222222222222" calcext:value-type="float">
            <text:p>522.22</text:p>
          </table:table-cell>
          <table:table-cell table:style-name="ce2" table:formula="of:=1400 - [.E12]" office:value-type="float" office:value="622.222222222222" calcext:value-type="float">
            <text:p>622.22</text:p>
          </table:table-cell>
          <table:table-cell table:style-name="ce2" table:formula="of:=1500 - [.E12]" office:value-type="float" office:value="722.222222222222" calcext:value-type="float">
            <text:p>722.22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style-name="Default" office:value-type="float" office:value="57.5" calcext:value-type="float">
            <text:p>57.5</text:p>
          </table:table-cell>
          <table:table-cell table:formula="of:=[.B13]/0.0864*2" office:value-type="float" office:value="1331.01851851852" calcext:value-type="float">
            <text:p>1331.02</text:p>
          </table:table-cell>
          <table:table-cell table:formula="of:=[.C13]*0.8" office:value-type="float" office:value="1064.81481481481" calcext:value-type="float">
            <text:p>1064.81</text:p>
          </table:table-cell>
          <table:table-cell table:formula="of:=[.D13]*0.8" office:value-type="float" office:value="851.851851851852" calcext:value-type="float">
            <text:p>851.85</text:p>
          </table:table-cell>
          <table:table-cell table:formula="of:=500 - [.E13]" office:value-type="float" office:value="-351.851851851852" calcext:value-type="float">
            <text:p>-351.85</text:p>
          </table:table-cell>
          <table:table-cell table:formula="of:=600 - [.E13]" office:value-type="float" office:value="-251.851851851852" calcext:value-type="float">
            <text:p>-251.85</text:p>
          </table:table-cell>
          <table:table-cell table:formula="of:=700 - [.E13]" office:value-type="float" office:value="-151.851851851852" calcext:value-type="float">
            <text:p>-151.85</text:p>
          </table:table-cell>
          <table:table-cell table:formula="of:=800 - [.E13]" office:value-type="float" office:value="-51.8518518518519" calcext:value-type="float">
            <text:p>-51.85</text:p>
          </table:table-cell>
          <table:table-cell table:formula="of:=900 - [.E13]" office:value-type="float" office:value="48.1481481481482" calcext:value-type="float">
            <text:p>48.15</text:p>
          </table:table-cell>
          <table:table-cell table:formula="of:=1000 - [.E13]" office:value-type="float" office:value="148.148148148148" calcext:value-type="float">
            <text:p>148.15</text:p>
          </table:table-cell>
          <table:table-cell table:formula="of:=1100 - [.E13]" office:value-type="float" office:value="248.148148148148" calcext:value-type="float">
            <text:p>248.15</text:p>
          </table:table-cell>
          <table:table-cell table:style-name="ce2" table:formula="of:=1200 - [.E13]" office:value-type="float" office:value="348.148148148148" calcext:value-type="float">
            <text:p>348.15</text:p>
          </table:table-cell>
          <table:table-cell table:style-name="ce2" table:formula="of:=1300 - [.E13]" office:value-type="float" office:value="448.148148148148" calcext:value-type="float">
            <text:p>448.15</text:p>
          </table:table-cell>
          <table:table-cell table:style-name="ce2" table:formula="of:=1400 - [.E13]" office:value-type="float" office:value="548.148148148148" calcext:value-type="float">
            <text:p>548.15</text:p>
          </table:table-cell>
          <table:table-cell table:style-name="ce2" table:formula="of:=1500 - [.E13]" office:value-type="float" office:value="648.148148148148" calcext:value-type="float">
            <text:p>648.15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style-name="Default" office:value-type="float" office:value="47.5" calcext:value-type="float">
            <text:p>47.5</text:p>
          </table:table-cell>
          <table:table-cell table:formula="of:=[.B14]/0.0864*2" office:value-type="float" office:value="1099.53703703704" calcext:value-type="float">
            <text:p>1099.54</text:p>
          </table:table-cell>
          <table:table-cell table:formula="of:=[.C14]*0.8" office:value-type="float" office:value="879.62962962963" calcext:value-type="float">
            <text:p>879.63</text:p>
          </table:table-cell>
          <table:table-cell table:formula="of:=[.D14]*0.8" office:value-type="float" office:value="703.703703703704" calcext:value-type="float">
            <text:p>703.70</text:p>
          </table:table-cell>
          <table:table-cell table:formula="of:=500 - [.E14]" office:value-type="float" office:value="-203.703703703704" calcext:value-type="float">
            <text:p>-203.70</text:p>
          </table:table-cell>
          <table:table-cell table:formula="of:=600 - [.E14]" office:value-type="float" office:value="-103.703703703704" calcext:value-type="float">
            <text:p>-103.70</text:p>
          </table:table-cell>
          <table:table-cell table:formula="of:=700 - [.E14]" office:value-type="float" office:value="-3.7037037037037" calcext:value-type="float">
            <text:p>-3.70</text:p>
          </table:table-cell>
          <table:table-cell table:formula="of:=800 - [.E14]" office:value-type="float" office:value="96.2962962962963" calcext:value-type="float">
            <text:p>96.30</text:p>
          </table:table-cell>
          <table:table-cell table:formula="of:=900 - [.E14]" office:value-type="float" office:value="196.296296296296" calcext:value-type="float">
            <text:p>196.30</text:p>
          </table:table-cell>
          <table:table-cell table:formula="of:=1000 - [.E14]" office:value-type="float" office:value="296.296296296296" calcext:value-type="float">
            <text:p>296.30</text:p>
          </table:table-cell>
          <table:table-cell table:formula="of:=1100 - [.E14]" office:value-type="float" office:value="396.296296296296" calcext:value-type="float">
            <text:p>396.30</text:p>
          </table:table-cell>
          <table:table-cell table:style-name="ce2" table:formula="of:=1200 - [.E14]" office:value-type="float" office:value="496.296296296296" calcext:value-type="float">
            <text:p>496.30</text:p>
          </table:table-cell>
          <table:table-cell table:style-name="ce2" table:formula="of:=1300 - [.E14]" office:value-type="float" office:value="596.296296296296" calcext:value-type="float">
            <text:p>596.30</text:p>
          </table:table-cell>
          <table:table-cell table:style-name="ce2" table:formula="of:=1400 - [.E14]" office:value-type="float" office:value="696.296296296296" calcext:value-type="float">
            <text:p>696.30</text:p>
          </table:table-cell>
          <table:table-cell table:style-name="ce2" table:formula="of:=1500 - [.E14]" office:value-type="float" office:value="796.296296296296" calcext:value-type="float">
            <text:p>796.30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style-name="Default" office:value-type="float" office:value="42.5" calcext:value-type="float">
            <text:p>42.5</text:p>
          </table:table-cell>
          <table:table-cell table:formula="of:=[.B15]/0.0864*2" office:value-type="float" office:value="983.796296296296" calcext:value-type="float">
            <text:p>983.80</text:p>
          </table:table-cell>
          <table:table-cell table:formula="of:=[.C15]*0.8" office:value-type="float" office:value="787.037037037037" calcext:value-type="float">
            <text:p>787.04</text:p>
          </table:table-cell>
          <table:table-cell table:formula="of:=[.D15]*0.8" office:value-type="float" office:value="629.62962962963" calcext:value-type="float">
            <text:p>629.63</text:p>
          </table:table-cell>
          <table:table-cell table:formula="of:=500 - [.E15]" office:value-type="float" office:value="-129.62962962963" calcext:value-type="float">
            <text:p>-129.63</text:p>
          </table:table-cell>
          <table:table-cell table:formula="of:=600 - [.E15]" office:value-type="float" office:value="-29.6296296296296" calcext:value-type="float">
            <text:p>-29.63</text:p>
          </table:table-cell>
          <table:table-cell table:formula="of:=700 - [.E15]" office:value-type="float" office:value="70.3703703703704" calcext:value-type="float">
            <text:p>70.37</text:p>
          </table:table-cell>
          <table:table-cell table:formula="of:=800 - [.E15]" office:value-type="float" office:value="170.37037037037" calcext:value-type="float">
            <text:p>170.37</text:p>
          </table:table-cell>
          <table:table-cell table:formula="of:=900 - [.E15]" office:value-type="float" office:value="270.37037037037" calcext:value-type="float">
            <text:p>270.37</text:p>
          </table:table-cell>
          <table:table-cell table:formula="of:=1000 - [.E15]" office:value-type="float" office:value="370.37037037037" calcext:value-type="float">
            <text:p>370.37</text:p>
          </table:table-cell>
          <table:table-cell table:formula="of:=1100 - [.E15]" office:value-type="float" office:value="470.37037037037" calcext:value-type="float">
            <text:p>470.37</text:p>
          </table:table-cell>
          <table:table-cell table:style-name="ce2" table:formula="of:=1200 - [.E15]" office:value-type="float" office:value="570.37037037037" calcext:value-type="float">
            <text:p>570.37</text:p>
          </table:table-cell>
          <table:table-cell table:style-name="ce2" table:formula="of:=1300 - [.E15]" office:value-type="float" office:value="670.37037037037" calcext:value-type="float">
            <text:p>670.37</text:p>
          </table:table-cell>
          <table:table-cell table:style-name="ce2" table:formula="of:=1400 - [.E15]" office:value-type="float" office:value="770.37037037037" calcext:value-type="float">
            <text:p>770.37</text:p>
          </table:table-cell>
          <table:table-cell table:style-name="ce2" table:formula="of:=1500 - [.E15]" office:value-type="float" office:value="870.37037037037" calcext:value-type="float">
            <text:p>870.37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style-name="Default" office:value-type="float" office:value="27.5" calcext:value-type="float">
            <text:p>27.5</text:p>
          </table:table-cell>
          <table:table-cell table:formula="of:=[.B16]/0.0864*2" office:value-type="float" office:value="636.574074074074" calcext:value-type="float">
            <text:p>636.57</text:p>
          </table:table-cell>
          <table:table-cell table:formula="of:=[.C16]*0.8" office:value-type="float" office:value="509.259259259259" calcext:value-type="float">
            <text:p>509.26</text:p>
          </table:table-cell>
          <table:table-cell table:formula="of:=[.D16]*0.8" office:value-type="float" office:value="407.407407407407" calcext:value-type="float">
            <text:p>407.41</text:p>
          </table:table-cell>
          <table:table-cell table:formula="of:=500 - [.E16]" office:value-type="float" office:value="92.5925925925926" calcext:value-type="float">
            <text:p>92.59</text:p>
          </table:table-cell>
          <table:table-cell table:formula="of:=600 - [.E16]" office:value-type="float" office:value="192.592592592593" calcext:value-type="float">
            <text:p>192.59</text:p>
          </table:table-cell>
          <table:table-cell table:formula="of:=700 - [.E16]" office:value-type="float" office:value="292.592592592593" calcext:value-type="float">
            <text:p>292.59</text:p>
          </table:table-cell>
          <table:table-cell table:formula="of:=800 - [.E16]" office:value-type="float" office:value="392.592592592593" calcext:value-type="float">
            <text:p>392.59</text:p>
          </table:table-cell>
          <table:table-cell table:formula="of:=900 - [.E16]" office:value-type="float" office:value="492.592592592593" calcext:value-type="float">
            <text:p>492.59</text:p>
          </table:table-cell>
          <table:table-cell table:formula="of:=1000 - [.E16]" office:value-type="float" office:value="592.592592592593" calcext:value-type="float">
            <text:p>592.59</text:p>
          </table:table-cell>
          <table:table-cell table:formula="of:=1100 - [.E16]" office:value-type="float" office:value="692.592592592593" calcext:value-type="float">
            <text:p>692.59</text:p>
          </table:table-cell>
          <table:table-cell table:style-name="ce2" table:formula="of:=1200 - [.E16]" office:value-type="float" office:value="792.592592592593" calcext:value-type="float">
            <text:p>792.59</text:p>
          </table:table-cell>
          <table:table-cell table:style-name="ce2" table:formula="of:=1300 - [.E16]" office:value-type="float" office:value="892.592592592593" calcext:value-type="float">
            <text:p>892.59</text:p>
          </table:table-cell>
          <table:table-cell table:style-name="ce2" table:formula="of:=1400 - [.E16]" office:value-type="float" office:value="992.592592592593" calcext:value-type="float">
            <text:p>992.59</text:p>
          </table:table-cell>
          <table:table-cell table:style-name="ce2" table:formula="of:=1500 - [.E16]" office:value-type="float" office:value="1092.59259259259" calcext:value-type="float">
            <text:p>1092.59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style-name="Default" office:value-type="float" office:value="17.5" calcext:value-type="float">
            <text:p>17.5</text:p>
          </table:table-cell>
          <table:table-cell table:formula="of:=[.B17]/0.0864*2" office:value-type="float" office:value="405.092592592593" calcext:value-type="float">
            <text:p>405.09</text:p>
          </table:table-cell>
          <table:table-cell table:formula="of:=[.C17]*0.8" office:value-type="float" office:value="324.074074074074" calcext:value-type="float">
            <text:p>324.07</text:p>
          </table:table-cell>
          <table:table-cell table:formula="of:=[.D17]*0.8" office:value-type="float" office:value="259.259259259259" calcext:value-type="float">
            <text:p>259.26</text:p>
          </table:table-cell>
          <table:table-cell table:formula="of:=500 - [.E17]" office:value-type="float" office:value="240.740740740741" calcext:value-type="float">
            <text:p>240.74</text:p>
          </table:table-cell>
          <table:table-cell table:formula="of:=600 - [.E17]" office:value-type="float" office:value="340.740740740741" calcext:value-type="float">
            <text:p>340.74</text:p>
          </table:table-cell>
          <table:table-cell table:formula="of:=700 - [.E17]" office:value-type="float" office:value="440.740740740741" calcext:value-type="float">
            <text:p>440.74</text:p>
          </table:table-cell>
          <table:table-cell table:formula="of:=800 - [.E17]" office:value-type="float" office:value="540.740740740741" calcext:value-type="float">
            <text:p>540.74</text:p>
          </table:table-cell>
          <table:table-cell table:formula="of:=900 - [.E17]" office:value-type="float" office:value="640.740740740741" calcext:value-type="float">
            <text:p>640.74</text:p>
          </table:table-cell>
          <table:table-cell table:formula="of:=1000 - [.E17]" office:value-type="float" office:value="740.740740740741" calcext:value-type="float">
            <text:p>740.74</text:p>
          </table:table-cell>
          <table:table-cell table:formula="of:=1100 - [.E17]" office:value-type="float" office:value="840.740740740741" calcext:value-type="float">
            <text:p>840.74</text:p>
          </table:table-cell>
          <table:table-cell table:style-name="ce2" table:formula="of:=1200 - [.E17]" office:value-type="float" office:value="940.740740740741" calcext:value-type="float">
            <text:p>940.74</text:p>
          </table:table-cell>
          <table:table-cell table:style-name="ce2" table:formula="of:=1300 - [.E17]" office:value-type="float" office:value="1040.74074074074" calcext:value-type="float">
            <text:p>1040.74</text:p>
          </table:table-cell>
          <table:table-cell table:style-name="ce2" table:formula="of:=1400 - [.E17]" office:value-type="float" office:value="1140.74074074074" calcext:value-type="float">
            <text:p>1140.74</text:p>
          </table:table-cell>
          <table:table-cell table:style-name="ce2" table:formula="of:=1500 - [.E17]" office:value-type="float" office:value="1240.74074074074" calcext:value-type="float">
            <text:p>1240.74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style-name="Default" office:value-type="float" office:value="12.5" calcext:value-type="float">
            <text:p>12.5</text:p>
          </table:table-cell>
          <table:table-cell table:formula="of:=[.B18]/0.0864*2" office:value-type="float" office:value="289.351851851852" calcext:value-type="float">
            <text:p>289.35</text:p>
          </table:table-cell>
          <table:table-cell table:formula="of:=[.C18]*0.8" office:value-type="float" office:value="231.481481481481" calcext:value-type="float">
            <text:p>231.48</text:p>
          </table:table-cell>
          <table:table-cell table:formula="of:=[.D18]*0.8" office:value-type="float" office:value="185.185185185185" calcext:value-type="float">
            <text:p>185.19</text:p>
          </table:table-cell>
          <table:table-cell table:formula="of:=500 - [.E18]" office:value-type="float" office:value="314.814814814815" calcext:value-type="float">
            <text:p>314.81</text:p>
          </table:table-cell>
          <table:table-cell table:formula="of:=600 - [.E18]" office:value-type="float" office:value="414.814814814815" calcext:value-type="float">
            <text:p>414.81</text:p>
          </table:table-cell>
          <table:table-cell table:formula="of:=700 - [.E18]" office:value-type="float" office:value="514.814814814815" calcext:value-type="float">
            <text:p>514.81</text:p>
          </table:table-cell>
          <table:table-cell table:formula="of:=800 - [.E18]" office:value-type="float" office:value="614.814814814815" calcext:value-type="float">
            <text:p>614.81</text:p>
          </table:table-cell>
          <table:table-cell table:formula="of:=900 - [.E18]" office:value-type="float" office:value="714.814814814815" calcext:value-type="float">
            <text:p>714.81</text:p>
          </table:table-cell>
          <table:table-cell table:formula="of:=1000 - [.E18]" office:value-type="float" office:value="814.814814814815" calcext:value-type="float">
            <text:p>814.81</text:p>
          </table:table-cell>
          <table:table-cell table:formula="of:=1100 - [.E18]" office:value-type="float" office:value="914.814814814815" calcext:value-type="float">
            <text:p>914.81</text:p>
          </table:table-cell>
          <table:table-cell table:style-name="ce2" table:formula="of:=1200 - [.E18]" office:value-type="float" office:value="1014.81481481481" calcext:value-type="float">
            <text:p>1014.81</text:p>
          </table:table-cell>
          <table:table-cell table:style-name="ce2" table:formula="of:=1300 - [.E18]" office:value-type="float" office:value="1114.81481481481" calcext:value-type="float">
            <text:p>1114.81</text:p>
          </table:table-cell>
          <table:table-cell table:style-name="ce2" table:formula="of:=1400 - [.E18]" office:value-type="float" office:value="1214.81481481481" calcext:value-type="float">
            <text:p>1214.81</text:p>
          </table:table-cell>
          <table:table-cell table:style-name="ce2" table:formula="of:=1500 - [.E18]" office:value-type="float" office:value="1314.81481481481" calcext:value-type="float">
            <text:p>1314.81</text:p>
          </table:table-cell>
          <table:table-cell/>
        </table:table-row>
        <table:table-row table:style-name="ro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removed neg numbers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needed par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IF([.F7]&lt;0;0;[.F7])" office:value-type="float" office:value="240.740740740741" calcext:value-type="float">
            <text:p>240.74</text:p>
          </table:table-cell>
          <table:table-cell table:formula="of:=IF([.G7]&lt;0;0;[.G7])" office:value-type="float" office:value="340.740740740741" calcext:value-type="float">
            <text:p>340.74</text:p>
          </table:table-cell>
          <table:table-cell table:formula="of:=IF([.H7]&lt;0;0;[.H7])" office:value-type="float" office:value="440.740740740741" calcext:value-type="float">
            <text:p>440.74</text:p>
          </table:table-cell>
          <table:table-cell table:formula="of:=IF([.I7]&lt;0;0;[.I7])" office:value-type="float" office:value="540.740740740741" calcext:value-type="float">
            <text:p>540.74</text:p>
          </table:table-cell>
          <table:table-cell table:formula="of:=IF([.J7]&lt;0;0;[.J7])" office:value-type="float" office:value="640.740740740741" calcext:value-type="float">
            <text:p>640.74</text:p>
          </table:table-cell>
          <table:table-cell table:formula="of:=IF([.K7]&lt;0;0;[.K7])" office:value-type="float" office:value="740.740740740741" calcext:value-type="float">
            <text:p>740.74</text:p>
          </table:table-cell>
          <table:table-cell table:formula="of:=IF([.L7]&lt;0;0;[.L7])" office:value-type="float" office:value="840.740740740741" calcext:value-type="float">
            <text:p>840.74</text:p>
          </table:table-cell>
          <table:table-cell table:formula="of:=IF([.M7]&lt;0;0;[.M7])" office:value-type="float" office:value="940.740740740741" calcext:value-type="float">
            <text:p>940.74</text:p>
          </table:table-cell>
          <table:table-cell table:formula="of:=IF([.N7]&lt;0;0;[.N7])" office:value-type="float" office:value="1040.74074074074" calcext:value-type="float">
            <text:p>1040.74</text:p>
          </table:table-cell>
          <table:table-cell table:formula="of:=IF([.O7]&lt;0;0;[.O7])" office:value-type="float" office:value="1140.74074074074" calcext:value-type="float">
            <text:p>1140.74</text:p>
          </table:table-cell>
          <table:table-cell table:formula="of:=IF([.P7]&lt;0;0;[.P7])" office:value-type="float" office:value="1240.74074074074" calcext:value-type="float">
            <text:p>1240.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IF([.F8]&lt;0;0;[.F8])" office:value-type="float" office:value="166.666666666667" calcext:value-type="float">
            <text:p>166.67</text:p>
          </table:table-cell>
          <table:table-cell table:formula="of:=IF([.G8]&lt;0;0;[.G8])" office:value-type="float" office:value="266.666666666667" calcext:value-type="float">
            <text:p>266.67</text:p>
          </table:table-cell>
          <table:table-cell table:formula="of:=IF([.H8]&lt;0;0;[.H8])" office:value-type="float" office:value="366.666666666667" calcext:value-type="float">
            <text:p>366.67</text:p>
          </table:table-cell>
          <table:table-cell table:formula="of:=IF([.I8]&lt;0;0;[.I8])" office:value-type="float" office:value="466.666666666667" calcext:value-type="float">
            <text:p>466.67</text:p>
          </table:table-cell>
          <table:table-cell table:formula="of:=IF([.J8]&lt;0;0;[.J8])" office:value-type="float" office:value="566.666666666667" calcext:value-type="float">
            <text:p>566.67</text:p>
          </table:table-cell>
          <table:table-cell table:formula="of:=IF([.K8]&lt;0;0;[.K8])" office:value-type="float" office:value="666.666666666667" calcext:value-type="float">
            <text:p>666.67</text:p>
          </table:table-cell>
          <table:table-cell table:formula="of:=IF([.L8]&lt;0;0;[.L8])" office:value-type="float" office:value="766.666666666667" calcext:value-type="float">
            <text:p>766.67</text:p>
          </table:table-cell>
          <table:table-cell table:formula="of:=IF([.M8]&lt;0;0;[.M8])" office:value-type="float" office:value="866.666666666667" calcext:value-type="float">
            <text:p>866.67</text:p>
          </table:table-cell>
          <table:table-cell table:formula="of:=IF([.N8]&lt;0;0;[.N8])" office:value-type="float" office:value="966.666666666667" calcext:value-type="float">
            <text:p>966.67</text:p>
          </table:table-cell>
          <table:table-cell table:formula="of:=IF([.O8]&lt;0;0;[.O8])" office:value-type="float" office:value="1066.66666666667" calcext:value-type="float">
            <text:p>1066.67</text:p>
          </table:table-cell>
          <table:table-cell table:formula="of:=IF([.P8]&lt;0;0;[.P8])" office:value-type="float" office:value="1166.66666666667" calcext:value-type="float">
            <text:p>1166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IF([.F9]&lt;0;0;[.F9])" office:value-type="float" office:value="18.5185185185185" calcext:value-type="float">
            <text:p>18.52</text:p>
          </table:table-cell>
          <table:table-cell table:formula="of:=IF([.G9]&lt;0;0;[.G9])" office:value-type="float" office:value="118.518518518518" calcext:value-type="float">
            <text:p>118.52</text:p>
          </table:table-cell>
          <table:table-cell table:formula="of:=IF([.H9]&lt;0;0;[.H9])" office:value-type="float" office:value="218.518518518518" calcext:value-type="float">
            <text:p>218.52</text:p>
          </table:table-cell>
          <table:table-cell table:formula="of:=IF([.I9]&lt;0;0;[.I9])" office:value-type="float" office:value="318.518518518518" calcext:value-type="float">
            <text:p>318.52</text:p>
          </table:table-cell>
          <table:table-cell table:formula="of:=IF([.J9]&lt;0;0;[.J9])" office:value-type="float" office:value="418.518518518519" calcext:value-type="float">
            <text:p>418.52</text:p>
          </table:table-cell>
          <table:table-cell table:formula="of:=IF([.K9]&lt;0;0;[.K9])" office:value-type="float" office:value="518.518518518519" calcext:value-type="float">
            <text:p>518.52</text:p>
          </table:table-cell>
          <table:table-cell table:formula="of:=IF([.L9]&lt;0;0;[.L9])" office:value-type="float" office:value="618.518518518519" calcext:value-type="float">
            <text:p>618.52</text:p>
          </table:table-cell>
          <table:table-cell table:formula="of:=IF([.M9]&lt;0;0;[.M9])" office:value-type="float" office:value="718.518518518519" calcext:value-type="float">
            <text:p>718.52</text:p>
          </table:table-cell>
          <table:table-cell table:formula="of:=IF([.N9]&lt;0;0;[.N9])" office:value-type="float" office:value="818.518518518519" calcext:value-type="float">
            <text:p>818.52</text:p>
          </table:table-cell>
          <table:table-cell table:formula="of:=IF([.O9]&lt;0;0;[.O9])" office:value-type="float" office:value="918.518518518519" calcext:value-type="float">
            <text:p>918.52</text:p>
          </table:table-cell>
          <table:table-cell table:formula="of:=IF([.P9]&lt;0;0;[.P9])" office:value-type="float" office:value="1018.51851851852" calcext:value-type="float">
            <text:p>1018.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IF([.F10]&lt;0;0;[.F10])" office:value-type="float" office:value="0" calcext:value-type="float">
            <text:p>0.00</text:p>
          </table:table-cell>
          <table:table-cell table:formula="of:=IF([.G10]&lt;0;0;[.G10])" office:value-type="float" office:value="0" calcext:value-type="float">
            <text:p>0.00</text:p>
          </table:table-cell>
          <table:table-cell table:formula="of:=IF([.H10]&lt;0;0;[.H10])" office:value-type="float" office:value="70.3703703703704" calcext:value-type="float">
            <text:p>70.37</text:p>
          </table:table-cell>
          <table:table-cell table:formula="of:=IF([.I10]&lt;0;0;[.I10])" office:value-type="float" office:value="170.37037037037" calcext:value-type="float">
            <text:p>170.37</text:p>
          </table:table-cell>
          <table:table-cell table:formula="of:=IF([.J10]&lt;0;0;[.J10])" office:value-type="float" office:value="270.37037037037" calcext:value-type="float">
            <text:p>270.37</text:p>
          </table:table-cell>
          <table:table-cell table:formula="of:=IF([.K10]&lt;0;0;[.K10])" office:value-type="float" office:value="370.37037037037" calcext:value-type="float">
            <text:p>370.37</text:p>
          </table:table-cell>
          <table:table-cell table:formula="of:=IF([.L10]&lt;0;0;[.L10])" office:value-type="float" office:value="470.37037037037" calcext:value-type="float">
            <text:p>470.37</text:p>
          </table:table-cell>
          <table:table-cell table:formula="of:=IF([.M10]&lt;0;0;[.M10])" office:value-type="float" office:value="570.37037037037" calcext:value-type="float">
            <text:p>570.37</text:p>
          </table:table-cell>
          <table:table-cell table:formula="of:=IF([.N10]&lt;0;0;[.N10])" office:value-type="float" office:value="670.37037037037" calcext:value-type="float">
            <text:p>670.37</text:p>
          </table:table-cell>
          <table:table-cell table:formula="of:=IF([.O10]&lt;0;0;[.O10])" office:value-type="float" office:value="770.37037037037" calcext:value-type="float">
            <text:p>770.37</text:p>
          </table:table-cell>
          <table:table-cell table:formula="of:=IF([.P10]&lt;0;0;[.P10])" office:value-type="float" office:value="870.37037037037" calcext:value-type="float">
            <text:p>87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IF([.F11]&lt;0;0;[.F11])" office:value-type="float" office:value="0" calcext:value-type="float">
            <text:p>0.00</text:p>
          </table:table-cell>
          <table:table-cell table:formula="of:=IF([.G11]&lt;0;0;[.G11])" office:value-type="float" office:value="0" calcext:value-type="float">
            <text:p>0.00</text:p>
          </table:table-cell>
          <table:table-cell table:formula="of:=IF([.H11]&lt;0;0;[.H11])" office:value-type="float" office:value="0" calcext:value-type="float">
            <text:p>0.00</text:p>
          </table:table-cell>
          <table:table-cell table:formula="of:=IF([.I11]&lt;0;0;[.I11])" office:value-type="float" office:value="22.2222222222222" calcext:value-type="float">
            <text:p>22.22</text:p>
          </table:table-cell>
          <table:table-cell table:formula="of:=IF([.J11]&lt;0;0;[.J11])" office:value-type="float" office:value="122.222222222222" calcext:value-type="float">
            <text:p>122.22</text:p>
          </table:table-cell>
          <table:table-cell table:formula="of:=IF([.K11]&lt;0;0;[.K11])" office:value-type="float" office:value="222.222222222222" calcext:value-type="float">
            <text:p>222.22</text:p>
          </table:table-cell>
          <table:table-cell table:formula="of:=IF([.L11]&lt;0;0;[.L11])" office:value-type="float" office:value="322.222222222222" calcext:value-type="float">
            <text:p>322.22</text:p>
          </table:table-cell>
          <table:table-cell table:formula="of:=IF([.M11]&lt;0;0;[.M11])" office:value-type="float" office:value="422.222222222222" calcext:value-type="float">
            <text:p>422.22</text:p>
          </table:table-cell>
          <table:table-cell table:formula="of:=IF([.N11]&lt;0;0;[.N11])" office:value-type="float" office:value="522.222222222222" calcext:value-type="float">
            <text:p>522.22</text:p>
          </table:table-cell>
          <table:table-cell table:formula="of:=IF([.O11]&lt;0;0;[.O11])" office:value-type="float" office:value="622.222222222222" calcext:value-type="float">
            <text:p>622.22</text:p>
          </table:table-cell>
          <table:table-cell table:formula="of:=IF([.P11]&lt;0;0;[.P11])" office:value-type="float" office:value="722.222222222222" calcext:value-type="float">
            <text:p>722.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IF([.F12]&lt;0;0;[.F12])" office:value-type="float" office:value="0" calcext:value-type="float">
            <text:p>0.00</text:p>
          </table:table-cell>
          <table:table-cell table:formula="of:=IF([.G12]&lt;0;0;[.G12])" office:value-type="float" office:value="0" calcext:value-type="float">
            <text:p>0.00</text:p>
          </table:table-cell>
          <table:table-cell table:formula="of:=IF([.H12]&lt;0;0;[.H12])" office:value-type="float" office:value="0" calcext:value-type="float">
            <text:p>0.00</text:p>
          </table:table-cell>
          <table:table-cell table:formula="of:=IF([.I12]&lt;0;0;[.I12])" office:value-type="float" office:value="22.2222222222222" calcext:value-type="float">
            <text:p>22.22</text:p>
          </table:table-cell>
          <table:table-cell table:formula="of:=IF([.J12]&lt;0;0;[.J12])" office:value-type="float" office:value="122.222222222222" calcext:value-type="float">
            <text:p>122.22</text:p>
          </table:table-cell>
          <table:table-cell table:formula="of:=IF([.K12]&lt;0;0;[.K12])" office:value-type="float" office:value="222.222222222222" calcext:value-type="float">
            <text:p>222.22</text:p>
          </table:table-cell>
          <table:table-cell table:formula="of:=IF([.L12]&lt;0;0;[.L12])" office:value-type="float" office:value="322.222222222222" calcext:value-type="float">
            <text:p>322.22</text:p>
          </table:table-cell>
          <table:table-cell table:formula="of:=IF([.M12]&lt;0;0;[.M12])" office:value-type="float" office:value="422.222222222222" calcext:value-type="float">
            <text:p>422.22</text:p>
          </table:table-cell>
          <table:table-cell table:formula="of:=IF([.N12]&lt;0;0;[.N12])" office:value-type="float" office:value="522.222222222222" calcext:value-type="float">
            <text:p>522.22</text:p>
          </table:table-cell>
          <table:table-cell table:formula="of:=IF([.O12]&lt;0;0;[.O12])" office:value-type="float" office:value="622.222222222222" calcext:value-type="float">
            <text:p>622.22</text:p>
          </table:table-cell>
          <table:table-cell table:formula="of:=IF([.P12]&lt;0;0;[.P12])" office:value-type="float" office:value="722.222222222222" calcext:value-type="float">
            <text:p>722.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IF([.F13]&lt;0;0;[.F13])" office:value-type="float" office:value="0" calcext:value-type="float">
            <text:p>0.00</text:p>
          </table:table-cell>
          <table:table-cell table:formula="of:=IF([.G13]&lt;0;0;[.G13])" office:value-type="float" office:value="0" calcext:value-type="float">
            <text:p>0.00</text:p>
          </table:table-cell>
          <table:table-cell table:formula="of:=IF([.H13]&lt;0;0;[.H13])" office:value-type="float" office:value="0" calcext:value-type="float">
            <text:p>0.00</text:p>
          </table:table-cell>
          <table:table-cell table:formula="of:=IF([.I13]&lt;0;0;[.I13])" office:value-type="float" office:value="0" calcext:value-type="float">
            <text:p>0.00</text:p>
          </table:table-cell>
          <table:table-cell table:formula="of:=IF([.J13]&lt;0;0;[.J13])" office:value-type="float" office:value="48.1481481481482" calcext:value-type="float">
            <text:p>48.15</text:p>
          </table:table-cell>
          <table:table-cell table:formula="of:=IF([.K13]&lt;0;0;[.K13])" office:value-type="float" office:value="148.148148148148" calcext:value-type="float">
            <text:p>148.15</text:p>
          </table:table-cell>
          <table:table-cell table:formula="of:=IF([.L13]&lt;0;0;[.L13])" office:value-type="float" office:value="248.148148148148" calcext:value-type="float">
            <text:p>248.15</text:p>
          </table:table-cell>
          <table:table-cell table:formula="of:=IF([.M13]&lt;0;0;[.M13])" office:value-type="float" office:value="348.148148148148" calcext:value-type="float">
            <text:p>348.15</text:p>
          </table:table-cell>
          <table:table-cell table:formula="of:=IF([.N13]&lt;0;0;[.N13])" office:value-type="float" office:value="448.148148148148" calcext:value-type="float">
            <text:p>448.15</text:p>
          </table:table-cell>
          <table:table-cell table:formula="of:=IF([.O13]&lt;0;0;[.O13])" office:value-type="float" office:value="548.148148148148" calcext:value-type="float">
            <text:p>548.15</text:p>
          </table:table-cell>
          <table:table-cell table:formula="of:=IF([.P13]&lt;0;0;[.P13])" office:value-type="float" office:value="648.148148148148" calcext:value-type="float">
            <text:p>648.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IF([.F14]&lt;0;0;[.F14])" office:value-type="float" office:value="0" calcext:value-type="float">
            <text:p>0.00</text:p>
          </table:table-cell>
          <table:table-cell table:formula="of:=IF([.G14]&lt;0;0;[.G14])" office:value-type="float" office:value="0" calcext:value-type="float">
            <text:p>0.00</text:p>
          </table:table-cell>
          <table:table-cell table:formula="of:=IF([.H14]&lt;0;0;[.H14])" office:value-type="float" office:value="0" calcext:value-type="float">
            <text:p>0.00</text:p>
          </table:table-cell>
          <table:table-cell table:formula="of:=IF([.I14]&lt;0;0;[.I14])" office:value-type="float" office:value="96.2962962962963" calcext:value-type="float">
            <text:p>96.30</text:p>
          </table:table-cell>
          <table:table-cell table:formula="of:=IF([.J14]&lt;0;0;[.J14])" office:value-type="float" office:value="196.296296296296" calcext:value-type="float">
            <text:p>196.30</text:p>
          </table:table-cell>
          <table:table-cell table:formula="of:=IF([.K14]&lt;0;0;[.K14])" office:value-type="float" office:value="296.296296296296" calcext:value-type="float">
            <text:p>296.30</text:p>
          </table:table-cell>
          <table:table-cell table:formula="of:=IF([.L14]&lt;0;0;[.L14])" office:value-type="float" office:value="396.296296296296" calcext:value-type="float">
            <text:p>396.30</text:p>
          </table:table-cell>
          <table:table-cell table:formula="of:=IF([.M14]&lt;0;0;[.M14])" office:value-type="float" office:value="496.296296296296" calcext:value-type="float">
            <text:p>496.30</text:p>
          </table:table-cell>
          <table:table-cell table:formula="of:=IF([.N14]&lt;0;0;[.N14])" office:value-type="float" office:value="596.296296296296" calcext:value-type="float">
            <text:p>596.30</text:p>
          </table:table-cell>
          <table:table-cell table:formula="of:=IF([.O14]&lt;0;0;[.O14])" office:value-type="float" office:value="696.296296296296" calcext:value-type="float">
            <text:p>696.30</text:p>
          </table:table-cell>
          <table:table-cell table:formula="of:=IF([.P14]&lt;0;0;[.P14])" office:value-type="float" office:value="796.296296296296" calcext:value-type="float">
            <text:p>796.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IF([.F15]&lt;0;0;[.F15])" office:value-type="float" office:value="0" calcext:value-type="float">
            <text:p>0.00</text:p>
          </table:table-cell>
          <table:table-cell table:formula="of:=IF([.G15]&lt;0;0;[.G15])" office:value-type="float" office:value="0" calcext:value-type="float">
            <text:p>0.00</text:p>
          </table:table-cell>
          <table:table-cell table:formula="of:=IF([.H15]&lt;0;0;[.H15])" office:value-type="float" office:value="70.3703703703704" calcext:value-type="float">
            <text:p>70.37</text:p>
          </table:table-cell>
          <table:table-cell table:formula="of:=IF([.I15]&lt;0;0;[.I15])" office:value-type="float" office:value="170.37037037037" calcext:value-type="float">
            <text:p>170.37</text:p>
          </table:table-cell>
          <table:table-cell table:formula="of:=IF([.J15]&lt;0;0;[.J15])" office:value-type="float" office:value="270.37037037037" calcext:value-type="float">
            <text:p>270.37</text:p>
          </table:table-cell>
          <table:table-cell table:formula="of:=IF([.K15]&lt;0;0;[.K15])" office:value-type="float" office:value="370.37037037037" calcext:value-type="float">
            <text:p>370.37</text:p>
          </table:table-cell>
          <table:table-cell table:formula="of:=IF([.L15]&lt;0;0;[.L15])" office:value-type="float" office:value="470.37037037037" calcext:value-type="float">
            <text:p>470.37</text:p>
          </table:table-cell>
          <table:table-cell table:formula="of:=IF([.M15]&lt;0;0;[.M15])" office:value-type="float" office:value="570.37037037037" calcext:value-type="float">
            <text:p>570.37</text:p>
          </table:table-cell>
          <table:table-cell table:formula="of:=IF([.N15]&lt;0;0;[.N15])" office:value-type="float" office:value="670.37037037037" calcext:value-type="float">
            <text:p>670.37</text:p>
          </table:table-cell>
          <table:table-cell table:formula="of:=IF([.O15]&lt;0;0;[.O15])" office:value-type="float" office:value="770.37037037037" calcext:value-type="float">
            <text:p>770.37</text:p>
          </table:table-cell>
          <table:table-cell table:formula="of:=IF([.P15]&lt;0;0;[.P15])" office:value-type="float" office:value="870.37037037037" calcext:value-type="float">
            <text:p>87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IF([.F16]&lt;0;0;[.F16])" office:value-type="float" office:value="92.5925925925926" calcext:value-type="float">
            <text:p>92.59</text:p>
          </table:table-cell>
          <table:table-cell table:formula="of:=IF([.G16]&lt;0;0;[.G16])" office:value-type="float" office:value="192.592592592593" calcext:value-type="float">
            <text:p>192.59</text:p>
          </table:table-cell>
          <table:table-cell table:formula="of:=IF([.H16]&lt;0;0;[.H16])" office:value-type="float" office:value="292.592592592593" calcext:value-type="float">
            <text:p>292.59</text:p>
          </table:table-cell>
          <table:table-cell table:formula="of:=IF([.I16]&lt;0;0;[.I16])" office:value-type="float" office:value="392.592592592593" calcext:value-type="float">
            <text:p>392.59</text:p>
          </table:table-cell>
          <table:table-cell table:formula="of:=IF([.J16]&lt;0;0;[.J16])" office:value-type="float" office:value="492.592592592593" calcext:value-type="float">
            <text:p>492.59</text:p>
          </table:table-cell>
          <table:table-cell table:formula="of:=IF([.K16]&lt;0;0;[.K16])" office:value-type="float" office:value="592.592592592593" calcext:value-type="float">
            <text:p>592.59</text:p>
          </table:table-cell>
          <table:table-cell table:formula="of:=IF([.L16]&lt;0;0;[.L16])" office:value-type="float" office:value="692.592592592593" calcext:value-type="float">
            <text:p>692.59</text:p>
          </table:table-cell>
          <table:table-cell table:formula="of:=IF([.M16]&lt;0;0;[.M16])" office:value-type="float" office:value="792.592592592593" calcext:value-type="float">
            <text:p>792.59</text:p>
          </table:table-cell>
          <table:table-cell table:formula="of:=IF([.N16]&lt;0;0;[.N16])" office:value-type="float" office:value="892.592592592593" calcext:value-type="float">
            <text:p>892.59</text:p>
          </table:table-cell>
          <table:table-cell table:formula="of:=IF([.O16]&lt;0;0;[.O16])" office:value-type="float" office:value="992.592592592593" calcext:value-type="float">
            <text:p>992.59</text:p>
          </table:table-cell>
          <table:table-cell table:formula="of:=IF([.P16]&lt;0;0;[.P16])" office:value-type="float" office:value="1092.59259259259" calcext:value-type="float">
            <text:p>1092.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IF([.F17]&lt;0;0;[.F17])" office:value-type="float" office:value="240.740740740741" calcext:value-type="float">
            <text:p>240.74</text:p>
          </table:table-cell>
          <table:table-cell table:formula="of:=IF([.G17]&lt;0;0;[.G17])" office:value-type="float" office:value="340.740740740741" calcext:value-type="float">
            <text:p>340.74</text:p>
          </table:table-cell>
          <table:table-cell table:formula="of:=IF([.H17]&lt;0;0;[.H17])" office:value-type="float" office:value="440.740740740741" calcext:value-type="float">
            <text:p>440.74</text:p>
          </table:table-cell>
          <table:table-cell table:formula="of:=IF([.I17]&lt;0;0;[.I17])" office:value-type="float" office:value="540.740740740741" calcext:value-type="float">
            <text:p>540.74</text:p>
          </table:table-cell>
          <table:table-cell table:formula="of:=IF([.J17]&lt;0;0;[.J17])" office:value-type="float" office:value="640.740740740741" calcext:value-type="float">
            <text:p>640.74</text:p>
          </table:table-cell>
          <table:table-cell table:formula="of:=IF([.K17]&lt;0;0;[.K17])" office:value-type="float" office:value="740.740740740741" calcext:value-type="float">
            <text:p>740.74</text:p>
          </table:table-cell>
          <table:table-cell table:formula="of:=IF([.L17]&lt;0;0;[.L17])" office:value-type="float" office:value="840.740740740741" calcext:value-type="float">
            <text:p>840.74</text:p>
          </table:table-cell>
          <table:table-cell table:formula="of:=IF([.M17]&lt;0;0;[.M17])" office:value-type="float" office:value="940.740740740741" calcext:value-type="float">
            <text:p>940.74</text:p>
          </table:table-cell>
          <table:table-cell table:formula="of:=IF([.N17]&lt;0;0;[.N17])" office:value-type="float" office:value="1040.74074074074" calcext:value-type="float">
            <text:p>1040.74</text:p>
          </table:table-cell>
          <table:table-cell table:formula="of:=IF([.O17]&lt;0;0;[.O17])" office:value-type="float" office:value="1140.74074074074" calcext:value-type="float">
            <text:p>1140.74</text:p>
          </table:table-cell>
          <table:table-cell table:formula="of:=IF([.P17]&lt;0;0;[.P17])" office:value-type="float" office:value="1240.74074074074" calcext:value-type="float">
            <text:p>1240.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IF([.F18]&lt;0;0;[.F18])" office:value-type="float" office:value="314.814814814815" calcext:value-type="float">
            <text:p>314.81</text:p>
          </table:table-cell>
          <table:table-cell table:formula="of:=IF([.G18]&lt;0;0;[.G18])" office:value-type="float" office:value="414.814814814815" calcext:value-type="float">
            <text:p>414.81</text:p>
          </table:table-cell>
          <table:table-cell table:formula="of:=IF([.H18]&lt;0;0;[.H18])" office:value-type="float" office:value="514.814814814815" calcext:value-type="float">
            <text:p>514.81</text:p>
          </table:table-cell>
          <table:table-cell table:formula="of:=IF([.I18]&lt;0;0;[.I18])" office:value-type="float" office:value="614.814814814815" calcext:value-type="float">
            <text:p>614.81</text:p>
          </table:table-cell>
          <table:table-cell table:formula="of:=IF([.J18]&lt;0;0;[.J18])" office:value-type="float" office:value="714.814814814815" calcext:value-type="float">
            <text:p>714.81</text:p>
          </table:table-cell>
          <table:table-cell table:formula="of:=IF([.K18]&lt;0;0;[.K18])" office:value-type="float" office:value="814.814814814815" calcext:value-type="float">
            <text:p>814.81</text:p>
          </table:table-cell>
          <table:table-cell table:formula="of:=IF([.L18]&lt;0;0;[.L18])" office:value-type="float" office:value="914.814814814815" calcext:value-type="float">
            <text:p>914.81</text:p>
          </table:table-cell>
          <table:table-cell table:formula="of:=IF([.M18]&lt;0;0;[.M18])" office:value-type="float" office:value="1014.81481481481" calcext:value-type="float">
            <text:p>1014.81</text:p>
          </table:table-cell>
          <table:table-cell table:formula="of:=IF([.N18]&lt;0;0;[.N18])" office:value-type="float" office:value="1114.81481481481" calcext:value-type="float">
            <text:p>1114.81</text:p>
          </table:table-cell>
          <table:table-cell table:formula="of:=IF([.O18]&lt;0;0;[.O18])" office:value-type="float" office:value="1214.81481481481" calcext:value-type="float">
            <text:p>1214.81</text:p>
          </table:table-cell>
          <table:table-cell table:formula="of:=IF([.P18]&lt;0;0;[.P18])" office:value-type="float" office:value="1314.81481481481" calcext:value-type="float">
            <text:p>1314.81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kWh per day per 12 hour light space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['Auxiliary lighting'.$A$10]*[.B22] * 12 /1000 * ['Greenhouse structure'.$B$15]" office:value-type="float" office:value="5119.22354630186" calcext:value-type="float">
            <text:p>5119.22</text:p>
          </table:table-cell>
          <table:table-cell table:formula="of:=['Auxiliary lighting'.$A$10]*[.C22] * 12 /1000 * ['Greenhouse structure'.$B$15]" office:value-type="float" office:value="7245.67025015032" calcext:value-type="float">
            <text:p>7245.67</text:p>
          </table:table-cell>
          <table:table-cell table:formula="of:=['Auxiliary lighting'.$A$10]*[.D22] * 12 /1000 * ['Greenhouse structure'.$B$15]" office:value-type="float" office:value="9372.11695399879" calcext:value-type="float">
            <text:p>9372.12</text:p>
          </table:table-cell>
          <table:table-cell table:formula="of:=['Auxiliary lighting'.$A$10]*[.E22] * 12 /1000 * ['Greenhouse structure'.$B$15]" office:value-type="float" office:value="11498.5636578473" calcext:value-type="float">
            <text:p>11498.56</text:p>
          </table:table-cell>
          <table:table-cell table:formula="of:=['Auxiliary lighting'.$A$10]*[.F22] * 12 /1000 * ['Greenhouse structure'.$B$15]" office:value-type="float" office:value="13625.0103616957" calcext:value-type="float">
            <text:p>13625.01</text:p>
          </table:table-cell>
          <table:table-cell table:formula="of:=['Auxiliary lighting'.$A$10]*[.G22] * 12 /1000 * ['Greenhouse structure'.$B$15]" office:value-type="float" office:value="15751.4570655442" calcext:value-type="float">
            <text:p>15751.46</text:p>
          </table:table-cell>
          <table:table-cell table:formula="of:=['Auxiliary lighting'.$A$10]*[.H22] * 12 /1000 * ['Greenhouse structure'.$B$15]" office:value-type="float" office:value="17877.9037693926" calcext:value-type="float">
            <text:p>17877.90</text:p>
          </table:table-cell>
          <table:table-cell table:formula="of:=['Auxiliary lighting'.$A$10]*[.I22] * 12 /1000 * ['Greenhouse structure'.$B$15]" office:value-type="float" office:value="20004.3504732411" calcext:value-type="float">
            <text:p>20004.35</text:p>
          </table:table-cell>
          <table:table-cell table:formula="of:=['Auxiliary lighting'.$A$10]*[.J22] * 12 /1000 * ['Greenhouse structure'.$B$15]" office:value-type="float" office:value="22130.7971770896" calcext:value-type="float">
            <text:p>22130.80</text:p>
          </table:table-cell>
          <table:table-cell table:formula="of:=['Auxiliary lighting'.$A$10]*[.K22] * 12 /1000 * ['Greenhouse structure'.$B$15]" office:value-type="float" office:value="24257.243880938" calcext:value-type="float">
            <text:p>24257.24</text:p>
          </table:table-cell>
          <table:table-cell table:formula="of:=['Auxiliary lighting'.$A$10]*[.L22] * 12 /1000 * ['Greenhouse structure'.$B$15]" office:value-type="float" office:value="26383.6905847865" calcext:value-type="float">
            <text:p>26383.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['Auxiliary lighting'.$A$10]*[.B23] * 12 /1000 * ['Greenhouse structure'.$B$15]" office:value-type="float" office:value="3544.07783974744" calcext:value-type="float">
            <text:p>3544.08</text:p>
          </table:table-cell>
          <table:table-cell table:formula="of:=['Auxiliary lighting'.$A$10]*[.C23] * 12 /1000 * ['Greenhouse structure'.$B$15]" office:value-type="float" office:value="5670.52454359591" calcext:value-type="float">
            <text:p>5670.52</text:p>
          </table:table-cell>
          <table:table-cell table:formula="of:=['Auxiliary lighting'.$A$10]*[.D23] * 12 /1000 * ['Greenhouse structure'.$B$15]" office:value-type="float" office:value="7796.97124744437" calcext:value-type="float">
            <text:p>7796.97</text:p>
          </table:table-cell>
          <table:table-cell table:formula="of:=['Auxiliary lighting'.$A$10]*[.E23] * 12 /1000 * ['Greenhouse structure'.$B$15]" office:value-type="float" office:value="9923.41795129284" calcext:value-type="float">
            <text:p>9923.42</text:p>
          </table:table-cell>
          <table:table-cell table:formula="of:=['Auxiliary lighting'.$A$10]*[.F23] * 12 /1000 * ['Greenhouse structure'.$B$15]" office:value-type="float" office:value="12049.8646551413" calcext:value-type="float">
            <text:p>12049.86</text:p>
          </table:table-cell>
          <table:table-cell table:formula="of:=['Auxiliary lighting'.$A$10]*[.G23] * 12 /1000 * ['Greenhouse structure'.$B$15]" office:value-type="float" office:value="14176.3113589898" calcext:value-type="float">
            <text:p>14176.31</text:p>
          </table:table-cell>
          <table:table-cell table:formula="of:=['Auxiliary lighting'.$A$10]*[.H23] * 12 /1000 * ['Greenhouse structure'.$B$15]" office:value-type="float" office:value="16302.7580628382" calcext:value-type="float">
            <text:p>16302.76</text:p>
          </table:table-cell>
          <table:table-cell table:formula="of:=['Auxiliary lighting'.$A$10]*[.I23] * 12 /1000 * ['Greenhouse structure'.$B$15]" office:value-type="float" office:value="18429.2047666867" calcext:value-type="float">
            <text:p>18429.20</text:p>
          </table:table-cell>
          <table:table-cell table:formula="of:=['Auxiliary lighting'.$A$10]*[.J23] * 12 /1000 * ['Greenhouse structure'.$B$15]" office:value-type="float" office:value="20555.6514705352" calcext:value-type="float">
            <text:p>20555.65</text:p>
          </table:table-cell>
          <table:table-cell table:formula="of:=['Auxiliary lighting'.$A$10]*[.K23] * 12 /1000 * ['Greenhouse structure'.$B$15]" office:value-type="float" office:value="22682.0981743836" calcext:value-type="float">
            <text:p>22682.10</text:p>
          </table:table-cell>
          <table:table-cell table:formula="of:=['Auxiliary lighting'.$A$10]*[.L23] * 12 /1000 * ['Greenhouse structure'.$B$15]" office:value-type="float" office:value="24808.5448782321" calcext:value-type="float">
            <text:p>24808.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['Auxiliary lighting'.$A$10]*[.B24] * 12 /1000 * ['Greenhouse structure'.$B$15]" office:value-type="float" office:value="393.786426638604" calcext:value-type="float">
            <text:p>393.79</text:p>
          </table:table-cell>
          <table:table-cell table:formula="of:=['Auxiliary lighting'.$A$10]*[.C24] * 12 /1000 * ['Greenhouse structure'.$B$15]" office:value-type="float" office:value="2520.23313048707" calcext:value-type="float">
            <text:p>2520.23</text:p>
          </table:table-cell>
          <table:table-cell table:formula="of:=['Auxiliary lighting'.$A$10]*[.D24] * 12 /1000 * ['Greenhouse structure'.$B$15]" office:value-type="float" office:value="4646.67983433553" calcext:value-type="float">
            <text:p>4646.68</text:p>
          </table:table-cell>
          <table:table-cell table:formula="of:=['Auxiliary lighting'.$A$10]*[.E24] * 12 /1000 * ['Greenhouse structure'.$B$15]" office:value-type="float" office:value="6773.126538184" calcext:value-type="float">
            <text:p>6773.13</text:p>
          </table:table-cell>
          <table:table-cell table:formula="of:=['Auxiliary lighting'.$A$10]*[.F24] * 12 /1000 * ['Greenhouse structure'.$B$15]" office:value-type="float" office:value="8899.57324203246" calcext:value-type="float">
            <text:p>8899.57</text:p>
          </table:table-cell>
          <table:table-cell table:formula="of:=['Auxiliary lighting'.$A$10]*[.G24] * 12 /1000 * ['Greenhouse structure'.$B$15]" office:value-type="float" office:value="11026.0199458809" calcext:value-type="float">
            <text:p>11026.02</text:p>
          </table:table-cell>
          <table:table-cell table:formula="of:=['Auxiliary lighting'.$A$10]*[.H24] * 12 /1000 * ['Greenhouse structure'.$B$15]" office:value-type="float" office:value="13152.4666497294" calcext:value-type="float">
            <text:p>13152.47</text:p>
          </table:table-cell>
          <table:table-cell table:formula="of:=['Auxiliary lighting'.$A$10]*[.I24] * 12 /1000 * ['Greenhouse structure'.$B$15]" office:value-type="float" office:value="15278.9133535779" calcext:value-type="float">
            <text:p>15278.91</text:p>
          </table:table-cell>
          <table:table-cell table:formula="of:=['Auxiliary lighting'.$A$10]*[.J24] * 12 /1000 * ['Greenhouse structure'.$B$15]" office:value-type="float" office:value="17405.3600574263" calcext:value-type="float">
            <text:p>17405.36</text:p>
          </table:table-cell>
          <table:table-cell table:formula="of:=['Auxiliary lighting'.$A$10]*[.K24] * 12 /1000 * ['Greenhouse structure'.$B$15]" office:value-type="float" office:value="19531.8067612748" calcext:value-type="float">
            <text:p>19531.81</text:p>
          </table:table-cell>
          <table:table-cell table:formula="of:=['Auxiliary lighting'.$A$10]*[.L24] * 12 /1000 * ['Greenhouse structure'.$B$15]" office:value-type="float" office:value="21658.2534651232" calcext:value-type="float">
            <text:p>21658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['Auxiliary lighting'.$A$10]*[.B25] * 12 /1000 * ['Greenhouse structure'.$B$15]" office:value-type="float" office:value="0" calcext:value-type="float">
            <text:p>0.00</text:p>
          </table:table-cell>
          <table:table-cell table:formula="of:=['Auxiliary lighting'.$A$10]*[.C25] * 12 /1000 * ['Greenhouse structure'.$B$15]" office:value-type="float" office:value="0" calcext:value-type="float">
            <text:p>0.00</text:p>
          </table:table-cell>
          <table:table-cell table:formula="of:=['Auxiliary lighting'.$A$10]*[.D25] * 12 /1000 * ['Greenhouse structure'.$B$15]" office:value-type="float" office:value="1496.3884212267" calcext:value-type="float">
            <text:p>1496.39</text:p>
          </table:table-cell>
          <table:table-cell table:formula="of:=['Auxiliary lighting'.$A$10]*[.E25] * 12 /1000 * ['Greenhouse structure'.$B$15]" office:value-type="float" office:value="3622.83512507516" calcext:value-type="float">
            <text:p>3622.84</text:p>
          </table:table-cell>
          <table:table-cell table:formula="of:=['Auxiliary lighting'.$A$10]*[.F25] * 12 /1000 * ['Greenhouse structure'.$B$15]" office:value-type="float" office:value="5749.28182892363" calcext:value-type="float">
            <text:p>5749.28</text:p>
          </table:table-cell>
          <table:table-cell table:formula="of:=['Auxiliary lighting'.$A$10]*[.G25] * 12 /1000 * ['Greenhouse structure'.$B$15]" office:value-type="float" office:value="7875.72853277209" calcext:value-type="float">
            <text:p>7875.73</text:p>
          </table:table-cell>
          <table:table-cell table:formula="of:=['Auxiliary lighting'.$A$10]*[.H25] * 12 /1000 * ['Greenhouse structure'.$B$15]" office:value-type="float" office:value="10002.1752366206" calcext:value-type="float">
            <text:p>10002.18</text:p>
          </table:table-cell>
          <table:table-cell table:formula="of:=['Auxiliary lighting'.$A$10]*[.I25] * 12 /1000 * ['Greenhouse structure'.$B$15]" office:value-type="float" office:value="12128.621940469" calcext:value-type="float">
            <text:p>12128.62</text:p>
          </table:table-cell>
          <table:table-cell table:formula="of:=['Auxiliary lighting'.$A$10]*[.J25] * 12 /1000 * ['Greenhouse structure'.$B$15]" office:value-type="float" office:value="14255.0686443175" calcext:value-type="float">
            <text:p>14255.07</text:p>
          </table:table-cell>
          <table:table-cell table:formula="of:=['Auxiliary lighting'.$A$10]*[.K25] * 12 /1000 * ['Greenhouse structure'.$B$15]" office:value-type="float" office:value="16381.515348166" calcext:value-type="float">
            <text:p>16381.52</text:p>
          </table:table-cell>
          <table:table-cell table:formula="of:=['Auxiliary lighting'.$A$10]*[.L25] * 12 /1000 * ['Greenhouse structure'.$B$15]" office:value-type="float" office:value="18507.9620520144" calcext:value-type="float">
            <text:p>18507.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['Auxiliary lighting'.$A$10]*[.B26] * 12 /1000 * ['Greenhouse structure'.$B$15]" office:value-type="float" office:value="0" calcext:value-type="float">
            <text:p>0.00</text:p>
          </table:table-cell>
          <table:table-cell table:formula="of:=['Auxiliary lighting'.$A$10]*[.C26] * 12 /1000 * ['Greenhouse structure'.$B$15]" office:value-type="float" office:value="0" calcext:value-type="float">
            <text:p>0.00</text:p>
          </table:table-cell>
          <table:table-cell table:formula="of:=['Auxiliary lighting'.$A$10]*[.D26] * 12 /1000 * ['Greenhouse structure'.$B$15]" office:value-type="float" office:value="0" calcext:value-type="float">
            <text:p>0.00</text:p>
          </table:table-cell>
          <table:table-cell table:formula="of:=['Auxiliary lighting'.$A$10]*[.E26] * 12 /1000 * ['Greenhouse structure'.$B$15]" office:value-type="float" office:value="472.543711966324" calcext:value-type="float">
            <text:p>472.54</text:p>
          </table:table-cell>
          <table:table-cell table:formula="of:=['Auxiliary lighting'.$A$10]*[.F26] * 12 /1000 * ['Greenhouse structure'.$B$15]" office:value-type="float" office:value="2598.99041581479" calcext:value-type="float">
            <text:p>2598.99</text:p>
          </table:table-cell>
          <table:table-cell table:formula="of:=['Auxiliary lighting'.$A$10]*[.G26] * 12 /1000 * ['Greenhouse structure'.$B$15]" office:value-type="float" office:value="4725.43711966325" calcext:value-type="float">
            <text:p>4725.44</text:p>
          </table:table-cell>
          <table:table-cell table:formula="of:=['Auxiliary lighting'.$A$10]*[.H26] * 12 /1000 * ['Greenhouse structure'.$B$15]" office:value-type="float" office:value="6851.88382351172" calcext:value-type="float">
            <text:p>6851.88</text:p>
          </table:table-cell>
          <table:table-cell table:formula="of:=['Auxiliary lighting'.$A$10]*[.I26] * 12 /1000 * ['Greenhouse structure'.$B$15]" office:value-type="float" office:value="8978.33052736018" calcext:value-type="float">
            <text:p>8978.33</text:p>
          </table:table-cell>
          <table:table-cell table:formula="of:=['Auxiliary lighting'.$A$10]*[.J26] * 12 /1000 * ['Greenhouse structure'.$B$15]" office:value-type="float" office:value="11104.7772312086" calcext:value-type="float">
            <text:p>11104.78</text:p>
          </table:table-cell>
          <table:table-cell table:formula="of:=['Auxiliary lighting'.$A$10]*[.K26] * 12 /1000 * ['Greenhouse structure'.$B$15]" office:value-type="float" office:value="13231.2239350571" calcext:value-type="float">
            <text:p>13231.22</text:p>
          </table:table-cell>
          <table:table-cell table:formula="of:=['Auxiliary lighting'.$A$10]*[.L26] * 12 /1000 * ['Greenhouse structure'.$B$15]" office:value-type="float" office:value="15357.6706389056" calcext:value-type="float">
            <text:p>15357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['Auxiliary lighting'.$A$10]*[.B27] * 12 /1000 * ['Greenhouse structure'.$B$15]" office:value-type="float" office:value="0" calcext:value-type="float">
            <text:p>0.00</text:p>
          </table:table-cell>
          <table:table-cell table:formula="of:=['Auxiliary lighting'.$A$10]*[.C27] * 12 /1000 * ['Greenhouse structure'.$B$15]" office:value-type="float" office:value="0" calcext:value-type="float">
            <text:p>0.00</text:p>
          </table:table-cell>
          <table:table-cell table:formula="of:=['Auxiliary lighting'.$A$10]*[.D27] * 12 /1000 * ['Greenhouse structure'.$B$15]" office:value-type="float" office:value="0" calcext:value-type="float">
            <text:p>0.00</text:p>
          </table:table-cell>
          <table:table-cell table:formula="of:=['Auxiliary lighting'.$A$10]*[.E27] * 12 /1000 * ['Greenhouse structure'.$B$15]" office:value-type="float" office:value="472.543711966324" calcext:value-type="float">
            <text:p>472.54</text:p>
          </table:table-cell>
          <table:table-cell table:formula="of:=['Auxiliary lighting'.$A$10]*[.F27] * 12 /1000 * ['Greenhouse structure'.$B$15]" office:value-type="float" office:value="2598.99041581479" calcext:value-type="float">
            <text:p>2598.99</text:p>
          </table:table-cell>
          <table:table-cell table:formula="of:=['Auxiliary lighting'.$A$10]*[.G27] * 12 /1000 * ['Greenhouse structure'.$B$15]" office:value-type="float" office:value="4725.43711966325" calcext:value-type="float">
            <text:p>4725.44</text:p>
          </table:table-cell>
          <table:table-cell table:formula="of:=['Auxiliary lighting'.$A$10]*[.H27] * 12 /1000 * ['Greenhouse structure'.$B$15]" office:value-type="float" office:value="6851.88382351172" calcext:value-type="float">
            <text:p>6851.88</text:p>
          </table:table-cell>
          <table:table-cell table:formula="of:=['Auxiliary lighting'.$A$10]*[.I27] * 12 /1000 * ['Greenhouse structure'.$B$15]" office:value-type="float" office:value="8978.33052736018" calcext:value-type="float">
            <text:p>8978.33</text:p>
          </table:table-cell>
          <table:table-cell table:formula="of:=['Auxiliary lighting'.$A$10]*[.J27] * 12 /1000 * ['Greenhouse structure'.$B$15]" office:value-type="float" office:value="11104.7772312086" calcext:value-type="float">
            <text:p>11104.78</text:p>
          </table:table-cell>
          <table:table-cell table:formula="of:=['Auxiliary lighting'.$A$10]*[.K27] * 12 /1000 * ['Greenhouse structure'.$B$15]" office:value-type="float" office:value="13231.2239350571" calcext:value-type="float">
            <text:p>13231.22</text:p>
          </table:table-cell>
          <table:table-cell table:formula="of:=['Auxiliary lighting'.$A$10]*[.L27] * 12 /1000 * ['Greenhouse structure'.$B$15]" office:value-type="float" office:value="15357.6706389056" calcext:value-type="float">
            <text:p>15357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['Auxiliary lighting'.$A$10]*[.B28] * 12 /1000 * ['Greenhouse structure'.$B$15]" office:value-type="float" office:value="0" calcext:value-type="float">
            <text:p>0.00</text:p>
          </table:table-cell>
          <table:table-cell table:formula="of:=['Auxiliary lighting'.$A$10]*[.C28] * 12 /1000 * ['Greenhouse structure'.$B$15]" office:value-type="float" office:value="0" calcext:value-type="float">
            <text:p>0.00</text:p>
          </table:table-cell>
          <table:table-cell table:formula="of:=['Auxiliary lighting'.$A$10]*[.D28] * 12 /1000 * ['Greenhouse structure'.$B$15]" office:value-type="float" office:value="0" calcext:value-type="float">
            <text:p>0.00</text:p>
          </table:table-cell>
          <table:table-cell table:formula="of:=['Auxiliary lighting'.$A$10]*[.E28] * 12 /1000 * ['Greenhouse structure'.$B$15]" office:value-type="float" office:value="0" calcext:value-type="float">
            <text:p>0.00</text:p>
          </table:table-cell>
          <table:table-cell table:formula="of:=['Auxiliary lighting'.$A$10]*[.F28] * 12 /1000 * ['Greenhouse structure'.$B$15]" office:value-type="float" office:value="1023.84470926037" calcext:value-type="float">
            <text:p>1023.84</text:p>
          </table:table-cell>
          <table:table-cell table:formula="of:=['Auxiliary lighting'.$A$10]*[.G28] * 12 /1000 * ['Greenhouse structure'.$B$15]" office:value-type="float" office:value="3150.29141310884" calcext:value-type="float">
            <text:p>3150.29</text:p>
          </table:table-cell>
          <table:table-cell table:formula="of:=['Auxiliary lighting'.$A$10]*[.H28] * 12 /1000 * ['Greenhouse structure'.$B$15]" office:value-type="float" office:value="5276.7381169573" calcext:value-type="float">
            <text:p>5276.74</text:p>
          </table:table-cell>
          <table:table-cell table:formula="of:=['Auxiliary lighting'.$A$10]*[.I28] * 12 /1000 * ['Greenhouse structure'.$B$15]" office:value-type="float" office:value="7403.18482080576" calcext:value-type="float">
            <text:p>7403.18</text:p>
          </table:table-cell>
          <table:table-cell table:formula="of:=['Auxiliary lighting'.$A$10]*[.J28] * 12 /1000 * ['Greenhouse structure'.$B$15]" office:value-type="float" office:value="9529.63152465423" calcext:value-type="float">
            <text:p>9529.63</text:p>
          </table:table-cell>
          <table:table-cell table:formula="of:=['Auxiliary lighting'.$A$10]*[.K28] * 12 /1000 * ['Greenhouse structure'.$B$15]" office:value-type="float" office:value="11656.0782285027" calcext:value-type="float">
            <text:p>11656.08</text:p>
          </table:table-cell>
          <table:table-cell table:formula="of:=['Auxiliary lighting'.$A$10]*[.L28] * 12 /1000 * ['Greenhouse structure'.$B$15]" office:value-type="float" office:value="13782.5249323512" calcext:value-type="float">
            <text:p>13782.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['Auxiliary lighting'.$A$10]*[.B29] * 12 /1000 * ['Greenhouse structure'.$B$15]" office:value-type="float" office:value="0" calcext:value-type="float">
            <text:p>0.00</text:p>
          </table:table-cell>
          <table:table-cell table:formula="of:=['Auxiliary lighting'.$A$10]*[.C29] * 12 /1000 * ['Greenhouse structure'.$B$15]" office:value-type="float" office:value="0" calcext:value-type="float">
            <text:p>0.00</text:p>
          </table:table-cell>
          <table:table-cell table:formula="of:=['Auxiliary lighting'.$A$10]*[.D29] * 12 /1000 * ['Greenhouse structure'.$B$15]" office:value-type="float" office:value="0" calcext:value-type="float">
            <text:p>0.00</text:p>
          </table:table-cell>
          <table:table-cell table:formula="of:=['Auxiliary lighting'.$A$10]*[.E29] * 12 /1000 * ['Greenhouse structure'.$B$15]" office:value-type="float" office:value="2047.68941852074" calcext:value-type="float">
            <text:p>2047.69</text:p>
          </table:table-cell>
          <table:table-cell table:formula="of:=['Auxiliary lighting'.$A$10]*[.F29] * 12 /1000 * ['Greenhouse structure'.$B$15]" office:value-type="float" office:value="4174.13612236921" calcext:value-type="float">
            <text:p>4174.14</text:p>
          </table:table-cell>
          <table:table-cell table:formula="of:=['Auxiliary lighting'.$A$10]*[.G29] * 12 /1000 * ['Greenhouse structure'.$B$15]" office:value-type="float" office:value="6300.58282621767" calcext:value-type="float">
            <text:p>6300.58</text:p>
          </table:table-cell>
          <table:table-cell table:formula="of:=['Auxiliary lighting'.$A$10]*[.H29] * 12 /1000 * ['Greenhouse structure'.$B$15]" office:value-type="float" office:value="8427.02953006614" calcext:value-type="float">
            <text:p>8427.03</text:p>
          </table:table-cell>
          <table:table-cell table:formula="of:=['Auxiliary lighting'.$A$10]*[.I29] * 12 /1000 * ['Greenhouse structure'.$B$15]" office:value-type="float" office:value="10553.4762339146" calcext:value-type="float">
            <text:p>10553.48</text:p>
          </table:table-cell>
          <table:table-cell table:formula="of:=['Auxiliary lighting'.$A$10]*[.J29] * 12 /1000 * ['Greenhouse structure'.$B$15]" office:value-type="float" office:value="12679.9229377631" calcext:value-type="float">
            <text:p>12679.92</text:p>
          </table:table-cell>
          <table:table-cell table:formula="of:=['Auxiliary lighting'.$A$10]*[.K29] * 12 /1000 * ['Greenhouse structure'.$B$15]" office:value-type="float" office:value="14806.3696416115" calcext:value-type="float">
            <text:p>14806.37</text:p>
          </table:table-cell>
          <table:table-cell table:formula="of:=['Auxiliary lighting'.$A$10]*[.L29] * 12 /1000 * ['Greenhouse structure'.$B$15]" office:value-type="float" office:value="16932.81634546" calcext:value-type="float">
            <text:p>16932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['Auxiliary lighting'.$A$10]*[.B30] * 12 /1000 * ['Greenhouse structure'.$B$15]" office:value-type="float" office:value="0" calcext:value-type="float">
            <text:p>0.00</text:p>
          </table:table-cell>
          <table:table-cell table:formula="of:=['Auxiliary lighting'.$A$10]*[.C30] * 12 /1000 * ['Greenhouse structure'.$B$15]" office:value-type="float" office:value="0" calcext:value-type="float">
            <text:p>0.00</text:p>
          </table:table-cell>
          <table:table-cell table:formula="of:=['Auxiliary lighting'.$A$10]*[.D30] * 12 /1000 * ['Greenhouse structure'.$B$15]" office:value-type="float" office:value="1496.3884212267" calcext:value-type="float">
            <text:p>1496.39</text:p>
          </table:table-cell>
          <table:table-cell table:formula="of:=['Auxiliary lighting'.$A$10]*[.E30] * 12 /1000 * ['Greenhouse structure'.$B$15]" office:value-type="float" office:value="3622.83512507516" calcext:value-type="float">
            <text:p>3622.84</text:p>
          </table:table-cell>
          <table:table-cell table:formula="of:=['Auxiliary lighting'.$A$10]*[.F30] * 12 /1000 * ['Greenhouse structure'.$B$15]" office:value-type="float" office:value="5749.28182892363" calcext:value-type="float">
            <text:p>5749.28</text:p>
          </table:table-cell>
          <table:table-cell table:formula="of:=['Auxiliary lighting'.$A$10]*[.G30] * 12 /1000 * ['Greenhouse structure'.$B$15]" office:value-type="float" office:value="7875.72853277209" calcext:value-type="float">
            <text:p>7875.73</text:p>
          </table:table-cell>
          <table:table-cell table:formula="of:=['Auxiliary lighting'.$A$10]*[.H30] * 12 /1000 * ['Greenhouse structure'.$B$15]" office:value-type="float" office:value="10002.1752366206" calcext:value-type="float">
            <text:p>10002.18</text:p>
          </table:table-cell>
          <table:table-cell table:formula="of:=['Auxiliary lighting'.$A$10]*[.I30] * 12 /1000 * ['Greenhouse structure'.$B$15]" office:value-type="float" office:value="12128.621940469" calcext:value-type="float">
            <text:p>12128.62</text:p>
          </table:table-cell>
          <table:table-cell table:formula="of:=['Auxiliary lighting'.$A$10]*[.J30] * 12 /1000 * ['Greenhouse structure'.$B$15]" office:value-type="float" office:value="14255.0686443175" calcext:value-type="float">
            <text:p>14255.07</text:p>
          </table:table-cell>
          <table:table-cell table:formula="of:=['Auxiliary lighting'.$A$10]*[.K30] * 12 /1000 * ['Greenhouse structure'.$B$15]" office:value-type="float" office:value="16381.515348166" calcext:value-type="float">
            <text:p>16381.52</text:p>
          </table:table-cell>
          <table:table-cell table:formula="of:=['Auxiliary lighting'.$A$10]*[.L30] * 12 /1000 * ['Greenhouse structure'.$B$15]" office:value-type="float" office:value="18507.9620520144" calcext:value-type="float">
            <text:p>18507.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['Auxiliary lighting'.$A$10]*[.B31] * 12 /1000 * ['Greenhouse structure'.$B$15]" office:value-type="float" office:value="1968.93213319302" calcext:value-type="float">
            <text:p>1968.93</text:p>
          </table:table-cell>
          <table:table-cell table:formula="of:=['Auxiliary lighting'.$A$10]*[.C31] * 12 /1000 * ['Greenhouse structure'.$B$15]" office:value-type="float" office:value="4095.37883704149" calcext:value-type="float">
            <text:p>4095.38</text:p>
          </table:table-cell>
          <table:table-cell table:formula="of:=['Auxiliary lighting'.$A$10]*[.D31] * 12 /1000 * ['Greenhouse structure'.$B$15]" office:value-type="float" office:value="6221.82554088995" calcext:value-type="float">
            <text:p>6221.83</text:p>
          </table:table-cell>
          <table:table-cell table:formula="of:=['Auxiliary lighting'.$A$10]*[.E31] * 12 /1000 * ['Greenhouse structure'.$B$15]" office:value-type="float" office:value="8348.27224473842" calcext:value-type="float">
            <text:p>8348.27</text:p>
          </table:table-cell>
          <table:table-cell table:formula="of:=['Auxiliary lighting'.$A$10]*[.F31] * 12 /1000 * ['Greenhouse structure'.$B$15]" office:value-type="float" office:value="10474.7189485869" calcext:value-type="float">
            <text:p>10474.72</text:p>
          </table:table-cell>
          <table:table-cell table:formula="of:=['Auxiliary lighting'.$A$10]*[.G31] * 12 /1000 * ['Greenhouse structure'.$B$15]" office:value-type="float" office:value="12601.1656524353" calcext:value-type="float">
            <text:p>12601.17</text:p>
          </table:table-cell>
          <table:table-cell table:formula="of:=['Auxiliary lighting'.$A$10]*[.H31] * 12 /1000 * ['Greenhouse structure'.$B$15]" office:value-type="float" office:value="14727.6123562838" calcext:value-type="float">
            <text:p>14727.61</text:p>
          </table:table-cell>
          <table:table-cell table:formula="of:=['Auxiliary lighting'.$A$10]*[.I31] * 12 /1000 * ['Greenhouse structure'.$B$15]" office:value-type="float" office:value="16854.0590601323" calcext:value-type="float">
            <text:p>16854.06</text:p>
          </table:table-cell>
          <table:table-cell table:formula="of:=['Auxiliary lighting'.$A$10]*[.J31] * 12 /1000 * ['Greenhouse structure'.$B$15]" office:value-type="float" office:value="18980.5057639807" calcext:value-type="float">
            <text:p>18980.51</text:p>
          </table:table-cell>
          <table:table-cell table:formula="of:=['Auxiliary lighting'.$A$10]*[.K31] * 12 /1000 * ['Greenhouse structure'.$B$15]" office:value-type="float" office:value="21106.9524678292" calcext:value-type="float">
            <text:p>21106.95</text:p>
          </table:table-cell>
          <table:table-cell table:formula="of:=['Auxiliary lighting'.$A$10]*[.L31] * 12 /1000 * ['Greenhouse structure'.$B$15]" office:value-type="float" office:value="23233.3991716777" calcext:value-type="float">
            <text:p>23233.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['Auxiliary lighting'.$A$10]*[.B32] * 12 /1000 * ['Greenhouse structure'.$B$15]" office:value-type="float" office:value="5119.22354630186" calcext:value-type="float">
            <text:p>5119.22</text:p>
          </table:table-cell>
          <table:table-cell table:formula="of:=['Auxiliary lighting'.$A$10]*[.C32] * 12 /1000 * ['Greenhouse structure'.$B$15]" office:value-type="float" office:value="7245.67025015032" calcext:value-type="float">
            <text:p>7245.67</text:p>
          </table:table-cell>
          <table:table-cell table:formula="of:=['Auxiliary lighting'.$A$10]*[.D32] * 12 /1000 * ['Greenhouse structure'.$B$15]" office:value-type="float" office:value="9372.11695399879" calcext:value-type="float">
            <text:p>9372.12</text:p>
          </table:table-cell>
          <table:table-cell table:formula="of:=['Auxiliary lighting'.$A$10]*[.E32] * 12 /1000 * ['Greenhouse structure'.$B$15]" office:value-type="float" office:value="11498.5636578473" calcext:value-type="float">
            <text:p>11498.56</text:p>
          </table:table-cell>
          <table:table-cell table:formula="of:=['Auxiliary lighting'.$A$10]*[.F32] * 12 /1000 * ['Greenhouse structure'.$B$15]" office:value-type="float" office:value="13625.0103616957" calcext:value-type="float">
            <text:p>13625.01</text:p>
          </table:table-cell>
          <table:table-cell table:formula="of:=['Auxiliary lighting'.$A$10]*[.G32] * 12 /1000 * ['Greenhouse structure'.$B$15]" office:value-type="float" office:value="15751.4570655442" calcext:value-type="float">
            <text:p>15751.46</text:p>
          </table:table-cell>
          <table:table-cell table:formula="of:=['Auxiliary lighting'.$A$10]*[.H32] * 12 /1000 * ['Greenhouse structure'.$B$15]" office:value-type="float" office:value="17877.9037693926" calcext:value-type="float">
            <text:p>17877.90</text:p>
          </table:table-cell>
          <table:table-cell table:formula="of:=['Auxiliary lighting'.$A$10]*[.I32] * 12 /1000 * ['Greenhouse structure'.$B$15]" office:value-type="float" office:value="20004.3504732411" calcext:value-type="float">
            <text:p>20004.35</text:p>
          </table:table-cell>
          <table:table-cell table:formula="of:=['Auxiliary lighting'.$A$10]*[.J32] * 12 /1000 * ['Greenhouse structure'.$B$15]" office:value-type="float" office:value="22130.7971770896" calcext:value-type="float">
            <text:p>22130.80</text:p>
          </table:table-cell>
          <table:table-cell table:formula="of:=['Auxiliary lighting'.$A$10]*[.K32] * 12 /1000 * ['Greenhouse structure'.$B$15]" office:value-type="float" office:value="24257.243880938" calcext:value-type="float">
            <text:p>24257.24</text:p>
          </table:table-cell>
          <table:table-cell table:formula="of:=['Auxiliary lighting'.$A$10]*[.L32] * 12 /1000 * ['Greenhouse structure'.$B$15]" office:value-type="float" office:value="26383.6905847865" calcext:value-type="float">
            <text:p>26383.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['Auxiliary lighting'.$A$10]*[.B33] * 12 /1000 * ['Greenhouse structure'.$B$15]" office:value-type="float" office:value="6694.36925285628" calcext:value-type="float">
            <text:p>6694.37</text:p>
          </table:table-cell>
          <table:table-cell table:formula="of:=['Auxiliary lighting'.$A$10]*[.C33] * 12 /1000 * ['Greenhouse structure'.$B$15]" office:value-type="float" office:value="8820.81595670474" calcext:value-type="float">
            <text:p>8820.82</text:p>
          </table:table-cell>
          <table:table-cell table:formula="of:=['Auxiliary lighting'.$A$10]*[.D33] * 12 /1000 * ['Greenhouse structure'.$B$15]" office:value-type="float" office:value="10947.2626605532" calcext:value-type="float">
            <text:p>10947.26</text:p>
          </table:table-cell>
          <table:table-cell table:formula="of:=['Auxiliary lighting'.$A$10]*[.E33] * 12 /1000 * ['Greenhouse structure'.$B$15]" office:value-type="float" office:value="13073.7093644017" calcext:value-type="float">
            <text:p>13073.71</text:p>
          </table:table-cell>
          <table:table-cell table:formula="of:=['Auxiliary lighting'.$A$10]*[.F33] * 12 /1000 * ['Greenhouse structure'.$B$15]" office:value-type="float" office:value="15200.1560682501" calcext:value-type="float">
            <text:p>15200.16</text:p>
          </table:table-cell>
          <table:table-cell table:formula="of:=['Auxiliary lighting'.$A$10]*[.G33] * 12 /1000 * ['Greenhouse structure'.$B$15]" office:value-type="float" office:value="17326.6027720986" calcext:value-type="float">
            <text:p>17326.60</text:p>
          </table:table-cell>
          <table:table-cell table:formula="of:=['Auxiliary lighting'.$A$10]*[.H33] * 12 /1000 * ['Greenhouse structure'.$B$15]" office:value-type="float" office:value="19453.0494759471" calcext:value-type="float">
            <text:p>19453.05</text:p>
          </table:table-cell>
          <table:table-cell table:formula="of:=['Auxiliary lighting'.$A$10]*[.I33] * 12 /1000 * ['Greenhouse structure'.$B$15]" office:value-type="float" office:value="21579.4961797955" calcext:value-type="float">
            <text:p>21579.50</text:p>
          </table:table-cell>
          <table:table-cell table:formula="of:=['Auxiliary lighting'.$A$10]*[.J33] * 12 /1000 * ['Greenhouse structure'.$B$15]" office:value-type="float" office:value="23705.942883644" calcext:value-type="float">
            <text:p>23705.94</text:p>
          </table:table-cell>
          <table:table-cell table:formula="of:=['Auxiliary lighting'.$A$10]*[.K33] * 12 /1000 * ['Greenhouse structure'.$B$15]" office:value-type="float" office:value="25832.3895874925" calcext:value-type="float">
            <text:p>25832.39</text:p>
          </table:table-cell>
          <table:table-cell table:formula="of:=['Auxiliary lighting'.$A$10]*[.L33] * 12 /1000 * ['Greenhouse structure'.$B$15]" office:value-type="float" office:value="27958.8362913409" calcext:value-type="float">
            <text:p>27958.84</text:p>
          </table:table-cell>
          <table:table-cell table:number-columns-repeated="5"/>
        </table:table-row>
        <table:table-row table:style-name="ro2" table:number-rows-repeated="3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kWh per day per m2 18 hour light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['Auxiliary lighting'.$A$10]*[.B22] * 18 /1000 * ['Greenhouse structure'.$B$23]" office:value-type="float" office:value="1679.7452261303" calcext:value-type="float">
            <text:p>1679.75</text:p>
          </table:table-cell>
          <table:table-cell table:formula="of:=['Auxiliary lighting'.$A$10]*[.C22] * 18 /1000 * ['Greenhouse structure'.$B$23]" office:value-type="float" office:value="2377.48555083057" calcext:value-type="float">
            <text:p>2377.49</text:p>
          </table:table-cell>
          <table:table-cell table:formula="of:=['Auxiliary lighting'.$A$10]*[.D22] * 18 /1000 * ['Greenhouse structure'.$B$23]" office:value-type="float" office:value="3075.22587553085" calcext:value-type="float">
            <text:p>3075.23</text:p>
          </table:table-cell>
          <table:table-cell table:formula="of:=['Auxiliary lighting'.$A$10]*[.E22] * 18 /1000 * ['Greenhouse structure'.$B$23]" office:value-type="float" office:value="3772.96620023113" calcext:value-type="float">
            <text:p>3772.97</text:p>
          </table:table-cell>
          <table:table-cell table:formula="of:=['Auxiliary lighting'.$A$10]*[.F22] * 18 /1000 * ['Greenhouse structure'.$B$23]" office:value-type="float" office:value="4470.70652493141" calcext:value-type="float">
            <text:p>4470.71</text:p>
          </table:table-cell>
          <table:table-cell table:formula="of:=['Auxiliary lighting'.$A$10]*[.G22] * 18 /1000 * ['Greenhouse structure'.$B$23]" office:value-type="float" office:value="5168.44684963168" calcext:value-type="float">
            <text:p>5168.45</text:p>
          </table:table-cell>
          <table:table-cell table:formula="of:=['Auxiliary lighting'.$A$10]*[.H22] * 18 /1000 * ['Greenhouse structure'.$B$23]" office:value-type="float" office:value="5866.18717433196" calcext:value-type="float">
            <text:p>5866.19</text:p>
          </table:table-cell>
          <table:table-cell table:formula="of:=['Auxiliary lighting'.$A$10]*[.I22] * 18 /1000 * ['Greenhouse structure'.$B$23]" office:value-type="float" office:value="6563.92749903224" calcext:value-type="float">
            <text:p>6563.93</text:p>
          </table:table-cell>
          <table:table-cell table:formula="of:=['Auxiliary lighting'.$A$10]*[.J22] * 18 /1000 * ['Greenhouse structure'.$B$23]" office:value-type="float" office:value="7261.66782373252" calcext:value-type="float">
            <text:p>7261.67</text:p>
          </table:table-cell>
          <table:table-cell table:formula="of:=['Auxiliary lighting'.$A$10]*[.K22] * 18 /1000 * ['Greenhouse structure'.$B$23]" office:value-type="float" office:value="7959.40814843279" calcext:value-type="float">
            <text:p>7959.41</text:p>
          </table:table-cell>
          <table:table-cell table:formula="of:=['Auxiliary lighting'.$A$10]*[.L22] * 18 /1000 * ['Greenhouse structure'.$B$23]" office:value-type="float" office:value="8657.14847313307" calcext:value-type="float">
            <text:p>8657.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['Auxiliary lighting'.$A$10]*[.B23] * 18 /1000 * ['Greenhouse structure'.$B$23]" office:value-type="float" office:value="1162.90054116713" calcext:value-type="float">
            <text:p>1162.90</text:p>
          </table:table-cell>
          <table:table-cell table:formula="of:=['Auxiliary lighting'.$A$10]*[.C23] * 18 /1000 * ['Greenhouse structure'.$B$23]" office:value-type="float" office:value="1860.64086586741" calcext:value-type="float">
            <text:p>1860.64</text:p>
          </table:table-cell>
          <table:table-cell table:formula="of:=['Auxiliary lighting'.$A$10]*[.D23] * 18 /1000 * ['Greenhouse structure'.$B$23]" office:value-type="float" office:value="2558.38119056768" calcext:value-type="float">
            <text:p>2558.38</text:p>
          </table:table-cell>
          <table:table-cell table:formula="of:=['Auxiliary lighting'.$A$10]*[.E23] * 18 /1000 * ['Greenhouse structure'.$B$23]" office:value-type="float" office:value="3256.12151526796" calcext:value-type="float">
            <text:p>3256.12</text:p>
          </table:table-cell>
          <table:table-cell table:formula="of:=['Auxiliary lighting'.$A$10]*[.F23] * 18 /1000 * ['Greenhouse structure'.$B$23]" office:value-type="float" office:value="3953.86183996824" calcext:value-type="float">
            <text:p>3953.86</text:p>
          </table:table-cell>
          <table:table-cell table:formula="of:=['Auxiliary lighting'.$A$10]*[.G23] * 18 /1000 * ['Greenhouse structure'.$B$23]" office:value-type="float" office:value="4651.60216466852" calcext:value-type="float">
            <text:p>4651.60</text:p>
          </table:table-cell>
          <table:table-cell table:formula="of:=['Auxiliary lighting'.$A$10]*[.H23] * 18 /1000 * ['Greenhouse structure'.$B$23]" office:value-type="float" office:value="5349.34248936879" calcext:value-type="float">
            <text:p>5349.34</text:p>
          </table:table-cell>
          <table:table-cell table:formula="of:=['Auxiliary lighting'.$A$10]*[.I23] * 18 /1000 * ['Greenhouse structure'.$B$23]" office:value-type="float" office:value="6047.08281406907" calcext:value-type="float">
            <text:p>6047.08</text:p>
          </table:table-cell>
          <table:table-cell table:formula="of:=['Auxiliary lighting'.$A$10]*[.J23] * 18 /1000 * ['Greenhouse structure'.$B$23]" office:value-type="float" office:value="6744.82313876935" calcext:value-type="float">
            <text:p>6744.82</text:p>
          </table:table-cell>
          <table:table-cell table:formula="of:=['Auxiliary lighting'.$A$10]*[.K23] * 18 /1000 * ['Greenhouse structure'.$B$23]" office:value-type="float" office:value="7442.56346346963" calcext:value-type="float">
            <text:p>7442.56</text:p>
          </table:table-cell>
          <table:table-cell table:formula="of:=['Auxiliary lighting'.$A$10]*[.L23] * 18 /1000 * ['Greenhouse structure'.$B$23]" office:value-type="float" office:value="8140.3037881699" calcext:value-type="float">
            <text:p>8140.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['Auxiliary lighting'.$A$10]*[.B24] * 18 /1000 * ['Greenhouse structure'.$B$23]" office:value-type="float" office:value="129.211171240792" calcext:value-type="float">
            <text:p>129.21</text:p>
          </table:table-cell>
          <table:table-cell table:formula="of:=['Auxiliary lighting'.$A$10]*[.C24] * 18 /1000 * ['Greenhouse structure'.$B$23]" office:value-type="float" office:value="826.951495941069" calcext:value-type="float">
            <text:p>826.95</text:p>
          </table:table-cell>
          <table:table-cell table:formula="of:=['Auxiliary lighting'.$A$10]*[.D24] * 18 /1000 * ['Greenhouse structure'.$B$23]" office:value-type="float" office:value="1524.69182064135" calcext:value-type="float">
            <text:p>1524.69</text:p>
          </table:table-cell>
          <table:table-cell table:formula="of:=['Auxiliary lighting'.$A$10]*[.E24] * 18 /1000 * ['Greenhouse structure'.$B$23]" office:value-type="float" office:value="2222.43214534162" calcext:value-type="float">
            <text:p>2222.43</text:p>
          </table:table-cell>
          <table:table-cell table:formula="of:=['Auxiliary lighting'.$A$10]*[.F24] * 18 /1000 * ['Greenhouse structure'.$B$23]" office:value-type="float" office:value="2920.1724700419" calcext:value-type="float">
            <text:p>2920.17</text:p>
          </table:table-cell>
          <table:table-cell table:formula="of:=['Auxiliary lighting'.$A$10]*[.G24] * 18 /1000 * ['Greenhouse structure'.$B$23]" office:value-type="float" office:value="3617.91279474218" calcext:value-type="float">
            <text:p>3617.91</text:p>
          </table:table-cell>
          <table:table-cell table:formula="of:=['Auxiliary lighting'.$A$10]*[.H24] * 18 /1000 * ['Greenhouse structure'.$B$23]" office:value-type="float" office:value="4315.65311944246" calcext:value-type="float">
            <text:p>4315.65</text:p>
          </table:table-cell>
          <table:table-cell table:formula="of:=['Auxiliary lighting'.$A$10]*[.I24] * 18 /1000 * ['Greenhouse structure'.$B$23]" office:value-type="float" office:value="5013.39344414273" calcext:value-type="float">
            <text:p>5013.39</text:p>
          </table:table-cell>
          <table:table-cell table:formula="of:=['Auxiliary lighting'.$A$10]*[.J24] * 18 /1000 * ['Greenhouse structure'.$B$23]" office:value-type="float" office:value="5711.13376884301" calcext:value-type="float">
            <text:p>5711.13</text:p>
          </table:table-cell>
          <table:table-cell table:formula="of:=['Auxiliary lighting'.$A$10]*[.K24] * 18 /1000 * ['Greenhouse structure'.$B$23]" office:value-type="float" office:value="6408.87409354329" calcext:value-type="float">
            <text:p>6408.87</text:p>
          </table:table-cell>
          <table:table-cell table:formula="of:=['Auxiliary lighting'.$A$10]*[.L24] * 18 /1000 * ['Greenhouse structure'.$B$23]" office:value-type="float" office:value="7106.61441824357" calcext:value-type="float">
            <text:p>7106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['Auxiliary lighting'.$A$10]*[.B25] * 18 /1000 * ['Greenhouse structure'.$B$23]" office:value-type="float" office:value="0" calcext:value-type="float">
            <text:p>0.00</text:p>
          </table:table-cell>
          <table:table-cell table:formula="of:=['Auxiliary lighting'.$A$10]*[.C25] * 18 /1000 * ['Greenhouse structure'.$B$23]" office:value-type="float" office:value="0" calcext:value-type="float">
            <text:p>0.00</text:p>
          </table:table-cell>
          <table:table-cell table:formula="of:=['Auxiliary lighting'.$A$10]*[.D25] * 18 /1000 * ['Greenhouse structure'.$B$23]" office:value-type="float" office:value="491.002450715011" calcext:value-type="float">
            <text:p>491.00</text:p>
          </table:table-cell>
          <table:table-cell table:formula="of:=['Auxiliary lighting'.$A$10]*[.E25] * 18 /1000 * ['Greenhouse structure'.$B$23]" office:value-type="float" office:value="1188.74277541529" calcext:value-type="float">
            <text:p>1188.74</text:p>
          </table:table-cell>
          <table:table-cell table:formula="of:=['Auxiliary lighting'.$A$10]*[.F25] * 18 /1000 * ['Greenhouse structure'.$B$23]" office:value-type="float" office:value="1886.48310011557" calcext:value-type="float">
            <text:p>1886.48</text:p>
          </table:table-cell>
          <table:table-cell table:formula="of:=['Auxiliary lighting'.$A$10]*[.G25] * 18 /1000 * ['Greenhouse structure'.$B$23]" office:value-type="float" office:value="2584.22342481584" calcext:value-type="float">
            <text:p>2584.22</text:p>
          </table:table-cell>
          <table:table-cell table:formula="of:=['Auxiliary lighting'.$A$10]*[.H25] * 18 /1000 * ['Greenhouse structure'.$B$23]" office:value-type="float" office:value="3281.96374951612" calcext:value-type="float">
            <text:p>3281.96</text:p>
          </table:table-cell>
          <table:table-cell table:formula="of:=['Auxiliary lighting'.$A$10]*[.I25] * 18 /1000 * ['Greenhouse structure'.$B$23]" office:value-type="float" office:value="3979.7040742164" calcext:value-type="float">
            <text:p>3979.70</text:p>
          </table:table-cell>
          <table:table-cell table:formula="of:=['Auxiliary lighting'.$A$10]*[.J25] * 18 /1000 * ['Greenhouse structure'.$B$23]" office:value-type="float" office:value="4677.44439891668" calcext:value-type="float">
            <text:p>4677.44</text:p>
          </table:table-cell>
          <table:table-cell table:formula="of:=['Auxiliary lighting'.$A$10]*[.K25] * 18 /1000 * ['Greenhouse structure'.$B$23]" office:value-type="float" office:value="5375.18472361695" calcext:value-type="float">
            <text:p>5375.18</text:p>
          </table:table-cell>
          <table:table-cell table:formula="of:=['Auxiliary lighting'.$A$10]*[.L25] * 18 /1000 * ['Greenhouse structure'.$B$23]" office:value-type="float" office:value="6072.92504831723" calcext:value-type="float">
            <text:p>6072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['Auxiliary lighting'.$A$10]*[.B26] * 18 /1000 * ['Greenhouse structure'.$B$23]" office:value-type="float" office:value="0" calcext:value-type="float">
            <text:p>0.00</text:p>
          </table:table-cell>
          <table:table-cell table:formula="of:=['Auxiliary lighting'.$A$10]*[.C26] * 18 /1000 * ['Greenhouse structure'.$B$23]" office:value-type="float" office:value="0" calcext:value-type="float">
            <text:p>0.00</text:p>
          </table:table-cell>
          <table:table-cell table:formula="of:=['Auxiliary lighting'.$A$10]*[.D26] * 18 /1000 * ['Greenhouse structure'.$B$23]" office:value-type="float" office:value="0" calcext:value-type="float">
            <text:p>0.00</text:p>
          </table:table-cell>
          <table:table-cell table:formula="of:=['Auxiliary lighting'.$A$10]*[.E26] * 18 /1000 * ['Greenhouse structure'.$B$23]" office:value-type="float" office:value="155.05340548895" calcext:value-type="float">
            <text:p>155.05</text:p>
          </table:table-cell>
          <table:table-cell table:formula="of:=['Auxiliary lighting'.$A$10]*[.F26] * 18 /1000 * ['Greenhouse structure'.$B$23]" office:value-type="float" office:value="852.793730189228" calcext:value-type="float">
            <text:p>852.79</text:p>
          </table:table-cell>
          <table:table-cell table:formula="of:=['Auxiliary lighting'.$A$10]*[.G26] * 18 /1000 * ['Greenhouse structure'.$B$23]" office:value-type="float" office:value="1550.53405488951" calcext:value-type="float">
            <text:p>1550.53</text:p>
          </table:table-cell>
          <table:table-cell table:formula="of:=['Auxiliary lighting'.$A$10]*[.H26] * 18 /1000 * ['Greenhouse structure'.$B$23]" office:value-type="float" office:value="2248.27437958978" calcext:value-type="float">
            <text:p>2248.27</text:p>
          </table:table-cell>
          <table:table-cell table:formula="of:=['Auxiliary lighting'.$A$10]*[.I26] * 18 /1000 * ['Greenhouse structure'.$B$23]" office:value-type="float" office:value="2946.01470429006" calcext:value-type="float">
            <text:p>2946.01</text:p>
          </table:table-cell>
          <table:table-cell table:formula="of:=['Auxiliary lighting'.$A$10]*[.J26] * 18 /1000 * ['Greenhouse structure'.$B$23]" office:value-type="float" office:value="3643.75502899034" calcext:value-type="float">
            <text:p>3643.76</text:p>
          </table:table-cell>
          <table:table-cell table:formula="of:=['Auxiliary lighting'.$A$10]*[.K26] * 18 /1000 * ['Greenhouse structure'.$B$23]" office:value-type="float" office:value="4341.49535369062" calcext:value-type="float">
            <text:p>4341.50</text:p>
          </table:table-cell>
          <table:table-cell table:formula="of:=['Auxiliary lighting'.$A$10]*[.L26] * 18 /1000 * ['Greenhouse structure'.$B$23]" office:value-type="float" office:value="5039.23567839089" calcext:value-type="float">
            <text:p>5039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['Auxiliary lighting'.$A$10]*[.B27] * 18 /1000 * ['Greenhouse structure'.$B$23]" office:value-type="float" office:value="0" calcext:value-type="float">
            <text:p>0.00</text:p>
          </table:table-cell>
          <table:table-cell table:formula="of:=['Auxiliary lighting'.$A$10]*[.C27] * 18 /1000 * ['Greenhouse structure'.$B$23]" office:value-type="float" office:value="0" calcext:value-type="float">
            <text:p>0.00</text:p>
          </table:table-cell>
          <table:table-cell table:formula="of:=['Auxiliary lighting'.$A$10]*[.D27] * 18 /1000 * ['Greenhouse structure'.$B$23]" office:value-type="float" office:value="0" calcext:value-type="float">
            <text:p>0.00</text:p>
          </table:table-cell>
          <table:table-cell table:formula="of:=['Auxiliary lighting'.$A$10]*[.E27] * 18 /1000 * ['Greenhouse structure'.$B$23]" office:value-type="float" office:value="155.05340548895" calcext:value-type="float">
            <text:p>155.05</text:p>
          </table:table-cell>
          <table:table-cell table:formula="of:=['Auxiliary lighting'.$A$10]*[.F27] * 18 /1000 * ['Greenhouse structure'.$B$23]" office:value-type="float" office:value="852.793730189228" calcext:value-type="float">
            <text:p>852.79</text:p>
          </table:table-cell>
          <table:table-cell table:formula="of:=['Auxiliary lighting'.$A$10]*[.G27] * 18 /1000 * ['Greenhouse structure'.$B$23]" office:value-type="float" office:value="1550.53405488951" calcext:value-type="float">
            <text:p>1550.53</text:p>
          </table:table-cell>
          <table:table-cell table:formula="of:=['Auxiliary lighting'.$A$10]*[.H27] * 18 /1000 * ['Greenhouse structure'.$B$23]" office:value-type="float" office:value="2248.27437958978" calcext:value-type="float">
            <text:p>2248.27</text:p>
          </table:table-cell>
          <table:table-cell table:formula="of:=['Auxiliary lighting'.$A$10]*[.I27] * 18 /1000 * ['Greenhouse structure'.$B$23]" office:value-type="float" office:value="2946.01470429006" calcext:value-type="float">
            <text:p>2946.01</text:p>
          </table:table-cell>
          <table:table-cell table:formula="of:=['Auxiliary lighting'.$A$10]*[.J27] * 18 /1000 * ['Greenhouse structure'.$B$23]" office:value-type="float" office:value="3643.75502899034" calcext:value-type="float">
            <text:p>3643.76</text:p>
          </table:table-cell>
          <table:table-cell table:formula="of:=['Auxiliary lighting'.$A$10]*[.K27] * 18 /1000 * ['Greenhouse structure'.$B$23]" office:value-type="float" office:value="4341.49535369062" calcext:value-type="float">
            <text:p>4341.50</text:p>
          </table:table-cell>
          <table:table-cell table:formula="of:=['Auxiliary lighting'.$A$10]*[.L27] * 18 /1000 * ['Greenhouse structure'.$B$23]" office:value-type="float" office:value="5039.23567839089" calcext:value-type="float">
            <text:p>5039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['Auxiliary lighting'.$A$10]*[.B28] * 18 /1000 * ['Greenhouse structure'.$B$23]" office:value-type="float" office:value="0" calcext:value-type="float">
            <text:p>0.00</text:p>
          </table:table-cell>
          <table:table-cell table:formula="of:=['Auxiliary lighting'.$A$10]*[.C28] * 18 /1000 * ['Greenhouse structure'.$B$23]" office:value-type="float" office:value="0" calcext:value-type="float">
            <text:p>0.00</text:p>
          </table:table-cell>
          <table:table-cell table:formula="of:=['Auxiliary lighting'.$A$10]*[.D28] * 18 /1000 * ['Greenhouse structure'.$B$23]" office:value-type="float" office:value="0" calcext:value-type="float">
            <text:p>0.00</text:p>
          </table:table-cell>
          <table:table-cell table:formula="of:=['Auxiliary lighting'.$A$10]*[.E28] * 18 /1000 * ['Greenhouse structure'.$B$23]" office:value-type="float" office:value="0" calcext:value-type="float">
            <text:p>0.00</text:p>
          </table:table-cell>
          <table:table-cell table:formula="of:=['Auxiliary lighting'.$A$10]*[.F28] * 18 /1000 * ['Greenhouse structure'.$B$23]" office:value-type="float" office:value="335.94904522606" calcext:value-type="float">
            <text:p>335.95</text:p>
          </table:table-cell>
          <table:table-cell table:formula="of:=['Auxiliary lighting'.$A$10]*[.G28] * 18 /1000 * ['Greenhouse structure'.$B$23]" office:value-type="float" office:value="1033.68936992634" calcext:value-type="float">
            <text:p>1033.69</text:p>
          </table:table-cell>
          <table:table-cell table:formula="of:=['Auxiliary lighting'.$A$10]*[.H28] * 18 /1000 * ['Greenhouse structure'.$B$23]" office:value-type="float" office:value="1731.42969462661" calcext:value-type="float">
            <text:p>1731.43</text:p>
          </table:table-cell>
          <table:table-cell table:formula="of:=['Auxiliary lighting'.$A$10]*[.I28] * 18 /1000 * ['Greenhouse structure'.$B$23]" office:value-type="float" office:value="2429.17001932689" calcext:value-type="float">
            <text:p>2429.17</text:p>
          </table:table-cell>
          <table:table-cell table:formula="of:=['Auxiliary lighting'.$A$10]*[.J28] * 18 /1000 * ['Greenhouse structure'.$B$23]" office:value-type="float" office:value="3126.91034402717" calcext:value-type="float">
            <text:p>3126.91</text:p>
          </table:table-cell>
          <table:table-cell table:formula="of:=['Auxiliary lighting'.$A$10]*[.K28] * 18 /1000 * ['Greenhouse structure'.$B$23]" office:value-type="float" office:value="3824.65066872745" calcext:value-type="float">
            <text:p>3824.65</text:p>
          </table:table-cell>
          <table:table-cell table:formula="of:=['Auxiliary lighting'.$A$10]*[.L28] * 18 /1000 * ['Greenhouse structure'.$B$23]" office:value-type="float" office:value="4522.39099342772" calcext:value-type="float">
            <text:p>4522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['Auxiliary lighting'.$A$10]*[.B29] * 18 /1000 * ['Greenhouse structure'.$B$23]" office:value-type="float" office:value="0" calcext:value-type="float">
            <text:p>0.00</text:p>
          </table:table-cell>
          <table:table-cell table:formula="of:=['Auxiliary lighting'.$A$10]*[.C29] * 18 /1000 * ['Greenhouse structure'.$B$23]" office:value-type="float" office:value="0" calcext:value-type="float">
            <text:p>0.00</text:p>
          </table:table-cell>
          <table:table-cell table:formula="of:=['Auxiliary lighting'.$A$10]*[.D29] * 18 /1000 * ['Greenhouse structure'.$B$23]" office:value-type="float" office:value="0" calcext:value-type="float">
            <text:p>0.00</text:p>
          </table:table-cell>
          <table:table-cell table:formula="of:=['Auxiliary lighting'.$A$10]*[.E29] * 18 /1000 * ['Greenhouse structure'.$B$23]" office:value-type="float" office:value="671.898090452119" calcext:value-type="float">
            <text:p>671.90</text:p>
          </table:table-cell>
          <table:table-cell table:formula="of:=['Auxiliary lighting'.$A$10]*[.F29] * 18 /1000 * ['Greenhouse structure'.$B$23]" office:value-type="float" office:value="1369.6384151524" calcext:value-type="float">
            <text:p>1369.64</text:p>
          </table:table-cell>
          <table:table-cell table:formula="of:=['Auxiliary lighting'.$A$10]*[.G29] * 18 /1000 * ['Greenhouse structure'.$B$23]" office:value-type="float" office:value="2067.37873985267" calcext:value-type="float">
            <text:p>2067.38</text:p>
          </table:table-cell>
          <table:table-cell table:formula="of:=['Auxiliary lighting'.$A$10]*[.H29] * 18 /1000 * ['Greenhouse structure'.$B$23]" office:value-type="float" office:value="2765.11906455295" calcext:value-type="float">
            <text:p>2765.12</text:p>
          </table:table-cell>
          <table:table-cell table:formula="of:=['Auxiliary lighting'.$A$10]*[.I29] * 18 /1000 * ['Greenhouse structure'.$B$23]" office:value-type="float" office:value="3462.85938925323" calcext:value-type="float">
            <text:p>3462.86</text:p>
          </table:table-cell>
          <table:table-cell table:formula="of:=['Auxiliary lighting'.$A$10]*[.J29] * 18 /1000 * ['Greenhouse structure'.$B$23]" office:value-type="float" office:value="4160.59971395351" calcext:value-type="float">
            <text:p>4160.60</text:p>
          </table:table-cell>
          <table:table-cell table:formula="of:=['Auxiliary lighting'.$A$10]*[.K29] * 18 /1000 * ['Greenhouse structure'.$B$23]" office:value-type="float" office:value="4858.34003865378" calcext:value-type="float">
            <text:p>4858.34</text:p>
          </table:table-cell>
          <table:table-cell table:formula="of:=['Auxiliary lighting'.$A$10]*[.L29] * 18 /1000 * ['Greenhouse structure'.$B$23]" office:value-type="float" office:value="5556.08036335406" calcext:value-type="float">
            <text:p>5556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['Auxiliary lighting'.$A$10]*[.B30] * 18 /1000 * ['Greenhouse structure'.$B$23]" office:value-type="float" office:value="0" calcext:value-type="float">
            <text:p>0.00</text:p>
          </table:table-cell>
          <table:table-cell table:formula="of:=['Auxiliary lighting'.$A$10]*[.C30] * 18 /1000 * ['Greenhouse structure'.$B$23]" office:value-type="float" office:value="0" calcext:value-type="float">
            <text:p>0.00</text:p>
          </table:table-cell>
          <table:table-cell table:formula="of:=['Auxiliary lighting'.$A$10]*[.D30] * 18 /1000 * ['Greenhouse structure'.$B$23]" office:value-type="float" office:value="491.002450715011" calcext:value-type="float">
            <text:p>491.00</text:p>
          </table:table-cell>
          <table:table-cell table:formula="of:=['Auxiliary lighting'.$A$10]*[.E30] * 18 /1000 * ['Greenhouse structure'.$B$23]" office:value-type="float" office:value="1188.74277541529" calcext:value-type="float">
            <text:p>1188.74</text:p>
          </table:table-cell>
          <table:table-cell table:formula="of:=['Auxiliary lighting'.$A$10]*[.F30] * 18 /1000 * ['Greenhouse structure'.$B$23]" office:value-type="float" office:value="1886.48310011557" calcext:value-type="float">
            <text:p>1886.48</text:p>
          </table:table-cell>
          <table:table-cell table:formula="of:=['Auxiliary lighting'.$A$10]*[.G30] * 18 /1000 * ['Greenhouse structure'.$B$23]" office:value-type="float" office:value="2584.22342481584" calcext:value-type="float">
            <text:p>2584.22</text:p>
          </table:table-cell>
          <table:table-cell table:formula="of:=['Auxiliary lighting'.$A$10]*[.H30] * 18 /1000 * ['Greenhouse structure'.$B$23]" office:value-type="float" office:value="3281.96374951612" calcext:value-type="float">
            <text:p>3281.96</text:p>
          </table:table-cell>
          <table:table-cell table:formula="of:=['Auxiliary lighting'.$A$10]*[.I30] * 18 /1000 * ['Greenhouse structure'.$B$23]" office:value-type="float" office:value="3979.7040742164" calcext:value-type="float">
            <text:p>3979.70</text:p>
          </table:table-cell>
          <table:table-cell table:formula="of:=['Auxiliary lighting'.$A$10]*[.J30] * 18 /1000 * ['Greenhouse structure'.$B$23]" office:value-type="float" office:value="4677.44439891668" calcext:value-type="float">
            <text:p>4677.44</text:p>
          </table:table-cell>
          <table:table-cell table:formula="of:=['Auxiliary lighting'.$A$10]*[.K30] * 18 /1000 * ['Greenhouse structure'.$B$23]" office:value-type="float" office:value="5375.18472361695" calcext:value-type="float">
            <text:p>5375.18</text:p>
          </table:table-cell>
          <table:table-cell table:formula="of:=['Auxiliary lighting'.$A$10]*[.L30] * 18 /1000 * ['Greenhouse structure'.$B$23]" office:value-type="float" office:value="6072.92504831723" calcext:value-type="float">
            <text:p>6072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['Auxiliary lighting'.$A$10]*[.B31] * 18 /1000 * ['Greenhouse structure'.$B$23]" office:value-type="float" office:value="646.055856203961" calcext:value-type="float">
            <text:p>646.06</text:p>
          </table:table-cell>
          <table:table-cell table:formula="of:=['Auxiliary lighting'.$A$10]*[.C31] * 18 /1000 * ['Greenhouse structure'.$B$23]" office:value-type="float" office:value="1343.79618090424" calcext:value-type="float">
            <text:p>1343.80</text:p>
          </table:table-cell>
          <table:table-cell table:formula="of:=['Auxiliary lighting'.$A$10]*[.D31] * 18 /1000 * ['Greenhouse structure'.$B$23]" office:value-type="float" office:value="2041.53650560452" calcext:value-type="float">
            <text:p>2041.54</text:p>
          </table:table-cell>
          <table:table-cell table:formula="of:=['Auxiliary lighting'.$A$10]*[.E31] * 18 /1000 * ['Greenhouse structure'.$B$23]" office:value-type="float" office:value="2739.27683030479" calcext:value-type="float">
            <text:p>2739.28</text:p>
          </table:table-cell>
          <table:table-cell table:formula="of:=['Auxiliary lighting'.$A$10]*[.F31] * 18 /1000 * ['Greenhouse structure'.$B$23]" office:value-type="float" office:value="3437.01715500507" calcext:value-type="float">
            <text:p>3437.02</text:p>
          </table:table-cell>
          <table:table-cell table:formula="of:=['Auxiliary lighting'.$A$10]*[.G31] * 18 /1000 * ['Greenhouse structure'.$B$23]" office:value-type="float" office:value="4134.75747970535" calcext:value-type="float">
            <text:p>4134.76</text:p>
          </table:table-cell>
          <table:table-cell table:formula="of:=['Auxiliary lighting'.$A$10]*[.H31] * 18 /1000 * ['Greenhouse structure'.$B$23]" office:value-type="float" office:value="4832.49780440563" calcext:value-type="float">
            <text:p>4832.50</text:p>
          </table:table-cell>
          <table:table-cell table:formula="of:=['Auxiliary lighting'.$A$10]*[.I31] * 18 /1000 * ['Greenhouse structure'.$B$23]" office:value-type="float" office:value="5530.2381291059" calcext:value-type="float">
            <text:p>5530.24</text:p>
          </table:table-cell>
          <table:table-cell table:formula="of:=['Auxiliary lighting'.$A$10]*[.J31] * 18 /1000 * ['Greenhouse structure'.$B$23]" office:value-type="float" office:value="6227.97845380618" calcext:value-type="float">
            <text:p>6227.98</text:p>
          </table:table-cell>
          <table:table-cell table:formula="of:=['Auxiliary lighting'.$A$10]*[.K31] * 18 /1000 * ['Greenhouse structure'.$B$23]" office:value-type="float" office:value="6925.71877850646" calcext:value-type="float">
            <text:p>6925.72</text:p>
          </table:table-cell>
          <table:table-cell table:formula="of:=['Auxiliary lighting'.$A$10]*[.L31] * 18 /1000 * ['Greenhouse structure'.$B$23]" office:value-type="float" office:value="7623.45910320674" calcext:value-type="float">
            <text:p>7623.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['Auxiliary lighting'.$A$10]*[.B32] * 18 /1000 * ['Greenhouse structure'.$B$23]" office:value-type="float" office:value="1679.7452261303" calcext:value-type="float">
            <text:p>1679.75</text:p>
          </table:table-cell>
          <table:table-cell table:formula="of:=['Auxiliary lighting'.$A$10]*[.C32] * 18 /1000 * ['Greenhouse structure'.$B$23]" office:value-type="float" office:value="2377.48555083057" calcext:value-type="float">
            <text:p>2377.49</text:p>
          </table:table-cell>
          <table:table-cell table:formula="of:=['Auxiliary lighting'.$A$10]*[.D32] * 18 /1000 * ['Greenhouse structure'.$B$23]" office:value-type="float" office:value="3075.22587553085" calcext:value-type="float">
            <text:p>3075.23</text:p>
          </table:table-cell>
          <table:table-cell table:formula="of:=['Auxiliary lighting'.$A$10]*[.E32] * 18 /1000 * ['Greenhouse structure'.$B$23]" office:value-type="float" office:value="3772.96620023113" calcext:value-type="float">
            <text:p>3772.97</text:p>
          </table:table-cell>
          <table:table-cell table:formula="of:=['Auxiliary lighting'.$A$10]*[.F32] * 18 /1000 * ['Greenhouse structure'.$B$23]" office:value-type="float" office:value="4470.70652493141" calcext:value-type="float">
            <text:p>4470.71</text:p>
          </table:table-cell>
          <table:table-cell table:formula="of:=['Auxiliary lighting'.$A$10]*[.G32] * 18 /1000 * ['Greenhouse structure'.$B$23]" office:value-type="float" office:value="5168.44684963168" calcext:value-type="float">
            <text:p>5168.45</text:p>
          </table:table-cell>
          <table:table-cell table:formula="of:=['Auxiliary lighting'.$A$10]*[.H32] * 18 /1000 * ['Greenhouse structure'.$B$23]" office:value-type="float" office:value="5866.18717433196" calcext:value-type="float">
            <text:p>5866.19</text:p>
          </table:table-cell>
          <table:table-cell table:formula="of:=['Auxiliary lighting'.$A$10]*[.I32] * 18 /1000 * ['Greenhouse structure'.$B$23]" office:value-type="float" office:value="6563.92749903224" calcext:value-type="float">
            <text:p>6563.93</text:p>
          </table:table-cell>
          <table:table-cell table:formula="of:=['Auxiliary lighting'.$A$10]*[.J32] * 18 /1000 * ['Greenhouse structure'.$B$23]" office:value-type="float" office:value="7261.66782373252" calcext:value-type="float">
            <text:p>7261.67</text:p>
          </table:table-cell>
          <table:table-cell table:formula="of:=['Auxiliary lighting'.$A$10]*[.K32] * 18 /1000 * ['Greenhouse structure'.$B$23]" office:value-type="float" office:value="7959.40814843279" calcext:value-type="float">
            <text:p>7959.41</text:p>
          </table:table-cell>
          <table:table-cell table:formula="of:=['Auxiliary lighting'.$A$10]*[.L32] * 18 /1000 * ['Greenhouse structure'.$B$23]" office:value-type="float" office:value="8657.14847313307" calcext:value-type="float">
            <text:p>8657.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['Auxiliary lighting'.$A$10]*[.B33] * 18 /1000 * ['Greenhouse structure'.$B$23]" office:value-type="float" office:value="2196.58991109347" calcext:value-type="float">
            <text:p>2196.59</text:p>
          </table:table-cell>
          <table:table-cell table:formula="of:=['Auxiliary lighting'.$A$10]*[.C33] * 18 /1000 * ['Greenhouse structure'.$B$23]" office:value-type="float" office:value="2894.33023579374" calcext:value-type="float">
            <text:p>2894.33</text:p>
          </table:table-cell>
          <table:table-cell table:formula="of:=['Auxiliary lighting'.$A$10]*[.D33] * 18 /1000 * ['Greenhouse structure'.$B$23]" office:value-type="float" office:value="3592.07056049402" calcext:value-type="float">
            <text:p>3592.07</text:p>
          </table:table-cell>
          <table:table-cell table:formula="of:=['Auxiliary lighting'.$A$10]*[.E33] * 18 /1000 * ['Greenhouse structure'.$B$23]" office:value-type="float" office:value="4289.8108851943" calcext:value-type="float">
            <text:p>4289.81</text:p>
          </table:table-cell>
          <table:table-cell table:formula="of:=['Auxiliary lighting'.$A$10]*[.F33] * 18 /1000 * ['Greenhouse structure'.$B$23]" office:value-type="float" office:value="4987.55120989458" calcext:value-type="float">
            <text:p>4987.55</text:p>
          </table:table-cell>
          <table:table-cell table:formula="of:=['Auxiliary lighting'.$A$10]*[.G33] * 18 /1000 * ['Greenhouse structure'.$B$23]" office:value-type="float" office:value="5685.29153459485" calcext:value-type="float">
            <text:p>5685.29</text:p>
          </table:table-cell>
          <table:table-cell table:formula="of:=['Auxiliary lighting'.$A$10]*[.H33] * 18 /1000 * ['Greenhouse structure'.$B$23]" office:value-type="float" office:value="6383.03185929513" calcext:value-type="float">
            <text:p>6383.03</text:p>
          </table:table-cell>
          <table:table-cell table:formula="of:=['Auxiliary lighting'.$A$10]*[.I33] * 18 /1000 * ['Greenhouse structure'.$B$23]" office:value-type="float" office:value="7080.77218399541" calcext:value-type="float">
            <text:p>7080.77</text:p>
          </table:table-cell>
          <table:table-cell table:formula="of:=['Auxiliary lighting'.$A$10]*[.J33] * 18 /1000 * ['Greenhouse structure'.$B$23]" office:value-type="float" office:value="7778.51250869569" calcext:value-type="float">
            <text:p>7778.51</text:p>
          </table:table-cell>
          <table:table-cell table:formula="of:=['Auxiliary lighting'.$A$10]*[.K33] * 18 /1000 * ['Greenhouse structure'.$B$23]" office:value-type="float" office:value="8476.25283339597" calcext:value-type="float">
            <text:p>8476.25</text:p>
          </table:table-cell>
          <table:table-cell table:formula="of:=['Auxiliary lighting'.$A$10]*[.L33] * 18 /1000 * ['Greenhouse structure'.$B$23]" office:value-type="float" office:value="9173.99315809624" calcext:value-type="float">
            <text:p>9173.99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total kWh per day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[.B38]+[.B55]" office:value-type="float" office:value="6798.96877243216" calcext:value-type="float">
            <text:p>6798.97</text:p>
          </table:table-cell>
          <table:table-cell table:formula="of:=[.C38]+[.C55]" office:value-type="float" office:value="9623.1558009809" calcext:value-type="float">
            <text:p>9623.16</text:p>
          </table:table-cell>
          <table:table-cell table:formula="of:=[.D38]+[.D55]" office:value-type="float" office:value="12447.3428295296" calcext:value-type="float">
            <text:p>12447.34</text:p>
          </table:table-cell>
          <table:table-cell table:formula="of:=[.E38]+[.E55]" office:value-type="float" office:value="15271.5298580784" calcext:value-type="float">
            <text:p>15271.53</text:p>
          </table:table-cell>
          <table:table-cell table:formula="of:=[.F38]+[.F55]" office:value-type="float" office:value="18095.7168866271" calcext:value-type="float">
            <text:p>18095.72</text:p>
          </table:table-cell>
          <table:table-cell table:formula="of:=[.G38]+[.G55]" office:value-type="float" office:value="20919.9039151759" calcext:value-type="float">
            <text:p>20919.90</text:p>
          </table:table-cell>
          <table:table-cell table:formula="of:=[.H38]+[.H55]" office:value-type="float" office:value="23744.0909437246" calcext:value-type="float">
            <text:p>23744.09</text:p>
          </table:table-cell>
          <table:table-cell table:formula="of:=[.I38]+[.I55]" office:value-type="float" office:value="26568.2779722734" calcext:value-type="float">
            <text:p>26568.28</text:p>
          </table:table-cell>
          <table:table-cell table:formula="of:=[.J38]+[.J55]" office:value-type="float" office:value="29392.4650008221" calcext:value-type="float">
            <text:p>29392.47</text:p>
          </table:table-cell>
          <table:table-cell table:formula="of:=[.K38]+[.K55]" office:value-type="float" office:value="32216.6520293708" calcext:value-type="float">
            <text:p>32216.65</text:p>
          </table:table-cell>
          <table:table-cell table:formula="of:=[.L38]+[.L55]" office:value-type="float" office:value="35040.8390579196" calcext:value-type="float">
            <text:p>3504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[.B39]+[.B56]" office:value-type="float" office:value="4706.97838091457" calcext:value-type="float">
            <text:p>4706.98</text:p>
          </table:table-cell>
          <table:table-cell table:formula="of:=[.C39]+[.C56]" office:value-type="float" office:value="7531.16540946331" calcext:value-type="float">
            <text:p>7531.17</text:p>
          </table:table-cell>
          <table:table-cell table:formula="of:=[.D39]+[.D56]" office:value-type="float" office:value="10355.3524380121" calcext:value-type="float">
            <text:p>10355.35</text:p>
          </table:table-cell>
          <table:table-cell table:formula="of:=[.E39]+[.E56]" office:value-type="float" office:value="13179.5394665608" calcext:value-type="float">
            <text:p>13179.54</text:p>
          </table:table-cell>
          <table:table-cell table:formula="of:=[.F39]+[.F56]" office:value-type="float" office:value="16003.7264951095" calcext:value-type="float">
            <text:p>16003.73</text:p>
          </table:table-cell>
          <table:table-cell table:formula="of:=[.G39]+[.G56]" office:value-type="float" office:value="18827.9135236583" calcext:value-type="float">
            <text:p>18827.91</text:p>
          </table:table-cell>
          <table:table-cell table:formula="of:=[.H39]+[.H56]" office:value-type="float" office:value="21652.100552207" calcext:value-type="float">
            <text:p>21652.10</text:p>
          </table:table-cell>
          <table:table-cell table:formula="of:=[.I39]+[.I56]" office:value-type="float" office:value="24476.2875807558" calcext:value-type="float">
            <text:p>24476.29</text:p>
          </table:table-cell>
          <table:table-cell table:formula="of:=[.J39]+[.J56]" office:value-type="float" office:value="27300.4746093045" calcext:value-type="float">
            <text:p>27300.47</text:p>
          </table:table-cell>
          <table:table-cell table:formula="of:=[.K39]+[.K56]" office:value-type="float" office:value="30124.6616378532" calcext:value-type="float">
            <text:p>30124.66</text:p>
          </table:table-cell>
          <table:table-cell table:formula="of:=[.L39]+[.L56]" office:value-type="float" office:value="32948.848666402" calcext:value-type="float">
            <text:p>32948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[.B40]+[.B57]" office:value-type="float" office:value="522.997597879396" calcext:value-type="float">
            <text:p>523.00</text:p>
          </table:table-cell>
          <table:table-cell table:formula="of:=[.C40]+[.C57]" office:value-type="float" office:value="3347.18462642814" calcext:value-type="float">
            <text:p>3347.18</text:p>
          </table:table-cell>
          <table:table-cell table:formula="of:=[.D40]+[.D57]" office:value-type="float" office:value="6171.37165497688" calcext:value-type="float">
            <text:p>6171.37</text:p>
          </table:table-cell>
          <table:table-cell table:formula="of:=[.E40]+[.E57]" office:value-type="float" office:value="8995.55868352562" calcext:value-type="float">
            <text:p>8995.56</text:p>
          </table:table-cell>
          <table:table-cell table:formula="of:=[.F40]+[.F57]" office:value-type="float" office:value="11819.7457120744" calcext:value-type="float">
            <text:p>11819.75</text:p>
          </table:table-cell>
          <table:table-cell table:formula="of:=[.G40]+[.G57]" office:value-type="float" office:value="14643.9327406231" calcext:value-type="float">
            <text:p>14643.93</text:p>
          </table:table-cell>
          <table:table-cell table:formula="of:=[.H40]+[.H57]" office:value-type="float" office:value="17468.1197691718" calcext:value-type="float">
            <text:p>17468.12</text:p>
          </table:table-cell>
          <table:table-cell table:formula="of:=[.I40]+[.I57]" office:value-type="float" office:value="20292.3067977206" calcext:value-type="float">
            <text:p>20292.31</text:p>
          </table:table-cell>
          <table:table-cell table:formula="of:=[.J40]+[.J57]" office:value-type="float" office:value="23116.4938262693" calcext:value-type="float">
            <text:p>23116.49</text:p>
          </table:table-cell>
          <table:table-cell table:formula="of:=[.K40]+[.K57]" office:value-type="float" office:value="25940.6808548181" calcext:value-type="float">
            <text:p>25940.68</text:p>
          </table:table-cell>
          <table:table-cell table:formula="of:=[.L40]+[.L57]" office:value-type="float" office:value="28764.8678833668" calcext:value-type="float">
            <text:p>28764.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[.B41]+[.B58]" office:value-type="float" office:value="0" calcext:value-type="float">
            <text:p>0.00</text:p>
          </table:table-cell>
          <table:table-cell table:formula="of:=[.C41]+[.C58]" office:value-type="float" office:value="0" calcext:value-type="float">
            <text:p>0.00</text:p>
          </table:table-cell>
          <table:table-cell table:formula="of:=[.D41]+[.D58]" office:value-type="float" office:value="1987.39087194171" calcext:value-type="float">
            <text:p>1987.39</text:p>
          </table:table-cell>
          <table:table-cell table:formula="of:=[.E41]+[.E58]" office:value-type="float" office:value="4811.57790049045" calcext:value-type="float">
            <text:p>4811.58</text:p>
          </table:table-cell>
          <table:table-cell table:formula="of:=[.F41]+[.F58]" office:value-type="float" office:value="7635.7649290392" calcext:value-type="float">
            <text:p>7635.76</text:p>
          </table:table-cell>
          <table:table-cell table:formula="of:=[.G41]+[.G58]" office:value-type="float" office:value="10459.9519575879" calcext:value-type="float">
            <text:p>10459.95</text:p>
          </table:table-cell>
          <table:table-cell table:formula="of:=[.H41]+[.H58]" office:value-type="float" office:value="13284.1389861367" calcext:value-type="float">
            <text:p>13284.14</text:p>
          </table:table-cell>
          <table:table-cell table:formula="of:=[.I41]+[.I58]" office:value-type="float" office:value="16108.3260146854" calcext:value-type="float">
            <text:p>16108.33</text:p>
          </table:table-cell>
          <table:table-cell table:formula="of:=[.J41]+[.J58]" office:value-type="float" office:value="18932.5130432342" calcext:value-type="float">
            <text:p>18932.51</text:p>
          </table:table-cell>
          <table:table-cell table:formula="of:=[.K41]+[.K58]" office:value-type="float" office:value="21756.7000717829" calcext:value-type="float">
            <text:p>21756.70</text:p>
          </table:table-cell>
          <table:table-cell table:formula="of:=[.L41]+[.L58]" office:value-type="float" office:value="24580.8871003316" calcext:value-type="float">
            <text:p>24580.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[.B42]+[.B59]" office:value-type="float" office:value="0" calcext:value-type="float">
            <text:p>0.00</text:p>
          </table:table-cell>
          <table:table-cell table:formula="of:=[.C42]+[.C59]" office:value-type="float" office:value="0" calcext:value-type="float">
            <text:p>0.00</text:p>
          </table:table-cell>
          <table:table-cell table:formula="of:=[.D42]+[.D59]" office:value-type="float" office:value="0" calcext:value-type="float">
            <text:p>0.00</text:p>
          </table:table-cell>
          <table:table-cell table:formula="of:=[.E42]+[.E59]" office:value-type="float" office:value="627.597117455275" calcext:value-type="float">
            <text:p>627.60</text:p>
          </table:table-cell>
          <table:table-cell table:formula="of:=[.F42]+[.F59]" office:value-type="float" office:value="3451.78414600402" calcext:value-type="float">
            <text:p>3451.78</text:p>
          </table:table-cell>
          <table:table-cell table:formula="of:=[.G42]+[.G59]" office:value-type="float" office:value="6275.97117455276" calcext:value-type="float">
            <text:p>6275.97</text:p>
          </table:table-cell>
          <table:table-cell table:formula="of:=[.H42]+[.H59]" office:value-type="float" office:value="9100.1582031015" calcext:value-type="float">
            <text:p>9100.16</text:p>
          </table:table-cell>
          <table:table-cell table:formula="of:=[.I42]+[.I59]" office:value-type="float" office:value="11924.3452316502" calcext:value-type="float">
            <text:p>11924.35</text:p>
          </table:table-cell>
          <table:table-cell table:formula="of:=[.J42]+[.J59]" office:value-type="float" office:value="14748.532260199" calcext:value-type="float">
            <text:p>14748.53</text:p>
          </table:table-cell>
          <table:table-cell table:formula="of:=[.K42]+[.K59]" office:value-type="float" office:value="17572.7192887477" calcext:value-type="float">
            <text:p>17572.72</text:p>
          </table:table-cell>
          <table:table-cell table:formula="of:=[.L42]+[.L59]" office:value-type="float" office:value="20396.9063172965" calcext:value-type="float">
            <text:p>20396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[.B43]+[.B60]" office:value-type="float" office:value="0" calcext:value-type="float">
            <text:p>0.00</text:p>
          </table:table-cell>
          <table:table-cell table:formula="of:=[.C43]+[.C60]" office:value-type="float" office:value="0" calcext:value-type="float">
            <text:p>0.00</text:p>
          </table:table-cell>
          <table:table-cell table:formula="of:=[.D43]+[.D60]" office:value-type="float" office:value="0" calcext:value-type="float">
            <text:p>0.00</text:p>
          </table:table-cell>
          <table:table-cell table:formula="of:=[.E43]+[.E60]" office:value-type="float" office:value="627.597117455275" calcext:value-type="float">
            <text:p>627.60</text:p>
          </table:table-cell>
          <table:table-cell table:formula="of:=[.F43]+[.F60]" office:value-type="float" office:value="3451.78414600402" calcext:value-type="float">
            <text:p>3451.78</text:p>
          </table:table-cell>
          <table:table-cell table:formula="of:=[.G43]+[.G60]" office:value-type="float" office:value="6275.97117455276" calcext:value-type="float">
            <text:p>6275.97</text:p>
          </table:table-cell>
          <table:table-cell table:formula="of:=[.H43]+[.H60]" office:value-type="float" office:value="9100.1582031015" calcext:value-type="float">
            <text:p>9100.16</text:p>
          </table:table-cell>
          <table:table-cell table:formula="of:=[.I43]+[.I60]" office:value-type="float" office:value="11924.3452316502" calcext:value-type="float">
            <text:p>11924.35</text:p>
          </table:table-cell>
          <table:table-cell table:formula="of:=[.J43]+[.J60]" office:value-type="float" office:value="14748.532260199" calcext:value-type="float">
            <text:p>14748.53</text:p>
          </table:table-cell>
          <table:table-cell table:formula="of:=[.K43]+[.K60]" office:value-type="float" office:value="17572.7192887477" calcext:value-type="float">
            <text:p>17572.72</text:p>
          </table:table-cell>
          <table:table-cell table:formula="of:=[.L43]+[.L60]" office:value-type="float" office:value="20396.9063172965" calcext:value-type="float">
            <text:p>20396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[.B44]+[.B61]" office:value-type="float" office:value="0" calcext:value-type="float">
            <text:p>0.00</text:p>
          </table:table-cell>
          <table:table-cell table:formula="of:=[.C44]+[.C61]" office:value-type="float" office:value="0" calcext:value-type="float">
            <text:p>0.00</text:p>
          </table:table-cell>
          <table:table-cell table:formula="of:=[.D44]+[.D61]" office:value-type="float" office:value="0" calcext:value-type="float">
            <text:p>0.00</text:p>
          </table:table-cell>
          <table:table-cell table:formula="of:=[.E44]+[.E61]" office:value-type="float" office:value="0" calcext:value-type="float">
            <text:p>0.00</text:p>
          </table:table-cell>
          <table:table-cell table:formula="of:=[.F44]+[.F61]" office:value-type="float" office:value="1359.79375448643" calcext:value-type="float">
            <text:p>1359.79</text:p>
          </table:table-cell>
          <table:table-cell table:formula="of:=[.G44]+[.G61]" office:value-type="float" office:value="4183.98078303517" calcext:value-type="float">
            <text:p>4183.98</text:p>
          </table:table-cell>
          <table:table-cell table:formula="of:=[.H44]+[.H61]" office:value-type="float" office:value="7008.16781158392" calcext:value-type="float">
            <text:p>7008.17</text:p>
          </table:table-cell>
          <table:table-cell table:formula="of:=[.I44]+[.I61]" office:value-type="float" office:value="9832.35484013266" calcext:value-type="float">
            <text:p>9832.35</text:p>
          </table:table-cell>
          <table:table-cell table:formula="of:=[.J44]+[.J61]" office:value-type="float" office:value="12656.5418686814" calcext:value-type="float">
            <text:p>12656.54</text:p>
          </table:table-cell>
          <table:table-cell table:formula="of:=[.K44]+[.K61]" office:value-type="float" office:value="15480.7288972301" calcext:value-type="float">
            <text:p>15480.73</text:p>
          </table:table-cell>
          <table:table-cell table:formula="of:=[.L44]+[.L61]" office:value-type="float" office:value="18304.9159257789" calcext:value-type="float">
            <text:p>18304.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[.B45]+[.B62]" office:value-type="float" office:value="0" calcext:value-type="float">
            <text:p>0.00</text:p>
          </table:table-cell>
          <table:table-cell table:formula="of:=[.C45]+[.C62]" office:value-type="float" office:value="0" calcext:value-type="float">
            <text:p>0.00</text:p>
          </table:table-cell>
          <table:table-cell table:formula="of:=[.D45]+[.D62]" office:value-type="float" office:value="0" calcext:value-type="float">
            <text:p>0.00</text:p>
          </table:table-cell>
          <table:table-cell table:formula="of:=[.E45]+[.E62]" office:value-type="float" office:value="2719.58750897286" calcext:value-type="float">
            <text:p>2719.59</text:p>
          </table:table-cell>
          <table:table-cell table:formula="of:=[.F45]+[.F62]" office:value-type="float" office:value="5543.77453752161" calcext:value-type="float">
            <text:p>5543.77</text:p>
          </table:table-cell>
          <table:table-cell table:formula="of:=[.G45]+[.G62]" office:value-type="float" office:value="8367.96156607035" calcext:value-type="float">
            <text:p>8367.96</text:p>
          </table:table-cell>
          <table:table-cell table:formula="of:=[.H45]+[.H62]" office:value-type="float" office:value="11192.1485946191" calcext:value-type="float">
            <text:p>11192.15</text:p>
          </table:table-cell>
          <table:table-cell table:formula="of:=[.I45]+[.I62]" office:value-type="float" office:value="14016.3356231678" calcext:value-type="float">
            <text:p>14016.34</text:p>
          </table:table-cell>
          <table:table-cell table:formula="of:=[.J45]+[.J62]" office:value-type="float" office:value="16840.5226517166" calcext:value-type="float">
            <text:p>16840.52</text:p>
          </table:table-cell>
          <table:table-cell table:formula="of:=[.K45]+[.K62]" office:value-type="float" office:value="19664.7096802653" calcext:value-type="float">
            <text:p>19664.71</text:p>
          </table:table-cell>
          <table:table-cell table:formula="of:=[.L45]+[.L62]" office:value-type="float" office:value="22488.8967088141" calcext:value-type="float">
            <text:p>22488.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[.B46]+[.B63]" office:value-type="float" office:value="0" calcext:value-type="float">
            <text:p>0.00</text:p>
          </table:table-cell>
          <table:table-cell table:formula="of:=[.C46]+[.C63]" office:value-type="float" office:value="0" calcext:value-type="float">
            <text:p>0.00</text:p>
          </table:table-cell>
          <table:table-cell table:formula="of:=[.D46]+[.D63]" office:value-type="float" office:value="1987.39087194171" calcext:value-type="float">
            <text:p>1987.39</text:p>
          </table:table-cell>
          <table:table-cell table:formula="of:=[.E46]+[.E63]" office:value-type="float" office:value="4811.57790049045" calcext:value-type="float">
            <text:p>4811.58</text:p>
          </table:table-cell>
          <table:table-cell table:formula="of:=[.F46]+[.F63]" office:value-type="float" office:value="7635.7649290392" calcext:value-type="float">
            <text:p>7635.76</text:p>
          </table:table-cell>
          <table:table-cell table:formula="of:=[.G46]+[.G63]" office:value-type="float" office:value="10459.9519575879" calcext:value-type="float">
            <text:p>10459.95</text:p>
          </table:table-cell>
          <table:table-cell table:formula="of:=[.H46]+[.H63]" office:value-type="float" office:value="13284.1389861367" calcext:value-type="float">
            <text:p>13284.14</text:p>
          </table:table-cell>
          <table:table-cell table:formula="of:=[.I46]+[.I63]" office:value-type="float" office:value="16108.3260146854" calcext:value-type="float">
            <text:p>16108.33</text:p>
          </table:table-cell>
          <table:table-cell table:formula="of:=[.J46]+[.J63]" office:value-type="float" office:value="18932.5130432342" calcext:value-type="float">
            <text:p>18932.51</text:p>
          </table:table-cell>
          <table:table-cell table:formula="of:=[.K46]+[.K63]" office:value-type="float" office:value="21756.7000717829" calcext:value-type="float">
            <text:p>21756.70</text:p>
          </table:table-cell>
          <table:table-cell table:formula="of:=[.L46]+[.L63]" office:value-type="float" office:value="24580.8871003316" calcext:value-type="float">
            <text:p>24580.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[.B47]+[.B64]" office:value-type="float" office:value="2614.98798939698" calcext:value-type="float">
            <text:p>2614.99</text:p>
          </table:table-cell>
          <table:table-cell table:formula="of:=[.C47]+[.C64]" office:value-type="float" office:value="5439.17501794573" calcext:value-type="float">
            <text:p>5439.18</text:p>
          </table:table-cell>
          <table:table-cell table:formula="of:=[.D47]+[.D64]" office:value-type="float" office:value="8263.36204649447" calcext:value-type="float">
            <text:p>8263.36</text:p>
          </table:table-cell>
          <table:table-cell table:formula="of:=[.E47]+[.E64]" office:value-type="float" office:value="11087.5490750432" calcext:value-type="float">
            <text:p>11087.55</text:p>
          </table:table-cell>
          <table:table-cell table:formula="of:=[.F47]+[.F64]" office:value-type="float" office:value="13911.736103592" calcext:value-type="float">
            <text:p>13911.74</text:p>
          </table:table-cell>
          <table:table-cell table:formula="of:=[.G47]+[.G64]" office:value-type="float" office:value="16735.9231321407" calcext:value-type="float">
            <text:p>16735.92</text:p>
          </table:table-cell>
          <table:table-cell table:formula="of:=[.H47]+[.H64]" office:value-type="float" office:value="19560.1101606894" calcext:value-type="float">
            <text:p>19560.11</text:p>
          </table:table-cell>
          <table:table-cell table:formula="of:=[.I47]+[.I64]" office:value-type="float" office:value="22384.2971892382" calcext:value-type="float">
            <text:p>22384.30</text:p>
          </table:table-cell>
          <table:table-cell table:formula="of:=[.J47]+[.J64]" office:value-type="float" office:value="25208.4842177869" calcext:value-type="float">
            <text:p>25208.48</text:p>
          </table:table-cell>
          <table:table-cell table:formula="of:=[.K47]+[.K64]" office:value-type="float" office:value="28032.6712463357" calcext:value-type="float">
            <text:p>28032.67</text:p>
          </table:table-cell>
          <table:table-cell table:formula="of:=[.L47]+[.L64]" office:value-type="float" office:value="30856.8582748844" calcext:value-type="float">
            <text:p>30856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[.B48]+[.B65]" office:value-type="float" office:value="6798.96877243216" calcext:value-type="float">
            <text:p>6798.97</text:p>
          </table:table-cell>
          <table:table-cell table:formula="of:=[.C48]+[.C65]" office:value-type="float" office:value="9623.1558009809" calcext:value-type="float">
            <text:p>9623.16</text:p>
          </table:table-cell>
          <table:table-cell table:formula="of:=[.D48]+[.D65]" office:value-type="float" office:value="12447.3428295296" calcext:value-type="float">
            <text:p>12447.34</text:p>
          </table:table-cell>
          <table:table-cell table:formula="of:=[.E48]+[.E65]" office:value-type="float" office:value="15271.5298580784" calcext:value-type="float">
            <text:p>15271.53</text:p>
          </table:table-cell>
          <table:table-cell table:formula="of:=[.F48]+[.F65]" office:value-type="float" office:value="18095.7168866271" calcext:value-type="float">
            <text:p>18095.72</text:p>
          </table:table-cell>
          <table:table-cell table:formula="of:=[.G48]+[.G65]" office:value-type="float" office:value="20919.9039151759" calcext:value-type="float">
            <text:p>20919.90</text:p>
          </table:table-cell>
          <table:table-cell table:formula="of:=[.H48]+[.H65]" office:value-type="float" office:value="23744.0909437246" calcext:value-type="float">
            <text:p>23744.09</text:p>
          </table:table-cell>
          <table:table-cell table:formula="of:=[.I48]+[.I65]" office:value-type="float" office:value="26568.2779722734" calcext:value-type="float">
            <text:p>26568.28</text:p>
          </table:table-cell>
          <table:table-cell table:formula="of:=[.J48]+[.J65]" office:value-type="float" office:value="29392.4650008221" calcext:value-type="float">
            <text:p>29392.47</text:p>
          </table:table-cell>
          <table:table-cell table:formula="of:=[.K48]+[.K65]" office:value-type="float" office:value="32216.6520293708" calcext:value-type="float">
            <text:p>32216.65</text:p>
          </table:table-cell>
          <table:table-cell table:formula="of:=[.L48]+[.L65]" office:value-type="float" office:value="35040.8390579196" calcext:value-type="float">
            <text:p>3504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[.B49]+[.B66]" office:value-type="float" office:value="8890.95916394974" calcext:value-type="float">
            <text:p>8890.96</text:p>
          </table:table-cell>
          <table:table-cell table:formula="of:=[.C49]+[.C66]" office:value-type="float" office:value="11715.1461924985" calcext:value-type="float">
            <text:p>11715.15</text:p>
          </table:table-cell>
          <table:table-cell table:formula="of:=[.D49]+[.D66]" office:value-type="float" office:value="14539.3332210472" calcext:value-type="float">
            <text:p>14539.33</text:p>
          </table:table-cell>
          <table:table-cell table:formula="of:=[.E49]+[.E66]" office:value-type="float" office:value="17363.520249596" calcext:value-type="float">
            <text:p>17363.52</text:p>
          </table:table-cell>
          <table:table-cell table:formula="of:=[.F49]+[.F66]" office:value-type="float" office:value="20187.7072781447" calcext:value-type="float">
            <text:p>20187.71</text:p>
          </table:table-cell>
          <table:table-cell table:formula="of:=[.G49]+[.G66]" office:value-type="float" office:value="23011.8943066935" calcext:value-type="float">
            <text:p>23011.89</text:p>
          </table:table-cell>
          <table:table-cell table:formula="of:=[.H49]+[.H66]" office:value-type="float" office:value="25836.0813352422" calcext:value-type="float">
            <text:p>25836.08</text:p>
          </table:table-cell>
          <table:table-cell table:formula="of:=[.I49]+[.I66]" office:value-type="float" office:value="28660.2683637909" calcext:value-type="float">
            <text:p>28660.27</text:p>
          </table:table-cell>
          <table:table-cell table:formula="of:=[.J49]+[.J66]" office:value-type="float" office:value="31484.4553923397" calcext:value-type="float">
            <text:p>31484.46</text:p>
          </table:table-cell>
          <table:table-cell table:formula="of:=[.K49]+[.K66]" office:value-type="float" office:value="34308.6424208884" calcext:value-type="float">
            <text:p>34308.64</text:p>
          </table:table-cell>
          <table:table-cell table:formula="of:=[.L49]+[.L66]" office:value-type="float" office:value="37132.8294494372" calcext:value-type="float">
            <text:p>37132.83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lighting cost per day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style-name="ce4" table:formula="of:=[.B71]*[.$A$2]" office:value-type="currency" office:currency="USD" office:value="815.876252691859" calcext:value-type="currency">
            <text:p>$815.88</text:p>
          </table:table-cell>
          <table:table-cell table:style-name="ce4" table:formula="of:=[.C71]*[.$A$2]" office:value-type="currency" office:currency="USD" office:value="1154.77869611771" calcext:value-type="currency">
            <text:p>$1,154.78</text:p>
          </table:table-cell>
          <table:table-cell table:style-name="ce4" table:formula="of:=[.D71]*[.$A$2]" office:value-type="currency" office:currency="USD" office:value="1493.68113954356" calcext:value-type="currency">
            <text:p>$1,493.68</text:p>
          </table:table-cell>
          <table:table-cell table:style-name="ce4" table:formula="of:=[.E71]*[.$A$2]" office:value-type="currency" office:currency="USD" office:value="1832.58358296941" calcext:value-type="currency">
            <text:p>$1,832.58</text:p>
          </table:table-cell>
          <table:table-cell table:style-name="ce4" table:formula="of:=[.F71]*[.$A$2]" office:value-type="currency" office:currency="USD" office:value="2171.48602639525" calcext:value-type="currency">
            <text:p>$2,171.49</text:p>
          </table:table-cell>
          <table:table-cell table:style-name="ce4" table:formula="of:=[.G71]*[.$A$2]" office:value-type="currency" office:currency="USD" office:value="2510.3884698211" calcext:value-type="currency">
            <text:p>$2,510.39</text:p>
          </table:table-cell>
          <table:table-cell table:style-name="ce4" table:formula="of:=[.H71]*[.$A$2]" office:value-type="currency" office:currency="USD" office:value="2849.29091324695" calcext:value-type="currency">
            <text:p>$2,849.29</text:p>
          </table:table-cell>
          <table:table-cell table:style-name="ce4" table:formula="of:=[.I71]*[.$A$2]" office:value-type="currency" office:currency="USD" office:value="3188.1933566728" calcext:value-type="currency">
            <text:p>$3,188.19</text:p>
          </table:table-cell>
          <table:table-cell table:style-name="ce4" table:formula="of:=[.J71]*[.$A$2]" office:value-type="currency" office:currency="USD" office:value="3527.09580009865" calcext:value-type="currency">
            <text:p>$3,527.10</text:p>
          </table:table-cell>
          <table:table-cell table:style-name="ce4" table:formula="of:=[.K71]*[.$A$2]" office:value-type="currency" office:currency="USD" office:value="3865.9982435245" calcext:value-type="currency">
            <text:p>$3,866.00</text:p>
          </table:table-cell>
          <table:table-cell table:style-name="ce4" table:formula="of:=[.L71]*[.$A$2]" office:value-type="currency" office:currency="USD" office:value="4204.90068695035" calcext:value-type="currency">
            <text:p>$4,204.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style-name="ce4" table:formula="of:=[.B72]*[.$A$2]" office:value-type="currency" office:currency="USD" office:value="564.837405709749" calcext:value-type="currency">
            <text:p>$564.84</text:p>
          </table:table-cell>
          <table:table-cell table:style-name="ce4" table:formula="of:=[.C72]*[.$A$2]" office:value-type="currency" office:currency="USD" office:value="903.739849135597" calcext:value-type="currency">
            <text:p>$903.74</text:p>
          </table:table-cell>
          <table:table-cell table:style-name="ce4" table:formula="of:=[.D72]*[.$A$2]" office:value-type="currency" office:currency="USD" office:value="1242.64229256145" calcext:value-type="currency">
            <text:p>$1,242.64</text:p>
          </table:table-cell>
          <table:table-cell table:style-name="ce4" table:formula="of:=[.E72]*[.$A$2]" office:value-type="currency" office:currency="USD" office:value="1581.5447359873" calcext:value-type="currency">
            <text:p>$1,581.54</text:p>
          </table:table-cell>
          <table:table-cell table:style-name="ce4" table:formula="of:=[.F72]*[.$A$2]" office:value-type="currency" office:currency="USD" office:value="1920.44717941314" calcext:value-type="currency">
            <text:p>$1,920.45</text:p>
          </table:table-cell>
          <table:table-cell table:style-name="ce4" table:formula="of:=[.G72]*[.$A$2]" office:value-type="currency" office:currency="USD" office:value="2259.34962283899" calcext:value-type="currency">
            <text:p>$2,259.35</text:p>
          </table:table-cell>
          <table:table-cell table:style-name="ce4" table:formula="of:=[.H72]*[.$A$2]" office:value-type="currency" office:currency="USD" office:value="2598.25206626484" calcext:value-type="currency">
            <text:p>$2,598.25</text:p>
          </table:table-cell>
          <table:table-cell table:style-name="ce4" table:formula="of:=[.I72]*[.$A$2]" office:value-type="currency" office:currency="USD" office:value="2937.15450969069" calcext:value-type="currency">
            <text:p>$2,937.15</text:p>
          </table:table-cell>
          <table:table-cell table:style-name="ce4" table:formula="of:=[.J72]*[.$A$2]" office:value-type="currency" office:currency="USD" office:value="3276.05695311654" calcext:value-type="currency">
            <text:p>$3,276.06</text:p>
          </table:table-cell>
          <table:table-cell table:style-name="ce4" table:formula="of:=[.K72]*[.$A$2]" office:value-type="currency" office:currency="USD" office:value="3614.95939654239" calcext:value-type="currency">
            <text:p>$3,614.96</text:p>
          </table:table-cell>
          <table:table-cell table:style-name="ce4" table:formula="of:=[.L72]*[.$A$2]" office:value-type="currency" office:currency="USD" office:value="3953.86183996824" calcext:value-type="currency">
            <text:p>$3,953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style-name="ce4" table:formula="of:=[.B73]*[.$A$2]" office:value-type="currency" office:currency="USD" office:value="62.7597117455275" calcext:value-type="currency">
            <text:p>$62.76</text:p>
          </table:table-cell>
          <table:table-cell table:style-name="ce4" table:formula="of:=[.C73]*[.$A$2]" office:value-type="currency" office:currency="USD" office:value="401.662155171377" calcext:value-type="currency">
            <text:p>$401.66</text:p>
          </table:table-cell>
          <table:table-cell table:style-name="ce4" table:formula="of:=[.D73]*[.$A$2]" office:value-type="currency" office:currency="USD" office:value="740.564598597226" calcext:value-type="currency">
            <text:p>$740.56</text:p>
          </table:table-cell>
          <table:table-cell table:style-name="ce4" table:formula="of:=[.E73]*[.$A$2]" office:value-type="currency" office:currency="USD" office:value="1079.46704202307" calcext:value-type="currency">
            <text:p>$1,079.47</text:p>
          </table:table-cell>
          <table:table-cell table:style-name="ce4" table:formula="of:=[.F73]*[.$A$2]" office:value-type="currency" office:currency="USD" office:value="1418.36948544892" calcext:value-type="currency">
            <text:p>$1,418.37</text:p>
          </table:table-cell>
          <table:table-cell table:style-name="ce4" table:formula="of:=[.G73]*[.$A$2]" office:value-type="currency" office:currency="USD" office:value="1757.27192887477" calcext:value-type="currency">
            <text:p>$1,757.27</text:p>
          </table:table-cell>
          <table:table-cell table:style-name="ce4" table:formula="of:=[.H73]*[.$A$2]" office:value-type="currency" office:currency="USD" office:value="2096.17437230062" calcext:value-type="currency">
            <text:p>$2,096.17</text:p>
          </table:table-cell>
          <table:table-cell table:style-name="ce4" table:formula="of:=[.I73]*[.$A$2]" office:value-type="currency" office:currency="USD" office:value="2435.07681572647" calcext:value-type="currency">
            <text:p>$2,435.08</text:p>
          </table:table-cell>
          <table:table-cell table:style-name="ce4" table:formula="of:=[.J73]*[.$A$2]" office:value-type="currency" office:currency="USD" office:value="2773.97925915232" calcext:value-type="currency">
            <text:p>$2,773.98</text:p>
          </table:table-cell>
          <table:table-cell table:style-name="ce4" table:formula="of:=[.K73]*[.$A$2]" office:value-type="currency" office:currency="USD" office:value="3112.88170257817" calcext:value-type="currency">
            <text:p>$3,112.88</text:p>
          </table:table-cell>
          <table:table-cell table:style-name="ce4" table:formula="of:=[.L73]*[.$A$2]" office:value-type="currency" office:currency="USD" office:value="3451.78414600402" calcext:value-type="currency">
            <text:p>$3,451.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style-name="ce4" table:formula="of:=[.B74]*[.$A$2]" office:value-type="currency" office:currency="USD" office:value="0" calcext:value-type="currency">
            <text:p>$0.00</text:p>
          </table:table-cell>
          <table:table-cell table:style-name="ce4" table:formula="of:=[.C74]*[.$A$2]" office:value-type="currency" office:currency="USD" office:value="0" calcext:value-type="currency">
            <text:p>$0.00</text:p>
          </table:table-cell>
          <table:table-cell table:style-name="ce4" table:formula="of:=[.D74]*[.$A$2]" office:value-type="currency" office:currency="USD" office:value="238.486904633005" calcext:value-type="currency">
            <text:p>$238.49</text:p>
          </table:table-cell>
          <table:table-cell table:style-name="ce4" table:formula="of:=[.E74]*[.$A$2]" office:value-type="currency" office:currency="USD" office:value="577.389348058854" calcext:value-type="currency">
            <text:p>$577.39</text:p>
          </table:table-cell>
          <table:table-cell table:style-name="ce4" table:formula="of:=[.F74]*[.$A$2]" office:value-type="currency" office:currency="USD" office:value="916.291791484703" calcext:value-type="currency">
            <text:p>$916.29</text:p>
          </table:table-cell>
          <table:table-cell table:style-name="ce4" table:formula="of:=[.G74]*[.$A$2]" office:value-type="currency" office:currency="USD" office:value="1255.19423491055" calcext:value-type="currency">
            <text:p>$1,255.19</text:p>
          </table:table-cell>
          <table:table-cell table:style-name="ce4" table:formula="of:=[.H74]*[.$A$2]" office:value-type="currency" office:currency="USD" office:value="1594.0966783364" calcext:value-type="currency">
            <text:p>$1,594.10</text:p>
          </table:table-cell>
          <table:table-cell table:style-name="ce4" table:formula="of:=[.I74]*[.$A$2]" office:value-type="currency" office:currency="USD" office:value="1932.99912176225" calcext:value-type="currency">
            <text:p>$1,933.00</text:p>
          </table:table-cell>
          <table:table-cell table:style-name="ce4" table:formula="of:=[.J74]*[.$A$2]" office:value-type="currency" office:currency="USD" office:value="2271.9015651881" calcext:value-type="currency">
            <text:p>$2,271.90</text:p>
          </table:table-cell>
          <table:table-cell table:style-name="ce4" table:formula="of:=[.K74]*[.$A$2]" office:value-type="currency" office:currency="USD" office:value="2610.80400861395" calcext:value-type="currency">
            <text:p>$2,610.80</text:p>
          </table:table-cell>
          <table:table-cell table:style-name="ce4" table:formula="of:=[.L74]*[.$A$2]" office:value-type="currency" office:currency="USD" office:value="2949.7064520398" calcext:value-type="currency">
            <text:p>$2,949.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style-name="ce4" table:formula="of:=[.B75]*[.$A$2]" office:value-type="currency" office:currency="USD" office:value="0" calcext:value-type="currency">
            <text:p>$0.00</text:p>
          </table:table-cell>
          <table:table-cell table:style-name="ce4" table:formula="of:=[.C75]*[.$A$2]" office:value-type="currency" office:currency="USD" office:value="0" calcext:value-type="currency">
            <text:p>$0.00</text:p>
          </table:table-cell>
          <table:table-cell table:style-name="ce4" table:formula="of:=[.D75]*[.$A$2]" office:value-type="currency" office:currency="USD" office:value="0" calcext:value-type="currency">
            <text:p>$0.00</text:p>
          </table:table-cell>
          <table:table-cell table:style-name="ce4" table:formula="of:=[.E75]*[.$A$2]" office:value-type="currency" office:currency="USD" office:value="75.311654094633" calcext:value-type="currency">
            <text:p>$75.31</text:p>
          </table:table-cell>
          <table:table-cell table:style-name="ce4" table:formula="of:=[.F75]*[.$A$2]" office:value-type="currency" office:currency="USD" office:value="414.214097520482" calcext:value-type="currency">
            <text:p>$414.21</text:p>
          </table:table-cell>
          <table:table-cell table:style-name="ce4" table:formula="of:=[.G75]*[.$A$2]" office:value-type="currency" office:currency="USD" office:value="753.116540946331" calcext:value-type="currency">
            <text:p>$753.12</text:p>
          </table:table-cell>
          <table:table-cell table:style-name="ce4" table:formula="of:=[.H75]*[.$A$2]" office:value-type="currency" office:currency="USD" office:value="1092.01898437218" calcext:value-type="currency">
            <text:p>$1,092.02</text:p>
          </table:table-cell>
          <table:table-cell table:style-name="ce4" table:formula="of:=[.I75]*[.$A$2]" office:value-type="currency" office:currency="USD" office:value="1430.92142779803" calcext:value-type="currency">
            <text:p>$1,430.92</text:p>
          </table:table-cell>
          <table:table-cell table:style-name="ce4" table:formula="of:=[.J75]*[.$A$2]" office:value-type="currency" office:currency="USD" office:value="1769.82387122388" calcext:value-type="currency">
            <text:p>$1,769.82</text:p>
          </table:table-cell>
          <table:table-cell table:style-name="ce4" table:formula="of:=[.K75]*[.$A$2]" office:value-type="currency" office:currency="USD" office:value="2108.72631464973" calcext:value-type="currency">
            <text:p>$2,108.73</text:p>
          </table:table-cell>
          <table:table-cell table:style-name="ce4" table:formula="of:=[.L75]*[.$A$2]" office:value-type="currency" office:currency="USD" office:value="2447.62875807558" calcext:value-type="currency">
            <text:p>$2,447.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style-name="ce4" table:formula="of:=[.B76]*[.$A$2]" office:value-type="currency" office:currency="USD" office:value="0" calcext:value-type="currency">
            <text:p>$0.00</text:p>
          </table:table-cell>
          <table:table-cell table:style-name="ce4" table:formula="of:=[.C76]*[.$A$2]" office:value-type="currency" office:currency="USD" office:value="0" calcext:value-type="currency">
            <text:p>$0.00</text:p>
          </table:table-cell>
          <table:table-cell table:style-name="ce4" table:formula="of:=[.D76]*[.$A$2]" office:value-type="currency" office:currency="USD" office:value="0" calcext:value-type="currency">
            <text:p>$0.00</text:p>
          </table:table-cell>
          <table:table-cell table:style-name="ce4" table:formula="of:=[.E76]*[.$A$2]" office:value-type="currency" office:currency="USD" office:value="75.311654094633" calcext:value-type="currency">
            <text:p>$75.31</text:p>
          </table:table-cell>
          <table:table-cell table:style-name="ce4" table:formula="of:=[.F76]*[.$A$2]" office:value-type="currency" office:currency="USD" office:value="414.214097520482" calcext:value-type="currency">
            <text:p>$414.21</text:p>
          </table:table-cell>
          <table:table-cell table:style-name="ce4" table:formula="of:=[.G76]*[.$A$2]" office:value-type="currency" office:currency="USD" office:value="753.116540946331" calcext:value-type="currency">
            <text:p>$753.12</text:p>
          </table:table-cell>
          <table:table-cell table:style-name="ce4" table:formula="of:=[.H76]*[.$A$2]" office:value-type="currency" office:currency="USD" office:value="1092.01898437218" calcext:value-type="currency">
            <text:p>$1,092.02</text:p>
          </table:table-cell>
          <table:table-cell table:style-name="ce4" table:formula="of:=[.I76]*[.$A$2]" office:value-type="currency" office:currency="USD" office:value="1430.92142779803" calcext:value-type="currency">
            <text:p>$1,430.92</text:p>
          </table:table-cell>
          <table:table-cell table:style-name="ce4" table:formula="of:=[.J76]*[.$A$2]" office:value-type="currency" office:currency="USD" office:value="1769.82387122388" calcext:value-type="currency">
            <text:p>$1,769.82</text:p>
          </table:table-cell>
          <table:table-cell table:style-name="ce4" table:formula="of:=[.K76]*[.$A$2]" office:value-type="currency" office:currency="USD" office:value="2108.72631464973" calcext:value-type="currency">
            <text:p>$2,108.73</text:p>
          </table:table-cell>
          <table:table-cell table:style-name="ce4" table:formula="of:=[.L76]*[.$A$2]" office:value-type="currency" office:currency="USD" office:value="2447.62875807558" calcext:value-type="currency">
            <text:p>$2,447.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style-name="ce4" table:formula="of:=[.B77]*[.$A$2]" office:value-type="currency" office:currency="USD" office:value="0" calcext:value-type="currency">
            <text:p>$0.00</text:p>
          </table:table-cell>
          <table:table-cell table:style-name="ce4" table:formula="of:=[.C77]*[.$A$2]" office:value-type="currency" office:currency="USD" office:value="0" calcext:value-type="currency">
            <text:p>$0.00</text:p>
          </table:table-cell>
          <table:table-cell table:style-name="ce4" table:formula="of:=[.D77]*[.$A$2]" office:value-type="currency" office:currency="USD" office:value="0" calcext:value-type="currency">
            <text:p>$0.00</text:p>
          </table:table-cell>
          <table:table-cell table:style-name="ce4" table:formula="of:=[.E77]*[.$A$2]" office:value-type="currency" office:currency="USD" office:value="0" calcext:value-type="currency">
            <text:p>$0.00</text:p>
          </table:table-cell>
          <table:table-cell table:style-name="ce4" table:formula="of:=[.F77]*[.$A$2]" office:value-type="currency" office:currency="USD" office:value="163.175250538372" calcext:value-type="currency">
            <text:p>$163.18</text:p>
          </table:table-cell>
          <table:table-cell table:style-name="ce4" table:formula="of:=[.G77]*[.$A$2]" office:value-type="currency" office:currency="USD" office:value="502.077693964221" calcext:value-type="currency">
            <text:p>$502.08</text:p>
          </table:table-cell>
          <table:table-cell table:style-name="ce4" table:formula="of:=[.H77]*[.$A$2]" office:value-type="currency" office:currency="USD" office:value="840.98013739007" calcext:value-type="currency">
            <text:p>$840.98</text:p>
          </table:table-cell>
          <table:table-cell table:style-name="ce4" table:formula="of:=[.I77]*[.$A$2]" office:value-type="currency" office:currency="USD" office:value="1179.88258081592" calcext:value-type="currency">
            <text:p>$1,179.88</text:p>
          </table:table-cell>
          <table:table-cell table:style-name="ce4" table:formula="of:=[.J77]*[.$A$2]" office:value-type="currency" office:currency="USD" office:value="1518.78502424177" calcext:value-type="currency">
            <text:p>$1,518.79</text:p>
          </table:table-cell>
          <table:table-cell table:style-name="ce4" table:formula="of:=[.K77]*[.$A$2]" office:value-type="currency" office:currency="USD" office:value="1857.68746766762" calcext:value-type="currency">
            <text:p>$1,857.69</text:p>
          </table:table-cell>
          <table:table-cell table:style-name="ce4" table:formula="of:=[.L77]*[.$A$2]" office:value-type="currency" office:currency="USD" office:value="2196.58991109347" calcext:value-type="currency">
            <text:p>$2,196.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style-name="ce4" table:formula="of:=[.B78]*[.$A$2]" office:value-type="currency" office:currency="USD" office:value="0" calcext:value-type="currency">
            <text:p>$0.00</text:p>
          </table:table-cell>
          <table:table-cell table:style-name="ce4" table:formula="of:=[.C78]*[.$A$2]" office:value-type="currency" office:currency="USD" office:value="0" calcext:value-type="currency">
            <text:p>$0.00</text:p>
          </table:table-cell>
          <table:table-cell table:style-name="ce4" table:formula="of:=[.D78]*[.$A$2]" office:value-type="currency" office:currency="USD" office:value="0" calcext:value-type="currency">
            <text:p>$0.00</text:p>
          </table:table-cell>
          <table:table-cell table:style-name="ce4" table:formula="of:=[.E78]*[.$A$2]" office:value-type="currency" office:currency="USD" office:value="326.350501076744" calcext:value-type="currency">
            <text:p>$326.35</text:p>
          </table:table-cell>
          <table:table-cell table:style-name="ce4" table:formula="of:=[.F78]*[.$A$2]" office:value-type="currency" office:currency="USD" office:value="665.252944502593" calcext:value-type="currency">
            <text:p>$665.25</text:p>
          </table:table-cell>
          <table:table-cell table:style-name="ce4" table:formula="of:=[.G78]*[.$A$2]" office:value-type="currency" office:currency="USD" office:value="1004.15538792844" calcext:value-type="currency">
            <text:p>$1,004.16</text:p>
          </table:table-cell>
          <table:table-cell table:style-name="ce4" table:formula="of:=[.H78]*[.$A$2]" office:value-type="currency" office:currency="USD" office:value="1343.05783135429" calcext:value-type="currency">
            <text:p>$1,343.06</text:p>
          </table:table-cell>
          <table:table-cell table:style-name="ce4" table:formula="of:=[.I78]*[.$A$2]" office:value-type="currency" office:currency="USD" office:value="1681.96027478014" calcext:value-type="currency">
            <text:p>$1,681.96</text:p>
          </table:table-cell>
          <table:table-cell table:style-name="ce4" table:formula="of:=[.J78]*[.$A$2]" office:value-type="currency" office:currency="USD" office:value="2020.86271820599" calcext:value-type="currency">
            <text:p>$2,020.86</text:p>
          </table:table-cell>
          <table:table-cell table:style-name="ce4" table:formula="of:=[.K78]*[.$A$2]" office:value-type="currency" office:currency="USD" office:value="2359.76516163184" calcext:value-type="currency">
            <text:p>$2,359.77</text:p>
          </table:table-cell>
          <table:table-cell table:style-name="ce4" table:formula="of:=[.L78]*[.$A$2]" office:value-type="currency" office:currency="USD" office:value="2698.66760505769" calcext:value-type="currency">
            <text:p>$2,698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style-name="ce4" table:formula="of:=[.B79]*[.$A$2]" office:value-type="currency" office:currency="USD" office:value="0" calcext:value-type="currency">
            <text:p>$0.00</text:p>
          </table:table-cell>
          <table:table-cell table:style-name="ce4" table:formula="of:=[.C79]*[.$A$2]" office:value-type="currency" office:currency="USD" office:value="0" calcext:value-type="currency">
            <text:p>$0.00</text:p>
          </table:table-cell>
          <table:table-cell table:style-name="ce4" table:formula="of:=[.D79]*[.$A$2]" office:value-type="currency" office:currency="USD" office:value="238.486904633005" calcext:value-type="currency">
            <text:p>$238.49</text:p>
          </table:table-cell>
          <table:table-cell table:style-name="ce4" table:formula="of:=[.E79]*[.$A$2]" office:value-type="currency" office:currency="USD" office:value="577.389348058854" calcext:value-type="currency">
            <text:p>$577.39</text:p>
          </table:table-cell>
          <table:table-cell table:style-name="ce4" table:formula="of:=[.F79]*[.$A$2]" office:value-type="currency" office:currency="USD" office:value="916.291791484703" calcext:value-type="currency">
            <text:p>$916.29</text:p>
          </table:table-cell>
          <table:table-cell table:style-name="ce4" table:formula="of:=[.G79]*[.$A$2]" office:value-type="currency" office:currency="USD" office:value="1255.19423491055" calcext:value-type="currency">
            <text:p>$1,255.19</text:p>
          </table:table-cell>
          <table:table-cell table:style-name="ce4" table:formula="of:=[.H79]*[.$A$2]" office:value-type="currency" office:currency="USD" office:value="1594.0966783364" calcext:value-type="currency">
            <text:p>$1,594.10</text:p>
          </table:table-cell>
          <table:table-cell table:style-name="ce4" table:formula="of:=[.I79]*[.$A$2]" office:value-type="currency" office:currency="USD" office:value="1932.99912176225" calcext:value-type="currency">
            <text:p>$1,933.00</text:p>
          </table:table-cell>
          <table:table-cell table:style-name="ce4" table:formula="of:=[.J79]*[.$A$2]" office:value-type="currency" office:currency="USD" office:value="2271.9015651881" calcext:value-type="currency">
            <text:p>$2,271.90</text:p>
          </table:table-cell>
          <table:table-cell table:style-name="ce4" table:formula="of:=[.K79]*[.$A$2]" office:value-type="currency" office:currency="USD" office:value="2610.80400861395" calcext:value-type="currency">
            <text:p>$2,610.80</text:p>
          </table:table-cell>
          <table:table-cell table:style-name="ce4" table:formula="of:=[.L79]*[.$A$2]" office:value-type="currency" office:currency="USD" office:value="2949.7064520398" calcext:value-type="currency">
            <text:p>$2,949.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style-name="ce4" table:formula="of:=[.B80]*[.$A$2]" office:value-type="currency" office:currency="USD" office:value="313.798558727638" calcext:value-type="currency">
            <text:p>$313.80</text:p>
          </table:table-cell>
          <table:table-cell table:style-name="ce4" table:formula="of:=[.C80]*[.$A$2]" office:value-type="currency" office:currency="USD" office:value="652.701002153487" calcext:value-type="currency">
            <text:p>$652.70</text:p>
          </table:table-cell>
          <table:table-cell table:style-name="ce4" table:formula="of:=[.D80]*[.$A$2]" office:value-type="currency" office:currency="USD" office:value="991.603445579336" calcext:value-type="currency">
            <text:p>$991.60</text:p>
          </table:table-cell>
          <table:table-cell table:style-name="ce4" table:formula="of:=[.E80]*[.$A$2]" office:value-type="currency" office:currency="USD" office:value="1330.50588900519" calcext:value-type="currency">
            <text:p>$1,330.51</text:p>
          </table:table-cell>
          <table:table-cell table:style-name="ce4" table:formula="of:=[.F80]*[.$A$2]" office:value-type="currency" office:currency="USD" office:value="1669.40833243103" calcext:value-type="currency">
            <text:p>$1,669.41</text:p>
          </table:table-cell>
          <table:table-cell table:style-name="ce4" table:formula="of:=[.G80]*[.$A$2]" office:value-type="currency" office:currency="USD" office:value="2008.31077585688" calcext:value-type="currency">
            <text:p>$2,008.31</text:p>
          </table:table-cell>
          <table:table-cell table:style-name="ce4" table:formula="of:=[.H80]*[.$A$2]" office:value-type="currency" office:currency="USD" office:value="2347.21321928273" calcext:value-type="currency">
            <text:p>$2,347.21</text:p>
          </table:table-cell>
          <table:table-cell table:style-name="ce4" table:formula="of:=[.I80]*[.$A$2]" office:value-type="currency" office:currency="USD" office:value="2686.11566270858" calcext:value-type="currency">
            <text:p>$2,686.12</text:p>
          </table:table-cell>
          <table:table-cell table:style-name="ce4" table:formula="of:=[.J80]*[.$A$2]" office:value-type="currency" office:currency="USD" office:value="3025.01810613443" calcext:value-type="currency">
            <text:p>$3,025.02</text:p>
          </table:table-cell>
          <table:table-cell table:style-name="ce4" table:formula="of:=[.K80]*[.$A$2]" office:value-type="currency" office:currency="USD" office:value="3363.92054956028" calcext:value-type="currency">
            <text:p>$3,363.92</text:p>
          </table:table-cell>
          <table:table-cell table:style-name="ce4" table:formula="of:=[.L80]*[.$A$2]" office:value-type="currency" office:currency="USD" office:value="3702.82299298613" calcext:value-type="currency">
            <text:p>$3,702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style-name="ce4" table:formula="of:=[.B81]*[.$A$2]" office:value-type="currency" office:currency="USD" office:value="815.876252691859" calcext:value-type="currency">
            <text:p>$815.88</text:p>
          </table:table-cell>
          <table:table-cell table:style-name="ce4" table:formula="of:=[.C81]*[.$A$2]" office:value-type="currency" office:currency="USD" office:value="1154.77869611771" calcext:value-type="currency">
            <text:p>$1,154.78</text:p>
          </table:table-cell>
          <table:table-cell table:style-name="ce4" table:formula="of:=[.D81]*[.$A$2]" office:value-type="currency" office:currency="USD" office:value="1493.68113954356" calcext:value-type="currency">
            <text:p>$1,493.68</text:p>
          </table:table-cell>
          <table:table-cell table:style-name="ce4" table:formula="of:=[.E81]*[.$A$2]" office:value-type="currency" office:currency="USD" office:value="1832.58358296941" calcext:value-type="currency">
            <text:p>$1,832.58</text:p>
          </table:table-cell>
          <table:table-cell table:style-name="ce4" table:formula="of:=[.F81]*[.$A$2]" office:value-type="currency" office:currency="USD" office:value="2171.48602639525" calcext:value-type="currency">
            <text:p>$2,171.49</text:p>
          </table:table-cell>
          <table:table-cell table:style-name="ce4" table:formula="of:=[.G81]*[.$A$2]" office:value-type="currency" office:currency="USD" office:value="2510.3884698211" calcext:value-type="currency">
            <text:p>$2,510.39</text:p>
          </table:table-cell>
          <table:table-cell table:style-name="ce4" table:formula="of:=[.H81]*[.$A$2]" office:value-type="currency" office:currency="USD" office:value="2849.29091324695" calcext:value-type="currency">
            <text:p>$2,849.29</text:p>
          </table:table-cell>
          <table:table-cell table:style-name="ce4" table:formula="of:=[.I81]*[.$A$2]" office:value-type="currency" office:currency="USD" office:value="3188.1933566728" calcext:value-type="currency">
            <text:p>$3,188.19</text:p>
          </table:table-cell>
          <table:table-cell table:style-name="ce4" table:formula="of:=[.J81]*[.$A$2]" office:value-type="currency" office:currency="USD" office:value="3527.09580009865" calcext:value-type="currency">
            <text:p>$3,527.10</text:p>
          </table:table-cell>
          <table:table-cell table:style-name="ce4" table:formula="of:=[.K81]*[.$A$2]" office:value-type="currency" office:currency="USD" office:value="3865.9982435245" calcext:value-type="currency">
            <text:p>$3,866.00</text:p>
          </table:table-cell>
          <table:table-cell table:style-name="ce4" table:formula="of:=[.L81]*[.$A$2]" office:value-type="currency" office:currency="USD" office:value="4204.90068695035" calcext:value-type="currency">
            <text:p>$4,204.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style-name="ce4" table:formula="of:=[.B82]*[.$A$2]" office:value-type="currency" office:currency="USD" office:value="1066.91509967397" calcext:value-type="currency">
            <text:p>$1,066.92</text:p>
          </table:table-cell>
          <table:table-cell table:style-name="ce4" table:formula="of:=[.C82]*[.$A$2]" office:value-type="currency" office:currency="USD" office:value="1405.81754309982" calcext:value-type="currency">
            <text:p>$1,405.82</text:p>
          </table:table-cell>
          <table:table-cell table:style-name="ce4" table:formula="of:=[.D82]*[.$A$2]" office:value-type="currency" office:currency="USD" office:value="1744.71998652567" calcext:value-type="currency">
            <text:p>$1,744.72</text:p>
          </table:table-cell>
          <table:table-cell table:style-name="ce4" table:formula="of:=[.E82]*[.$A$2]" office:value-type="currency" office:currency="USD" office:value="2083.62242995152" calcext:value-type="currency">
            <text:p>$2,083.62</text:p>
          </table:table-cell>
          <table:table-cell table:style-name="ce4" table:formula="of:=[.F82]*[.$A$2]" office:value-type="currency" office:currency="USD" office:value="2422.52487337737" calcext:value-type="currency">
            <text:p>$2,422.52</text:p>
          </table:table-cell>
          <table:table-cell table:style-name="ce4" table:formula="of:=[.G82]*[.$A$2]" office:value-type="currency" office:currency="USD" office:value="2761.42731680321" calcext:value-type="currency">
            <text:p>$2,761.43</text:p>
          </table:table-cell>
          <table:table-cell table:style-name="ce4" table:formula="of:=[.H82]*[.$A$2]" office:value-type="currency" office:currency="USD" office:value="3100.32976022906" calcext:value-type="currency">
            <text:p>$3,100.33</text:p>
          </table:table-cell>
          <table:table-cell table:style-name="ce4" table:formula="of:=[.I82]*[.$A$2]" office:value-type="currency" office:currency="USD" office:value="3439.23220365491" calcext:value-type="currency">
            <text:p>$3,439.23</text:p>
          </table:table-cell>
          <table:table-cell table:style-name="ce4" table:formula="of:=[.J82]*[.$A$2]" office:value-type="currency" office:currency="USD" office:value="3778.13464708076" calcext:value-type="currency">
            <text:p>$3,778.13</text:p>
          </table:table-cell>
          <table:table-cell table:style-name="ce4" table:formula="of:=[.K82]*[.$A$2]" office:value-type="currency" office:currency="USD" office:value="4117.03709050661" calcext:value-type="currency">
            <text:p>$4,117.04</text:p>
          </table:table-cell>
          <table:table-cell table:style-name="ce4" table:formula="of:=[.L82]*[.$A$2]" office:value-type="currency" office:currency="USD" office:value="4455.93953393246" calcext:value-type="currency">
            <text:p>$4,455.94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lighting cost per month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style-name="ce4" table:formula="of:=[.B87]*30" office:value-type="currency" office:currency="USD" office:value="24476.2875807558" calcext:value-type="currency">
            <text:p>$24,476.29</text:p>
          </table:table-cell>
          <table:table-cell table:style-name="ce4" table:formula="of:=[.C87]*30" office:value-type="currency" office:currency="USD" office:value="34643.3608835312" calcext:value-type="currency">
            <text:p>$34,643.36</text:p>
          </table:table-cell>
          <table:table-cell table:style-name="ce4" table:formula="of:=[.D87]*30" office:value-type="currency" office:currency="USD" office:value="44810.4341863067" calcext:value-type="currency">
            <text:p>$44,810.43</text:p>
          </table:table-cell>
          <table:table-cell table:style-name="ce4" table:formula="of:=[.E87]*30" office:value-type="currency" office:currency="USD" office:value="54977.5074890822" calcext:value-type="currency">
            <text:p>$54,977.51</text:p>
          </table:table-cell>
          <table:table-cell table:style-name="ce4" table:formula="of:=[.F87]*30" office:value-type="currency" office:currency="USD" office:value="65144.5807918576" calcext:value-type="currency">
            <text:p>$65,144.58</text:p>
          </table:table-cell>
          <table:table-cell table:style-name="ce4" table:formula="of:=[.G87]*30" office:value-type="currency" office:currency="USD" office:value="75311.6540946331" calcext:value-type="currency">
            <text:p>$75,311.65</text:p>
          </table:table-cell>
          <table:table-cell table:style-name="ce4" table:formula="of:=[.H87]*30" office:value-type="currency" office:currency="USD" office:value="85478.7273974086" calcext:value-type="currency">
            <text:p>$85,478.73</text:p>
          </table:table-cell>
          <table:table-cell table:style-name="ce4" table:formula="of:=[.I87]*30" office:value-type="currency" office:currency="USD" office:value="95645.8007001841" calcext:value-type="currency">
            <text:p>$95,645.80</text:p>
          </table:table-cell>
          <table:table-cell table:style-name="ce4" table:formula="of:=[.J87]*30" office:value-type="currency" office:currency="USD" office:value="105812.87400296" calcext:value-type="currency">
            <text:p>$105,812.87</text:p>
          </table:table-cell>
          <table:table-cell table:style-name="ce4" table:formula="of:=[.K87]*30" office:value-type="currency" office:currency="USD" office:value="115979.947305735" calcext:value-type="currency">
            <text:p>$115,979.95</text:p>
          </table:table-cell>
          <table:table-cell table:style-name="ce4" table:formula="of:=[.L87]*30" office:value-type="currency" office:currency="USD" office:value="126147.02060851" calcext:value-type="currency">
            <text:p>$126,147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style-name="ce4" table:formula="of:=[.B88]*30" office:value-type="currency" office:currency="USD" office:value="16945.1221712925" calcext:value-type="currency">
            <text:p>$16,945.12</text:p>
          </table:table-cell>
          <table:table-cell table:style-name="ce4" table:formula="of:=[.C88]*30" office:value-type="currency" office:currency="USD" office:value="27112.1954740679" calcext:value-type="currency">
            <text:p>$27,112.20</text:p>
          </table:table-cell>
          <table:table-cell table:style-name="ce4" table:formula="of:=[.D88]*30" office:value-type="currency" office:currency="USD" office:value="37279.2687768434" calcext:value-type="currency">
            <text:p>$37,279.27</text:p>
          </table:table-cell>
          <table:table-cell table:style-name="ce4" table:formula="of:=[.E88]*30" office:value-type="currency" office:currency="USD" office:value="47446.3420796189" calcext:value-type="currency">
            <text:p>$47,446.34</text:p>
          </table:table-cell>
          <table:table-cell table:style-name="ce4" table:formula="of:=[.F88]*30" office:value-type="currency" office:currency="USD" office:value="57613.4153823943" calcext:value-type="currency">
            <text:p>$57,613.42</text:p>
          </table:table-cell>
          <table:table-cell table:style-name="ce4" table:formula="of:=[.G88]*30" office:value-type="currency" office:currency="USD" office:value="67780.4886851698" calcext:value-type="currency">
            <text:p>$67,780.49</text:p>
          </table:table-cell>
          <table:table-cell table:style-name="ce4" table:formula="of:=[.H88]*30" office:value-type="currency" office:currency="USD" office:value="77947.5619879453" calcext:value-type="currency">
            <text:p>$77,947.56</text:p>
          </table:table-cell>
          <table:table-cell table:style-name="ce4" table:formula="of:=[.I88]*30" office:value-type="currency" office:currency="USD" office:value="88114.6352907208" calcext:value-type="currency">
            <text:p>$88,114.64</text:p>
          </table:table-cell>
          <table:table-cell table:style-name="ce4" table:formula="of:=[.J88]*30" office:value-type="currency" office:currency="USD" office:value="98281.7085934962" calcext:value-type="currency">
            <text:p>$98,281.71</text:p>
          </table:table-cell>
          <table:table-cell table:style-name="ce4" table:formula="of:=[.K88]*30" office:value-type="currency" office:currency="USD" office:value="108448.781896272" calcext:value-type="currency">
            <text:p>$108,448.78</text:p>
          </table:table-cell>
          <table:table-cell table:style-name="ce4" table:formula="of:=[.L88]*30" office:value-type="currency" office:currency="USD" office:value="118615.855199047" calcext:value-type="currency">
            <text:p>$118,615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style-name="ce4" table:formula="of:=[.B89]*30" office:value-type="currency" office:currency="USD" office:value="1882.79135236582" calcext:value-type="currency">
            <text:p>$1,882.79</text:p>
          </table:table-cell>
          <table:table-cell table:style-name="ce4" table:formula="of:=[.C89]*30" office:value-type="currency" office:currency="USD" office:value="12049.8646551413" calcext:value-type="currency">
            <text:p>$12,049.86</text:p>
          </table:table-cell>
          <table:table-cell table:style-name="ce4" table:formula="of:=[.D89]*30" office:value-type="currency" office:currency="USD" office:value="22216.9379579168" calcext:value-type="currency">
            <text:p>$22,216.94</text:p>
          </table:table-cell>
          <table:table-cell table:style-name="ce4" table:formula="of:=[.E89]*30" office:value-type="currency" office:currency="USD" office:value="32384.0112606922" calcext:value-type="currency">
            <text:p>$32,384.01</text:p>
          </table:table-cell>
          <table:table-cell table:style-name="ce4" table:formula="of:=[.F89]*30" office:value-type="currency" office:currency="USD" office:value="42551.0845634677" calcext:value-type="currency">
            <text:p>$42,551.08</text:p>
          </table:table-cell>
          <table:table-cell table:style-name="ce4" table:formula="of:=[.G89]*30" office:value-type="currency" office:currency="USD" office:value="52718.1578662432" calcext:value-type="currency">
            <text:p>$52,718.16</text:p>
          </table:table-cell>
          <table:table-cell table:style-name="ce4" table:formula="of:=[.H89]*30" office:value-type="currency" office:currency="USD" office:value="62885.2311690187" calcext:value-type="currency">
            <text:p>$62,885.23</text:p>
          </table:table-cell>
          <table:table-cell table:style-name="ce4" table:formula="of:=[.I89]*30" office:value-type="currency" office:currency="USD" office:value="73052.3044717941" calcext:value-type="currency">
            <text:p>$73,052.30</text:p>
          </table:table-cell>
          <table:table-cell table:style-name="ce4" table:formula="of:=[.J89]*30" office:value-type="currency" office:currency="USD" office:value="83219.3777745696" calcext:value-type="currency">
            <text:p>$83,219.38</text:p>
          </table:table-cell>
          <table:table-cell table:style-name="ce4" table:formula="of:=[.K89]*30" office:value-type="currency" office:currency="USD" office:value="93386.4510773451" calcext:value-type="currency">
            <text:p>$93,386.45</text:p>
          </table:table-cell>
          <table:table-cell table:style-name="ce4" table:formula="of:=[.L89]*30" office:value-type="currency" office:currency="USD" office:value="103553.524380121" calcext:value-type="currency">
            <text:p>$103,553.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style-name="ce4" table:formula="of:=[.B90]*30" office:value-type="currency" office:currency="USD" office:value="0" calcext:value-type="currency">
            <text:p>$0.00</text:p>
          </table:table-cell>
          <table:table-cell table:style-name="ce4" table:formula="of:=[.C90]*30" office:value-type="currency" office:currency="USD" office:value="0" calcext:value-type="currency">
            <text:p>$0.00</text:p>
          </table:table-cell>
          <table:table-cell table:style-name="ce4" table:formula="of:=[.D90]*30" office:value-type="currency" office:currency="USD" office:value="7154.60713899015" calcext:value-type="currency">
            <text:p>$7,154.61</text:p>
          </table:table-cell>
          <table:table-cell table:style-name="ce4" table:formula="of:=[.E90]*30" office:value-type="currency" office:currency="USD" office:value="17321.6804417656" calcext:value-type="currency">
            <text:p>$17,321.68</text:p>
          </table:table-cell>
          <table:table-cell table:style-name="ce4" table:formula="of:=[.F90]*30" office:value-type="currency" office:currency="USD" office:value="27488.7537445411" calcext:value-type="currency">
            <text:p>$27,488.75</text:p>
          </table:table-cell>
          <table:table-cell table:style-name="ce4" table:formula="of:=[.G90]*30" office:value-type="currency" office:currency="USD" office:value="37655.8270473166" calcext:value-type="currency">
            <text:p>$37,655.83</text:p>
          </table:table-cell>
          <table:table-cell table:style-name="ce4" table:formula="of:=[.H90]*30" office:value-type="currency" office:currency="USD" office:value="47822.900350092" calcext:value-type="currency">
            <text:p>$47,822.90</text:p>
          </table:table-cell>
          <table:table-cell table:style-name="ce4" table:formula="of:=[.I90]*30" office:value-type="currency" office:currency="USD" office:value="57989.9736528675" calcext:value-type="currency">
            <text:p>$57,989.97</text:p>
          </table:table-cell>
          <table:table-cell table:style-name="ce4" table:formula="of:=[.J90]*30" office:value-type="currency" office:currency="USD" office:value="68157.046955643" calcext:value-type="currency">
            <text:p>$68,157.05</text:p>
          </table:table-cell>
          <table:table-cell table:style-name="ce4" table:formula="of:=[.K90]*30" office:value-type="currency" office:currency="USD" office:value="78324.1202584185" calcext:value-type="currency">
            <text:p>$78,324.12</text:p>
          </table:table-cell>
          <table:table-cell table:style-name="ce4" table:formula="of:=[.L90]*30" office:value-type="currency" office:currency="USD" office:value="88491.1935611939" calcext:value-type="currency">
            <text:p>$88,491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style-name="ce4" table:formula="of:=[.B91]*30" office:value-type="currency" office:currency="USD" office:value="0" calcext:value-type="currency">
            <text:p>$0.00</text:p>
          </table:table-cell>
          <table:table-cell table:style-name="ce4" table:formula="of:=[.C91]*30" office:value-type="currency" office:currency="USD" office:value="0" calcext:value-type="currency">
            <text:p>$0.00</text:p>
          </table:table-cell>
          <table:table-cell table:style-name="ce4" table:formula="of:=[.D91]*30" office:value-type="currency" office:currency="USD" office:value="0" calcext:value-type="currency">
            <text:p>$0.00</text:p>
          </table:table-cell>
          <table:table-cell table:style-name="ce4" table:formula="of:=[.E91]*30" office:value-type="currency" office:currency="USD" office:value="2259.34962283899" calcext:value-type="currency">
            <text:p>$2,259.35</text:p>
          </table:table-cell>
          <table:table-cell table:style-name="ce4" table:formula="of:=[.F91]*30" office:value-type="currency" office:currency="USD" office:value="12426.4229256145" calcext:value-type="currency">
            <text:p>$12,426.42</text:p>
          </table:table-cell>
          <table:table-cell table:style-name="ce4" table:formula="of:=[.G91]*30" office:value-type="currency" office:currency="USD" office:value="22593.4962283899" calcext:value-type="currency">
            <text:p>$22,593.50</text:p>
          </table:table-cell>
          <table:table-cell table:style-name="ce4" table:formula="of:=[.H91]*30" office:value-type="currency" office:currency="USD" office:value="32760.5695311654" calcext:value-type="currency">
            <text:p>$32,760.57</text:p>
          </table:table-cell>
          <table:table-cell table:style-name="ce4" table:formula="of:=[.I91]*30" office:value-type="currency" office:currency="USD" office:value="42927.6428339409" calcext:value-type="currency">
            <text:p>$42,927.64</text:p>
          </table:table-cell>
          <table:table-cell table:style-name="ce4" table:formula="of:=[.J91]*30" office:value-type="currency" office:currency="USD" office:value="53094.7161367164" calcext:value-type="currency">
            <text:p>$53,094.72</text:p>
          </table:table-cell>
          <table:table-cell table:style-name="ce4" table:formula="of:=[.K91]*30" office:value-type="currency" office:currency="USD" office:value="63261.7894394918" calcext:value-type="currency">
            <text:p>$63,261.79</text:p>
          </table:table-cell>
          <table:table-cell table:style-name="ce4" table:formula="of:=[.L91]*30" office:value-type="currency" office:currency="USD" office:value="73428.8627422673" calcext:value-type="currency">
            <text:p>$73,428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style-name="ce4" table:formula="of:=[.B92]*30" office:value-type="currency" office:currency="USD" office:value="0" calcext:value-type="currency">
            <text:p>$0.00</text:p>
          </table:table-cell>
          <table:table-cell table:style-name="ce4" table:formula="of:=[.C92]*30" office:value-type="currency" office:currency="USD" office:value="0" calcext:value-type="currency">
            <text:p>$0.00</text:p>
          </table:table-cell>
          <table:table-cell table:style-name="ce4" table:formula="of:=[.D92]*30" office:value-type="currency" office:currency="USD" office:value="0" calcext:value-type="currency">
            <text:p>$0.00</text:p>
          </table:table-cell>
          <table:table-cell table:style-name="ce4" table:formula="of:=[.E92]*30" office:value-type="currency" office:currency="USD" office:value="2259.34962283899" calcext:value-type="currency">
            <text:p>$2,259.35</text:p>
          </table:table-cell>
          <table:table-cell table:style-name="ce4" table:formula="of:=[.F92]*30" office:value-type="currency" office:currency="USD" office:value="12426.4229256145" calcext:value-type="currency">
            <text:p>$12,426.42</text:p>
          </table:table-cell>
          <table:table-cell table:style-name="ce4" table:formula="of:=[.G92]*30" office:value-type="currency" office:currency="USD" office:value="22593.4962283899" calcext:value-type="currency">
            <text:p>$22,593.50</text:p>
          </table:table-cell>
          <table:table-cell table:style-name="ce4" table:formula="of:=[.H92]*30" office:value-type="currency" office:currency="USD" office:value="32760.5695311654" calcext:value-type="currency">
            <text:p>$32,760.57</text:p>
          </table:table-cell>
          <table:table-cell table:style-name="ce4" table:formula="of:=[.I92]*30" office:value-type="currency" office:currency="USD" office:value="42927.6428339409" calcext:value-type="currency">
            <text:p>$42,927.64</text:p>
          </table:table-cell>
          <table:table-cell table:style-name="ce4" table:formula="of:=[.J92]*30" office:value-type="currency" office:currency="USD" office:value="53094.7161367164" calcext:value-type="currency">
            <text:p>$53,094.72</text:p>
          </table:table-cell>
          <table:table-cell table:style-name="ce4" table:formula="of:=[.K92]*30" office:value-type="currency" office:currency="USD" office:value="63261.7894394918" calcext:value-type="currency">
            <text:p>$63,261.79</text:p>
          </table:table-cell>
          <table:table-cell table:style-name="ce4" table:formula="of:=[.L92]*30" office:value-type="currency" office:currency="USD" office:value="73428.8627422673" calcext:value-type="currency">
            <text:p>$73,428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style-name="ce4" table:formula="of:=[.B93]*30" office:value-type="currency" office:currency="USD" office:value="0" calcext:value-type="currency">
            <text:p>$0.00</text:p>
          </table:table-cell>
          <table:table-cell table:style-name="ce4" table:formula="of:=[.C93]*30" office:value-type="currency" office:currency="USD" office:value="0" calcext:value-type="currency">
            <text:p>$0.00</text:p>
          </table:table-cell>
          <table:table-cell table:style-name="ce4" table:formula="of:=[.D93]*30" office:value-type="currency" office:currency="USD" office:value="0" calcext:value-type="currency">
            <text:p>$0.00</text:p>
          </table:table-cell>
          <table:table-cell table:style-name="ce4" table:formula="of:=[.E93]*30" office:value-type="currency" office:currency="USD" office:value="0" calcext:value-type="currency">
            <text:p>$0.00</text:p>
          </table:table-cell>
          <table:table-cell table:style-name="ce4" table:formula="of:=[.F93]*30" office:value-type="currency" office:currency="USD" office:value="4895.25751615115" calcext:value-type="currency">
            <text:p>$4,895.26</text:p>
          </table:table-cell>
          <table:table-cell table:style-name="ce4" table:formula="of:=[.G93]*30" office:value-type="currency" office:currency="USD" office:value="15062.3308189266" calcext:value-type="currency">
            <text:p>$15,062.33</text:p>
          </table:table-cell>
          <table:table-cell table:style-name="ce4" table:formula="of:=[.H93]*30" office:value-type="currency" office:currency="USD" office:value="25229.4041217021" calcext:value-type="currency">
            <text:p>$25,229.40</text:p>
          </table:table-cell>
          <table:table-cell table:style-name="ce4" table:formula="of:=[.I93]*30" office:value-type="currency" office:currency="USD" office:value="35396.4774244776" calcext:value-type="currency">
            <text:p>$35,396.48</text:p>
          </table:table-cell>
          <table:table-cell table:style-name="ce4" table:formula="of:=[.J93]*30" office:value-type="currency" office:currency="USD" office:value="45563.550727253" calcext:value-type="currency">
            <text:p>$45,563.55</text:p>
          </table:table-cell>
          <table:table-cell table:style-name="ce4" table:formula="of:=[.K93]*30" office:value-type="currency" office:currency="USD" office:value="55730.6240300285" calcext:value-type="currency">
            <text:p>$55,730.62</text:p>
          </table:table-cell>
          <table:table-cell table:style-name="ce4" table:formula="of:=[.L93]*30" office:value-type="currency" office:currency="USD" office:value="65897.697332804" calcext:value-type="currency">
            <text:p>$65,897.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style-name="ce4" table:formula="of:=[.B94]*30" office:value-type="currency" office:currency="USD" office:value="0" calcext:value-type="currency">
            <text:p>$0.00</text:p>
          </table:table-cell>
          <table:table-cell table:style-name="ce4" table:formula="of:=[.C94]*30" office:value-type="currency" office:currency="USD" office:value="0" calcext:value-type="currency">
            <text:p>$0.00</text:p>
          </table:table-cell>
          <table:table-cell table:style-name="ce4" table:formula="of:=[.D94]*30" office:value-type="currency" office:currency="USD" office:value="0" calcext:value-type="currency">
            <text:p>$0.00</text:p>
          </table:table-cell>
          <table:table-cell table:style-name="ce4" table:formula="of:=[.E94]*30" office:value-type="currency" office:currency="USD" office:value="9790.51503230231" calcext:value-type="currency">
            <text:p>$9,790.52</text:p>
          </table:table-cell>
          <table:table-cell table:style-name="ce4" table:formula="of:=[.F94]*30" office:value-type="currency" office:currency="USD" office:value="19957.5883350778" calcext:value-type="currency">
            <text:p>$19,957.59</text:p>
          </table:table-cell>
          <table:table-cell table:style-name="ce4" table:formula="of:=[.G94]*30" office:value-type="currency" office:currency="USD" office:value="30124.6616378532" calcext:value-type="currency">
            <text:p>$30,124.66</text:p>
          </table:table-cell>
          <table:table-cell table:style-name="ce4" table:formula="of:=[.H94]*30" office:value-type="currency" office:currency="USD" office:value="40291.7349406287" calcext:value-type="currency">
            <text:p>$40,291.73</text:p>
          </table:table-cell>
          <table:table-cell table:style-name="ce4" table:formula="of:=[.I94]*30" office:value-type="currency" office:currency="USD" office:value="50458.8082434042" calcext:value-type="currency">
            <text:p>$50,458.81</text:p>
          </table:table-cell>
          <table:table-cell table:style-name="ce4" table:formula="of:=[.J94]*30" office:value-type="currency" office:currency="USD" office:value="60625.8815461797" calcext:value-type="currency">
            <text:p>$60,625.88</text:p>
          </table:table-cell>
          <table:table-cell table:style-name="ce4" table:formula="of:=[.K94]*30" office:value-type="currency" office:currency="USD" office:value="70792.9548489551" calcext:value-type="currency">
            <text:p>$70,792.95</text:p>
          </table:table-cell>
          <table:table-cell table:style-name="ce4" table:formula="of:=[.L94]*30" office:value-type="currency" office:currency="USD" office:value="80960.0281517306" calcext:value-type="currency">
            <text:p>$80,960.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style-name="ce4" table:formula="of:=[.B95]*30" office:value-type="currency" office:currency="USD" office:value="0" calcext:value-type="currency">
            <text:p>$0.00</text:p>
          </table:table-cell>
          <table:table-cell table:style-name="ce4" table:formula="of:=[.C95]*30" office:value-type="currency" office:currency="USD" office:value="0" calcext:value-type="currency">
            <text:p>$0.00</text:p>
          </table:table-cell>
          <table:table-cell table:style-name="ce4" table:formula="of:=[.D95]*30" office:value-type="currency" office:currency="USD" office:value="7154.60713899015" calcext:value-type="currency">
            <text:p>$7,154.61</text:p>
          </table:table-cell>
          <table:table-cell table:style-name="ce4" table:formula="of:=[.E95]*30" office:value-type="currency" office:currency="USD" office:value="17321.6804417656" calcext:value-type="currency">
            <text:p>$17,321.68</text:p>
          </table:table-cell>
          <table:table-cell table:style-name="ce4" table:formula="of:=[.F95]*30" office:value-type="currency" office:currency="USD" office:value="27488.7537445411" calcext:value-type="currency">
            <text:p>$27,488.75</text:p>
          </table:table-cell>
          <table:table-cell table:style-name="ce4" table:formula="of:=[.G95]*30" office:value-type="currency" office:currency="USD" office:value="37655.8270473166" calcext:value-type="currency">
            <text:p>$37,655.83</text:p>
          </table:table-cell>
          <table:table-cell table:style-name="ce4" table:formula="of:=[.H95]*30" office:value-type="currency" office:currency="USD" office:value="47822.900350092" calcext:value-type="currency">
            <text:p>$47,822.90</text:p>
          </table:table-cell>
          <table:table-cell table:style-name="ce4" table:formula="of:=[.I95]*30" office:value-type="currency" office:currency="USD" office:value="57989.9736528675" calcext:value-type="currency">
            <text:p>$57,989.97</text:p>
          </table:table-cell>
          <table:table-cell table:style-name="ce4" table:formula="of:=[.J95]*30" office:value-type="currency" office:currency="USD" office:value="68157.046955643" calcext:value-type="currency">
            <text:p>$68,157.05</text:p>
          </table:table-cell>
          <table:table-cell table:style-name="ce4" table:formula="of:=[.K95]*30" office:value-type="currency" office:currency="USD" office:value="78324.1202584185" calcext:value-type="currency">
            <text:p>$78,324.12</text:p>
          </table:table-cell>
          <table:table-cell table:style-name="ce4" table:formula="of:=[.L95]*30" office:value-type="currency" office:currency="USD" office:value="88491.1935611939" calcext:value-type="currency">
            <text:p>$88,491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style-name="ce4" table:formula="of:=[.B96]*30" office:value-type="currency" office:currency="USD" office:value="9413.95676182914" calcext:value-type="currency">
            <text:p>$9,413.96</text:p>
          </table:table-cell>
          <table:table-cell table:style-name="ce4" table:formula="of:=[.C96]*30" office:value-type="currency" office:currency="USD" office:value="19581.0300646046" calcext:value-type="currency">
            <text:p>$19,581.03</text:p>
          </table:table-cell>
          <table:table-cell table:style-name="ce4" table:formula="of:=[.D96]*30" office:value-type="currency" office:currency="USD" office:value="29748.1033673801" calcext:value-type="currency">
            <text:p>$29,748.10</text:p>
          </table:table-cell>
          <table:table-cell table:style-name="ce4" table:formula="of:=[.E96]*30" office:value-type="currency" office:currency="USD" office:value="39915.1766701556" calcext:value-type="currency">
            <text:p>$39,915.18</text:p>
          </table:table-cell>
          <table:table-cell table:style-name="ce4" table:formula="of:=[.F96]*30" office:value-type="currency" office:currency="USD" office:value="50082.249972931" calcext:value-type="currency">
            <text:p>$50,082.25</text:p>
          </table:table-cell>
          <table:table-cell table:style-name="ce4" table:formula="of:=[.G96]*30" office:value-type="currency" office:currency="USD" office:value="60249.3232757065" calcext:value-type="currency">
            <text:p>$60,249.32</text:p>
          </table:table-cell>
          <table:table-cell table:style-name="ce4" table:formula="of:=[.H96]*30" office:value-type="currency" office:currency="USD" office:value="70416.396578482" calcext:value-type="currency">
            <text:p>$70,416.40</text:p>
          </table:table-cell>
          <table:table-cell table:style-name="ce4" table:formula="of:=[.I96]*30" office:value-type="currency" office:currency="USD" office:value="80583.4698812575" calcext:value-type="currency">
            <text:p>$80,583.47</text:p>
          </table:table-cell>
          <table:table-cell table:style-name="ce4" table:formula="of:=[.J96]*30" office:value-type="currency" office:currency="USD" office:value="90750.5431840329" calcext:value-type="currency">
            <text:p>$90,750.54</text:p>
          </table:table-cell>
          <table:table-cell table:style-name="ce4" table:formula="of:=[.K96]*30" office:value-type="currency" office:currency="USD" office:value="100917.616486808" calcext:value-type="currency">
            <text:p>$100,917.62</text:p>
          </table:table-cell>
          <table:table-cell table:style-name="ce4" table:formula="of:=[.L96]*30" office:value-type="currency" office:currency="USD" office:value="111084.689789584" calcext:value-type="currency">
            <text:p>$111,084.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style-name="ce4" table:formula="of:=[.B97]*30" office:value-type="currency" office:currency="USD" office:value="24476.2875807558" calcext:value-type="currency">
            <text:p>$24,476.29</text:p>
          </table:table-cell>
          <table:table-cell table:style-name="ce4" table:formula="of:=[.C97]*30" office:value-type="currency" office:currency="USD" office:value="34643.3608835312" calcext:value-type="currency">
            <text:p>$34,643.36</text:p>
          </table:table-cell>
          <table:table-cell table:style-name="ce4" table:formula="of:=[.D97]*30" office:value-type="currency" office:currency="USD" office:value="44810.4341863067" calcext:value-type="currency">
            <text:p>$44,810.43</text:p>
          </table:table-cell>
          <table:table-cell table:style-name="ce4" table:formula="of:=[.E97]*30" office:value-type="currency" office:currency="USD" office:value="54977.5074890822" calcext:value-type="currency">
            <text:p>$54,977.51</text:p>
          </table:table-cell>
          <table:table-cell table:style-name="ce4" table:formula="of:=[.F97]*30" office:value-type="currency" office:currency="USD" office:value="65144.5807918576" calcext:value-type="currency">
            <text:p>$65,144.58</text:p>
          </table:table-cell>
          <table:table-cell table:style-name="ce4" table:formula="of:=[.G97]*30" office:value-type="currency" office:currency="USD" office:value="75311.6540946331" calcext:value-type="currency">
            <text:p>$75,311.65</text:p>
          </table:table-cell>
          <table:table-cell table:style-name="ce4" table:formula="of:=[.H97]*30" office:value-type="currency" office:currency="USD" office:value="85478.7273974086" calcext:value-type="currency">
            <text:p>$85,478.73</text:p>
          </table:table-cell>
          <table:table-cell table:style-name="ce4" table:formula="of:=[.I97]*30" office:value-type="currency" office:currency="USD" office:value="95645.8007001841" calcext:value-type="currency">
            <text:p>$95,645.80</text:p>
          </table:table-cell>
          <table:table-cell table:style-name="ce4" table:formula="of:=[.J97]*30" office:value-type="currency" office:currency="USD" office:value="105812.87400296" calcext:value-type="currency">
            <text:p>$105,812.87</text:p>
          </table:table-cell>
          <table:table-cell table:style-name="ce4" table:formula="of:=[.K97]*30" office:value-type="currency" office:currency="USD" office:value="115979.947305735" calcext:value-type="currency">
            <text:p>$115,979.95</text:p>
          </table:table-cell>
          <table:table-cell table:style-name="ce4" table:formula="of:=[.L97]*30" office:value-type="currency" office:currency="USD" office:value="126147.02060851" calcext:value-type="currency">
            <text:p>$126,147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style-name="ce4" table:formula="of:=[.B98]*30" office:value-type="currency" office:currency="USD" office:value="32007.4529902191" calcext:value-type="currency">
            <text:p>$32,007.45</text:p>
          </table:table-cell>
          <table:table-cell table:style-name="ce4" table:formula="of:=[.C98]*30" office:value-type="currency" office:currency="USD" office:value="42174.5262929946" calcext:value-type="currency">
            <text:p>$42,174.53</text:p>
          </table:table-cell>
          <table:table-cell table:style-name="ce4" table:formula="of:=[.D98]*30" office:value-type="currency" office:currency="USD" office:value="52341.59959577" calcext:value-type="currency">
            <text:p>$52,341.60</text:p>
          </table:table-cell>
          <table:table-cell table:style-name="ce4" table:formula="of:=[.E98]*30" office:value-type="currency" office:currency="USD" office:value="62508.6728985455" calcext:value-type="currency">
            <text:p>$62,508.67</text:p>
          </table:table-cell>
          <table:table-cell table:style-name="ce4" table:formula="of:=[.F98]*30" office:value-type="currency" office:currency="USD" office:value="72675.746201321" calcext:value-type="currency">
            <text:p>$72,675.75</text:p>
          </table:table-cell>
          <table:table-cell table:style-name="ce4" table:formula="of:=[.G98]*30" office:value-type="currency" office:currency="USD" office:value="82842.8195040964" calcext:value-type="currency">
            <text:p>$82,842.82</text:p>
          </table:table-cell>
          <table:table-cell table:style-name="ce4" table:formula="of:=[.H98]*30" office:value-type="currency" office:currency="USD" office:value="93009.8928068719" calcext:value-type="currency">
            <text:p>$93,009.89</text:p>
          </table:table-cell>
          <table:table-cell table:style-name="ce4" table:formula="of:=[.I98]*30" office:value-type="currency" office:currency="USD" office:value="103176.966109647" calcext:value-type="currency">
            <text:p>$103,176.97</text:p>
          </table:table-cell>
          <table:table-cell table:style-name="ce4" table:formula="of:=[.J98]*30" office:value-type="currency" office:currency="USD" office:value="113344.039412423" calcext:value-type="currency">
            <text:p>$113,344.04</text:p>
          </table:table-cell>
          <table:table-cell table:style-name="ce4" table:formula="of:=[.K98]*30" office:value-type="currency" office:currency="USD" office:value="123511.112715198" calcext:value-type="currency">
            <text:p>$123,511.11</text:p>
          </table:table-cell>
          <table:table-cell table:style-name="ce4" table:formula="of:=[.L98]*30" office:value-type="currency" office:currency="USD" office:value="133678.186017974" calcext:value-type="currency">
            <text:p>$133,678.19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sum</text:p>
          </table:table-cell>
          <table:table-cell table:style-name="ce4" table:formula="of:= SUM([.B103:.B114])" office:value-type="currency" office:currency="USD" office:value="109201.898437218" calcext:value-type="currency">
            <text:p>$109,201.90</text:p>
          </table:table-cell>
          <table:table-cell table:style-name="ce4" table:formula="of:= SUM([.C103:.C114])" office:value-type="currency" office:currency="USD" office:value="170204.338253871" calcext:value-type="currency">
            <text:p>$170,204.34</text:p>
          </table:table-cell>
          <table:table-cell table:style-name="ce4" table:formula="of:= SUM([.D103:.D114])" office:value-type="currency" office:currency="USD" office:value="245515.992348504" calcext:value-type="currency">
            <text:p>$245,515.99</text:p>
          </table:table-cell>
          <table:table-cell table:style-name="ce4" table:formula="of:= SUM([.E103:.E114])" office:value-type="currency" office:currency="USD" office:value="341161.793048688" calcext:value-type="currency">
            <text:p>$341,161.79</text:p>
          </table:table-cell>
          <table:table-cell table:style-name="ce4" table:formula="of:= SUM([.F103:.F114])" office:value-type="currency" office:currency="USD" office:value="457894.856895369" calcext:value-type="currency">
            <text:p>$457,894.86</text:p>
          </table:table-cell>
          <table:table-cell table:style-name="ce4" table:formula="of:= SUM([.G103:.G114])" office:value-type="currency" office:currency="USD" office:value="579899.736528675" calcext:value-type="currency">
            <text:p>$579,899.74</text:p>
          </table:table-cell>
          <table:table-cell table:style-name="ce4" table:formula="of:= SUM([.H103:.H114])" office:value-type="currency" office:currency="USD" office:value="701904.616161981" calcext:value-type="currency">
            <text:p>$701,904.62</text:p>
          </table:table-cell>
          <table:table-cell table:style-name="ce4" table:formula="of:= SUM([.I103:.I114])" office:value-type="currency" office:currency="USD" office:value="823909.495795286" calcext:value-type="currency">
            <text:p>$823,909.50</text:p>
          </table:table-cell>
          <table:table-cell table:style-name="ce4" table:formula="of:= SUM([.J103:.J114])" office:value-type="currency" office:currency="USD" office:value="945914.375428592" calcext:value-type="currency">
            <text:p>$945,914.38</text:p>
          </table:table-cell>
          <table:table-cell table:style-name="ce4" table:formula="of:= SUM([.K103:.K114])" office:value-type="currency" office:currency="USD" office:value="1067919.2550619" calcext:value-type="currency">
            <text:p>$1,067,919.26</text:p>
          </table:table-cell>
          <table:table-cell table:style-name="ce4" table:formula="of:= SUM([.L103:.L114])" office:value-type="currency" office:currency="USD" office:value="1189924.1346952" calcext:value-type="currency">
            <text:p>$1,189,924.13</text:p>
          </table:table-cell>
          <table:table-cell table:number-columns-repeated="5"/>
        </table:table-row>
      </table:table>
      <table:table table:name="Growth curves" table:style-name="ta1">
        <table:shapes>
          <draw:frame draw:z-index="0" draw:style-name="gr1" draw:text-style-name="P1" svg:width="756.77pt" svg:height="371.2pt" svg:x="1559.2pt" svg:y="15.82pt">
            <loext:p draw:notify-on-update-of-ranges="'Growth curves'.B5:'Growth curves'.B5 'Growth curves'.B7:'Growth curves'.B17 'Growth curves'.C5:'Growth curves'.C5 'Growth curves'.C7:'Growth curves'.C17 'Growth curves'.D5:'Growth curves'.D5 'Growth curves'.D7:'Growth curves'.D17 'Growth curves'.E5:'Growth curves'.E5 'Growth curves'.E7:'Growth curves'.E17 'Growth curves'.F5:'Growth curves'.F5 'Growth curves'.F7:'Growth curves'.F17 'Growth curves'.G5:'Growth curves'.G5 'Growth curves'.G7:'Growth curves'.G17 'Growth curves'.H5:'Growth curves'.H5 'Growth curves'.H7:'Growth curves'.H17 'Growth curves'.I5:'Growth curves'.I5 'Growth curves'.I7:'Growth curves'.I17 'Growth curves'.J5:'Growth curves'.J5 'Growth curves'.J7:'Growth curves'.J17 'Growth curves'.K5:'Growth curves'.K5 'Growth curves'.K7:'Growth curves'.K17 'Growth curves'.L5:'Growth curves'.L5 'Growth curves'.L7:'Growth curves'.L17 'Growth curves'.M5:'Growth curves'.M5 'Growth curves'.M7:'Growth curves'.M17 'Growth curves'.N5:'Growth curves'.N5 'Growth curves'.N7:'Growth curves'.N17 'Growth curves'.O5:'Growth curves'.O5 'Growth curves'.O7:'Growth curves'.O17 'Growth curves'.P5:'Growth curves'.P5 'Growth curves'.P7:'Growth curves'.P17 'Growth curves'.Q5:'Growth curves'.Q5 'Growth curves'.Q7:'Growth curves'.Q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pm CO2</text:p>
          </table:table-cell>
          <table:table-cell table:number-columns-repeated="19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photosynthesis curves in umole m2 s</text:p>
          </table:table-cell>
          <table:table-cell table:formula="of:=([.B5]*9/5)+32" office:value-type="float" office:value="68" calcext:value-type="float">
            <text:p>68</text:p>
          </table:table-cell>
          <table:table-cell table:formula="of:=([.C5]*9/5)+32" office:value-type="float" office:value="69.8" calcext:value-type="float">
            <text:p>69.8</text:p>
          </table:table-cell>
          <table:table-cell table:formula="of:=([.D5]*9/5)+32" office:value-type="float" office:value="71.6" calcext:value-type="float">
            <text:p>71.6</text:p>
          </table:table-cell>
          <table:table-cell table:formula="of:=([.E5]*9/5)+32" office:value-type="float" office:value="73.4" calcext:value-type="float">
            <text:p>73.4</text:p>
          </table:table-cell>
          <table:table-cell table:formula="of:=([.F5]*9/5)+32" office:value-type="float" office:value="75.2" calcext:value-type="float">
            <text:p>75.2</text:p>
          </table:table-cell>
          <table:table-cell table:formula="of:=([.G5]*9/5)+32" office:value-type="float" office:value="77" calcext:value-type="float">
            <text:p>77</text:p>
          </table:table-cell>
          <table:table-cell table:formula="of:=([.H5]*9/5)+32" office:value-type="float" office:value="78.8" calcext:value-type="float">
            <text:p>78.8</text:p>
          </table:table-cell>
          <table:table-cell table:formula="of:=([.I5]*9/5)+32" office:value-type="float" office:value="80.6" calcext:value-type="float">
            <text:p>80.6</text:p>
          </table:table-cell>
          <table:table-cell table:formula="of:=([.J5]*9/5)+32" office:value-type="float" office:value="82.4" calcext:value-type="float">
            <text:p>82.4</text:p>
          </table:table-cell>
          <table:table-cell table:formula="of:=([.K5]*9/5)+32" office:value-type="float" office:value="84.2" calcext:value-type="float">
            <text:p>84.2</text:p>
          </table:table-cell>
          <table:table-cell table:formula="of:=([.L5]*9/5)+32" office:value-type="float" office:value="86" calcext:value-type="float">
            <text:p>86</text:p>
          </table:table-cell>
          <table:table-cell table:formula="of:=([.M5]*9/5)+32" office:value-type="float" office:value="87.8" calcext:value-type="float">
            <text:p>87.8</text:p>
          </table:table-cell>
          <table:table-cell table:formula="of:=([.N5]*9/5)+32" office:value-type="float" office:value="89.6" calcext:value-type="float">
            <text:p>89.6</text:p>
          </table:table-cell>
          <table:table-cell table:formula="of:=([.O5]*9/5)+32" office:value-type="float" office:value="91.4" calcext:value-type="float">
            <text:p>91.4</text:p>
          </table:table-cell>
          <table:table-cell table:formula="of:=([.P5]*9/5)+32" office:value-type="float" office:value="93.2" calcext:value-type="float">
            <text:p>93.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 interpolated from fig 1 in photosynthetic response of cannabis pa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7.5" calcext:value-type="float">
            <text:p>7.5</text:p>
          </table:table-cell>
          <table:table-cell table:formula="of:=[.B7]+1.3" office:value-type="float" office:value="8.8" calcext:value-type="float">
            <text:p>8.8</text:p>
          </table:table-cell>
          <table:table-cell table:formula="of:=[.C7]+1.3" office:value-type="float" office:value="10.1" calcext:value-type="float">
            <text:p>10.1</text:p>
          </table:table-cell>
          <table:table-cell table:formula="of:=[.D7]+1.3" office:value-type="float" office:value="11.4" calcext:value-type="float">
            <text:p>11.4</text:p>
          </table:table-cell>
          <table:table-cell table:formula="of:=[.E7]+1.3" office:value-type="float" office:value="12.7" calcext:value-type="float">
            <text:p>12.7</text:p>
          </table:table-cell>
          <table:table-cell office:value-type="float" office:value="14" calcext:value-type="float">
            <text:p>14</text:p>
          </table:table-cell>
          <table:table-cell table:formula="of:=[.G7]+0.6" office:value-type="float" office:value="14.6" calcext:value-type="float">
            <text:p>14.6</text:p>
          </table:table-cell>
          <table:table-cell table:formula="of:=[.H7]+0.6" office:value-type="float" office:value="15.2" calcext:value-type="float">
            <text:p>15.2</text:p>
          </table:table-cell>
          <table:table-cell table:formula="of:=[.I7]+0.6" office:value-type="float" office:value="15.8" calcext:value-type="float">
            <text:p>15.8</text:p>
          </table:table-cell>
          <table:table-cell table:formula="of:=[.J7]+0.6"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table:formula="of:=[.L7]-1.4" office:value-type="float" office:value="15.6" calcext:value-type="float">
            <text:p>15.6</text:p>
          </table:table-cell>
          <table:table-cell table:formula="of:=[.M7]-1.4" office:value-type="float" office:value="14.2" calcext:value-type="float">
            <text:p>14.2</text:p>
          </table:table-cell>
          <table:table-cell table:formula="of:=[.N7]-1.4" office:value-type="float" office:value="12.8" calcext:value-type="float">
            <text:p>12.8</text:p>
          </table:table-cell>
          <table:table-cell table:formula="of:=[.O7]-1.4"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G7]-[.B7])/5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B7]+1.5" office:value-type="float" office:value="9" calcext:value-type="float">
            <text:p>9</text:p>
          </table:table-cell>
          <table:table-cell table:formula="of:=[.B8]+1.16" office:value-type="float" office:value="10.16" calcext:value-type="float">
            <text:p>10.16</text:p>
          </table:table-cell>
          <table:table-cell table:formula="of:=[.C8]+1.16" office:value-type="float" office:value="11.32" calcext:value-type="float">
            <text:p>11.32</text:p>
          </table:table-cell>
          <table:table-cell table:formula="of:=[.D8]+1.16" office:value-type="float" office:value="12.48" calcext:value-type="float">
            <text:p>12.48</text:p>
          </table:table-cell>
          <table:table-cell table:formula="of:=[.E8]+1.16" office:value-type="float" office:value="13.64" calcext:value-type="float">
            <text:p>13.64</text:p>
          </table:table-cell>
          <table:table-cell table:formula="of:=[.G7]+0.8" office:value-type="float" office:value="14.8" calcext:value-type="float">
            <text:p>14.8</text:p>
          </table:table-cell>
          <table:table-cell table:formula="of:=[.G8]+0.68" office:value-type="float" office:value="15.48" calcext:value-type="float">
            <text:p>15.48</text:p>
          </table:table-cell>
          <table:table-cell table:formula="of:=[.H8]+0.68" office:value-type="float" office:value="16.16" calcext:value-type="float">
            <text:p>16.16</text:p>
          </table:table-cell>
          <table:table-cell table:formula="of:=[.I8]+0.68" office:value-type="float" office:value="16.84" calcext:value-type="float">
            <text:p>16.84</text:p>
          </table:table-cell>
          <table:table-cell table:formula="of:=[.J8]+0.68" office:value-type="float" office:value="17.52" calcext:value-type="float">
            <text:p>17.52</text:p>
          </table:table-cell>
          <table:table-cell table:formula="of:=[.L7]+1.2" office:value-type="float" office:value="18.2" calcext:value-type="float">
            <text:p>18.2</text:p>
          </table:table-cell>
          <table:table-cell table:formula="of:=[.L8]-1.4" office:value-type="float" office:value="16.8" calcext:value-type="float">
            <text:p>16.8</text:p>
          </table:table-cell>
          <table:table-cell table:formula="of:=[.M8]-1.4" office:value-type="float" office:value="15.4" calcext:value-type="float">
            <text:p>15.4</text:p>
          </table:table-cell>
          <table:table-cell table:formula="of:=[.N8]-1.4" office:value-type="float" office:value="14" calcext:value-type="float">
            <text:p>14</text:p>
          </table:table-cell>
          <table:table-cell table:formula="of:=[.O8]-1.4" office:value-type="float" office:value="12.6" calcext:value-type="float">
            <text:p>12.6</text:p>
          </table:table-cell>
          <table:table-cell table:formula="of:=[.Q7]+1.2" office:value-type="float" office:value="11.2" calcext:value-type="float">
            <text:p>11.2</text:p>
          </table:table-cell>
          <table:table-cell table:number-columns-repeated="3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B8]+1.5" office:value-type="float" office:value="10.5" calcext:value-type="float">
            <text:p>10.5</text:p>
          </table:table-cell>
          <table:table-cell table:formula="of:=[.B9]+1.02" office:value-type="float" office:value="11.52" calcext:value-type="float">
            <text:p>11.52</text:p>
          </table:table-cell>
          <table:table-cell table:formula="of:=[.C9]+1.02" office:value-type="float" office:value="12.54" calcext:value-type="float">
            <text:p>12.54</text:p>
          </table:table-cell>
          <table:table-cell table:formula="of:=[.D9]+1.02" office:value-type="float" office:value="13.56" calcext:value-type="float">
            <text:p>13.56</text:p>
          </table:table-cell>
          <table:table-cell table:formula="of:=[.E9]+1.02" office:value-type="float" office:value="14.58" calcext:value-type="float">
            <text:p>14.58</text:p>
          </table:table-cell>
          <table:table-cell table:formula="of:=[.G8]+0.8" office:value-type="float" office:value="15.6" calcext:value-type="float">
            <text:p>15.6</text:p>
          </table:table-cell>
          <table:table-cell table:formula="of:=[.G9]+0.76" office:value-type="float" office:value="16.36" calcext:value-type="float">
            <text:p>16.36</text:p>
          </table:table-cell>
          <table:table-cell table:formula="of:=[.H9]+0.76" office:value-type="float" office:value="17.12" calcext:value-type="float">
            <text:p>17.12</text:p>
          </table:table-cell>
          <table:table-cell table:formula="of:=[.I9]+0.76" office:value-type="float" office:value="17.88" calcext:value-type="float">
            <text:p>17.88</text:p>
          </table:table-cell>
          <table:table-cell table:formula="of:=[.J9]+0.76" office:value-type="float" office:value="18.64" calcext:value-type="float">
            <text:p>18.64</text:p>
          </table:table-cell>
          <table:table-cell table:formula="of:=[.L8]+1.2" office:value-type="float" office:value="19.4" calcext:value-type="float">
            <text:p>19.4</text:p>
          </table:table-cell>
          <table:table-cell table:formula="of:=[.L9]-1.4" office:value-type="float" office:value="18" calcext:value-type="float">
            <text:p>18</text:p>
          </table:table-cell>
          <table:table-cell table:formula="of:=[.M9]-1.4" office:value-type="float" office:value="16.6" calcext:value-type="float">
            <text:p>16.6</text:p>
          </table:table-cell>
          <table:table-cell table:formula="of:=[.N9]-1.4" office:value-type="float" office:value="15.2" calcext:value-type="float">
            <text:p>15.2</text:p>
          </table:table-cell>
          <table:table-cell table:formula="of:=[.O9]-1.4" office:value-type="float" office:value="13.8" calcext:value-type="float">
            <text:p>13.8</text:p>
          </table:table-cell>
          <table:table-cell table:formula="of:=[.Q8]+1.2" office:value-type="float" office:value="12.4" calcext:value-type="float">
            <text:p>12.4</text:p>
          </table:table-cell>
          <table:table-cell table:number-columns-repeated="3"/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.B9]+1.5" office:value-type="float" office:value="12" calcext:value-type="float">
            <text:p>12</text:p>
          </table:table-cell>
          <table:table-cell table:formula="of:=[.B10]+0.88" office:value-type="float" office:value="12.88" calcext:value-type="float">
            <text:p>12.88</text:p>
          </table:table-cell>
          <table:table-cell table:formula="of:=[.C10]+0.88" office:value-type="float" office:value="13.76" calcext:value-type="float">
            <text:p>13.76</text:p>
          </table:table-cell>
          <table:table-cell table:formula="of:=[.D10]+0.88" office:value-type="float" office:value="14.64" calcext:value-type="float">
            <text:p>14.64</text:p>
          </table:table-cell>
          <table:table-cell table:formula="of:=[.E10]+0.88" office:value-type="float" office:value="15.52" calcext:value-type="float">
            <text:p>15.52</text:p>
          </table:table-cell>
          <table:table-cell table:formula="of:=[.G9]+0.8" office:value-type="float" office:value="16.4" calcext:value-type="float">
            <text:p>16.4</text:p>
          </table:table-cell>
          <table:table-cell table:formula="of:=[.G10]+0.84" office:value-type="float" office:value="17.24" calcext:value-type="float">
            <text:p>17.24</text:p>
          </table:table-cell>
          <table:table-cell table:formula="of:=[.H10]+0.84" office:value-type="float" office:value="18.08" calcext:value-type="float">
            <text:p>18.08</text:p>
          </table:table-cell>
          <table:table-cell table:formula="of:=[.I10]+0.84" office:value-type="float" office:value="18.92" calcext:value-type="float">
            <text:p>18.92</text:p>
          </table:table-cell>
          <table:table-cell table:formula="of:=[.J10]+0.84" office:value-type="float" office:value="19.76" calcext:value-type="float">
            <text:p>19.76</text:p>
          </table:table-cell>
          <table:table-cell table:formula="of:=[.L9]+1.2" office:value-type="float" office:value="20.6" calcext:value-type="float">
            <text:p>20.6</text:p>
          </table:table-cell>
          <table:table-cell table:formula="of:=[.L10]-1.4" office:value-type="float" office:value="19.2" calcext:value-type="float">
            <text:p>19.2</text:p>
          </table:table-cell>
          <table:table-cell table:formula="of:=[.M10]-1.4" office:value-type="float" office:value="17.8" calcext:value-type="float">
            <text:p>17.8</text:p>
          </table:table-cell>
          <table:table-cell table:formula="of:=[.N10]-1.4" office:value-type="float" office:value="16.4" calcext:value-type="float">
            <text:p>16.4</text:p>
          </table:table-cell>
          <table:table-cell table:formula="of:=[.O10]-1.4" office:value-type="float" office:value="15" calcext:value-type="float">
            <text:p>15</text:p>
          </table:table-cell>
          <table:table-cell table:formula="of:=[.Q9]+1.2" office:value-type="float" office:value="13.6" calcext:value-type="float">
            <text:p>13.6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.B10]+1.5" office:value-type="float" office:value="13.5" calcext:value-type="float">
            <text:p>13.5</text:p>
          </table:table-cell>
          <table:table-cell table:formula="of:=[.B11]+0.74" office:value-type="float" office:value="14.24" calcext:value-type="float">
            <text:p>14.24</text:p>
          </table:table-cell>
          <table:table-cell table:formula="of:=[.C11]+0.74" office:value-type="float" office:value="14.98" calcext:value-type="float">
            <text:p>14.98</text:p>
          </table:table-cell>
          <table:table-cell table:formula="of:=[.D11]+0.74" office:value-type="float" office:value="15.72" calcext:value-type="float">
            <text:p>15.72</text:p>
          </table:table-cell>
          <table:table-cell table:formula="of:=[.E11]+0.74" office:value-type="float" office:value="16.46" calcext:value-type="float">
            <text:p>16.46</text:p>
          </table:table-cell>
          <table:table-cell table:formula="of:=[.G10]+0.8" office:value-type="float" office:value="17.2" calcext:value-type="float">
            <text:p>17.2</text:p>
          </table:table-cell>
          <table:table-cell table:formula="of:=[.G11]+0.92" office:value-type="float" office:value="18.12" calcext:value-type="float">
            <text:p>18.12</text:p>
          </table:table-cell>
          <table:table-cell table:formula="of:=[.H11]+0.92" office:value-type="float" office:value="19.04" calcext:value-type="float">
            <text:p>19.04</text:p>
          </table:table-cell>
          <table:table-cell table:formula="of:=[.I11]+0.92" office:value-type="float" office:value="19.96" calcext:value-type="float">
            <text:p>19.96</text:p>
          </table:table-cell>
          <table:table-cell table:formula="of:=[.J11]+0.92" office:value-type="float" office:value="20.88" calcext:value-type="float">
            <text:p>20.88</text:p>
          </table:table-cell>
          <table:table-cell table:formula="of:=[.L10]+1.2" office:value-type="float" office:value="21.8" calcext:value-type="float">
            <text:p>21.8</text:p>
          </table:table-cell>
          <table:table-cell table:formula="of:=[.L11]-1.4" office:value-type="float" office:value="20.4" calcext:value-type="float">
            <text:p>20.4</text:p>
          </table:table-cell>
          <table:table-cell table:formula="of:=[.M11]-1.4" office:value-type="float" office:value="19" calcext:value-type="float">
            <text:p>19</text:p>
          </table:table-cell>
          <table:table-cell table:formula="of:=[.N11]-1.4" office:value-type="float" office:value="17.6" calcext:value-type="float">
            <text:p>17.6</text:p>
          </table:table-cell>
          <table:table-cell table:formula="of:=[.O11]-1.4" office:value-type="float" office:value="16.2" calcext:value-type="float">
            <text:p>16.2</text:p>
          </table:table-cell>
          <table:table-cell table:formula="of:=[.Q10]+1.2" office:value-type="float" office:value="14.8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B12]+0.6" office:value-type="float" office:value="15.6" calcext:value-type="float">
            <text:p>15.6</text:p>
          </table:table-cell>
          <table:table-cell table:formula="of:=[.C12]+0.6" office:value-type="float" office:value="16.2" calcext:value-type="float">
            <text:p>16.2</text:p>
          </table:table-cell>
          <table:table-cell table:formula="of:=[.D12]+0.6" office:value-type="float" office:value="16.8" calcext:value-type="float">
            <text:p>16.8</text:p>
          </table:table-cell>
          <table:table-cell table:formula="of:=[.E12]+0.6"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table:formula="of:=[.G12]+1" office:value-type="float" office:value="19" calcext:value-type="float">
            <text:p>19</text:p>
          </table:table-cell>
          <table:table-cell table:formula="of:=[.H12]+1" office:value-type="float" office:value="20" calcext:value-type="float">
            <text:p>20</text:p>
          </table:table-cell>
          <table:table-cell table:formula="of:=[.I12]+1" office:value-type="float" office:value="21" calcext:value-type="float">
            <text:p>21</text:p>
          </table:table-cell>
          <table:table-cell table:formula="of:=[.J12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L12]-1.4" office:value-type="float" office:value="21.6" calcext:value-type="float">
            <text:p>21.6</text:p>
          </table:table-cell>
          <table:table-cell table:formula="of:=[.M12]-1.4" office:value-type="float" office:value="20.2" calcext:value-type="float">
            <text:p>20.2</text:p>
          </table:table-cell>
          <table:table-cell table:formula="of:=[.N12]-1.4" office:value-type="float" office:value="18.8" calcext:value-type="float">
            <text:p>18.8</text:p>
          </table:table-cell>
          <table:table-cell table:formula="of:=[.O12]-1.4"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12]+0.4" office:value-type="float" office:value="15.4" calcext:value-type="float">
            <text:p>15.4</text:p>
          </table:table-cell>
          <table:table-cell table:formula="of:=[.B13]+0.6" office:value-type="float" office:value="16" calcext:value-type="float">
            <text:p>16</text:p>
          </table:table-cell>
          <table:table-cell table:formula="of:=[.C13]+0.6" office:value-type="float" office:value="16.6" calcext:value-type="float">
            <text:p>16.6</text:p>
          </table:table-cell>
          <table:table-cell table:formula="of:=[.D13]+0.6" office:value-type="float" office:value="17.2" calcext:value-type="float">
            <text:p>17.2</text:p>
          </table:table-cell>
          <table:table-cell table:formula="of:=[.E13]+0.6" office:value-type="float" office:value="17.8" calcext:value-type="float">
            <text:p>17.8</text:p>
          </table:table-cell>
          <table:table-cell table:formula="of:=[.G12]+0.4" office:value-type="float" office:value="18.4" calcext:value-type="float">
            <text:p>18.4</text:p>
          </table:table-cell>
          <table:table-cell table:formula="of:=[.G13]+0.96" office:value-type="float" office:value="19.36" calcext:value-type="float">
            <text:p>19.36</text:p>
          </table:table-cell>
          <table:table-cell table:formula="of:=[.H13]+0.96" office:value-type="float" office:value="20.32" calcext:value-type="float">
            <text:p>20.32</text:p>
          </table:table-cell>
          <table:table-cell table:formula="of:=[.I13]+0.96" office:value-type="float" office:value="21.28" calcext:value-type="float">
            <text:p>21.28</text:p>
          </table:table-cell>
          <table:table-cell table:formula="of:=[.J13]+0.96" office:value-type="float" office:value="22.24" calcext:value-type="float">
            <text:p>22.24</text:p>
          </table:table-cell>
          <table:table-cell table:formula="of:=[.L12]+0.2" office:value-type="float" office:value="23.2" calcext:value-type="float">
            <text:p>23.2</text:p>
          </table:table-cell>
          <table:table-cell table:formula="of:=[.L13]-1.4" office:value-type="float" office:value="21.8" calcext:value-type="float">
            <text:p>21.8</text:p>
          </table:table-cell>
          <table:table-cell table:formula="of:=[.M13]-1.4" office:value-type="float" office:value="20.4" calcext:value-type="float">
            <text:p>20.4</text:p>
          </table:table-cell>
          <table:table-cell table:formula="of:=[.N13]-1.4" office:value-type="float" office:value="19" calcext:value-type="float">
            <text:p>19</text:p>
          </table:table-cell>
          <table:table-cell table:formula="of:=[.O13]-1.4" office:value-type="float" office:value="17.6" calcext:value-type="float">
            <text:p>17.6</text:p>
          </table:table-cell>
          <table:table-cell table:formula="of:=[.Q12]+0.2" office:value-type="float" office:value="16.2" calcext:value-type="float">
            <text:p>16.2</text:p>
          </table:table-cell>
          <table:table-cell table:number-columns-repeated="3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B13]+0.4" office:value-type="float" office:value="15.8" calcext:value-type="float">
            <text:p>15.8</text:p>
          </table:table-cell>
          <table:table-cell table:formula="of:=[.B14]+0.6" office:value-type="float" office:value="16.4" calcext:value-type="float">
            <text:p>16.4</text:p>
          </table:table-cell>
          <table:table-cell table:formula="of:=[.C14]+0.6" office:value-type="float" office:value="17" calcext:value-type="float">
            <text:p>17</text:p>
          </table:table-cell>
          <table:table-cell table:formula="of:=[.D14]+0.6" office:value-type="float" office:value="17.6" calcext:value-type="float">
            <text:p>17.6</text:p>
          </table:table-cell>
          <table:table-cell table:formula="of:=[.E14]+0.6" office:value-type="float" office:value="18.2" calcext:value-type="float">
            <text:p>18.2</text:p>
          </table:table-cell>
          <table:table-cell table:formula="of:=[.G13]+0.4" office:value-type="float" office:value="18.8" calcext:value-type="float">
            <text:p>18.8</text:p>
          </table:table-cell>
          <table:table-cell table:formula="of:=[.G14]+0.92" office:value-type="float" office:value="19.72" calcext:value-type="float">
            <text:p>19.72</text:p>
          </table:table-cell>
          <table:table-cell table:formula="of:=[.H14]+0.92" office:value-type="float" office:value="20.64" calcext:value-type="float">
            <text:p>20.64</text:p>
          </table:table-cell>
          <table:table-cell table:formula="of:=[.I14]+0.92" office:value-type="float" office:value="21.56" calcext:value-type="float">
            <text:p>21.56</text:p>
          </table:table-cell>
          <table:table-cell table:formula="of:=[.J14]+0.92" office:value-type="float" office:value="22.48" calcext:value-type="float">
            <text:p>22.48</text:p>
          </table:table-cell>
          <table:table-cell table:formula="of:=[.L13]+0.2" office:value-type="float" office:value="23.4" calcext:value-type="float">
            <text:p>23.4</text:p>
          </table:table-cell>
          <table:table-cell table:formula="of:=[.L14]-1.4" office:value-type="float" office:value="22" calcext:value-type="float">
            <text:p>22</text:p>
          </table:table-cell>
          <table:table-cell table:formula="of:=[.M14]-1.4" office:value-type="float" office:value="20.6" calcext:value-type="float">
            <text:p>20.6</text:p>
          </table:table-cell>
          <table:table-cell table:formula="of:=[.N14]-1.4" office:value-type="float" office:value="19.2" calcext:value-type="float">
            <text:p>19.2</text:p>
          </table:table-cell>
          <table:table-cell table:formula="of:=[.O14]-1.4" office:value-type="float" office:value="17.8" calcext:value-type="float">
            <text:p>17.8</text:p>
          </table:table-cell>
          <table:table-cell table:formula="of:=[.Q13]+0.2" office:value-type="float" office:value="16.4" calcext:value-type="float">
            <text:p>16.4</text:p>
          </table:table-cell>
          <table:table-cell table:number-columns-repeated="3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.B14]+0.4" office:value-type="float" office:value="16.2" calcext:value-type="float">
            <text:p>16.2</text:p>
          </table:table-cell>
          <table:table-cell table:formula="of:=[.B15]+0.6" office:value-type="float" office:value="16.8" calcext:value-type="float">
            <text:p>16.8</text:p>
          </table:table-cell>
          <table:table-cell table:formula="of:=[.C15]+0.6" office:value-type="float" office:value="17.4" calcext:value-type="float">
            <text:p>17.4</text:p>
          </table:table-cell>
          <table:table-cell table:formula="of:=[.D15]+0.6" office:value-type="float" office:value="18" calcext:value-type="float">
            <text:p>18</text:p>
          </table:table-cell>
          <table:table-cell table:formula="of:=[.E15]+0.6" office:value-type="float" office:value="18.6" calcext:value-type="float">
            <text:p>18.6</text:p>
          </table:table-cell>
          <table:table-cell table:formula="of:=[.G14]+0.4" office:value-type="float" office:value="19.2" calcext:value-type="float">
            <text:p>19.2</text:p>
          </table:table-cell>
          <table:table-cell table:formula="of:=[.G15]+0.88" office:value-type="float" office:value="20.08" calcext:value-type="float">
            <text:p>20.08</text:p>
          </table:table-cell>
          <table:table-cell table:formula="of:=[.H15]+0.88" office:value-type="float" office:value="20.96" calcext:value-type="float">
            <text:p>20.96</text:p>
          </table:table-cell>
          <table:table-cell table:formula="of:=[.I15]+0.88" office:value-type="float" office:value="21.84" calcext:value-type="float">
            <text:p>21.84</text:p>
          </table:table-cell>
          <table:table-cell table:formula="of:=[.J15]+0.88" office:value-type="float" office:value="22.72" calcext:value-type="float">
            <text:p>22.72</text:p>
          </table:table-cell>
          <table:table-cell table:formula="of:=[.L14]+0.2" office:value-type="float" office:value="23.6" calcext:value-type="float">
            <text:p>23.6</text:p>
          </table:table-cell>
          <table:table-cell table:formula="of:=[.L15]-1.4" office:value-type="float" office:value="22.2" calcext:value-type="float">
            <text:p>22.2</text:p>
          </table:table-cell>
          <table:table-cell table:formula="of:=[.M15]-1.4" office:value-type="float" office:value="20.8" calcext:value-type="float">
            <text:p>20.8</text:p>
          </table:table-cell>
          <table:table-cell table:formula="of:=[.N15]-1.4" office:value-type="float" office:value="19.4" calcext:value-type="float">
            <text:p>19.4</text:p>
          </table:table-cell>
          <table:table-cell table:formula="of:=[.O15]-1.4" office:value-type="float" office:value="18" calcext:value-type="float">
            <text:p>18</text:p>
          </table:table-cell>
          <table:table-cell table:formula="of:=[.Q14]+0.2" office:value-type="float" office:value="16.6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.B15]+0.4" office:value-type="float" office:value="16.6" calcext:value-type="float">
            <text:p>16.6</text:p>
          </table:table-cell>
          <table:table-cell table:formula="of:=[.B16]+0.6" office:value-type="float" office:value="17.2" calcext:value-type="float">
            <text:p>17.2</text:p>
          </table:table-cell>
          <table:table-cell table:formula="of:=[.C16]+0.6" office:value-type="float" office:value="17.8" calcext:value-type="float">
            <text:p>17.8</text:p>
          </table:table-cell>
          <table:table-cell table:formula="of:=[.D16]+0.6" office:value-type="float" office:value="18.4" calcext:value-type="float">
            <text:p>18.4</text:p>
          </table:table-cell>
          <table:table-cell table:formula="of:=[.E16]+0.6" office:value-type="float" office:value="19" calcext:value-type="float">
            <text:p>19</text:p>
          </table:table-cell>
          <table:table-cell table:formula="of:=[.G15]+0.4" office:value-type="float" office:value="19.6" calcext:value-type="float">
            <text:p>19.6</text:p>
          </table:table-cell>
          <table:table-cell table:formula="of:=[.G16]+0.84" office:value-type="float" office:value="20.44" calcext:value-type="float">
            <text:p>20.44</text:p>
          </table:table-cell>
          <table:table-cell table:formula="of:=[.H16]+0.84" office:value-type="float" office:value="21.28" calcext:value-type="float">
            <text:p>21.28</text:p>
          </table:table-cell>
          <table:table-cell table:formula="of:=[.I16]+0.84" office:value-type="float" office:value="22.12" calcext:value-type="float">
            <text:p>22.12</text:p>
          </table:table-cell>
          <table:table-cell table:formula="of:=[.J16]+0.84" office:value-type="float" office:value="22.96" calcext:value-type="float">
            <text:p>22.96</text:p>
          </table:table-cell>
          <table:table-cell table:formula="of:=[.L15]+0.2" office:value-type="float" office:value="23.8" calcext:value-type="float">
            <text:p>23.8</text:p>
          </table:table-cell>
          <table:table-cell table:formula="of:=[.L16]-1.4" office:value-type="float" office:value="22.4" calcext:value-type="float">
            <text:p>22.4</text:p>
          </table:table-cell>
          <table:table-cell table:formula="of:=[.M16]-1.4" office:value-type="float" office:value="21" calcext:value-type="float">
            <text:p>21</text:p>
          </table:table-cell>
          <table:table-cell table:formula="of:=[.N16]-1.4" office:value-type="float" office:value="19.6" calcext:value-type="float">
            <text:p>19.6</text:p>
          </table:table-cell>
          <table:table-cell table:formula="of:=[.O16]-1.4" office:value-type="float" office:value="18.2" calcext:value-type="float">
            <text:p>18.2</text:p>
          </table:table-cell>
          <table:table-cell table:formula="of:=[.Q15]+0.2" office:value-type="float" office:value="16.8" calcext:value-type="float">
            <text:p>16.8</text:p>
          </table:table-cell>
          <table:table-cell table:number-columns-repeated="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[.B17]+0.6" office:value-type="float" office:value="17.6" calcext:value-type="float">
            <text:p>17.6</text:p>
          </table:table-cell>
          <table:table-cell table:formula="of:=[.C17]+0.6" office:value-type="float" office:value="18.2" calcext:value-type="float">
            <text:p>18.2</text:p>
          </table:table-cell>
          <table:table-cell table:formula="of:=[.D17]+0.6" office:value-type="float" office:value="18.8" calcext:value-type="float">
            <text:p>18.8</text:p>
          </table:table-cell>
          <table:table-cell table:formula="of:=[.E17]+0.6" office:value-type="float" office:value="19.4" calcext:value-type="float">
            <text:p>19.4</text:p>
          </table:table-cell>
          <table:table-cell office:value-type="float" office:value="20" calcext:value-type="float">
            <text:p>20</text:p>
          </table:table-cell>
          <table:table-cell table:formula="of:=[.G17]+0.8" office:value-type="float" office:value="20.8" calcext:value-type="float">
            <text:p>20.8</text:p>
          </table:table-cell>
          <table:table-cell table:formula="of:=[.H17]+0.8" office:value-type="float" office:value="21.6" calcext:value-type="float">
            <text:p>21.6</text:p>
          </table:table-cell>
          <table:table-cell table:formula="of:=[.I17]+0.8" office:value-type="float" office:value="22.4" calcext:value-type="float">
            <text:p>22.4</text:p>
          </table:table-cell>
          <table:table-cell table:formula="of:=[.J17]+0.8" office:value-type="float" office:value="23.2" calcext:value-type="float">
            <text:p>23.2</text:p>
          </table:table-cell>
          <table:table-cell office:value-type="float" office:value="24" calcext:value-type="float">
            <text:p>24</text:p>
          </table:table-cell>
          <table:table-cell table:formula="of:=[.L17]-1.4" office:value-type="float" office:value="22.6" calcext:value-type="float">
            <text:p>22.6</text:p>
          </table:table-cell>
          <table:table-cell table:formula="of:=[.M17]-1.4" office:value-type="float" office:value="21.2" calcext:value-type="float">
            <text:p>21.2</text:p>
          </table:table-cell>
          <table:table-cell table:formula="of:=[.N17]-1.4" office:value-type="float" office:value="19.8" calcext:value-type="float">
            <text:p>19.8</text:p>
          </table:table-cell>
          <table:table-cell table:formula="of:=[.O17]-1.4"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yield in ounces per sq ft fudge factor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hotosynthesis number/10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ounce per sq foot based on photosynthesis</text:p>
          </table:table-cell>
          <table:table-cell table:formula="of:=([.B23]*9/5)+32" office:value-type="float" office:value="68" calcext:value-type="float">
            <text:p>68</text:p>
          </table:table-cell>
          <table:table-cell table:formula="of:=([.C23]*9/5)+32" office:value-type="float" office:value="69.8" calcext:value-type="float">
            <text:p>69.8</text:p>
          </table:table-cell>
          <table:table-cell table:formula="of:=([.D23]*9/5)+32" office:value-type="float" office:value="71.6" calcext:value-type="float">
            <text:p>71.6</text:p>
          </table:table-cell>
          <table:table-cell table:formula="of:=([.E23]*9/5)+32" office:value-type="float" office:value="73.4" calcext:value-type="float">
            <text:p>73.4</text:p>
          </table:table-cell>
          <table:table-cell table:formula="of:=([.F23]*9/5)+32" office:value-type="float" office:value="75.2" calcext:value-type="float">
            <text:p>75.2</text:p>
          </table:table-cell>
          <table:table-cell table:formula="of:=([.G23]*9/5)+32" office:value-type="float" office:value="77" calcext:value-type="float">
            <text:p>77</text:p>
          </table:table-cell>
          <table:table-cell table:formula="of:=([.H23]*9/5)+32" office:value-type="float" office:value="78.8" calcext:value-type="float">
            <text:p>78.8</text:p>
          </table:table-cell>
          <table:table-cell table:formula="of:=([.I23]*9/5)+32" office:value-type="float" office:value="80.6" calcext:value-type="float">
            <text:p>80.6</text:p>
          </table:table-cell>
          <table:table-cell table:formula="of:=([.J23]*9/5)+32" office:value-type="float" office:value="82.4" calcext:value-type="float">
            <text:p>82.4</text:p>
          </table:table-cell>
          <table:table-cell table:formula="of:=([.K23]*9/5)+32" office:value-type="float" office:value="84.2" calcext:value-type="float">
            <text:p>84.2</text:p>
          </table:table-cell>
          <table:table-cell table:formula="of:=([.L23]*9/5)+32" office:value-type="float" office:value="86" calcext:value-type="float">
            <text:p>86</text:p>
          </table:table-cell>
          <table:table-cell table:formula="of:=([.M23]*9/5)+32" office:value-type="float" office:value="87.8" calcext:value-type="float">
            <text:p>87.8</text:p>
          </table:table-cell>
          <table:table-cell table:formula="of:=([.N23]*9/5)+32" office:value-type="float" office:value="89.6" calcext:value-type="float">
            <text:p>89.6</text:p>
          </table:table-cell>
          <table:table-cell table:formula="of:=([.O23]*9/5)+32" office:value-type="float" office:value="91.4" calcext:value-type="float">
            <text:p>91.4</text:p>
          </table:table-cell>
          <table:table-cell table:formula="of:=([.P23]*9/5)+32" office:value-type="float" office:value="93.2" calcext:value-type="float">
            <text:p>93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9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B7]/10" office:value-type="float" office:value="0.75" calcext:value-type="float">
            <text:p>0.75</text:p>
          </table:table-cell>
          <table:table-cell table:formula="of:=[.C7]/10" office:value-type="float" office:value="0.88" calcext:value-type="float">
            <text:p>0.88</text:p>
          </table:table-cell>
          <table:table-cell table:formula="of:=[.D7]/10" office:value-type="float" office:value="1.01" calcext:value-type="float">
            <text:p>1.01</text:p>
          </table:table-cell>
          <table:table-cell table:formula="of:=[.E7]/10" office:value-type="float" office:value="1.14" calcext:value-type="float">
            <text:p>1.14</text:p>
          </table:table-cell>
          <table:table-cell table:formula="of:=[.F7]/10" office:value-type="float" office:value="1.27" calcext:value-type="float">
            <text:p>1.27</text:p>
          </table:table-cell>
          <table:table-cell table:formula="of:=[.G7]/10" office:value-type="float" office:value="1.4" calcext:value-type="float">
            <text:p>1.4</text:p>
          </table:table-cell>
          <table:table-cell table:formula="of:=[.H7]/10" office:value-type="float" office:value="1.46" calcext:value-type="float">
            <text:p>1.46</text:p>
          </table:table-cell>
          <table:table-cell table:formula="of:=[.I7]/10" office:value-type="float" office:value="1.52" calcext:value-type="float">
            <text:p>1.52</text:p>
          </table:table-cell>
          <table:table-cell table:formula="of:=[.J7]/10" office:value-type="float" office:value="1.58" calcext:value-type="float">
            <text:p>1.58</text:p>
          </table:table-cell>
          <table:table-cell table:formula="of:=[.K7]/10" office:value-type="float" office:value="1.64" calcext:value-type="float">
            <text:p>1.64</text:p>
          </table:table-cell>
          <table:table-cell table:formula="of:=[.L7]/10" office:value-type="float" office:value="1.7" calcext:value-type="float">
            <text:p>1.7</text:p>
          </table:table-cell>
          <table:table-cell table:formula="of:=[.M7]/10" office:value-type="float" office:value="1.56" calcext:value-type="float">
            <text:p>1.56</text:p>
          </table:table-cell>
          <table:table-cell table:formula="of:=[.N7]/10" office:value-type="float" office:value="1.42" calcext:value-type="float">
            <text:p>1.42</text:p>
          </table:table-cell>
          <table:table-cell table:formula="of:=[.O7]/10" office:value-type="float" office:value="1.28" calcext:value-type="float">
            <text:p>1.28</text:p>
          </table:table-cell>
          <table:table-cell table:formula="of:=[.P7]/10" office:value-type="float" office:value="1.14" calcext:value-type="float">
            <text:p>1.14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B8]/10" office:value-type="float" office:value="0.9" calcext:value-type="float">
            <text:p>0.9</text:p>
          </table:table-cell>
          <table:table-cell table:formula="of:=[.C8]/10" office:value-type="float" office:value="1.016" calcext:value-type="float">
            <text:p>1.016</text:p>
          </table:table-cell>
          <table:table-cell table:formula="of:=[.D8]/10" office:value-type="float" office:value="1.132" calcext:value-type="float">
            <text:p>1.132</text:p>
          </table:table-cell>
          <table:table-cell table:formula="of:=[.E8]/10" office:value-type="float" office:value="1.248" calcext:value-type="float">
            <text:p>1.248</text:p>
          </table:table-cell>
          <table:table-cell table:formula="of:=[.F8]/10" office:value-type="float" office:value="1.364" calcext:value-type="float">
            <text:p>1.364</text:p>
          </table:table-cell>
          <table:table-cell table:formula="of:=[.G8]/10" office:value-type="float" office:value="1.48" calcext:value-type="float">
            <text:p>1.48</text:p>
          </table:table-cell>
          <table:table-cell table:formula="of:=[.H8]/10" office:value-type="float" office:value="1.548" calcext:value-type="float">
            <text:p>1.548</text:p>
          </table:table-cell>
          <table:table-cell table:formula="of:=[.I8]/10" office:value-type="float" office:value="1.616" calcext:value-type="float">
            <text:p>1.616</text:p>
          </table:table-cell>
          <table:table-cell table:formula="of:=[.J8]/10" office:value-type="float" office:value="1.684" calcext:value-type="float">
            <text:p>1.684</text:p>
          </table:table-cell>
          <table:table-cell table:formula="of:=[.K8]/10" office:value-type="float" office:value="1.752" calcext:value-type="float">
            <text:p>1.752</text:p>
          </table:table-cell>
          <table:table-cell table:formula="of:=[.L8]/10" office:value-type="float" office:value="1.82" calcext:value-type="float">
            <text:p>1.82</text:p>
          </table:table-cell>
          <table:table-cell table:formula="of:=[.M8]/10" office:value-type="float" office:value="1.68" calcext:value-type="float">
            <text:p>1.68</text:p>
          </table:table-cell>
          <table:table-cell table:formula="of:=[.N8]/10" office:value-type="float" office:value="1.54" calcext:value-type="float">
            <text:p>1.54</text:p>
          </table:table-cell>
          <table:table-cell table:formula="of:=[.O8]/10" office:value-type="float" office:value="1.4" calcext:value-type="float">
            <text:p>1.4</text:p>
          </table:table-cell>
          <table:table-cell table:formula="of:=[.P8]/10" office:value-type="float" office:value="1.26" calcext:value-type="float">
            <text:p>1.26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B9]/10" office:value-type="float" office:value="1.05" calcext:value-type="float">
            <text:p>1.05</text:p>
          </table:table-cell>
          <table:table-cell table:formula="of:=[.C9]/10" office:value-type="float" office:value="1.152" calcext:value-type="float">
            <text:p>1.152</text:p>
          </table:table-cell>
          <table:table-cell table:formula="of:=[.D9]/10" office:value-type="float" office:value="1.254" calcext:value-type="float">
            <text:p>1.254</text:p>
          </table:table-cell>
          <table:table-cell table:formula="of:=[.E9]/10" office:value-type="float" office:value="1.356" calcext:value-type="float">
            <text:p>1.356</text:p>
          </table:table-cell>
          <table:table-cell table:formula="of:=[.F9]/10" office:value-type="float" office:value="1.458" calcext:value-type="float">
            <text:p>1.458</text:p>
          </table:table-cell>
          <table:table-cell table:formula="of:=[.G9]/10" office:value-type="float" office:value="1.56" calcext:value-type="float">
            <text:p>1.56</text:p>
          </table:table-cell>
          <table:table-cell table:formula="of:=[.H9]/10" office:value-type="float" office:value="1.636" calcext:value-type="float">
            <text:p>1.636</text:p>
          </table:table-cell>
          <table:table-cell table:formula="of:=[.I9]/10" office:value-type="float" office:value="1.712" calcext:value-type="float">
            <text:p>1.712</text:p>
          </table:table-cell>
          <table:table-cell table:formula="of:=[.J9]/10" office:value-type="float" office:value="1.788" calcext:value-type="float">
            <text:p>1.788</text:p>
          </table:table-cell>
          <table:table-cell table:formula="of:=[.K9]/10" office:value-type="float" office:value="1.864" calcext:value-type="float">
            <text:p>1.864</text:p>
          </table:table-cell>
          <table:table-cell table:formula="of:=[.L9]/10" office:value-type="float" office:value="1.94" calcext:value-type="float">
            <text:p>1.94</text:p>
          </table:table-cell>
          <table:table-cell table:formula="of:=[.M9]/10" office:value-type="float" office:value="1.8" calcext:value-type="float">
            <text:p>1.8</text:p>
          </table:table-cell>
          <table:table-cell table:formula="of:=[.N9]/10" office:value-type="float" office:value="1.66" calcext:value-type="float">
            <text:p>1.66</text:p>
          </table:table-cell>
          <table:table-cell table:formula="of:=[.O9]/10" office:value-type="float" office:value="1.52" calcext:value-type="float">
            <text:p>1.52</text:p>
          </table:table-cell>
          <table:table-cell table:formula="of:=[.P9]/10" office:value-type="float" office:value="1.38" calcext:value-type="float">
            <text:p>1.38</text:p>
          </table:table-cell>
          <table:table-cell table:number-columns-repeated="4"/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.B10]/10" office:value-type="float" office:value="1.2" calcext:value-type="float">
            <text:p>1.2</text:p>
          </table:table-cell>
          <table:table-cell table:formula="of:=[.C10]/10" office:value-type="float" office:value="1.288" calcext:value-type="float">
            <text:p>1.288</text:p>
          </table:table-cell>
          <table:table-cell table:formula="of:=[.D10]/10" office:value-type="float" office:value="1.376" calcext:value-type="float">
            <text:p>1.376</text:p>
          </table:table-cell>
          <table:table-cell table:formula="of:=[.E10]/10" office:value-type="float" office:value="1.464" calcext:value-type="float">
            <text:p>1.464</text:p>
          </table:table-cell>
          <table:table-cell table:formula="of:=[.F10]/10" office:value-type="float" office:value="1.552" calcext:value-type="float">
            <text:p>1.552</text:p>
          </table:table-cell>
          <table:table-cell table:formula="of:=[.G10]/10" office:value-type="float" office:value="1.64" calcext:value-type="float">
            <text:p>1.64</text:p>
          </table:table-cell>
          <table:table-cell table:formula="of:=[.H10]/10" office:value-type="float" office:value="1.724" calcext:value-type="float">
            <text:p>1.724</text:p>
          </table:table-cell>
          <table:table-cell table:formula="of:=[.I10]/10" office:value-type="float" office:value="1.808" calcext:value-type="float">
            <text:p>1.808</text:p>
          </table:table-cell>
          <table:table-cell table:formula="of:=[.J10]/10" office:value-type="float" office:value="1.892" calcext:value-type="float">
            <text:p>1.892</text:p>
          </table:table-cell>
          <table:table-cell table:formula="of:=[.K10]/10" office:value-type="float" office:value="1.976" calcext:value-type="float">
            <text:p>1.976</text:p>
          </table:table-cell>
          <table:table-cell table:formula="of:=[.L10]/10" office:value-type="float" office:value="2.06" calcext:value-type="float">
            <text:p>2.06</text:p>
          </table:table-cell>
          <table:table-cell table:formula="of:=[.M10]/10" office:value-type="float" office:value="1.92" calcext:value-type="float">
            <text:p>1.92</text:p>
          </table:table-cell>
          <table:table-cell table:formula="of:=[.N10]/10" office:value-type="float" office:value="1.78" calcext:value-type="float">
            <text:p>1.78</text:p>
          </table:table-cell>
          <table:table-cell table:formula="of:=[.O10]/10" office:value-type="float" office:value="1.64" calcext:value-type="float">
            <text:p>1.64</text:p>
          </table:table-cell>
          <table:table-cell table:formula="of:=[.P10]/10"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.B11]/10" office:value-type="float" office:value="1.35" calcext:value-type="float">
            <text:p>1.35</text:p>
          </table:table-cell>
          <table:table-cell table:formula="of:=[.C11]/10" office:value-type="float" office:value="1.424" calcext:value-type="float">
            <text:p>1.424</text:p>
          </table:table-cell>
          <table:table-cell table:formula="of:=[.D11]/10" office:value-type="float" office:value="1.498" calcext:value-type="float">
            <text:p>1.498</text:p>
          </table:table-cell>
          <table:table-cell table:formula="of:=[.E11]/10" office:value-type="float" office:value="1.572" calcext:value-type="float">
            <text:p>1.572</text:p>
          </table:table-cell>
          <table:table-cell table:formula="of:=[.F11]/10" office:value-type="float" office:value="1.646" calcext:value-type="float">
            <text:p>1.646</text:p>
          </table:table-cell>
          <table:table-cell table:formula="of:=[.G11]/10" office:value-type="float" office:value="1.72" calcext:value-type="float">
            <text:p>1.72</text:p>
          </table:table-cell>
          <table:table-cell table:formula="of:=[.H11]/10" office:value-type="float" office:value="1.812" calcext:value-type="float">
            <text:p>1.812</text:p>
          </table:table-cell>
          <table:table-cell table:formula="of:=[.I11]/10" office:value-type="float" office:value="1.904" calcext:value-type="float">
            <text:p>1.904</text:p>
          </table:table-cell>
          <table:table-cell table:formula="of:=[.J11]/10" office:value-type="float" office:value="1.996" calcext:value-type="float">
            <text:p>1.996</text:p>
          </table:table-cell>
          <table:table-cell table:formula="of:=[.K11]/10" office:value-type="float" office:value="2.088" calcext:value-type="float">
            <text:p>2.088</text:p>
          </table:table-cell>
          <table:table-cell table:formula="of:=[.L11]/10" office:value-type="float" office:value="2.18" calcext:value-type="float">
            <text:p>2.18</text:p>
          </table:table-cell>
          <table:table-cell table:formula="of:=[.M11]/10" office:value-type="float" office:value="2.04" calcext:value-type="float">
            <text:p>2.04</text:p>
          </table:table-cell>
          <table:table-cell table:formula="of:=[.N11]/10" office:value-type="float" office:value="1.9" calcext:value-type="float">
            <text:p>1.9</text:p>
          </table:table-cell>
          <table:table-cell table:formula="of:=[.O11]/10" office:value-type="float" office:value="1.76" calcext:value-type="float">
            <text:p>1.76</text:p>
          </table:table-cell>
          <table:table-cell table:formula="of:=[.P11]/10" office:value-type="float" office:value="1.62" calcext:value-type="float">
            <text:p>1.62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12]/10" office:value-type="float" office:value="1.5" calcext:value-type="float">
            <text:p>1.5</text:p>
          </table:table-cell>
          <table:table-cell table:formula="of:=[.C12]/10" office:value-type="float" office:value="1.56" calcext:value-type="float">
            <text:p>1.56</text:p>
          </table:table-cell>
          <table:table-cell table:formula="of:=[.D12]/10" office:value-type="float" office:value="1.62" calcext:value-type="float">
            <text:p>1.62</text:p>
          </table:table-cell>
          <table:table-cell table:formula="of:=[.E12]/10" office:value-type="float" office:value="1.68" calcext:value-type="float">
            <text:p>1.68</text:p>
          </table:table-cell>
          <table:table-cell table:formula="of:=[.F12]/10" office:value-type="float" office:value="1.74" calcext:value-type="float">
            <text:p>1.74</text:p>
          </table:table-cell>
          <table:table-cell table:formula="of:=[.G12]/10" office:value-type="float" office:value="1.8" calcext:value-type="float">
            <text:p>1.8</text:p>
          </table:table-cell>
          <table:table-cell table:formula="of:=[.H12]/10" office:value-type="float" office:value="1.9" calcext:value-type="float">
            <text:p>1.9</text:p>
          </table:table-cell>
          <table:table-cell table:formula="of:=[.I12]/10" office:value-type="float" office:value="2" calcext:value-type="float">
            <text:p>2</text:p>
          </table:table-cell>
          <table:table-cell table:formula="of:=[.J12]/10" office:value-type="float" office:value="2.1" calcext:value-type="float">
            <text:p>2.1</text:p>
          </table:table-cell>
          <table:table-cell table:formula="of:=[.K12]/10" office:value-type="float" office:value="2.2" calcext:value-type="float">
            <text:p>2.2</text:p>
          </table:table-cell>
          <table:table-cell table:formula="of:=[.L12]/10" office:value-type="float" office:value="2.3" calcext:value-type="float">
            <text:p>2.3</text:p>
          </table:table-cell>
          <table:table-cell table:formula="of:=[.M12]/10" office:value-type="float" office:value="2.16" calcext:value-type="float">
            <text:p>2.16</text:p>
          </table:table-cell>
          <table:table-cell table:formula="of:=[.N12]/10" office:value-type="float" office:value="2.02" calcext:value-type="float">
            <text:p>2.02</text:p>
          </table:table-cell>
          <table:table-cell table:formula="of:=[.O12]/10" office:value-type="float" office:value="1.88" calcext:value-type="float">
            <text:p>1.88</text:p>
          </table:table-cell>
          <table:table-cell table:formula="of:=[.P12]/10" office:value-type="float" office:value="1.74" calcext:value-type="float">
            <text:p>1.74</text:p>
          </table:table-cell>
          <table:table-cell table:number-columns-repeated="4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13]/10" office:value-type="float" office:value="1.54" calcext:value-type="float">
            <text:p>1.54</text:p>
          </table:table-cell>
          <table:table-cell table:formula="of:=[.C13]/10" office:value-type="float" office:value="1.6" calcext:value-type="float">
            <text:p>1.6</text:p>
          </table:table-cell>
          <table:table-cell table:formula="of:=[.D13]/10" office:value-type="float" office:value="1.66" calcext:value-type="float">
            <text:p>1.66</text:p>
          </table:table-cell>
          <table:table-cell table:formula="of:=[.E13]/10" office:value-type="float" office:value="1.72" calcext:value-type="float">
            <text:p>1.72</text:p>
          </table:table-cell>
          <table:table-cell table:formula="of:=[.F13]/10" office:value-type="float" office:value="1.78" calcext:value-type="float">
            <text:p>1.78</text:p>
          </table:table-cell>
          <table:table-cell table:formula="of:=[.G13]/10" office:value-type="float" office:value="1.84" calcext:value-type="float">
            <text:p>1.84</text:p>
          </table:table-cell>
          <table:table-cell table:formula="of:=[.H13]/10" office:value-type="float" office:value="1.936" calcext:value-type="float">
            <text:p>1.936</text:p>
          </table:table-cell>
          <table:table-cell table:formula="of:=[.I13]/10" office:value-type="float" office:value="2.032" calcext:value-type="float">
            <text:p>2.032</text:p>
          </table:table-cell>
          <table:table-cell table:formula="of:=[.J13]/10" office:value-type="float" office:value="2.128" calcext:value-type="float">
            <text:p>2.128</text:p>
          </table:table-cell>
          <table:table-cell table:formula="of:=[.K13]/10" office:value-type="float" office:value="2.224" calcext:value-type="float">
            <text:p>2.224</text:p>
          </table:table-cell>
          <table:table-cell table:formula="of:=[.L13]/10" office:value-type="float" office:value="2.32" calcext:value-type="float">
            <text:p>2.32</text:p>
          </table:table-cell>
          <table:table-cell table:formula="of:=[.M13]/10" office:value-type="float" office:value="2.18" calcext:value-type="float">
            <text:p>2.18</text:p>
          </table:table-cell>
          <table:table-cell table:formula="of:=[.N13]/10" office:value-type="float" office:value="2.04" calcext:value-type="float">
            <text:p>2.04</text:p>
          </table:table-cell>
          <table:table-cell table:formula="of:=[.O13]/10" office:value-type="float" office:value="1.9" calcext:value-type="float">
            <text:p>1.9</text:p>
          </table:table-cell>
          <table:table-cell table:formula="of:=[.P13]/10" office:value-type="float" office:value="1.76" calcext:value-type="float">
            <text:p>1.76</text:p>
          </table:table-cell>
          <table:table-cell table:number-columns-repeated="4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B14]/10" office:value-type="float" office:value="1.58" calcext:value-type="float">
            <text:p>1.58</text:p>
          </table:table-cell>
          <table:table-cell table:formula="of:=[.C14]/10" office:value-type="float" office:value="1.64" calcext:value-type="float">
            <text:p>1.64</text:p>
          </table:table-cell>
          <table:table-cell table:formula="of:=[.D14]/10" office:value-type="float" office:value="1.7" calcext:value-type="float">
            <text:p>1.7</text:p>
          </table:table-cell>
          <table:table-cell table:formula="of:=[.E14]/10" office:value-type="float" office:value="1.76" calcext:value-type="float">
            <text:p>1.76</text:p>
          </table:table-cell>
          <table:table-cell table:formula="of:=[.F14]/10" office:value-type="float" office:value="1.82" calcext:value-type="float">
            <text:p>1.82</text:p>
          </table:table-cell>
          <table:table-cell table:formula="of:=[.G14]/10" office:value-type="float" office:value="1.88" calcext:value-type="float">
            <text:p>1.88</text:p>
          </table:table-cell>
          <table:table-cell table:formula="of:=[.H14]/10" office:value-type="float" office:value="1.972" calcext:value-type="float">
            <text:p>1.972</text:p>
          </table:table-cell>
          <table:table-cell table:formula="of:=[.I14]/10" office:value-type="float" office:value="2.064" calcext:value-type="float">
            <text:p>2.064</text:p>
          </table:table-cell>
          <table:table-cell table:formula="of:=[.J14]/10" office:value-type="float" office:value="2.156" calcext:value-type="float">
            <text:p>2.156</text:p>
          </table:table-cell>
          <table:table-cell table:formula="of:=[.K14]/10" office:value-type="float" office:value="2.248" calcext:value-type="float">
            <text:p>2.248</text:p>
          </table:table-cell>
          <table:table-cell table:formula="of:=[.L14]/10" office:value-type="float" office:value="2.34" calcext:value-type="float">
            <text:p>2.34</text:p>
          </table:table-cell>
          <table:table-cell table:formula="of:=[.M14]/10" office:value-type="float" office:value="2.2" calcext:value-type="float">
            <text:p>2.2</text:p>
          </table:table-cell>
          <table:table-cell table:formula="of:=[.N14]/10" office:value-type="float" office:value="2.06" calcext:value-type="float">
            <text:p>2.06</text:p>
          </table:table-cell>
          <table:table-cell table:formula="of:=[.O14]/10" office:value-type="float" office:value="1.92" calcext:value-type="float">
            <text:p>1.92</text:p>
          </table:table-cell>
          <table:table-cell table:formula="of:=[.P14]/10" office:value-type="float" office:value="1.78" calcext:value-type="float">
            <text:p>1.78</text:p>
          </table:table-cell>
          <table:table-cell table:number-columns-repeated="4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.B15]/10" office:value-type="float" office:value="1.62" calcext:value-type="float">
            <text:p>1.62</text:p>
          </table:table-cell>
          <table:table-cell table:formula="of:=[.C15]/10" office:value-type="float" office:value="1.68" calcext:value-type="float">
            <text:p>1.68</text:p>
          </table:table-cell>
          <table:table-cell table:formula="of:=[.D15]/10" office:value-type="float" office:value="1.74" calcext:value-type="float">
            <text:p>1.74</text:p>
          </table:table-cell>
          <table:table-cell table:formula="of:=[.E15]/10" office:value-type="float" office:value="1.8" calcext:value-type="float">
            <text:p>1.8</text:p>
          </table:table-cell>
          <table:table-cell table:formula="of:=[.F15]/10" office:value-type="float" office:value="1.86" calcext:value-type="float">
            <text:p>1.86</text:p>
          </table:table-cell>
          <table:table-cell table:formula="of:=[.G15]/10" office:value-type="float" office:value="1.92" calcext:value-type="float">
            <text:p>1.92</text:p>
          </table:table-cell>
          <table:table-cell table:formula="of:=[.H15]/10" office:value-type="float" office:value="2.008" calcext:value-type="float">
            <text:p>2.008</text:p>
          </table:table-cell>
          <table:table-cell table:formula="of:=[.I15]/10" office:value-type="float" office:value="2.096" calcext:value-type="float">
            <text:p>2.096</text:p>
          </table:table-cell>
          <table:table-cell table:formula="of:=[.J15]/10" office:value-type="float" office:value="2.184" calcext:value-type="float">
            <text:p>2.184</text:p>
          </table:table-cell>
          <table:table-cell table:formula="of:=[.K15]/10" office:value-type="float" office:value="2.272" calcext:value-type="float">
            <text:p>2.272</text:p>
          </table:table-cell>
          <table:table-cell table:formula="of:=[.L15]/10" office:value-type="float" office:value="2.36" calcext:value-type="float">
            <text:p>2.36</text:p>
          </table:table-cell>
          <table:table-cell table:formula="of:=[.M15]/10" office:value-type="float" office:value="2.22" calcext:value-type="float">
            <text:p>2.22</text:p>
          </table:table-cell>
          <table:table-cell table:formula="of:=[.N15]/10" office:value-type="float" office:value="2.08" calcext:value-type="float">
            <text:p>2.08</text:p>
          </table:table-cell>
          <table:table-cell table:formula="of:=[.O15]/10" office:value-type="float" office:value="1.94" calcext:value-type="float">
            <text:p>1.94</text:p>
          </table:table-cell>
          <table:table-cell table:formula="of:=[.P15]/10" office:value-type="float" office:value="1.8" calcext:value-type="float">
            <text:p>1.8</text:p>
          </table:table-cell>
          <table:table-cell table:number-columns-repeated="4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.B16]/10" office:value-type="float" office:value="1.66" calcext:value-type="float">
            <text:p>1.66</text:p>
          </table:table-cell>
          <table:table-cell table:formula="of:=[.C16]/10" office:value-type="float" office:value="1.72" calcext:value-type="float">
            <text:p>1.72</text:p>
          </table:table-cell>
          <table:table-cell table:formula="of:=[.D16]/10" office:value-type="float" office:value="1.78" calcext:value-type="float">
            <text:p>1.78</text:p>
          </table:table-cell>
          <table:table-cell table:formula="of:=[.E16]/10" office:value-type="float" office:value="1.84" calcext:value-type="float">
            <text:p>1.84</text:p>
          </table:table-cell>
          <table:table-cell table:formula="of:=[.F16]/10" office:value-type="float" office:value="1.9" calcext:value-type="float">
            <text:p>1.9</text:p>
          </table:table-cell>
          <table:table-cell table:formula="of:=[.G16]/10" office:value-type="float" office:value="1.96" calcext:value-type="float">
            <text:p>1.96</text:p>
          </table:table-cell>
          <table:table-cell table:formula="of:=[.H16]/10" office:value-type="float" office:value="2.044" calcext:value-type="float">
            <text:p>2.044</text:p>
          </table:table-cell>
          <table:table-cell table:formula="of:=[.I16]/10" office:value-type="float" office:value="2.128" calcext:value-type="float">
            <text:p>2.128</text:p>
          </table:table-cell>
          <table:table-cell table:formula="of:=[.J16]/10" office:value-type="float" office:value="2.212" calcext:value-type="float">
            <text:p>2.212</text:p>
          </table:table-cell>
          <table:table-cell table:formula="of:=[.K16]/10" office:value-type="float" office:value="2.296" calcext:value-type="float">
            <text:p>2.296</text:p>
          </table:table-cell>
          <table:table-cell table:formula="of:=[.L16]/10" office:value-type="float" office:value="2.38" calcext:value-type="float">
            <text:p>2.38</text:p>
          </table:table-cell>
          <table:table-cell table:formula="of:=[.M16]/10" office:value-type="float" office:value="2.24" calcext:value-type="float">
            <text:p>2.24</text:p>
          </table:table-cell>
          <table:table-cell table:formula="of:=[.N16]/10" office:value-type="float" office:value="2.1" calcext:value-type="float">
            <text:p>2.1</text:p>
          </table:table-cell>
          <table:table-cell table:formula="of:=[.O16]/10" office:value-type="float" office:value="1.96" calcext:value-type="float">
            <text:p>1.96</text:p>
          </table:table-cell>
          <table:table-cell table:formula="of:=[.P16]/10" office:value-type="float" office:value="1.82" calcext:value-type="float">
            <text:p>1.82</text:p>
          </table:table-cell>
          <table:table-cell table:number-columns-repeated="4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[.B17]/10" office:value-type="float" office:value="1.7" calcext:value-type="float">
            <text:p>1.7</text:p>
          </table:table-cell>
          <table:table-cell table:formula="of:=[.C17]/10" office:value-type="float" office:value="1.76" calcext:value-type="float">
            <text:p>1.76</text:p>
          </table:table-cell>
          <table:table-cell table:formula="of:=[.D17]/10" office:value-type="float" office:value="1.82" calcext:value-type="float">
            <text:p>1.82</text:p>
          </table:table-cell>
          <table:table-cell table:formula="of:=[.E17]/10" office:value-type="float" office:value="1.88" calcext:value-type="float">
            <text:p>1.88</text:p>
          </table:table-cell>
          <table:table-cell table:formula="of:=[.F17]/10" office:value-type="float" office:value="1.94" calcext:value-type="float">
            <text:p>1.94</text:p>
          </table:table-cell>
          <table:table-cell table:formula="of:=[.G17]/10" office:value-type="float" office:value="2" calcext:value-type="float">
            <text:p>2</text:p>
          </table:table-cell>
          <table:table-cell table:formula="of:=[.H17]/10" office:value-type="float" office:value="2.08" calcext:value-type="float">
            <text:p>2.08</text:p>
          </table:table-cell>
          <table:table-cell table:formula="of:=[.I17]/10" office:value-type="float" office:value="2.16" calcext:value-type="float">
            <text:p>2.16</text:p>
          </table:table-cell>
          <table:table-cell table:formula="of:=[.J17]/10" office:value-type="float" office:value="2.24" calcext:value-type="float">
            <text:p>2.24</text:p>
          </table:table-cell>
          <table:table-cell table:formula="of:=[.K17]/10" office:value-type="float" office:value="2.32" calcext:value-type="float">
            <text:p>2.32</text:p>
          </table:table-cell>
          <table:table-cell table:formula="of:=[.L17]/10" office:value-type="float" office:value="2.4" calcext:value-type="float">
            <text:p>2.4</text:p>
          </table:table-cell>
          <table:table-cell table:formula="of:=[.M17]/10" office:value-type="float" office:value="2.26" calcext:value-type="float">
            <text:p>2.26</text:p>
          </table:table-cell>
          <table:table-cell table:formula="of:=[.N17]/10" office:value-type="float" office:value="2.12" calcext:value-type="float">
            <text:p>2.12</text:p>
          </table:table-cell>
          <table:table-cell table:formula="of:=[.O17]/10" office:value-type="float" office:value="1.98" calcext:value-type="float">
            <text:p>1.98</text:p>
          </table:table-cell>
          <table:table-cell table:formula="of:=[.P17]/10" office:value-type="float" office:value="1.84" calcext:value-type="float">
            <text:p>1.84</text:p>
          </table:table-cell>
          <table:table-cell table:number-columns-repeated="4"/>
        </table:table-row>
        <table:table-row table:style-name="ro2" table:number-rows-repeated="5">
          <table:table-cell table:number-columns-repeated="20"/>
        </table:table-row>
        <table:table-row table:style-name="ro2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600" calcext:value-type="float">
            <text:p>600</text:p>
          </table:table-cell>
          <table:table-cell table:formula="of:=[.N41]+0.12" office:value-type="float" office:value="1.82" calcext:value-type="float">
            <text:p>1.82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par/30degC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N42]+0.12" office:value-type="float" office:value="1.94" calcext:value-type="float">
            <text:p>1.94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5]/[.A25] * [.A25]*0.9" office:value-type="float" office:value="1.53" calcext:value-type="float">
            <text:p>1.53</text:p>
          </table:table-cell>
          <table:table-cell table:number-columns-repeated="2"/>
          <table:table-cell table:formula="of:=[.A25]/[.L25]" office:value-type="float" office:value="294.117647058824" calcext:value-type="float">
            <text:p>294.1176470588</text:p>
          </table:table-cell>
          <table:table-cell table:formula="of:=[.I44]/[.A25]" office:value-type="float" office:value="0.588235294117647" calcext:value-type="float">
            <text:p>0.588235294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N43]+0.12" office:value-type="float" office:value="2.06" calcext:value-type="float">
            <text:p>2.06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6]/[.A26] * [.A26]*0.9" office:value-type="float" office:value="1.638" calcext:value-type="float">
            <text:p>1.638</text:p>
          </table:table-cell>
          <table:table-cell table:number-columns-repeated="2"/>
          <table:table-cell table:formula="of:=[.A26]/[.L26]" office:value-type="float" office:value="329.67032967033" calcext:value-type="float">
            <text:p>329.6703296703</text:p>
          </table:table-cell>
          <table:table-cell table:formula="of:=[.I45]/[.A26]" office:value-type="float" office:value="0.549450549450549" calcext:value-type="float">
            <text:p>0.5494505495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formula="of:=[.N44]+0.12"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7]/[.A27] * [.A27]*0.9" office:value-type="float" office:value="1.746" calcext:value-type="float">
            <text:p>1.746</text:p>
          </table:table-cell>
          <table:table-cell table:number-columns-repeated="2"/>
          <table:table-cell table:formula="of:=[.A27]/[.L27]" office:value-type="float" office:value="360.824742268041" calcext:value-type="float">
            <text:p>360.824742268</text:p>
          </table:table-cell>
          <table:table-cell table:formula="of:=[.I46]/[.A27]" office:value-type="float" office:value="0.515463917525773" calcext:value-type="float">
            <text:p>0.515463917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N45]+0.12" office:value-type="float" office:value="2.3" calcext:value-type="float">
            <text:p>2.3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8]/[.A28] * [.A28]*0.9" office:value-type="float" office:value="1.854" calcext:value-type="float">
            <text:p>1.854</text:p>
          </table:table-cell>
          <table:table-cell table:number-columns-repeated="2"/>
          <table:table-cell table:formula="of:=[.A28]/[.L28]" office:value-type="float" office:value="388.349514563107" calcext:value-type="float">
            <text:p>388.3495145631</text:p>
          </table:table-cell>
          <table:table-cell table:formula="of:=[.I47]/[.A28]" office:value-type="float" office:value="0.485436893203884" calcext:value-type="float">
            <text:p>0.485436893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N46]+0.02" office:value-type="float" office:value="2.32" calcext:value-type="float">
            <text:p>2.32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9]/[.A29] * [.A29]*0.9" office:value-type="float" office:value="1.962" calcext:value-type="float">
            <text:p>1.962</text:p>
          </table:table-cell>
          <table:table-cell table:number-columns-repeated="2"/>
          <table:table-cell table:formula="of:=[.A29]/[.L29]" office:value-type="float" office:value="412.844036697248" calcext:value-type="float">
            <text:p>412.8440366972</text:p>
          </table:table-cell>
          <table:table-cell table:formula="of:=[.I48]/[.A29]" office:value-type="float" office:value="0.458715596330275" calcext:value-type="float">
            <text:p>0.45871559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N47]+0.02" office:value-type="float" office:value="2.34" calcext:value-type="float">
            <text:p>2.34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0]/[.A30] * [.A30]*0.9" office:value-type="float" office:value="2.07" calcext:value-type="float">
            <text:p>2.07</text:p>
          </table:table-cell>
          <table:table-cell table:number-columns-repeated="2"/>
          <table:table-cell table:formula="of:=[.A30]/[.L30]" office:value-type="float" office:value="434.782608695652" calcext:value-type="float">
            <text:p>434.7826086957</text:p>
          </table:table-cell>
          <table:table-cell table:formula="of:=[.I49]/[.A30]" office:value-type="float" office:value="0.434782608695652" calcext:value-type="float">
            <text:p>0.434782608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N48]+0.02" office:value-type="float" office:value="2.36" calcext:value-type="float">
            <text:p>2.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1]/[.A31] * [.A31]*0.9" office:value-type="float" office:value="2.088" calcext:value-type="float">
            <text:p>2.088</text:p>
          </table:table-cell>
          <table:table-cell table:number-columns-repeated="2"/>
          <table:table-cell table:formula="of:=[.A31]/[.L31]" office:value-type="float" office:value="474.137931034483" calcext:value-type="float">
            <text:p>474.1379310345</text:p>
          </table:table-cell>
          <table:table-cell table:formula="of:=[.I50]/[.A31]" office:value-type="float" office:value="0.431034482758621" calcext:value-type="float">
            <text:p>0.431034482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N49]+0.02" office:value-type="float" office:value="2.38" calcext:value-type="float">
            <text:p>2.38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2]/[.A32] * [.A32]*0.9" office:value-type="float" office:value="2.106" calcext:value-type="float">
            <text:p>2.106</text:p>
          </table:table-cell>
          <table:table-cell table:number-columns-repeated="2"/>
          <table:table-cell table:formula="of:=[.A32]/[.L32]" office:value-type="float" office:value="512.820512820513" calcext:value-type="float">
            <text:p>512.8205128205</text:p>
          </table:table-cell>
          <table:table-cell table:formula="of:=[.I51]/[.A32]" office:value-type="float" office:value="0.427350427350427" calcext:value-type="float">
            <text:p>0.427350427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N50]+0.02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3]/[.A33] * [.A33]*0.9" office:value-type="float" office:value="2.124" calcext:value-type="float">
            <text:p>2.124</text:p>
          </table:table-cell>
          <table:table-cell table:number-columns-repeated="2"/>
          <table:table-cell table:formula="of:=[.A33]/[.L33]" office:value-type="float" office:value="550.847457627119" calcext:value-type="float">
            <text:p>550.8474576271</text:p>
          </table:table-cell>
          <table:table-cell table:formula="of:=[.I52]/[.A33]" office:value-type="float" office:value="0.423728813559322" calcext:value-type="float">
            <text:p>0.4237288136</text:p>
          </table:table-cell>
          <table:table-cell table:number-columns-repeated="10"/>
        </table:table-row>
        <table:table-row table:style-name="ro2">
          <table:table-cell table:number-columns-repeated="5"/>
          <table:table-cell table:formula="of:=[.L34]/[.A34] * [.A34]*0.9" office:value-type="float" office:value="2.142" calcext:value-type="float">
            <text:p>2.142</text:p>
          </table:table-cell>
          <table:table-cell table:number-columns-repeated="2"/>
          <table:table-cell table:formula="of:=[.A34]/[.L34]" office:value-type="float" office:value="588.235294117647" calcext:value-type="float">
            <text:p>588.2352941176</text:p>
          </table:table-cell>
          <table:table-cell table:formula="of:=[.I53]/[.A34]" office:value-type="float" office:value="0.420168067226891" calcext:value-type="float">
            <text:p>0.4201680672</text:p>
          </table:table-cell>
          <table:table-cell table:number-columns-repeated="10"/>
        </table:table-row>
        <table:table-row table:style-name="ro2">
          <table:table-cell table:number-columns-repeated="5"/>
          <table:table-cell table:formula="of:=[.L35]/[.A35] * [.A35]*0.9" office:value-type="float" office:value="2.16" calcext:value-type="float">
            <text:p>2.16</text:p>
          </table:table-cell>
          <table:table-cell table:number-columns-repeated="2"/>
          <table:table-cell table:formula="of:=[.A35]/[.L35]" office:value-type="float" office:value="625" calcext:value-type="float">
            <text:p>625</text:p>
          </table:table-cell>
          <table:table-cell table:formula="of:=[.I54]/[.A35]" office:value-type="float" office:value="0.416666666666667" calcext:value-type="float">
            <text:p>0.4166666667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1"/>
        </table:table-row>
      </table:table>
      <table:table table:name="yield" table:style-name="ta1">
        <table:table-column table:style-name="co15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ounces per week</text:p>
          </table:table-cell>
          <table:table-cell office:value-type="float" office:value="68" calcext:value-type="float">
            <text:p>68</text:p>
          </table:table-cell>
          <table:table-cell office:value-type="float" office:value="69.8" calcext:value-type="float">
            <text:p>69.8</text:p>
          </table:table-cell>
          <table:table-cell office:value-type="float" office:value="71.6" calcext:value-type="float">
            <text:p>71.6</text:p>
          </table:table-cell>
          <table:table-cell office:value-type="float" office:value="73.4" calcext:value-type="float">
            <text:p>73.4</text:p>
          </table:table-cell>
          <table:table-cell office:value-type="float" office:value="75.2" calcext:value-type="float">
            <text:p>75.2</text:p>
          </table:table-cell>
          <table:table-cell office:value-type="float" office:value="77" calcext:value-type="float">
            <text:p>77</text:p>
          </table:table-cell>
          <table:table-cell office:value-type="float" office:value="78.8" calcext:value-type="float">
            <text:p>78.8</text:p>
          </table:table-cell>
          <table:table-cell office:value-type="float" office:value="80.6" calcext:value-type="float">
            <text:p>80.6</text:p>
          </table:table-cell>
          <table:table-cell office:value-type="float" office:value="82.4" calcext:value-type="float">
            <text:p>82.4</text:p>
          </table:table-cell>
          <table:table-cell office:value-type="float" office:value="84.2" calcext:value-type="float">
            <text:p>84.2</text:p>
          </table:table-cell>
          <table:table-cell office:value-type="float" office:value="86" calcext:value-type="float">
            <text:p>86</text:p>
          </table:table-cell>
          <table:table-cell office:value-type="float" office:value="87.8" calcext:value-type="float">
            <text:p>87.8</text:p>
          </table:table-cell>
          <table:table-cell office:value-type="float" office:value="89.6" calcext:value-type="float">
            <text:p>89.6</text:p>
          </table:table-cell>
          <table:table-cell office:value-type="float" office:value="91.4" calcext:value-type="float">
            <text:p>91.4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5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'Growth curves'.B25]*(2750)" office:value-type="float" office:value="2062.5" calcext:value-type="float">
            <text:p>2062.5</text:p>
          </table:table-cell>
          <table:table-cell table:formula="of:=['Growth curves'.C25]*(2750)" office:value-type="float" office:value="2420" calcext:value-type="float">
            <text:p>2420</text:p>
          </table:table-cell>
          <table:table-cell table:formula="of:=['Growth curves'.D25]*(2750)" office:value-type="float" office:value="2777.5" calcext:value-type="float">
            <text:p>2777.5</text:p>
          </table:table-cell>
          <table:table-cell table:formula="of:=['Growth curves'.E25]*(2750)" office:value-type="float" office:value="3135" calcext:value-type="float">
            <text:p>3135</text:p>
          </table:table-cell>
          <table:table-cell table:formula="of:=['Growth curves'.F25]*(2750)" office:value-type="float" office:value="3492.5" calcext:value-type="float">
            <text:p>3492.5</text:p>
          </table:table-cell>
          <table:table-cell table:formula="of:=['Growth curves'.G25]*(2750)" office:value-type="float" office:value="3850" calcext:value-type="float">
            <text:p>3850</text:p>
          </table:table-cell>
          <table:table-cell table:formula="of:=['Growth curves'.H25]*(2750)" office:value-type="float" office:value="4015" calcext:value-type="float">
            <text:p>4015</text:p>
          </table:table-cell>
          <table:table-cell table:formula="of:=['Growth curves'.I25]*(2750)" office:value-type="float" office:value="4180" calcext:value-type="float">
            <text:p>4180</text:p>
          </table:table-cell>
          <table:table-cell table:formula="of:=['Growth curves'.J25]*(2750)" office:value-type="float" office:value="4345" calcext:value-type="float">
            <text:p>4345</text:p>
          </table:table-cell>
          <table:table-cell table:formula="of:=['Growth curves'.K25]*(2750)" office:value-type="float" office:value="4510" calcext:value-type="float">
            <text:p>4510</text:p>
          </table:table-cell>
          <table:table-cell table:formula="of:=['Growth curves'.L25]*(2750)" office:value-type="float" office:value="4675" calcext:value-type="float">
            <text:p>4675</text:p>
          </table:table-cell>
          <table:table-cell table:formula="of:=['Growth curves'.M25]*(2750)" office:value-type="float" office:value="4290" calcext:value-type="float">
            <text:p>4290</text:p>
          </table:table-cell>
          <table:table-cell table:formula="of:=['Growth curves'.N25]*(2750)" office:value-type="float" office:value="3905" calcext:value-type="float">
            <text:p>3905</text:p>
          </table:table-cell>
          <table:table-cell table:formula="of:=['Growth curves'.O25]*(2750)" office:value-type="float" office:value="3520" calcext:value-type="float">
            <text:p>3520</text:p>
          </table:table-cell>
          <table:table-cell table:formula="of:=['Growth curves'.P25]*(2750)" office:value-type="float" office:value="3135" calcext:value-type="float">
            <text:p>313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'Growth curves'.B26]*(2750)" office:value-type="float" office:value="2475" calcext:value-type="float">
            <text:p>2475</text:p>
          </table:table-cell>
          <table:table-cell table:formula="of:=['Growth curves'.C26]*(2750)" office:value-type="float" office:value="2794" calcext:value-type="float">
            <text:p>2794</text:p>
          </table:table-cell>
          <table:table-cell table:formula="of:=['Growth curves'.D26]*(2750)" office:value-type="float" office:value="3113" calcext:value-type="float">
            <text:p>3113</text:p>
          </table:table-cell>
          <table:table-cell table:formula="of:=['Growth curves'.E26]*(2750)" office:value-type="float" office:value="3432" calcext:value-type="float">
            <text:p>3432</text:p>
          </table:table-cell>
          <table:table-cell table:formula="of:=['Growth curves'.F26]*(2750)" office:value-type="float" office:value="3751" calcext:value-type="float">
            <text:p>3751</text:p>
          </table:table-cell>
          <table:table-cell table:formula="of:=['Growth curves'.G26]*(2750)" office:value-type="float" office:value="4070" calcext:value-type="float">
            <text:p>4070</text:p>
          </table:table-cell>
          <table:table-cell table:formula="of:=['Growth curves'.H26]*(2750)" office:value-type="float" office:value="4257" calcext:value-type="float">
            <text:p>4257</text:p>
          </table:table-cell>
          <table:table-cell table:formula="of:=['Growth curves'.I26]*(2750)" office:value-type="float" office:value="4444" calcext:value-type="float">
            <text:p>4444</text:p>
          </table:table-cell>
          <table:table-cell table:formula="of:=['Growth curves'.J26]*(2750)" office:value-type="float" office:value="4631" calcext:value-type="float">
            <text:p>4631</text:p>
          </table:table-cell>
          <table:table-cell table:formula="of:=['Growth curves'.K26]*(2750)" office:value-type="float" office:value="4818" calcext:value-type="float">
            <text:p>4818</text:p>
          </table:table-cell>
          <table:table-cell table:formula="of:=['Growth curves'.L26]*(2750)" office:value-type="float" office:value="5005" calcext:value-type="float">
            <text:p>5005</text:p>
          </table:table-cell>
          <table:table-cell table:formula="of:=['Growth curves'.M26]*(2750)" office:value-type="float" office:value="4620" calcext:value-type="float">
            <text:p>4620</text:p>
          </table:table-cell>
          <table:table-cell table:formula="of:=['Growth curves'.N26]*(2750)" office:value-type="float" office:value="4235" calcext:value-type="float">
            <text:p>4235</text:p>
          </table:table-cell>
          <table:table-cell table:formula="of:=['Growth curves'.O26]*(2750)" office:value-type="float" office:value="3850" calcext:value-type="float">
            <text:p>3850</text:p>
          </table:table-cell>
          <table:table-cell table:formula="of:=['Growth curves'.P26]*(2750)" office:value-type="float" office:value="3465" calcext:value-type="float">
            <text:p>346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'Growth curves'.B27]*(2750)" office:value-type="float" office:value="2887.5" calcext:value-type="float">
            <text:p>2887.5</text:p>
          </table:table-cell>
          <table:table-cell table:formula="of:=['Growth curves'.C27]*(2750)" office:value-type="float" office:value="3168" calcext:value-type="float">
            <text:p>3168</text:p>
          </table:table-cell>
          <table:table-cell table:formula="of:=['Growth curves'.D27]*(2750)" office:value-type="float" office:value="3448.5" calcext:value-type="float">
            <text:p>3448.5</text:p>
          </table:table-cell>
          <table:table-cell table:formula="of:=['Growth curves'.E27]*(2750)" office:value-type="float" office:value="3729" calcext:value-type="float">
            <text:p>3729</text:p>
          </table:table-cell>
          <table:table-cell table:formula="of:=['Growth curves'.F27]*(2750)" office:value-type="float" office:value="4009.5" calcext:value-type="float">
            <text:p>4009.5</text:p>
          </table:table-cell>
          <table:table-cell table:formula="of:=['Growth curves'.G27]*(2750)" office:value-type="float" office:value="4290" calcext:value-type="float">
            <text:p>4290</text:p>
          </table:table-cell>
          <table:table-cell table:formula="of:=['Growth curves'.H27]*(2750)" office:value-type="float" office:value="4499" calcext:value-type="float">
            <text:p>4499</text:p>
          </table:table-cell>
          <table:table-cell table:formula="of:=['Growth curves'.I27]*(2750)" office:value-type="float" office:value="4708" calcext:value-type="float">
            <text:p>4708</text:p>
          </table:table-cell>
          <table:table-cell table:formula="of:=['Growth curves'.J27]*(2750)" office:value-type="float" office:value="4917" calcext:value-type="float">
            <text:p>4917</text:p>
          </table:table-cell>
          <table:table-cell table:formula="of:=['Growth curves'.K27]*(2750)" office:value-type="float" office:value="5126" calcext:value-type="float">
            <text:p>5126</text:p>
          </table:table-cell>
          <table:table-cell table:formula="of:=['Growth curves'.L27]*(2750)" office:value-type="float" office:value="5335" calcext:value-type="float">
            <text:p>5335</text:p>
          </table:table-cell>
          <table:table-cell table:formula="of:=['Growth curves'.M27]*(2750)" office:value-type="float" office:value="4950" calcext:value-type="float">
            <text:p>4950</text:p>
          </table:table-cell>
          <table:table-cell table:formula="of:=['Growth curves'.N27]*(2750)" office:value-type="float" office:value="4565" calcext:value-type="float">
            <text:p>4565</text:p>
          </table:table-cell>
          <table:table-cell table:formula="of:=['Growth curves'.O27]*(2750)" office:value-type="float" office:value="4180" calcext:value-type="float">
            <text:p>4180</text:p>
          </table:table-cell>
          <table:table-cell table:formula="of:=['Growth curves'.P27]*(2750)" office:value-type="float" office:value="3795" calcext:value-type="float">
            <text:p>379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'Growth curves'.B28]*(2750)" office:value-type="float" office:value="3300" calcext:value-type="float">
            <text:p>3300</text:p>
          </table:table-cell>
          <table:table-cell table:formula="of:=['Growth curves'.C28]*(2750)" office:value-type="float" office:value="3542" calcext:value-type="float">
            <text:p>3542</text:p>
          </table:table-cell>
          <table:table-cell table:formula="of:=['Growth curves'.D28]*(2750)" office:value-type="float" office:value="3784" calcext:value-type="float">
            <text:p>3784</text:p>
          </table:table-cell>
          <table:table-cell table:formula="of:=['Growth curves'.E28]*(2750)" office:value-type="float" office:value="4026" calcext:value-type="float">
            <text:p>4026</text:p>
          </table:table-cell>
          <table:table-cell table:formula="of:=['Growth curves'.F28]*(2750)" office:value-type="float" office:value="4268" calcext:value-type="float">
            <text:p>4268</text:p>
          </table:table-cell>
          <table:table-cell table:formula="of:=['Growth curves'.G28]*(2750)" office:value-type="float" office:value="4510" calcext:value-type="float">
            <text:p>4510</text:p>
          </table:table-cell>
          <table:table-cell table:formula="of:=['Growth curves'.H28]*(2750)" office:value-type="float" office:value="4741" calcext:value-type="float">
            <text:p>4741</text:p>
          </table:table-cell>
          <table:table-cell table:formula="of:=['Growth curves'.I28]*(2750)" office:value-type="float" office:value="4972" calcext:value-type="float">
            <text:p>4972</text:p>
          </table:table-cell>
          <table:table-cell table:formula="of:=['Growth curves'.J28]*(2750)" office:value-type="float" office:value="5203" calcext:value-type="float">
            <text:p>5203</text:p>
          </table:table-cell>
          <table:table-cell table:formula="of:=['Growth curves'.K28]*(2750)" office:value-type="float" office:value="5434" calcext:value-type="float">
            <text:p>5434</text:p>
          </table:table-cell>
          <table:table-cell table:formula="of:=['Growth curves'.L28]*(2750)" office:value-type="float" office:value="5665" calcext:value-type="float">
            <text:p>5665</text:p>
          </table:table-cell>
          <table:table-cell table:formula="of:=['Growth curves'.M28]*(2750)" office:value-type="float" office:value="5280" calcext:value-type="float">
            <text:p>5280</text:p>
          </table:table-cell>
          <table:table-cell table:formula="of:=['Growth curves'.N28]*(2750)" office:value-type="float" office:value="4895" calcext:value-type="float">
            <text:p>4895</text:p>
          </table:table-cell>
          <table:table-cell table:formula="of:=['Growth curves'.O28]*(2750)" office:value-type="float" office:value="4510" calcext:value-type="float">
            <text:p>4510</text:p>
          </table:table-cell>
          <table:table-cell table:formula="of:=['Growth curves'.P28]*(2750)" office:value-type="float" office:value="4125" calcext:value-type="float">
            <text:p>412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'Growth curves'.B29]*(2750)" office:value-type="float" office:value="3712.5" calcext:value-type="float">
            <text:p>3712.5</text:p>
          </table:table-cell>
          <table:table-cell table:formula="of:=['Growth curves'.C29]*(2750)" office:value-type="float" office:value="3916" calcext:value-type="float">
            <text:p>3916</text:p>
          </table:table-cell>
          <table:table-cell table:formula="of:=['Growth curves'.D29]*(2750)" office:value-type="float" office:value="4119.5" calcext:value-type="float">
            <text:p>4119.5</text:p>
          </table:table-cell>
          <table:table-cell table:formula="of:=['Growth curves'.E29]*(2750)" office:value-type="float" office:value="4323" calcext:value-type="float">
            <text:p>4323</text:p>
          </table:table-cell>
          <table:table-cell table:formula="of:=['Growth curves'.F29]*(2750)" office:value-type="float" office:value="4526.5" calcext:value-type="float">
            <text:p>4526.5</text:p>
          </table:table-cell>
          <table:table-cell table:formula="of:=['Growth curves'.G29]*(2750)" office:value-type="float" office:value="4730" calcext:value-type="float">
            <text:p>4730</text:p>
          </table:table-cell>
          <table:table-cell table:formula="of:=['Growth curves'.H29]*(2750)" office:value-type="float" office:value="4983" calcext:value-type="float">
            <text:p>4983</text:p>
          </table:table-cell>
          <table:table-cell table:formula="of:=['Growth curves'.I29]*(2750)" office:value-type="float" office:value="5236" calcext:value-type="float">
            <text:p>5236</text:p>
          </table:table-cell>
          <table:table-cell table:formula="of:=['Growth curves'.J29]*(2750)" office:value-type="float" office:value="5489" calcext:value-type="float">
            <text:p>5489</text:p>
          </table:table-cell>
          <table:table-cell table:formula="of:=['Growth curves'.K29]*(2750)" office:value-type="float" office:value="5742" calcext:value-type="float">
            <text:p>5742</text:p>
          </table:table-cell>
          <table:table-cell table:formula="of:=['Growth curves'.L29]*(2750)" office:value-type="float" office:value="5995" calcext:value-type="float">
            <text:p>5995</text:p>
          </table:table-cell>
          <table:table-cell table:formula="of:=['Growth curves'.M29]*(2750)" office:value-type="float" office:value="5610" calcext:value-type="float">
            <text:p>5610</text:p>
          </table:table-cell>
          <table:table-cell table:formula="of:=['Growth curves'.N29]*(2750)" office:value-type="float" office:value="5225" calcext:value-type="float">
            <text:p>5225</text:p>
          </table:table-cell>
          <table:table-cell table:formula="of:=['Growth curves'.O29]*(2750)" office:value-type="float" office:value="4840" calcext:value-type="float">
            <text:p>4840</text:p>
          </table:table-cell>
          <table:table-cell table:formula="of:=['Growth curves'.P29]*(2750)" office:value-type="float" office:value="4455" calcext:value-type="float">
            <text:p>445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'Growth curves'.B30]*(2750)" office:value-type="float" office:value="4125" calcext:value-type="float">
            <text:p>4125</text:p>
          </table:table-cell>
          <table:table-cell table:formula="of:=['Growth curves'.C30]*(2750)" office:value-type="float" office:value="4290" calcext:value-type="float">
            <text:p>4290</text:p>
          </table:table-cell>
          <table:table-cell table:formula="of:=['Growth curves'.D30]*(2750)" office:value-type="float" office:value="4455" calcext:value-type="float">
            <text:p>4455</text:p>
          </table:table-cell>
          <table:table-cell table:formula="of:=['Growth curves'.E30]*(2750)" office:value-type="float" office:value="4620" calcext:value-type="float">
            <text:p>4620</text:p>
          </table:table-cell>
          <table:table-cell table:formula="of:=['Growth curves'.F30]*(2750)" office:value-type="float" office:value="4785" calcext:value-type="float">
            <text:p>4785</text:p>
          </table:table-cell>
          <table:table-cell table:formula="of:=['Growth curves'.G30]*(2750)" office:value-type="float" office:value="4950" calcext:value-type="float">
            <text:p>4950</text:p>
          </table:table-cell>
          <table:table-cell table:formula="of:=['Growth curves'.H30]*(2750)" office:value-type="float" office:value="5225" calcext:value-type="float">
            <text:p>5225</text:p>
          </table:table-cell>
          <table:table-cell table:formula="of:=['Growth curves'.I30]*(2750)" office:value-type="float" office:value="5500" calcext:value-type="float">
            <text:p>5500</text:p>
          </table:table-cell>
          <table:table-cell table:formula="of:=['Growth curves'.J30]*(2750)" office:value-type="float" office:value="5775" calcext:value-type="float">
            <text:p>5775</text:p>
          </table:table-cell>
          <table:table-cell table:formula="of:=['Growth curves'.K30]*(2750)" office:value-type="float" office:value="6050" calcext:value-type="float">
            <text:p>6050</text:p>
          </table:table-cell>
          <table:table-cell table:formula="of:=['Growth curves'.L30]*(2750)" office:value-type="float" office:value="6325" calcext:value-type="float">
            <text:p>6325</text:p>
          </table:table-cell>
          <table:table-cell table:formula="of:=['Growth curves'.M30]*(2750)" office:value-type="float" office:value="5940" calcext:value-type="float">
            <text:p>5940</text:p>
          </table:table-cell>
          <table:table-cell table:formula="of:=['Growth curves'.N30]*(2750)" office:value-type="float" office:value="5555" calcext:value-type="float">
            <text:p>5555</text:p>
          </table:table-cell>
          <table:table-cell table:formula="of:=['Growth curves'.O30]*(2750)" office:value-type="float" office:value="5170" calcext:value-type="float">
            <text:p>5170</text:p>
          </table:table-cell>
          <table:table-cell table:formula="of:=['Growth curves'.P30]*(2750)" office:value-type="float" office:value="4785" calcext:value-type="float">
            <text:p>478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'Growth curves'.B31]*(2750)" office:value-type="float" office:value="4235" calcext:value-type="float">
            <text:p>4235</text:p>
          </table:table-cell>
          <table:table-cell table:formula="of:=['Growth curves'.C31]*(2750)" office:value-type="float" office:value="4400" calcext:value-type="float">
            <text:p>4400</text:p>
          </table:table-cell>
          <table:table-cell table:formula="of:=['Growth curves'.D31]*(2750)" office:value-type="float" office:value="4565" calcext:value-type="float">
            <text:p>4565</text:p>
          </table:table-cell>
          <table:table-cell table:formula="of:=['Growth curves'.E31]*(2750)" office:value-type="float" office:value="4730" calcext:value-type="float">
            <text:p>4730</text:p>
          </table:table-cell>
          <table:table-cell table:formula="of:=['Growth curves'.F31]*(2750)" office:value-type="float" office:value="4895" calcext:value-type="float">
            <text:p>4895</text:p>
          </table:table-cell>
          <table:table-cell table:formula="of:=['Growth curves'.G31]*(2750)" office:value-type="float" office:value="5060" calcext:value-type="float">
            <text:p>5060</text:p>
          </table:table-cell>
          <table:table-cell table:formula="of:=['Growth curves'.H31]*(2750)" office:value-type="float" office:value="5324" calcext:value-type="float">
            <text:p>5324</text:p>
          </table:table-cell>
          <table:table-cell table:formula="of:=['Growth curves'.I31]*(2750)" office:value-type="float" office:value="5588" calcext:value-type="float">
            <text:p>5588</text:p>
          </table:table-cell>
          <table:table-cell table:formula="of:=['Growth curves'.J31]*(2750)" office:value-type="float" office:value="5852" calcext:value-type="float">
            <text:p>5852</text:p>
          </table:table-cell>
          <table:table-cell table:formula="of:=['Growth curves'.K31]*(2750)" office:value-type="float" office:value="6116" calcext:value-type="float">
            <text:p>6116</text:p>
          </table:table-cell>
          <table:table-cell table:formula="of:=['Growth curves'.L31]*(2750)" office:value-type="float" office:value="6380" calcext:value-type="float">
            <text:p>6380</text:p>
          </table:table-cell>
          <table:table-cell table:formula="of:=['Growth curves'.M31]*(2750)" office:value-type="float" office:value="5995" calcext:value-type="float">
            <text:p>5995</text:p>
          </table:table-cell>
          <table:table-cell table:formula="of:=['Growth curves'.N31]*(2750)" office:value-type="float" office:value="5610" calcext:value-type="float">
            <text:p>5610</text:p>
          </table:table-cell>
          <table:table-cell table:formula="of:=['Growth curves'.O31]*(2750)" office:value-type="float" office:value="5225" calcext:value-type="float">
            <text:p>5225</text:p>
          </table:table-cell>
          <table:table-cell table:formula="of:=['Growth curves'.P31]*(2750)" office:value-type="float" office:value="4840" calcext:value-type="float">
            <text:p>484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'Growth curves'.B32]*(2750)" office:value-type="float" office:value="4345" calcext:value-type="float">
            <text:p>4345</text:p>
          </table:table-cell>
          <table:table-cell table:formula="of:=['Growth curves'.C32]*(2750)" office:value-type="float" office:value="4510" calcext:value-type="float">
            <text:p>4510</text:p>
          </table:table-cell>
          <table:table-cell table:formula="of:=['Growth curves'.D32]*(2750)" office:value-type="float" office:value="4675" calcext:value-type="float">
            <text:p>4675</text:p>
          </table:table-cell>
          <table:table-cell table:formula="of:=['Growth curves'.E32]*(2750)" office:value-type="float" office:value="4840" calcext:value-type="float">
            <text:p>4840</text:p>
          </table:table-cell>
          <table:table-cell table:formula="of:=['Growth curves'.F32]*(2750)" office:value-type="float" office:value="5005" calcext:value-type="float">
            <text:p>5005</text:p>
          </table:table-cell>
          <table:table-cell table:formula="of:=['Growth curves'.G32]*(2750)" office:value-type="float" office:value="5170" calcext:value-type="float">
            <text:p>5170</text:p>
          </table:table-cell>
          <table:table-cell table:formula="of:=['Growth curves'.H32]*(2750)" office:value-type="float" office:value="5423" calcext:value-type="float">
            <text:p>5423</text:p>
          </table:table-cell>
          <table:table-cell table:formula="of:=['Growth curves'.I32]*(2750)" office:value-type="float" office:value="5676" calcext:value-type="float">
            <text:p>5676</text:p>
          </table:table-cell>
          <table:table-cell table:formula="of:=['Growth curves'.J32]*(2750)" office:value-type="float" office:value="5929" calcext:value-type="float">
            <text:p>5929</text:p>
          </table:table-cell>
          <table:table-cell table:formula="of:=['Growth curves'.K32]*(2750)" office:value-type="float" office:value="6182" calcext:value-type="float">
            <text:p>6182</text:p>
          </table:table-cell>
          <table:table-cell table:formula="of:=['Growth curves'.L32]*(2750)" office:value-type="float" office:value="6435" calcext:value-type="float">
            <text:p>6435</text:p>
          </table:table-cell>
          <table:table-cell table:formula="of:=['Growth curves'.M32]*(2750)" office:value-type="float" office:value="6050" calcext:value-type="float">
            <text:p>6050</text:p>
          </table:table-cell>
          <table:table-cell table:formula="of:=['Growth curves'.N32]*(2750)" office:value-type="float" office:value="5665" calcext:value-type="float">
            <text:p>5665</text:p>
          </table:table-cell>
          <table:table-cell table:formula="of:=['Growth curves'.O32]*(2750)" office:value-type="float" office:value="5280" calcext:value-type="float">
            <text:p>5280</text:p>
          </table:table-cell>
          <table:table-cell table:formula="of:=['Growth curves'.P32]*(2750)" office:value-type="float" office:value="4895" calcext:value-type="float">
            <text:p>4895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'Growth curves'.B33]*(2750)" office:value-type="float" office:value="4455" calcext:value-type="float">
            <text:p>4455</text:p>
          </table:table-cell>
          <table:table-cell table:formula="of:=['Growth curves'.C33]*(2750)" office:value-type="float" office:value="4620" calcext:value-type="float">
            <text:p>4620</text:p>
          </table:table-cell>
          <table:table-cell table:formula="of:=['Growth curves'.D33]*(2750)" office:value-type="float" office:value="4785" calcext:value-type="float">
            <text:p>4785</text:p>
          </table:table-cell>
          <table:table-cell table:formula="of:=['Growth curves'.E33]*(2750)" office:value-type="float" office:value="4950" calcext:value-type="float">
            <text:p>4950</text:p>
          </table:table-cell>
          <table:table-cell table:formula="of:=['Growth curves'.F33]*(2750)" office:value-type="float" office:value="5115" calcext:value-type="float">
            <text:p>5115</text:p>
          </table:table-cell>
          <table:table-cell table:formula="of:=['Growth curves'.G33]*(2750)" office:value-type="float" office:value="5280" calcext:value-type="float">
            <text:p>5280</text:p>
          </table:table-cell>
          <table:table-cell table:formula="of:=['Growth curves'.H33]*(2750)" office:value-type="float" office:value="5522" calcext:value-type="float">
            <text:p>5522</text:p>
          </table:table-cell>
          <table:table-cell table:formula="of:=['Growth curves'.I33]*(2750)" office:value-type="float" office:value="5764" calcext:value-type="float">
            <text:p>5764</text:p>
          </table:table-cell>
          <table:table-cell table:formula="of:=['Growth curves'.J33]*(2750)" office:value-type="float" office:value="6006" calcext:value-type="float">
            <text:p>6006</text:p>
          </table:table-cell>
          <table:table-cell table:formula="of:=['Growth curves'.K33]*(2750)" office:value-type="float" office:value="6248" calcext:value-type="float">
            <text:p>6248</text:p>
          </table:table-cell>
          <table:table-cell table:formula="of:=['Growth curves'.L33]*(2750)" office:value-type="float" office:value="6490" calcext:value-type="float">
            <text:p>6490</text:p>
          </table:table-cell>
          <table:table-cell table:formula="of:=['Growth curves'.M33]*(2750)" office:value-type="float" office:value="6105" calcext:value-type="float">
            <text:p>6105</text:p>
          </table:table-cell>
          <table:table-cell table:formula="of:=['Growth curves'.N33]*(2750)" office:value-type="float" office:value="5720" calcext:value-type="float">
            <text:p>5720</text:p>
          </table:table-cell>
          <table:table-cell table:formula="of:=['Growth curves'.O33]*(2750)" office:value-type="float" office:value="5335" calcext:value-type="float">
            <text:p>5335</text:p>
          </table:table-cell>
          <table:table-cell table:formula="of:=['Growth curves'.P33]*(2750)" office:value-type="float" office:value="4950" calcext:value-type="float">
            <text:p>495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'Growth curves'.B34]*(2750)" office:value-type="float" office:value="4565" calcext:value-type="float">
            <text:p>4565</text:p>
          </table:table-cell>
          <table:table-cell table:formula="of:=['Growth curves'.C34]*(2750)" office:value-type="float" office:value="4730" calcext:value-type="float">
            <text:p>4730</text:p>
          </table:table-cell>
          <table:table-cell table:formula="of:=['Growth curves'.D34]*(2750)" office:value-type="float" office:value="4895" calcext:value-type="float">
            <text:p>4895</text:p>
          </table:table-cell>
          <table:table-cell table:formula="of:=['Growth curves'.E34]*(2750)" office:value-type="float" office:value="5060" calcext:value-type="float">
            <text:p>5060</text:p>
          </table:table-cell>
          <table:table-cell table:formula="of:=['Growth curves'.F34]*(2750)" office:value-type="float" office:value="5225" calcext:value-type="float">
            <text:p>5225</text:p>
          </table:table-cell>
          <table:table-cell table:formula="of:=['Growth curves'.G34]*(2750)" office:value-type="float" office:value="5390" calcext:value-type="float">
            <text:p>5390</text:p>
          </table:table-cell>
          <table:table-cell table:formula="of:=['Growth curves'.H34]*(2750)" office:value-type="float" office:value="5621" calcext:value-type="float">
            <text:p>5621</text:p>
          </table:table-cell>
          <table:table-cell table:formula="of:=['Growth curves'.I34]*(2750)" office:value-type="float" office:value="5852" calcext:value-type="float">
            <text:p>5852</text:p>
          </table:table-cell>
          <table:table-cell table:formula="of:=['Growth curves'.J34]*(2750)" office:value-type="float" office:value="6083" calcext:value-type="float">
            <text:p>6083</text:p>
          </table:table-cell>
          <table:table-cell table:formula="of:=['Growth curves'.K34]*(2750)" office:value-type="float" office:value="6314" calcext:value-type="float">
            <text:p>6314</text:p>
          </table:table-cell>
          <table:table-cell table:formula="of:=['Growth curves'.L34]*(2750)" office:value-type="float" office:value="6545" calcext:value-type="float">
            <text:p>6545</text:p>
          </table:table-cell>
          <table:table-cell table:formula="of:=['Growth curves'.M34]*(2750)" office:value-type="float" office:value="6160" calcext:value-type="float">
            <text:p>6160</text:p>
          </table:table-cell>
          <table:table-cell table:formula="of:=['Growth curves'.N34]*(2750)" office:value-type="float" office:value="5775" calcext:value-type="float">
            <text:p>5775</text:p>
          </table:table-cell>
          <table:table-cell table:formula="of:=['Growth curves'.O34]*(2750)" office:value-type="float" office:value="5390" calcext:value-type="float">
            <text:p>5390</text:p>
          </table:table-cell>
          <table:table-cell table:formula="of:=['Growth curves'.P34]*(2750)" office:value-type="float" office:value="5005" calcext:value-type="float">
            <text:p>500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['Growth curves'.B35]*(2750)" office:value-type="float" office:value="4675" calcext:value-type="float">
            <text:p>4675</text:p>
          </table:table-cell>
          <table:table-cell table:formula="of:=['Growth curves'.C35]*(2750)" office:value-type="float" office:value="4840" calcext:value-type="float">
            <text:p>4840</text:p>
          </table:table-cell>
          <table:table-cell table:formula="of:=['Growth curves'.D35]*(2750)" office:value-type="float" office:value="5005" calcext:value-type="float">
            <text:p>5005</text:p>
          </table:table-cell>
          <table:table-cell table:formula="of:=['Growth curves'.E35]*(2750)" office:value-type="float" office:value="5170" calcext:value-type="float">
            <text:p>5170</text:p>
          </table:table-cell>
          <table:table-cell table:formula="of:=['Growth curves'.F35]*(2750)" office:value-type="float" office:value="5335" calcext:value-type="float">
            <text:p>5335</text:p>
          </table:table-cell>
          <table:table-cell table:formula="of:=['Growth curves'.G35]*(2750)" office:value-type="float" office:value="5500" calcext:value-type="float">
            <text:p>5500</text:p>
          </table:table-cell>
          <table:table-cell table:formula="of:=['Growth curves'.H35]*(2750)" office:value-type="float" office:value="5720" calcext:value-type="float">
            <text:p>5720</text:p>
          </table:table-cell>
          <table:table-cell table:formula="of:=['Growth curves'.I35]*(2750)" office:value-type="float" office:value="5940" calcext:value-type="float">
            <text:p>5940</text:p>
          </table:table-cell>
          <table:table-cell table:formula="of:=['Growth curves'.J35]*(2750)" office:value-type="float" office:value="6160" calcext:value-type="float">
            <text:p>6160</text:p>
          </table:table-cell>
          <table:table-cell table:formula="of:=['Growth curves'.K35]*(2750)" office:value-type="float" office:value="6380" calcext:value-type="float">
            <text:p>6380</text:p>
          </table:table-cell>
          <table:table-cell table:formula="of:=['Growth curves'.L35]*(2750)" office:value-type="float" office:value="6600" calcext:value-type="float">
            <text:p>6600</text:p>
          </table:table-cell>
          <table:table-cell table:formula="of:=['Growth curves'.M35]*(2750)" office:value-type="float" office:value="6215" calcext:value-type="float">
            <text:p>6215</text:p>
          </table:table-cell>
          <table:table-cell table:formula="of:=['Growth curves'.N35]*(2750)" office:value-type="float" office:value="5830" calcext:value-type="float">
            <text:p>5830</text:p>
          </table:table-cell>
          <table:table-cell table:formula="of:=['Growth curves'.O35]*(2750)" office:value-type="float" office:value="5445" calcext:value-type="float">
            <text:p>5445</text:p>
          </table:table-cell>
          <table:table-cell table:formula="of:=['Growth curves'.P35]*(2750)" office:value-type="float" office:value="5060" calcext:value-type="float">
            <text:p>5060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 calcext:value-type="string">
            <text:p>pounds per week</text:p>
          </table:table-cell>
          <table:table-cell office:value-type="string" calcext:value-type="string">
            <text:p>68 F</text:p>
          </table:table-cell>
          <table:table-cell office:value-type="float" office:value="69.8" calcext:value-type="float">
            <text:p>69.8</text:p>
          </table:table-cell>
          <table:table-cell office:value-type="float" office:value="71.6" calcext:value-type="float">
            <text:p>71.6</text:p>
          </table:table-cell>
          <table:table-cell office:value-type="float" office:value="73.4" calcext:value-type="float">
            <text:p>73.4</text:p>
          </table:table-cell>
          <table:table-cell office:value-type="float" office:value="75.2" calcext:value-type="float">
            <text:p>75.2</text:p>
          </table:table-cell>
          <table:table-cell office:value-type="float" office:value="77" calcext:value-type="float">
            <text:p>77</text:p>
          </table:table-cell>
          <table:table-cell office:value-type="float" office:value="78.8" calcext:value-type="float">
            <text:p>78.8</text:p>
          </table:table-cell>
          <table:table-cell office:value-type="float" office:value="80.6" calcext:value-type="float">
            <text:p>80.6</text:p>
          </table:table-cell>
          <table:table-cell office:value-type="float" office:value="82.4" calcext:value-type="float">
            <text:p>82.4</text:p>
          </table:table-cell>
          <table:table-cell office:value-type="float" office:value="84.2" calcext:value-type="float">
            <text:p>84.2</text:p>
          </table:table-cell>
          <table:table-cell office:value-type="float" office:value="86" calcext:value-type="float">
            <text:p>86</text:p>
          </table:table-cell>
          <table:table-cell office:value-type="float" office:value="87.8" calcext:value-type="float">
            <text:p>87.8</text:p>
          </table:table-cell>
          <table:table-cell office:value-type="float" office:value="89.6" calcext:value-type="float">
            <text:p>89.6</text:p>
          </table:table-cell>
          <table:table-cell office:value-type="float" office:value="91.4" calcext:value-type="float">
            <text:p>91.4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temp</text:p>
          </table:table-cell>
          <table:table-cell office:value-type="string" calcext:value-type="string">
            <text:p>20 C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5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B5]/16" office:value-type="float" office:value="128.90625" calcext:value-type="float">
            <text:p>128.90625</text:p>
          </table:table-cell>
          <table:table-cell table:formula="of:=[.C5]/16" office:value-type="float" office:value="151.25" calcext:value-type="float">
            <text:p>151.25</text:p>
          </table:table-cell>
          <table:table-cell table:formula="of:=[.D5]/16" office:value-type="float" office:value="173.59375" calcext:value-type="float">
            <text:p>173.59375</text:p>
          </table:table-cell>
          <table:table-cell table:formula="of:=[.E5]/16" office:value-type="float" office:value="195.9375" calcext:value-type="float">
            <text:p>195.9375</text:p>
          </table:table-cell>
          <table:table-cell table:formula="of:=[.F5]/16" office:value-type="float" office:value="218.28125" calcext:value-type="float">
            <text:p>218.28125</text:p>
          </table:table-cell>
          <table:table-cell table:formula="of:=[.G5]/16" office:value-type="float" office:value="240.625" calcext:value-type="float">
            <text:p>240.625</text:p>
          </table:table-cell>
          <table:table-cell table:formula="of:=[.H5]/16" office:value-type="float" office:value="250.9375" calcext:value-type="float">
            <text:p>250.9375</text:p>
          </table:table-cell>
          <table:table-cell table:formula="of:=[.I5]/16" office:value-type="float" office:value="261.25" calcext:value-type="float">
            <text:p>261.25</text:p>
          </table:table-cell>
          <table:table-cell table:formula="of:=[.J5]/16" office:value-type="float" office:value="271.5625" calcext:value-type="float">
            <text:p>271.5625</text:p>
          </table:table-cell>
          <table:table-cell table:formula="of:=[.K5]/16" office:value-type="float" office:value="281.875" calcext:value-type="float">
            <text:p>281.875</text:p>
          </table:table-cell>
          <table:table-cell table:formula="of:=[.L5]/16" office:value-type="float" office:value="292.1875" calcext:value-type="float">
            <text:p>292.1875</text:p>
          </table:table-cell>
          <table:table-cell table:formula="of:=[.M5]/16" office:value-type="float" office:value="268.125" calcext:value-type="float">
            <text:p>268.125</text:p>
          </table:table-cell>
          <table:table-cell table:formula="of:=[.N5]/16" office:value-type="float" office:value="244.0625" calcext:value-type="float">
            <text:p>244.0625</text:p>
          </table:table-cell>
          <table:table-cell table:formula="of:=[.O5]/16" office:value-type="float" office:value="220" calcext:value-type="float">
            <text:p>220</text:p>
          </table:table-cell>
          <table:table-cell table:formula="of:=[.P5]/16" office:value-type="float" office:value="195.9375" calcext:value-type="float">
            <text:p>195.937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B6]/16" office:value-type="float" office:value="154.6875" calcext:value-type="float">
            <text:p>154.6875</text:p>
          </table:table-cell>
          <table:table-cell table:formula="of:=[.C6]/16" office:value-type="float" office:value="174.625" calcext:value-type="float">
            <text:p>174.625</text:p>
          </table:table-cell>
          <table:table-cell table:formula="of:=[.D6]/16" office:value-type="float" office:value="194.5625" calcext:value-type="float">
            <text:p>194.5625</text:p>
          </table:table-cell>
          <table:table-cell table:formula="of:=[.E6]/16" office:value-type="float" office:value="214.5" calcext:value-type="float">
            <text:p>214.5</text:p>
          </table:table-cell>
          <table:table-cell table:formula="of:=[.F6]/16" office:value-type="float" office:value="234.4375" calcext:value-type="float">
            <text:p>234.4375</text:p>
          </table:table-cell>
          <table:table-cell table:formula="of:=[.G6]/16" office:value-type="float" office:value="254.375" calcext:value-type="float">
            <text:p>254.375</text:p>
          </table:table-cell>
          <table:table-cell table:formula="of:=[.H6]/16" office:value-type="float" office:value="266.0625" calcext:value-type="float">
            <text:p>266.0625</text:p>
          </table:table-cell>
          <table:table-cell table:formula="of:=[.I6]/16" office:value-type="float" office:value="277.75" calcext:value-type="float">
            <text:p>277.75</text:p>
          </table:table-cell>
          <table:table-cell table:formula="of:=[.J6]/16" office:value-type="float" office:value="289.4375" calcext:value-type="float">
            <text:p>289.4375</text:p>
          </table:table-cell>
          <table:table-cell table:formula="of:=[.K6]/16" office:value-type="float" office:value="301.125" calcext:value-type="float">
            <text:p>301.125</text:p>
          </table:table-cell>
          <table:table-cell table:formula="of:=[.L6]/16" office:value-type="float" office:value="312.8125" calcext:value-type="float">
            <text:p>312.8125</text:p>
          </table:table-cell>
          <table:table-cell table:formula="of:=[.M6]/16" office:value-type="float" office:value="288.75" calcext:value-type="float">
            <text:p>288.75</text:p>
          </table:table-cell>
          <table:table-cell table:formula="of:=[.N6]/16" office:value-type="float" office:value="264.6875" calcext:value-type="float">
            <text:p>264.6875</text:p>
          </table:table-cell>
          <table:table-cell table:formula="of:=[.O6]/16" office:value-type="float" office:value="240.625" calcext:value-type="float">
            <text:p>240.625</text:p>
          </table:table-cell>
          <table:table-cell table:formula="of:=[.P6]/16" office:value-type="float" office:value="216.5625" calcext:value-type="float">
            <text:p>216.562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B7]/16" office:value-type="float" office:value="180.46875" calcext:value-type="float">
            <text:p>180.46875</text:p>
          </table:table-cell>
          <table:table-cell table:formula="of:=[.C7]/16" office:value-type="float" office:value="198" calcext:value-type="float">
            <text:p>198</text:p>
          </table:table-cell>
          <table:table-cell table:formula="of:=[.D7]/16" office:value-type="float" office:value="215.53125" calcext:value-type="float">
            <text:p>215.53125</text:p>
          </table:table-cell>
          <table:table-cell table:formula="of:=[.E7]/16" office:value-type="float" office:value="233.0625" calcext:value-type="float">
            <text:p>233.0625</text:p>
          </table:table-cell>
          <table:table-cell table:formula="of:=[.F7]/16" office:value-type="float" office:value="250.59375" calcext:value-type="float">
            <text:p>250.59375</text:p>
          </table:table-cell>
          <table:table-cell table:formula="of:=[.G7]/16" office:value-type="float" office:value="268.125" calcext:value-type="float">
            <text:p>268.125</text:p>
          </table:table-cell>
          <table:table-cell table:formula="of:=[.H7]/16" office:value-type="float" office:value="281.1875" calcext:value-type="float">
            <text:p>281.1875</text:p>
          </table:table-cell>
          <table:table-cell table:formula="of:=[.I7]/16" office:value-type="float" office:value="294.25" calcext:value-type="float">
            <text:p>294.25</text:p>
          </table:table-cell>
          <table:table-cell table:formula="of:=[.J7]/16" office:value-type="float" office:value="307.3125" calcext:value-type="float">
            <text:p>307.3125</text:p>
          </table:table-cell>
          <table:table-cell table:formula="of:=[.K7]/16" office:value-type="float" office:value="320.375" calcext:value-type="float">
            <text:p>320.375</text:p>
          </table:table-cell>
          <table:table-cell table:formula="of:=[.L7]/16" office:value-type="float" office:value="333.4375" calcext:value-type="float">
            <text:p>333.4375</text:p>
          </table:table-cell>
          <table:table-cell table:formula="of:=[.M7]/16" office:value-type="float" office:value="309.375" calcext:value-type="float">
            <text:p>309.375</text:p>
          </table:table-cell>
          <table:table-cell table:formula="of:=[.N7]/16" office:value-type="float" office:value="285.3125" calcext:value-type="float">
            <text:p>285.3125</text:p>
          </table:table-cell>
          <table:table-cell table:formula="of:=[.O7]/16" office:value-type="float" office:value="261.25" calcext:value-type="float">
            <text:p>261.25</text:p>
          </table:table-cell>
          <table:table-cell table:formula="of:=[.P7]/16" office:value-type="float" office:value="237.1875" calcext:value-type="float">
            <text:p>237.187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.B8]/16" office:value-type="float" office:value="206.25" calcext:value-type="float">
            <text:p>206.25</text:p>
          </table:table-cell>
          <table:table-cell table:formula="of:=[.C8]/16" office:value-type="float" office:value="221.375" calcext:value-type="float">
            <text:p>221.375</text:p>
          </table:table-cell>
          <table:table-cell table:formula="of:=[.D8]/16" office:value-type="float" office:value="236.5" calcext:value-type="float">
            <text:p>236.5</text:p>
          </table:table-cell>
          <table:table-cell table:formula="of:=[.E8]/16" office:value-type="float" office:value="251.625" calcext:value-type="float">
            <text:p>251.625</text:p>
          </table:table-cell>
          <table:table-cell table:formula="of:=[.F8]/16" office:value-type="float" office:value="266.75" calcext:value-type="float">
            <text:p>266.75</text:p>
          </table:table-cell>
          <table:table-cell table:formula="of:=[.G8]/16" office:value-type="float" office:value="281.875" calcext:value-type="float">
            <text:p>281.875</text:p>
          </table:table-cell>
          <table:table-cell table:formula="of:=[.H8]/16" office:value-type="float" office:value="296.3125" calcext:value-type="float">
            <text:p>296.3125</text:p>
          </table:table-cell>
          <table:table-cell table:formula="of:=[.I8]/16" office:value-type="float" office:value="310.75" calcext:value-type="float">
            <text:p>310.75</text:p>
          </table:table-cell>
          <table:table-cell table:formula="of:=[.J8]/16" office:value-type="float" office:value="325.1875" calcext:value-type="float">
            <text:p>325.1875</text:p>
          </table:table-cell>
          <table:table-cell table:formula="of:=[.K8]/16" office:value-type="float" office:value="339.625" calcext:value-type="float">
            <text:p>339.625</text:p>
          </table:table-cell>
          <table:table-cell table:formula="of:=[.L8]/16" office:value-type="float" office:value="354.0625" calcext:value-type="float">
            <text:p>354.0625</text:p>
          </table:table-cell>
          <table:table-cell table:formula="of:=[.M8]/16" office:value-type="float" office:value="330" calcext:value-type="float">
            <text:p>330</text:p>
          </table:table-cell>
          <table:table-cell table:formula="of:=[.N8]/16" office:value-type="float" office:value="305.9375" calcext:value-type="float">
            <text:p>305.9375</text:p>
          </table:table-cell>
          <table:table-cell table:formula="of:=[.O8]/16" office:value-type="float" office:value="281.875" calcext:value-type="float">
            <text:p>281.875</text:p>
          </table:table-cell>
          <table:table-cell table:formula="of:=[.P8]/16" office:value-type="float" office:value="257.8125" calcext:value-type="float">
            <text:p>257.812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.B9]/16" office:value-type="float" office:value="232.03125" calcext:value-type="float">
            <text:p>232.03125</text:p>
          </table:table-cell>
          <table:table-cell table:formula="of:=[.C9]/16" office:value-type="float" office:value="244.75" calcext:value-type="float">
            <text:p>244.75</text:p>
          </table:table-cell>
          <table:table-cell table:formula="of:=[.D9]/16" office:value-type="float" office:value="257.46875" calcext:value-type="float">
            <text:p>257.46875</text:p>
          </table:table-cell>
          <table:table-cell table:formula="of:=[.E9]/16" office:value-type="float" office:value="270.1875" calcext:value-type="float">
            <text:p>270.1875</text:p>
          </table:table-cell>
          <table:table-cell table:formula="of:=[.F9]/16" office:value-type="float" office:value="282.90625" calcext:value-type="float">
            <text:p>282.90625</text:p>
          </table:table-cell>
          <table:table-cell table:formula="of:=[.G9]/16" office:value-type="float" office:value="295.625" calcext:value-type="float">
            <text:p>295.625</text:p>
          </table:table-cell>
          <table:table-cell table:formula="of:=[.H9]/16" office:value-type="float" office:value="311.4375" calcext:value-type="float">
            <text:p>311.4375</text:p>
          </table:table-cell>
          <table:table-cell table:formula="of:=[.I9]/16" office:value-type="float" office:value="327.25" calcext:value-type="float">
            <text:p>327.25</text:p>
          </table:table-cell>
          <table:table-cell table:formula="of:=[.J9]/16" office:value-type="float" office:value="343.0625" calcext:value-type="float">
            <text:p>343.0625</text:p>
          </table:table-cell>
          <table:table-cell table:formula="of:=[.K9]/16" office:value-type="float" office:value="358.875" calcext:value-type="float">
            <text:p>358.875</text:p>
          </table:table-cell>
          <table:table-cell table:formula="of:=[.L9]/16" office:value-type="float" office:value="374.6875" calcext:value-type="float">
            <text:p>374.6875</text:p>
          </table:table-cell>
          <table:table-cell table:formula="of:=[.M9]/16" office:value-type="float" office:value="350.625" calcext:value-type="float">
            <text:p>350.625</text:p>
          </table:table-cell>
          <table:table-cell table:formula="of:=[.N9]/16" office:value-type="float" office:value="326.5625" calcext:value-type="float">
            <text:p>326.5625</text:p>
          </table:table-cell>
          <table:table-cell table:formula="of:=[.O9]/16" office:value-type="float" office:value="302.5" calcext:value-type="float">
            <text:p>302.5</text:p>
          </table:table-cell>
          <table:table-cell table:formula="of:=[.P9]/16" office:value-type="float" office:value="278.4375" calcext:value-type="float">
            <text:p>278.437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10]/16" office:value-type="float" office:value="257.8125" calcext:value-type="float">
            <text:p>257.8125</text:p>
          </table:table-cell>
          <table:table-cell table:formula="of:=[.C10]/16" office:value-type="float" office:value="268.125" calcext:value-type="float">
            <text:p>268.125</text:p>
          </table:table-cell>
          <table:table-cell table:formula="of:=[.D10]/16" office:value-type="float" office:value="278.4375" calcext:value-type="float">
            <text:p>278.4375</text:p>
          </table:table-cell>
          <table:table-cell table:formula="of:=[.E10]/16" office:value-type="float" office:value="288.75" calcext:value-type="float">
            <text:p>288.75</text:p>
          </table:table-cell>
          <table:table-cell table:formula="of:=[.F10]/16" office:value-type="float" office:value="299.0625" calcext:value-type="float">
            <text:p>299.0625</text:p>
          </table:table-cell>
          <table:table-cell table:formula="of:=[.G10]/16" office:value-type="float" office:value="309.375" calcext:value-type="float">
            <text:p>309.375</text:p>
          </table:table-cell>
          <table:table-cell table:formula="of:=[.H10]/16" office:value-type="float" office:value="326.5625" calcext:value-type="float">
            <text:p>326.5625</text:p>
          </table:table-cell>
          <table:table-cell table:formula="of:=[.I10]/16" office:value-type="float" office:value="343.75" calcext:value-type="float">
            <text:p>343.75</text:p>
          </table:table-cell>
          <table:table-cell table:formula="of:=[.J10]/16" office:value-type="float" office:value="360.9375" calcext:value-type="float">
            <text:p>360.9375</text:p>
          </table:table-cell>
          <table:table-cell table:formula="of:=[.K10]/16" office:value-type="float" office:value="378.125" calcext:value-type="float">
            <text:p>378.125</text:p>
          </table:table-cell>
          <table:table-cell table:formula="of:=[.L10]/16" office:value-type="float" office:value="395.3125" calcext:value-type="float">
            <text:p>395.3125</text:p>
          </table:table-cell>
          <table:table-cell table:formula="of:=[.M10]/16" office:value-type="float" office:value="371.25" calcext:value-type="float">
            <text:p>371.25</text:p>
          </table:table-cell>
          <table:table-cell table:formula="of:=[.N10]/16" office:value-type="float" office:value="347.1875" calcext:value-type="float">
            <text:p>347.1875</text:p>
          </table:table-cell>
          <table:table-cell table:formula="of:=[.O10]/16" office:value-type="float" office:value="323.125" calcext:value-type="float">
            <text:p>323.125</text:p>
          </table:table-cell>
          <table:table-cell table:formula="of:=[.P10]/16" office:value-type="float" office:value="299.0625" calcext:value-type="float">
            <text:p>299.062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11]/16" office:value-type="float" office:value="264.6875" calcext:value-type="float">
            <text:p>264.6875</text:p>
          </table:table-cell>
          <table:table-cell table:formula="of:=[.C11]/16" office:value-type="float" office:value="275" calcext:value-type="float">
            <text:p>275</text:p>
          </table:table-cell>
          <table:table-cell table:formula="of:=[.D11]/16" office:value-type="float" office:value="285.3125" calcext:value-type="float">
            <text:p>285.3125</text:p>
          </table:table-cell>
          <table:table-cell table:formula="of:=[.E11]/16" office:value-type="float" office:value="295.625" calcext:value-type="float">
            <text:p>295.625</text:p>
          </table:table-cell>
          <table:table-cell table:formula="of:=[.F11]/16" office:value-type="float" office:value="305.9375" calcext:value-type="float">
            <text:p>305.9375</text:p>
          </table:table-cell>
          <table:table-cell table:formula="of:=[.G11]/16" office:value-type="float" office:value="316.25" calcext:value-type="float">
            <text:p>316.25</text:p>
          </table:table-cell>
          <table:table-cell table:formula="of:=[.H11]/16" office:value-type="float" office:value="332.75" calcext:value-type="float">
            <text:p>332.75</text:p>
          </table:table-cell>
          <table:table-cell table:formula="of:=[.I11]/16" office:value-type="float" office:value="349.25" calcext:value-type="float">
            <text:p>349.25</text:p>
          </table:table-cell>
          <table:table-cell table:formula="of:=[.J11]/16" office:value-type="float" office:value="365.75" calcext:value-type="float">
            <text:p>365.75</text:p>
          </table:table-cell>
          <table:table-cell table:formula="of:=[.K11]/16" office:value-type="float" office:value="382.25" calcext:value-type="float">
            <text:p>382.25</text:p>
          </table:table-cell>
          <table:table-cell table:formula="of:=[.L11]/16" office:value-type="float" office:value="398.75" calcext:value-type="float">
            <text:p>398.75</text:p>
          </table:table-cell>
          <table:table-cell table:formula="of:=[.M11]/16" office:value-type="float" office:value="374.6875" calcext:value-type="float">
            <text:p>374.6875</text:p>
          </table:table-cell>
          <table:table-cell table:formula="of:=[.N11]/16" office:value-type="float" office:value="350.625" calcext:value-type="float">
            <text:p>350.625</text:p>
          </table:table-cell>
          <table:table-cell table:formula="of:=[.O11]/16" office:value-type="float" office:value="326.5625" calcext:value-type="float">
            <text:p>326.5625</text:p>
          </table:table-cell>
          <table:table-cell table:formula="of:=[.P11]/16" office:value-type="float" office:value="302.5" calcext:value-type="float">
            <text:p>302.5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B12]/16" office:value-type="float" office:value="271.5625" calcext:value-type="float">
            <text:p>271.5625</text:p>
          </table:table-cell>
          <table:table-cell table:formula="of:=[.C12]/16" office:value-type="float" office:value="281.875" calcext:value-type="float">
            <text:p>281.875</text:p>
          </table:table-cell>
          <table:table-cell table:formula="of:=[.D12]/16" office:value-type="float" office:value="292.1875" calcext:value-type="float">
            <text:p>292.1875</text:p>
          </table:table-cell>
          <table:table-cell table:formula="of:=[.E12]/16" office:value-type="float" office:value="302.5" calcext:value-type="float">
            <text:p>302.5</text:p>
          </table:table-cell>
          <table:table-cell table:formula="of:=[.F12]/16" office:value-type="float" office:value="312.8125" calcext:value-type="float">
            <text:p>312.8125</text:p>
          </table:table-cell>
          <table:table-cell table:formula="of:=[.G12]/16" office:value-type="float" office:value="323.125" calcext:value-type="float">
            <text:p>323.125</text:p>
          </table:table-cell>
          <table:table-cell table:formula="of:=[.H12]/16" office:value-type="float" office:value="338.9375" calcext:value-type="float">
            <text:p>338.9375</text:p>
          </table:table-cell>
          <table:table-cell table:formula="of:=[.I12]/16" office:value-type="float" office:value="354.75" calcext:value-type="float">
            <text:p>354.75</text:p>
          </table:table-cell>
          <table:table-cell table:formula="of:=[.J12]/16" office:value-type="float" office:value="370.5625" calcext:value-type="float">
            <text:p>370.5625</text:p>
          </table:table-cell>
          <table:table-cell table:formula="of:=[.K12]/16" office:value-type="float" office:value="386.375" calcext:value-type="float">
            <text:p>386.375</text:p>
          </table:table-cell>
          <table:table-cell table:formula="of:=[.L12]/16" office:value-type="float" office:value="402.1875" calcext:value-type="float">
            <text:p>402.1875</text:p>
          </table:table-cell>
          <table:table-cell table:formula="of:=[.M12]/16" office:value-type="float" office:value="378.125" calcext:value-type="float">
            <text:p>378.125</text:p>
          </table:table-cell>
          <table:table-cell table:formula="of:=[.N12]/16" office:value-type="float" office:value="354.0625" calcext:value-type="float">
            <text:p>354.0625</text:p>
          </table:table-cell>
          <table:table-cell table:formula="of:=[.O12]/16" office:value-type="float" office:value="330" calcext:value-type="float">
            <text:p>330</text:p>
          </table:table-cell>
          <table:table-cell table:formula="of:=[.P12]/16" office:value-type="float" office:value="305.9375" calcext:value-type="float">
            <text:p>305.9375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.B13]/16" office:value-type="float" office:value="278.4375" calcext:value-type="float">
            <text:p>278.4375</text:p>
          </table:table-cell>
          <table:table-cell table:formula="of:=[.C13]/16" office:value-type="float" office:value="288.75" calcext:value-type="float">
            <text:p>288.75</text:p>
          </table:table-cell>
          <table:table-cell table:formula="of:=[.D13]/16" office:value-type="float" office:value="299.0625" calcext:value-type="float">
            <text:p>299.0625</text:p>
          </table:table-cell>
          <table:table-cell table:formula="of:=[.E13]/16" office:value-type="float" office:value="309.375" calcext:value-type="float">
            <text:p>309.375</text:p>
          </table:table-cell>
          <table:table-cell table:formula="of:=[.F13]/16" office:value-type="float" office:value="319.6875" calcext:value-type="float">
            <text:p>319.6875</text:p>
          </table:table-cell>
          <table:table-cell table:formula="of:=[.G13]/16" office:value-type="float" office:value="330" calcext:value-type="float">
            <text:p>330</text:p>
          </table:table-cell>
          <table:table-cell table:formula="of:=[.H13]/16" office:value-type="float" office:value="345.125" calcext:value-type="float">
            <text:p>345.125</text:p>
          </table:table-cell>
          <table:table-cell table:formula="of:=[.I13]/16" office:value-type="float" office:value="360.25" calcext:value-type="float">
            <text:p>360.25</text:p>
          </table:table-cell>
          <table:table-cell table:formula="of:=[.J13]/16" office:value-type="float" office:value="375.375" calcext:value-type="float">
            <text:p>375.375</text:p>
          </table:table-cell>
          <table:table-cell table:formula="of:=[.K13]/16" office:value-type="float" office:value="390.5" calcext:value-type="float">
            <text:p>390.5</text:p>
          </table:table-cell>
          <table:table-cell table:formula="of:=[.L13]/16" office:value-type="float" office:value="405.625" calcext:value-type="float">
            <text:p>405.625</text:p>
          </table:table-cell>
          <table:table-cell table:formula="of:=[.M13]/16" office:value-type="float" office:value="381.5625" calcext:value-type="float">
            <text:p>381.5625</text:p>
          </table:table-cell>
          <table:table-cell table:formula="of:=[.N13]/16" office:value-type="float" office:value="357.5" calcext:value-type="float">
            <text:p>357.5</text:p>
          </table:table-cell>
          <table:table-cell table:formula="of:=[.O13]/16" office:value-type="float" office:value="333.4375" calcext:value-type="float">
            <text:p>333.4375</text:p>
          </table:table-cell>
          <table:table-cell table:formula="of:=[.P13]/16" office:value-type="float" office:value="309.375" calcext:value-type="float">
            <text:p>309.375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.B14]/16" office:value-type="float" office:value="285.3125" calcext:value-type="float">
            <text:p>285.3125</text:p>
          </table:table-cell>
          <table:table-cell table:formula="of:=[.C14]/16" office:value-type="float" office:value="295.625" calcext:value-type="float">
            <text:p>295.625</text:p>
          </table:table-cell>
          <table:table-cell table:formula="of:=[.D14]/16" office:value-type="float" office:value="305.9375" calcext:value-type="float">
            <text:p>305.9375</text:p>
          </table:table-cell>
          <table:table-cell table:formula="of:=[.E14]/16" office:value-type="float" office:value="316.25" calcext:value-type="float">
            <text:p>316.25</text:p>
          </table:table-cell>
          <table:table-cell table:formula="of:=[.F14]/16" office:value-type="float" office:value="326.5625" calcext:value-type="float">
            <text:p>326.5625</text:p>
          </table:table-cell>
          <table:table-cell table:formula="of:=[.G14]/16" office:value-type="float" office:value="336.875" calcext:value-type="float">
            <text:p>336.875</text:p>
          </table:table-cell>
          <table:table-cell table:formula="of:=[.H14]/16" office:value-type="float" office:value="351.3125" calcext:value-type="float">
            <text:p>351.3125</text:p>
          </table:table-cell>
          <table:table-cell table:formula="of:=[.I14]/16" office:value-type="float" office:value="365.75" calcext:value-type="float">
            <text:p>365.75</text:p>
          </table:table-cell>
          <table:table-cell table:formula="of:=[.J14]/16" office:value-type="float" office:value="380.1875" calcext:value-type="float">
            <text:p>380.1875</text:p>
          </table:table-cell>
          <table:table-cell table:formula="of:=[.K14]/16" office:value-type="float" office:value="394.625" calcext:value-type="float">
            <text:p>394.625</text:p>
          </table:table-cell>
          <table:table-cell table:formula="of:=[.L14]/16" office:value-type="float" office:value="409.0625" calcext:value-type="float">
            <text:p>409.0625</text:p>
          </table:table-cell>
          <table:table-cell table:formula="of:=[.M14]/16" office:value-type="float" office:value="385" calcext:value-type="float">
            <text:p>385</text:p>
          </table:table-cell>
          <table:table-cell table:formula="of:=[.N14]/16" office:value-type="float" office:value="360.9375" calcext:value-type="float">
            <text:p>360.9375</text:p>
          </table:table-cell>
          <table:table-cell table:formula="of:=[.O14]/16" office:value-type="float" office:value="336.875" calcext:value-type="float">
            <text:p>336.875</text:p>
          </table:table-cell>
          <table:table-cell table:formula="of:=[.P14]/16" office:value-type="float" office:value="312.8125" calcext:value-type="float">
            <text:p>312.812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[.B15]/16" office:value-type="float" office:value="292.1875" calcext:value-type="float">
            <text:p>292.1875</text:p>
          </table:table-cell>
          <table:table-cell table:formula="of:=[.C15]/16" office:value-type="float" office:value="302.5" calcext:value-type="float">
            <text:p>302.5</text:p>
          </table:table-cell>
          <table:table-cell table:formula="of:=[.D15]/16" office:value-type="float" office:value="312.8125" calcext:value-type="float">
            <text:p>312.8125</text:p>
          </table:table-cell>
          <table:table-cell table:formula="of:=[.E15]/16" office:value-type="float" office:value="323.125" calcext:value-type="float">
            <text:p>323.125</text:p>
          </table:table-cell>
          <table:table-cell table:formula="of:=[.F15]/16" office:value-type="float" office:value="333.4375" calcext:value-type="float">
            <text:p>333.4375</text:p>
          </table:table-cell>
          <table:table-cell table:formula="of:=[.G15]/16" office:value-type="float" office:value="343.75" calcext:value-type="float">
            <text:p>343.75</text:p>
          </table:table-cell>
          <table:table-cell table:formula="of:=[.H15]/16" office:value-type="float" office:value="357.5" calcext:value-type="float">
            <text:p>357.5</text:p>
          </table:table-cell>
          <table:table-cell table:formula="of:=[.I15]/16" office:value-type="float" office:value="371.25" calcext:value-type="float">
            <text:p>371.25</text:p>
          </table:table-cell>
          <table:table-cell table:formula="of:=[.J15]/16" office:value-type="float" office:value="385" calcext:value-type="float">
            <text:p>385</text:p>
          </table:table-cell>
          <table:table-cell table:formula="of:=[.K15]/16" office:value-type="float" office:value="398.75" calcext:value-type="float">
            <text:p>398.75</text:p>
          </table:table-cell>
          <table:table-cell table:formula="of:=[.L15]/16" office:value-type="float" office:value="412.5" calcext:value-type="float">
            <text:p>412.5</text:p>
          </table:table-cell>
          <table:table-cell table:formula="of:=[.M15]/16" office:value-type="float" office:value="388.4375" calcext:value-type="float">
            <text:p>388.4375</text:p>
          </table:table-cell>
          <table:table-cell table:formula="of:=[.N15]/16" office:value-type="float" office:value="364.375" calcext:value-type="float">
            <text:p>364.375</text:p>
          </table:table-cell>
          <table:table-cell table:formula="of:=[.O15]/16" office:value-type="float" office:value="340.3125" calcext:value-type="float">
            <text:p>340.3125</text:p>
          </table:table-cell>
          <table:table-cell table:formula="of:=[.P15]/16" office:value-type="float" office:value="316.25" calcext:value-type="float">
            <text:p>316.25</text:p>
          </table:table-cell>
        </table:table-row>
      </table:table>
      <table:table table:name="yield vs cost" table:style-name="ta1">
        <table:shapes>
          <draw:frame draw:z-index="0" draw:style-name="gr1" draw:text-style-name="P1" svg:width="453.51pt" svg:height="255.09pt" svg:x="575.55pt" svg:y="651.6pt">
            <loext:p draw:notify-on-update-of-ranges="'yield vs cost'.A72:'yield vs cost'.A72 'yield vs cost'.B72:'yield vs cost'.L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number-columns-repeated="3" table:default-cell-style-name="Default"/>
        <table:table-column table:style-name="co24" table:number-columns-repeated="2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yield vs cost</text:p>
          </table:table-cell>
          <table:table-cell office:value-type="string" calcext:value-type="string">
            <text:p>install cost</text:p>
          </table:table-cell>
          <table:table-cell office:value-type="string" calcext:value-type="string">
            <text:p>annual cost power</text:p>
          </table:table-cell>
          <table:table-cell office:value-type="string" calcext:value-type="string">
            <text:p>5 years power cost</text:p>
          </table:table-cell>
          <table:table-cell office:value-type="string" calcext:value-type="string">
            <text:p>Total 5 year cost</text:p>
          </table:table-cell>
          <table:table-cell office:value-type="string" calcext:value-type="string">
            <text:p>not used</text:p>
          </table:table-cell>
          <table:table-cell table:style-name="ce9" office:value-type="string" calcext:value-type="string">
            <text:p>annual yield ls</text:p>
          </table:table-cell>
          <table:table-cell table:style-name="ce8" office:value-type="currency" office:currency="USD" office:value="400" calcext:value-type="currency">
            <text:p>$400.00</text:p>
          </table:table-cell>
          <table:table-cell table:style-name="ce8" office:value-type="currency" office:currency="USD" office:value="800" calcext:value-type="currency">
            <text:p>$800.00</text:p>
          </table:table-cell>
          <table:table-cell table:style-name="ce8" office:value-type="currency" office:currency="USD" office:value="1200" calcext:value-type="currency">
            <text:p>$1,200.00</text:p>
          </table:table-cell>
          <table:table-cell table:style-name="ce8" office:value-type="currency" office:currency="USD" office:value="1600" calcext:value-type="currency">
            <text:p>$1,600.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500 par</text:p>
          </table:table-cell>
          <table:table-cell table:style-name="ce8" table:formula="of:=['Auxiliary lighting'.F43]" office:value-type="currency" office:currency="USD" office:value="263270.814034159" calcext:value-type="currency">
            <text:p>$263,270.81</text:p>
          </table:table-cell>
          <table:table-cell table:style-name="ce8" table:formula="of:=['Electricity use'.B115]" office:value-type="currency" office:currency="USD" office:value="109201.898437218" calcext:value-type="currency">
            <text:p>$109,201.90</text:p>
          </table:table-cell>
          <table:table-cell table:style-name="ce8" table:formula="of:=[.C4]*5" office:value-type="currency" office:currency="USD" office:value="546009.49218609" calcext:value-type="currency">
            <text:p>$546,009.49</text:p>
          </table:table-cell>
          <table:table-cell table:style-name="ce8" table:formula="of:=[.D4]+[.B4]" office:value-type="currency" office:currency="USD" office:value="809280.306220249" calcext:value-type="currency">
            <text:p>$809,280.31</text:p>
          </table:table-cell>
          <table:table-cell office:value-type="float" office:value="0" calcext:value-type="float">
            <text:p>0</text:p>
          </table:table-cell>
          <table:table-cell table:style-name="ce6" table:formula="of:=[.C62]" office:value-type="float" office:value="18199.4140625" calcext:value-type="float">
            <text:p>18199.41</text:p>
          </table:table-cell>
          <table:table-cell table:style-name="ce8" table:formula="of:=[.G4]*400*5" office:value-type="currency" office:currency="USD" office:value="36398828.125" calcext:value-type="currency">
            <text:p>$36,398,828.13</text:p>
          </table:table-cell>
          <table:table-cell table:style-name="ce8" table:formula="of:=[.G4]*800* 5" office:value-type="currency" office:currency="USD" office:value="72797656.25" calcext:value-type="currency">
            <text:p>$72,797,656.25</text:p>
          </table:table-cell>
          <table:table-cell table:style-name="ce8" table:formula="of:=[.G4]*1200 * 5" office:value-type="currency" office:currency="USD" office:value="109196484.375" calcext:value-type="currency">
            <text:p>$109,196,484.38</text:p>
          </table:table-cell>
          <table:table-cell table:style-name="ce8" table:formula="of:=[.G4]*1600 * 5" office:value-type="currency" office:currency="USD" office:value="145595312.5" calcext:value-type="currency">
            <text:p>$145,595,312.50</text:p>
          </table:table-cell>
          <table:table-cell table:style-name="ce8" table:formula="of:=[.H4]-[.$E$4]" office:value-type="currency" office:currency="USD" office:value="35589547.8187797" calcext:value-type="currency">
            <text:p>$35,589,547.82</text:p>
          </table:table-cell>
          <table:table-cell table:style-name="ce8" table:formula="of:=[.I4]-[.$E$4]" office:value-type="currency" office:currency="USD" office:value="71988375.9437797" calcext:value-type="currency">
            <text:p>$71,988,375.94</text:p>
          </table:table-cell>
          <table:table-cell table:style-name="ce8" table:formula="of:=[.J4]-[.$E$4]" office:value-type="currency" office:currency="USD" office:value="108387204.06878" calcext:value-type="currency">
            <text:p>$108,387,204.07</text:p>
          </table:table-cell>
          <table:table-cell table:style-name="ce8" table:formula="of:=[.K4]-[.$E$4]" office:value-type="currency" office:currency="USD" office:value="144786032.19378" calcext:value-type="currency">
            <text:p>$144,786,032.19</text:p>
          </table:table-cell>
        </table:table-row>
        <table:table-row table:style-name="ro2">
          <table:table-cell office:value-type="string" calcext:value-type="string">
            <text:p>600 par</text:p>
          </table:table-cell>
          <table:table-cell table:style-name="ce8" table:formula="of:=['Auxiliary lighting'.G43]" office:value-type="currency" office:currency="USD" office:value="346898.013786186" calcext:value-type="currency">
            <text:p>$346,898.01</text:p>
          </table:table-cell>
          <table:table-cell table:style-name="ce8" table:formula="of:=['Electricity use'.C115]" office:value-type="currency" office:currency="USD" office:value="170204.338253871" calcext:value-type="currency">
            <text:p>$170,204.34</text:p>
          </table:table-cell>
          <table:table-cell table:style-name="ce8" table:formula="of:=[.C5]*5" office:value-type="currency" office:currency="USD" office:value="851021.691269354" calcext:value-type="currency">
            <text:p>$851,021.69</text:p>
          </table:table-cell>
          <table:table-cell table:style-name="ce8" table:formula="of:=[.D5]+[.B5]" office:value-type="currency" office:currency="USD" office:value="1197919.70505554" calcext:value-type="currency">
            <text:p>$1,197,919.71</text:p>
          </table:table-cell>
          <table:table-cell table:formula="of:=[.F4]" office:value-type="float" office:value="0" calcext:value-type="float">
            <text:p>0</text:p>
          </table:table-cell>
          <table:table-cell table:style-name="ce6" table:formula="of:=[.D62]" office:value-type="float" office:value="18535.6875" calcext:value-type="float">
            <text:p>18535.69</text:p>
          </table:table-cell>
          <table:table-cell table:style-name="ce8" table:formula="of:=[.G5]*400*5" office:value-type="currency" office:currency="USD" office:value="37071375" calcext:value-type="currency">
            <text:p>$37,071,375.00</text:p>
          </table:table-cell>
          <table:table-cell table:style-name="ce8" table:formula="of:=[.G5]*800* 5" office:value-type="currency" office:currency="USD" office:value="74142750" calcext:value-type="currency">
            <text:p>$74,142,750.00</text:p>
          </table:table-cell>
          <table:table-cell table:style-name="ce8" table:formula="of:=[.G5]*1200 * 5" office:value-type="currency" office:currency="USD" office:value="111214125" calcext:value-type="currency">
            <text:p>$111,214,125.00</text:p>
          </table:table-cell>
          <table:table-cell table:style-name="ce8" table:formula="of:=[.G5]*1600 * 5" office:value-type="currency" office:currency="USD" office:value="148285500" calcext:value-type="currency">
            <text:p>$148,285,500.00</text:p>
          </table:table-cell>
          <table:table-cell table:style-name="ce8" table:formula="of:=[.H5]-[.$E$5]" office:value-type="currency" office:currency="USD" office:value="35873455.2949445" calcext:value-type="currency">
            <text:p>$35,873,455.29</text:p>
          </table:table-cell>
          <table:table-cell table:style-name="ce8" table:formula="of:=[.I5]-[.$E$5]" office:value-type="currency" office:currency="USD" office:value="72944830.2949445" calcext:value-type="currency">
            <text:p>$72,944,830.29</text:p>
          </table:table-cell>
          <table:table-cell table:style-name="ce8" table:formula="of:=[.J5]-[.$E$5]" office:value-type="currency" office:currency="USD" office:value="110016205.294944" calcext:value-type="currency">
            <text:p>$110,016,205.29</text:p>
          </table:table-cell>
          <table:table-cell table:style-name="ce8" table:formula="of:=[.K5]-[.$E$5]" office:value-type="currency" office:currency="USD" office:value="147087580.294944" calcext:value-type="currency">
            <text:p>$147,087,580.29</text:p>
          </table:table-cell>
        </table:table-row>
        <table:table-row table:style-name="ro2">
          <table:table-cell office:value-type="string" calcext:value-type="string">
            <text:p>700 par</text:p>
          </table:table-cell>
          <table:table-cell table:style-name="ce8" table:formula="of:=['Auxiliary lighting'.H43]" office:value-type="currency" office:currency="USD" office:value="430525.213538213" calcext:value-type="currency">
            <text:p>$430,525.21</text:p>
          </table:table-cell>
          <table:table-cell table:style-name="ce8" table:formula="of:=['Electricity use'.D115]" office:value-type="currency" office:currency="USD" office:value="245515.992348504" calcext:value-type="currency">
            <text:p>$245,515.99</text:p>
          </table:table-cell>
          <table:table-cell table:style-name="ce8" table:formula="of:=[.C6]*5" office:value-type="currency" office:currency="USD" office:value="1227579.96174252" calcext:value-type="currency">
            <text:p>$1,227,579.96</text:p>
          </table:table-cell>
          <table:table-cell table:style-name="ce8" table:formula="of:=[.D6]+[.B6]" office:value-type="currency" office:currency="USD" office:value="1658105.17528073" calcext:value-type="currency">
            <text:p>$1,658,105.18</text:p>
          </table:table-cell>
          <table:table-cell table:formula="of:=[.F5]" office:value-type="float" office:value="0" calcext:value-type="float">
            <text:p>0</text:p>
          </table:table-cell>
          <table:table-cell table:style-name="ce6" table:formula="of:=[.E62]" office:value-type="float" office:value="18946.6883680556" calcext:value-type="float">
            <text:p>18946.69</text:p>
          </table:table-cell>
          <table:table-cell table:style-name="ce8" table:formula="of:=[.G6]*400*5" office:value-type="currency" office:currency="USD" office:value="37893376.7361111" calcext:value-type="currency">
            <text:p>$37,893,376.74</text:p>
          </table:table-cell>
          <table:table-cell table:style-name="ce8" table:formula="of:=[.G6]*800* 5" office:value-type="currency" office:currency="USD" office:value="75786753.4722222" calcext:value-type="currency">
            <text:p>$75,786,753.47</text:p>
          </table:table-cell>
          <table:table-cell table:style-name="ce8" table:formula="of:=[.G6]*1200 * 5" office:value-type="currency" office:currency="USD" office:value="113680130.208333" calcext:value-type="currency">
            <text:p>$113,680,130.21</text:p>
          </table:table-cell>
          <table:table-cell table:style-name="ce8" table:formula="of:=[.G6]*1600 * 5" office:value-type="currency" office:currency="USD" office:value="151573506.944444" calcext:value-type="currency">
            <text:p>$151,573,506.94</text:p>
          </table:table-cell>
          <table:table-cell table:style-name="ce8" table:formula="of:=[.H6]-[.$E$6]" office:value-type="currency" office:currency="USD" office:value="36235271.5608304" calcext:value-type="currency">
            <text:p>$36,235,271.56</text:p>
          </table:table-cell>
          <table:table-cell table:style-name="ce8" table:formula="of:=[.I6]-[.$E$6]" office:value-type="currency" office:currency="USD" office:value="74128648.2969415" calcext:value-type="currency">
            <text:p>$74,128,648.30</text:p>
          </table:table-cell>
          <table:table-cell table:style-name="ce8" table:formula="of:=[.J6]-[.$E$6]" office:value-type="currency" office:currency="USD" office:value="112022025.033053" calcext:value-type="currency">
            <text:p>$112,022,025.03</text:p>
          </table:table-cell>
          <table:table-cell table:style-name="ce8" table:formula="of:=[.K6]-[.$E$6]" office:value-type="currency" office:currency="USD" office:value="149915401.769164" calcext:value-type="currency">
            <text:p>$149,915,401.77</text:p>
          </table:table-cell>
        </table:table-row>
        <table:table-row table:style-name="ro2">
          <table:table-cell office:value-type="string" calcext:value-type="string">
            <text:p>800 par</text:p>
          </table:table-cell>
          <table:table-cell table:style-name="ce8" table:formula="of:=['Auxiliary lighting'.I43]" office:value-type="currency" office:currency="USD" office:value="514152.41329024" calcext:value-type="currency">
            <text:p>$514,152.41</text:p>
          </table:table-cell>
          <table:table-cell table:style-name="ce8" table:formula="of:=['Electricity use'.E115]" office:value-type="currency" office:currency="USD" office:value="341161.793048688" calcext:value-type="currency">
            <text:p>$341,161.79</text:p>
          </table:table-cell>
          <table:table-cell table:style-name="ce8" table:formula="of:=[.C7]*5" office:value-type="currency" office:currency="USD" office:value="1705808.96524344" calcext:value-type="currency">
            <text:p>$1,705,808.97</text:p>
          </table:table-cell>
          <table:table-cell table:style-name="ce8" table:formula="of:=[.D7]+[.B7]" office:value-type="currency" office:currency="USD" office:value="2219961.37853368" calcext:value-type="currency">
            <text:p>$2,219,961.38</text:p>
          </table:table-cell>
          <table:table-cell table:formula="of:=[.F6]" office:value-type="float" office:value="0" calcext:value-type="float">
            <text:p>0</text:p>
          </table:table-cell>
          <table:table-cell table:style-name="ce6" table:formula="of:=[.F62]" office:value-type="float" office:value="19432.4166666667" calcext:value-type="float">
            <text:p>19432.42</text:p>
          </table:table-cell>
          <table:table-cell table:style-name="ce8" table:formula="of:=[.G7]*400*5" office:value-type="currency" office:currency="USD" office:value="38864833.3333333" calcext:value-type="currency">
            <text:p>$38,864,833.33</text:p>
          </table:table-cell>
          <table:table-cell table:style-name="ce8" table:formula="of:=[.G7]*800* 5" office:value-type="currency" office:currency="USD" office:value="77729666.6666667" calcext:value-type="currency">
            <text:p>$77,729,666.67</text:p>
          </table:table-cell>
          <table:table-cell table:style-name="ce8" table:formula="of:=[.G7]*1200 * 5" office:value-type="currency" office:currency="USD" office:value="116594500" calcext:value-type="currency">
            <text:p>$116,594,500.00</text:p>
          </table:table-cell>
          <table:table-cell table:style-name="ce8" table:formula="of:=[.G7]*1600 * 5" office:value-type="currency" office:currency="USD" office:value="155459333.333333" calcext:value-type="currency">
            <text:p>$155,459,333.33</text:p>
          </table:table-cell>
          <table:table-cell table:style-name="ce8" table:formula="of:=[.H7]-[.$E$7]" office:value-type="currency" office:currency="USD" office:value="36644871.9547997" calcext:value-type="currency">
            <text:p>$36,644,871.95</text:p>
          </table:table-cell>
          <table:table-cell table:style-name="ce8" table:formula="of:=[.I7]-[.$E$7]" office:value-type="currency" office:currency="USD" office:value="75509705.288133" calcext:value-type="currency">
            <text:p>$75,509,705.29</text:p>
          </table:table-cell>
          <table:table-cell table:style-name="ce8" table:formula="of:=[.J7]-[.$E$7]" office:value-type="currency" office:currency="USD" office:value="114374538.621466" calcext:value-type="currency">
            <text:p>$114,374,538.62</text:p>
          </table:table-cell>
          <table:table-cell table:style-name="ce8" table:formula="of:=[.K7]-[.$E$7]" office:value-type="currency" office:currency="USD" office:value="153239371.9548" calcext:value-type="currency">
            <text:p>$153,239,371.95</text:p>
          </table:table-cell>
        </table:table-row>
        <table:table-row table:style-name="ro2">
          <table:table-cell office:value-type="string" calcext:value-type="string">
            <text:p>900 par</text:p>
          </table:table-cell>
          <table:table-cell table:style-name="ce8" table:formula="of:=['Auxiliary lighting'.J43]" office:value-type="currency" office:currency="USD" office:value="582769.602830365" calcext:value-type="currency">
            <text:p>$582,769.60</text:p>
          </table:table-cell>
          <table:table-cell table:style-name="ce8" table:formula="of:=['Electricity use'.F115]" office:value-type="currency" office:currency="USD" office:value="457894.856895369" calcext:value-type="currency">
            <text:p>$457,894.86</text:p>
          </table:table-cell>
          <table:table-cell table:style-name="ce8" table:formula="of:=[.C8]*5" office:value-type="currency" office:currency="USD" office:value="2289474.28447685" calcext:value-type="currency">
            <text:p>$2,289,474.28</text:p>
          </table:table-cell>
          <table:table-cell table:style-name="ce8" table:formula="of:=[.D8]+[.B8]" office:value-type="currency" office:currency="USD" office:value="2872243.88730721" calcext:value-type="currency">
            <text:p>$2,872,243.89</text:p>
          </table:table-cell>
          <table:table-cell table:formula="of:=[.F7]" office:value-type="float" office:value="0" calcext:value-type="float">
            <text:p>0</text:p>
          </table:table-cell>
          <table:table-cell table:style-name="ce6" table:formula="of:=[.G62]" office:value-type="float" office:value="19964.5416666667" calcext:value-type="float">
            <text:p>19964.54</text:p>
          </table:table-cell>
          <table:table-cell table:style-name="ce8" table:formula="of:=[.G8]*400*5" office:value-type="currency" office:currency="USD" office:value="39929083.3333333" calcext:value-type="currency">
            <text:p>$39,929,083.33</text:p>
          </table:table-cell>
          <table:table-cell table:style-name="ce8" table:formula="of:=[.G8]*800* 5" office:value-type="currency" office:currency="USD" office:value="79858166.6666667" calcext:value-type="currency">
            <text:p>$79,858,166.67</text:p>
          </table:table-cell>
          <table:table-cell table:style-name="ce8" table:formula="of:=[.G8]*1200 * 5" office:value-type="currency" office:currency="USD" office:value="119787250" calcext:value-type="currency">
            <text:p>$119,787,250.00</text:p>
          </table:table-cell>
          <table:table-cell table:style-name="ce8" table:formula="of:=[.G8]*1600 * 5" office:value-type="currency" office:currency="USD" office:value="159716333.333333" calcext:value-type="currency">
            <text:p>$159,716,333.33</text:p>
          </table:table-cell>
          <table:table-cell table:style-name="ce8" table:formula="of:=[.H8]-[.$E$8]" office:value-type="currency" office:currency="USD" office:value="37056839.4460261" calcext:value-type="currency">
            <text:p>$37,056,839.45</text:p>
          </table:table-cell>
          <table:table-cell table:style-name="ce8" table:formula="of:=[.I8]-[.$E$8]" office:value-type="currency" office:currency="USD" office:value="76985922.7793594" calcext:value-type="currency">
            <text:p>$76,985,922.78</text:p>
          </table:table-cell>
          <table:table-cell table:style-name="ce8" table:formula="of:=[.J8]-[.$E$8]" office:value-type="currency" office:currency="USD" office:value="116915006.112693" calcext:value-type="currency">
            <text:p>$116,915,006.11</text:p>
          </table:table-cell>
          <table:table-cell table:style-name="ce8" table:formula="of:=[.K8]-[.$E$8]" office:value-type="currency" office:currency="USD" office:value="156844089.446026" calcext:value-type="currency">
            <text:p>$156,844,089.45</text:p>
          </table:table-cell>
        </table:table-row>
        <table:table-row table:style-name="ro2">
          <table:table-cell office:value-type="string" calcext:value-type="string">
            <text:p>1000 par</text:p>
          </table:table-cell>
          <table:table-cell table:style-name="ce8" table:formula="of:=['Auxiliary lighting'.K43]" office:value-type="currency" office:currency="USD" office:value="651386.792370489" calcext:value-type="currency">
            <text:p>$651,386.79</text:p>
          </table:table-cell>
          <table:table-cell table:style-name="ce8" table:formula="of:=['Electricity use'.G115]" office:value-type="currency" office:currency="USD" office:value="579899.736528675" calcext:value-type="currency">
            <text:p>$579,899.74</text:p>
          </table:table-cell>
          <table:table-cell table:style-name="ce8" table:formula="of:=[.C9]*5" office:value-type="currency" office:currency="USD" office:value="2899498.68264338" calcext:value-type="currency">
            <text:p>$2,899,498.68</text:p>
          </table:table-cell>
          <table:table-cell table:style-name="ce8" table:formula="of:=[.D9]+[.B9]" office:value-type="currency" office:currency="USD" office:value="3550885.47501386" calcext:value-type="currency">
            <text:p>$3,550,885.48</text:p>
          </table:table-cell>
          <table:table-cell table:formula="of:=[.F8]" office:value-type="float" office:value="0" calcext:value-type="float">
            <text:p>0</text:p>
          </table:table-cell>
          <table:table-cell table:style-name="ce6" table:formula="of:=[.H62]" office:value-type="float" office:value="20525.4079861111" calcext:value-type="float">
            <text:p>20525.41</text:p>
          </table:table-cell>
          <table:table-cell table:style-name="ce8" table:formula="of:=[.G9]*400*5" office:value-type="currency" office:currency="USD" office:value="41050815.9722222" calcext:value-type="currency">
            <text:p>$41,050,815.97</text:p>
          </table:table-cell>
          <table:table-cell table:style-name="ce8" table:formula="of:=[.G9]*800* 5" office:value-type="currency" office:currency="USD" office:value="82101631.9444444" calcext:value-type="currency">
            <text:p>$82,101,631.94</text:p>
          </table:table-cell>
          <table:table-cell table:style-name="ce8" table:formula="of:=[.G9]*1200 * 5" office:value-type="currency" office:currency="USD" office:value="123152447.916667" calcext:value-type="currency">
            <text:p>$123,152,447.92</text:p>
          </table:table-cell>
          <table:table-cell table:style-name="ce8" table:formula="of:=[.G9]*1600 * 5" office:value-type="currency" office:currency="USD" office:value="164203263.888889" calcext:value-type="currency">
            <text:p>$164,203,263.89</text:p>
          </table:table-cell>
          <table:table-cell table:style-name="ce8" table:formula="of:=[.H9]-[.$E$9]" office:value-type="currency" office:currency="USD" office:value="37499930.4972084" calcext:value-type="currency">
            <text:p>$37,499,930.50</text:p>
          </table:table-cell>
          <table:table-cell table:style-name="ce8" table:formula="of:=[.I9]-[.$E$9]" office:value-type="currency" office:currency="USD" office:value="78550746.4694306" calcext:value-type="currency">
            <text:p>$78,550,746.47</text:p>
          </table:table-cell>
          <table:table-cell table:style-name="ce8" table:formula="of:=[.J9]-[.$E$9]" office:value-type="currency" office:currency="USD" office:value="119601562.441653" calcext:value-type="currency">
            <text:p>$119,601,562.44</text:p>
          </table:table-cell>
          <table:table-cell table:style-name="ce8" table:formula="of:=[.K9]-[.$E$9]" office:value-type="currency" office:currency="USD" office:value="160652378.413875" calcext:value-type="currency">
            <text:p>$160,652,378.41</text:p>
          </table:table-cell>
        </table:table-row>
        <table:table-row table:style-name="ro2">
          <table:table-cell office:value-type="string" calcext:value-type="string">
            <text:p>1100 par</text:p>
          </table:table-cell>
          <table:table-cell table:style-name="ce8" table:formula="of:=['Auxiliary lighting'.L43]" office:value-type="currency" office:currency="USD" office:value="720003.981910614" calcext:value-type="currency">
            <text:p>$720,003.98</text:p>
          </table:table-cell>
          <table:table-cell table:style-name="ce8" table:formula="of:=['Electricity use'.H115]" office:value-type="currency" office:currency="USD" office:value="701904.616161981" calcext:value-type="currency">
            <text:p>$701,904.62</text:p>
          </table:table-cell>
          <table:table-cell table:style-name="ce8" table:formula="of:=[.C10]*5" office:value-type="currency" office:currency="USD" office:value="3509523.0808099" calcext:value-type="currency">
            <text:p>$3,509,523.08</text:p>
          </table:table-cell>
          <table:table-cell table:style-name="ce8" table:formula="of:=[.D10]+[.B10]" office:value-type="currency" office:currency="USD" office:value="4229527.06272052" calcext:value-type="currency">
            <text:p>$4,229,527.06</text:p>
          </table:table-cell>
          <table:table-cell table:formula="of:=[.F9]" office:value-type="float" office:value="0" calcext:value-type="float">
            <text:p>0</text:p>
          </table:table-cell>
          <table:table-cell table:style-name="ce6" table:formula="of:=[.I62]" office:value-type="float" office:value="20643.7264178241" calcext:value-type="float">
            <text:p>20643.73</text:p>
          </table:table-cell>
          <table:table-cell table:style-name="ce8" table:formula="of:=[.G10]*400*5" office:value-type="currency" office:currency="USD" office:value="41287452.8356481" calcext:value-type="currency">
            <text:p>$41,287,452.84</text:p>
          </table:table-cell>
          <table:table-cell table:style-name="ce8" table:formula="of:=[.G10]*800* 5" office:value-type="currency" office:currency="USD" office:value="82574905.6712963" calcext:value-type="currency">
            <text:p>$82,574,905.67</text:p>
          </table:table-cell>
          <table:table-cell table:style-name="ce8" table:formula="of:=[.G10]*1200 * 5" office:value-type="currency" office:currency="USD" office:value="123862358.506944" calcext:value-type="currency">
            <text:p>$123,862,358.51</text:p>
          </table:table-cell>
          <table:table-cell table:style-name="ce8" table:formula="of:=[.G10]*1600 * 5" office:value-type="currency" office:currency="USD" office:value="165149811.342593" calcext:value-type="currency">
            <text:p>$165,149,811.34</text:p>
          </table:table-cell>
          <table:table-cell table:style-name="ce8" table:formula="of:=[.H10]-[.$E$10]" office:value-type="currency" office:currency="USD" office:value="37057925.7729276" calcext:value-type="currency">
            <text:p>$37,057,925.77</text:p>
          </table:table-cell>
          <table:table-cell table:style-name="ce8" table:formula="of:=[.I10]-[.$E$10]" office:value-type="currency" office:currency="USD" office:value="78345378.6085758" calcext:value-type="currency">
            <text:p>$78,345,378.61</text:p>
          </table:table-cell>
          <table:table-cell table:style-name="ce8" table:formula="of:=[.J10]-[.$E$10]" office:value-type="currency" office:currency="USD" office:value="119632831.444224" calcext:value-type="currency">
            <text:p>$119,632,831.44</text:p>
          </table:table-cell>
          <table:table-cell table:style-name="ce8" table:formula="of:=[.K10]-[.$E$10]" office:value-type="currency" office:currency="USD" office:value="160920284.279872" calcext:value-type="currency">
            <text:p>$160,920,284.28</text:p>
          </table:table-cell>
        </table:table-row>
        <table:table-row table:style-name="ro2">
          <table:table-cell office:value-type="string" calcext:value-type="string">
            <text:p>1200 par</text:p>
          </table:table-cell>
          <table:table-cell table:style-name="ce8" table:formula="of:=['Auxiliary lighting'.M43]" office:value-type="currency" office:currency="USD" office:value="788621.171450739" calcext:value-type="currency">
            <text:p>$788,621.17</text:p>
          </table:table-cell>
          <table:table-cell table:style-name="ce8" table:formula="of:=['Electricity use'.I115]" office:value-type="currency" office:currency="USD" office:value="823909.495795286" calcext:value-type="currency">
            <text:p>$823,909.50</text:p>
          </table:table-cell>
          <table:table-cell table:style-name="ce8" table:formula="of:=[.C11]*5" office:value-type="currency" office:currency="USD" office:value="4119547.47897643" calcext:value-type="currency">
            <text:p>$4,119,547.48</text:p>
          </table:table-cell>
          <table:table-cell table:style-name="ce8" table:formula="of:=[.D11]+[.B11]" office:value-type="currency" office:currency="USD" office:value="4908168.65042717" calcext:value-type="currency">
            <text:p>$4,908,168.65</text:p>
          </table:table-cell>
          <table:table-cell table:formula="of:=[.F10]" office:value-type="float" office:value="0" calcext:value-type="float">
            <text:p>0</text:p>
          </table:table-cell>
          <table:table-cell table:style-name="ce6" table:formula="of:=[.J62]" office:value-type="float" office:value="20776.7576678241" calcext:value-type="float">
            <text:p>20776.76</text:p>
          </table:table-cell>
          <table:table-cell table:style-name="ce8" table:formula="of:=[.G11]*400*5" office:value-type="currency" office:currency="USD" office:value="41553515.3356481" calcext:value-type="currency">
            <text:p>$41,553,515.34</text:p>
          </table:table-cell>
          <table:table-cell table:style-name="ce8" table:formula="of:=[.G11]*800* 5" office:value-type="currency" office:currency="USD" office:value="83107030.6712963" calcext:value-type="currency">
            <text:p>$83,107,030.67</text:p>
          </table:table-cell>
          <table:table-cell table:style-name="ce8" table:formula="of:=[.G11]*1200 * 5" office:value-type="currency" office:currency="USD" office:value="124660546.006944" calcext:value-type="currency">
            <text:p>$124,660,546.01</text:p>
          </table:table-cell>
          <table:table-cell table:style-name="ce8" table:formula="of:=[.G11]*1600 * 5" office:value-type="currency" office:currency="USD" office:value="166214061.342593" calcext:value-type="currency">
            <text:p>$166,214,061.34</text:p>
          </table:table-cell>
          <table:table-cell table:style-name="ce8" table:formula="of:=[.H11]-[.$E$11]" office:value-type="currency" office:currency="USD" office:value="36645346.685221" calcext:value-type="currency">
            <text:p>$36,645,346.69</text:p>
          </table:table-cell>
          <table:table-cell table:style-name="ce8" table:formula="of:=[.I11]-[.$E$11]" office:value-type="currency" office:currency="USD" office:value="78198862.0208691" calcext:value-type="currency">
            <text:p>$78,198,862.02</text:p>
          </table:table-cell>
          <table:table-cell table:style-name="ce8" table:formula="of:=[.J11]-[.$E$11]" office:value-type="currency" office:currency="USD" office:value="119752377.356517" calcext:value-type="currency">
            <text:p>$119,752,377.36</text:p>
          </table:table-cell>
          <table:table-cell table:style-name="ce8" table:formula="of:=[.K11]-[.$E$11]" office:value-type="currency" office:currency="USD" office:value="161305892.692165" calcext:value-type="currency">
            <text:p>$161,305,892.69</text:p>
          </table:table-cell>
        </table:table-row>
        <table:table-row table:style-name="ro2">
          <table:table-cell office:value-type="string" calcext:value-type="string">
            <text:p>1300 par</text:p>
          </table:table-cell>
          <table:table-cell table:style-name="ce8" table:formula="of:=['Auxiliary lighting'.N43]" office:value-type="currency" office:currency="USD" office:value="857238.360990864" calcext:value-type="currency">
            <text:p>$857,238.36</text:p>
          </table:table-cell>
          <table:table-cell table:style-name="ce8" table:formula="of:=['Electricity use'.J115]" office:value-type="currency" office:currency="USD" office:value="945914.375428592" calcext:value-type="currency">
            <text:p>$945,914.38</text:p>
          </table:table-cell>
          <table:table-cell table:style-name="ce8" table:formula="of:=[.C12]*5" office:value-type="currency" office:currency="USD" office:value="4729571.87714296" calcext:value-type="currency">
            <text:p>$4,729,571.88</text:p>
          </table:table-cell>
          <table:table-cell table:style-name="ce8" table:formula="of:=[.D12]+[.B12]" office:value-type="currency" office:currency="USD" office:value="5586810.23813382" calcext:value-type="currency">
            <text:p>$5,586,810.24</text:p>
          </table:table-cell>
          <table:table-cell table:formula="of:=[.F11]" office:value-type="float" office:value="0" calcext:value-type="float">
            <text:p>0</text:p>
          </table:table-cell>
          <table:table-cell table:style-name="ce6" table:formula="of:=[.K62]" office:value-type="float" office:value="20934.8349247685" calcext:value-type="float">
            <text:p>20934.83</text:p>
          </table:table-cell>
          <table:table-cell table:style-name="ce8" table:formula="of:=[.G12]*400*5" office:value-type="currency" office:currency="USD" office:value="41869669.849537" calcext:value-type="currency">
            <text:p>$41,869,669.85</text:p>
          </table:table-cell>
          <table:table-cell table:style-name="ce8" table:formula="of:=[.G12]*800* 5" office:value-type="currency" office:currency="USD" office:value="83739339.6990741" calcext:value-type="currency">
            <text:p>$83,739,339.70</text:p>
          </table:table-cell>
          <table:table-cell table:style-name="ce8" table:formula="of:=[.G12]*1200 * 5" office:value-type="currency" office:currency="USD" office:value="125609009.548611" calcext:value-type="currency">
            <text:p>$125,609,009.55</text:p>
          </table:table-cell>
          <table:table-cell table:style-name="ce8" table:formula="of:=[.G12]*1600 * 5" office:value-type="currency" office:currency="USD" office:value="167478679.398148" calcext:value-type="currency">
            <text:p>$167,478,679.40</text:p>
          </table:table-cell>
          <table:table-cell table:style-name="ce8" table:formula="of:=[.H12]-[.$E$12]" office:value-type="currency" office:currency="USD" office:value="36282859.6114032" calcext:value-type="currency">
            <text:p>$36,282,859.61</text:p>
          </table:table-cell>
          <table:table-cell table:style-name="ce8" table:formula="of:=[.I12]-[.$E$12]" office:value-type="currency" office:currency="USD" office:value="78152529.4609403" calcext:value-type="currency">
            <text:p>$78,152,529.46</text:p>
          </table:table-cell>
          <table:table-cell table:style-name="ce8" table:formula="of:=[.J12]-[.$E$12]" office:value-type="currency" office:currency="USD" office:value="120022199.310477" calcext:value-type="currency">
            <text:p>$120,022,199.31</text:p>
          </table:table-cell>
          <table:table-cell table:style-name="ce8" table:formula="of:=[.K12]-[.$E$12]" office:value-type="currency" office:currency="USD" office:value="161891869.160014" calcext:value-type="currency">
            <text:p>$161,891,869.16</text:p>
          </table:table-cell>
        </table:table-row>
        <table:table-row table:style-name="ro2">
          <table:table-cell office:value-type="string" calcext:value-type="string">
            <text:p>1400 par</text:p>
          </table:table-cell>
          <table:table-cell table:style-name="ce8" table:formula="of:=['Auxiliary lighting'.O43]" office:value-type="currency" office:currency="USD" office:value="925855.550530988" calcext:value-type="currency">
            <text:p>$925,855.55</text:p>
          </table:table-cell>
          <table:table-cell table:style-name="ce8" table:formula="of:=['Electricity use'.K115]" office:value-type="currency" office:currency="USD" office:value="1067919.2550619" calcext:value-type="currency">
            <text:p>$1,067,919.26</text:p>
          </table:table-cell>
          <table:table-cell table:style-name="ce8" table:formula="of:=[.C13]*5" office:value-type="currency" office:currency="USD" office:value="5339596.27530949" calcext:value-type="currency">
            <text:p>$5,339,596.28</text:p>
          </table:table-cell>
          <table:table-cell table:style-name="ce8" table:formula="of:=[.D13]+[.B13]" office:value-type="currency" office:currency="USD" office:value="6265451.82584048" calcext:value-type="currency">
            <text:p>$6,265,451.83</text:p>
          </table:table-cell>
          <table:table-cell table:formula="of:=[.F12]" office:value-type="float" office:value="0" calcext:value-type="float">
            <text:p>0</text:p>
          </table:table-cell>
          <table:table-cell table:style-name="ce6" table:formula="of:=[.L62]" office:value-type="float" office:value="21107.625" calcext:value-type="float">
            <text:p>21107.63</text:p>
          </table:table-cell>
          <table:table-cell table:style-name="ce8" table:formula="of:=[.G13]*400*5" office:value-type="currency" office:currency="USD" office:value="42215250" calcext:value-type="currency">
            <text:p>$42,215,250.00</text:p>
          </table:table-cell>
          <table:table-cell table:style-name="ce8" table:formula="of:=[.G13]*800* 5" office:value-type="currency" office:currency="USD" office:value="84430500" calcext:value-type="currency">
            <text:p>$84,430,500.00</text:p>
          </table:table-cell>
          <table:table-cell table:style-name="ce8" table:formula="of:=[.G13]*1200 * 5" office:value-type="currency" office:currency="USD" office:value="126645750" calcext:value-type="currency">
            <text:p>$126,645,750.00</text:p>
          </table:table-cell>
          <table:table-cell table:style-name="ce8" table:formula="of:=[.G13]*1600 * 5" office:value-type="currency" office:currency="USD" office:value="168861000" calcext:value-type="currency">
            <text:p>$168,861,000.00</text:p>
          </table:table-cell>
          <table:table-cell table:style-name="ce8" table:formula="of:=[.H13]-[.$E$13]" office:value-type="currency" office:currency="USD" office:value="35949798.1741595" calcext:value-type="currency">
            <text:p>$35,949,798.17</text:p>
          </table:table-cell>
          <table:table-cell table:style-name="ce8" table:formula="of:=[.I13]-[.$E$13]" office:value-type="currency" office:currency="USD" office:value="78165048.1741595" calcext:value-type="currency">
            <text:p>$78,165,048.17</text:p>
          </table:table-cell>
          <table:table-cell table:style-name="ce8" table:formula="of:=[.J13]-[.$E$13]" office:value-type="currency" office:currency="USD" office:value="120380298.17416" calcext:value-type="currency">
            <text:p>$120,380,298.17</text:p>
          </table:table-cell>
          <table:table-cell table:style-name="ce8" table:formula="of:=[.K13]-[.$E$13]" office:value-type="currency" office:currency="USD" office:value="162595548.17416" calcext:value-type="currency">
            <text:p>$162,595,548.17</text:p>
          </table:table-cell>
        </table:table-row>
        <table:table-row table:style-name="ro2">
          <table:table-cell office:value-type="string" calcext:value-type="string">
            <text:p>1500 par</text:p>
          </table:table-cell>
          <table:table-cell table:style-name="ce8" table:formula="of:=['Auxiliary lighting'.P43]" office:value-type="currency" office:currency="USD" office:value="994472.740071113" calcext:value-type="currency">
            <text:p>$994,472.74</text:p>
          </table:table-cell>
          <table:table-cell table:style-name="ce8" table:formula="of:=['Electricity use'.L115]" office:value-type="currency" office:currency="USD" office:value="1189924.1346952" calcext:value-type="currency">
            <text:p>$1,189,924.13</text:p>
          </table:table-cell>
          <table:table-cell table:style-name="ce8" table:formula="of:=[.C14]*5" office:value-type="currency" office:currency="USD" office:value="5949620.67347602" calcext:value-type="currency">
            <text:p>$5,949,620.67</text:p>
          </table:table-cell>
          <table:table-cell table:style-name="ce8" table:formula="of:=[.D14]+[.B14]" office:value-type="currency" office:currency="USD" office:value="6944093.41354713" calcext:value-type="currency">
            <text:p>$6,944,093.41</text:p>
          </table:table-cell>
          <table:table-cell table:formula="of:=[.F13]" office:value-type="float" office:value="0" calcext:value-type="float">
            <text:p>0</text:p>
          </table:table-cell>
          <table:table-cell table:style-name="ce6" table:formula="of:=[.M62]" office:value-type="float" office:value="21285" calcext:value-type="float">
            <text:p>21285.00</text:p>
          </table:table-cell>
          <table:table-cell table:style-name="ce8" table:formula="of:=[.G14]*400*5" office:value-type="currency" office:currency="USD" office:value="42570000" calcext:value-type="currency">
            <text:p>$42,570,000.00</text:p>
          </table:table-cell>
          <table:table-cell table:style-name="ce8" table:formula="of:=[.G14]*800* 5" office:value-type="currency" office:currency="USD" office:value="85140000" calcext:value-type="currency">
            <text:p>$85,140,000.00</text:p>
          </table:table-cell>
          <table:table-cell table:style-name="ce8" table:formula="of:=[.G14]*1200 * 5" office:value-type="currency" office:currency="USD" office:value="127710000" calcext:value-type="currency">
            <text:p>$127,710,000.00</text:p>
          </table:table-cell>
          <table:table-cell table:style-name="ce8" table:formula="of:=[.G14]*1600 * 5" office:value-type="currency" office:currency="USD" office:value="170280000" calcext:value-type="currency">
            <text:p>$170,280,000.00</text:p>
          </table:table-cell>
          <table:table-cell table:style-name="ce8" table:formula="of:=[.H14]-[.$E$14]" office:value-type="currency" office:currency="USD" office:value="35625906.5864529" calcext:value-type="currency">
            <text:p>$35,625,906.59</text:p>
          </table:table-cell>
          <table:table-cell table:style-name="ce8" table:formula="of:=[.I14]-[.$E$14]" office:value-type="currency" office:currency="USD" office:value="78195906.5864529" calcext:value-type="currency">
            <text:p>$78,195,906.59</text:p>
          </table:table-cell>
          <table:table-cell table:style-name="ce8" table:formula="of:=[.J14]-[.$E$14]" office:value-type="currency" office:currency="USD" office:value="120765906.586453" calcext:value-type="currency">
            <text:p>$120,765,906.59</text:p>
          </table:table-cell>
          <table:table-cell table:style-name="ce8" table:formula="of:=[.K14]-[.$E$14]" office:value-type="currency" office:currency="USD" office:value="163335906.586453" calcext:value-type="currency">
            <text:p>$163,335,906.59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min pa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natural par</text:p>
          </table:table-cell>
          <table:table-cell office:value-type="string" calcext:value-type="string">
            <text:p>Min 500</text:p>
          </table:table-cell>
          <table:table-cell office:value-type="string" calcext:value-type="string">
            <text:p>Min 600</text:p>
          </table:table-cell>
          <table:table-cell office:value-type="string" calcext:value-type="string">
            <text:p>Min 700</text:p>
          </table:table-cell>
          <table:table-cell office:value-type="string" calcext:value-type="string">
            <text:p>Min 800</text:p>
          </table:table-cell>
          <table:table-cell office:value-type="string" calcext:value-type="string">
            <text:p>Min 900</text:p>
          </table:table-cell>
          <table:table-cell office:value-type="string" calcext:value-type="string">
            <text:p>Min 1000</text:p>
          </table:table-cell>
          <table:table-cell office:value-type="string" calcext:value-type="string">
            <text:p>Min 1100</text:p>
          </table:table-cell>
          <table:table-cell office:value-type="string" calcext:value-type="string">
            <text:p>Min 1200</text:p>
          </table:table-cell>
          <table:table-cell office:value-type="string" calcext:value-type="string">
            <text:p>Min 1300</text:p>
          </table:table-cell>
          <table:table-cell office:value-type="string" calcext:value-type="string">
            <text:p>Min 1400</text:p>
          </table:table-cell>
          <table:table-cell office:value-type="string" calcext:value-type="string">
            <text:p>Min 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1" xlink:type="simple">January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 IF([.B19]&lt;500;500;[.B19])" office:value-type="float" office:value="500" calcext:value-type="float">
            <text:p>500</text:p>
          </table:table-cell>
          <table:table-cell table:formula="of:= IF([.B19]&lt;600;600;[.B19])" office:value-type="float" office:value="600" calcext:value-type="float">
            <text:p>600</text:p>
          </table:table-cell>
          <table:table-cell table:formula="of:= IF([.B19]&lt;700;700;[.B19])" office:value-type="float" office:value="700" calcext:value-type="float">
            <text:p>700</text:p>
          </table:table-cell>
          <table:table-cell table:formula="of:= IF([.B19]&lt;800;800;[.B19])" office:value-type="float" office:value="800" calcext:value-type="float">
            <text:p>800</text:p>
          </table:table-cell>
          <table:table-cell table:formula="of:= IF([.$B19]&lt;900;900;[.$B19])" office:value-type="float" office:value="900" calcext:value-type="float">
            <text:p>900</text:p>
          </table:table-cell>
          <table:table-cell table:formula="of:= IF([.$B19]&lt;1000;1000;[.$B19])" office:value-type="float" office:value="1000" calcext:value-type="float">
            <text:p>1000</text:p>
          </table:table-cell>
          <table:table-cell table:formula="of:= IF([.$B19]&lt;1100;1100;[.$B19])" office:value-type="float" office:value="1100" calcext:value-type="float">
            <text:p>1100</text:p>
          </table:table-cell>
          <table:table-cell table:formula="of:= IF([.$B19]&lt;1200;1200;[.$B19])" office:value-type="float" office:value="1200" calcext:value-type="float">
            <text:p>1200</text:p>
          </table:table-cell>
          <table:table-cell table:formula="of:= IF([.$B19]&lt;1300;1300;[.$B19])" office:value-type="float" office:value="1300" calcext:value-type="float">
            <text:p>1300</text:p>
          </table:table-cell>
          <table:table-cell table:formula="of:= IF([.$B19]&lt;1400;1400;[.$B19])" office:value-type="float" office:value="1400" calcext:value-type="float">
            <text:p>1400</text:p>
          </table:table-cell>
          <table:table-cell table:formula="of:= IF([.$B19]&lt;1500;1500;[.$B19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2" xlink:type="simple">February</text:a></text:p>
          </table:table-cell>
          <table:table-cell office:value-type="float" office:value="520.833333333333" calcext:value-type="float">
            <text:p>520.8333333333</text:p>
          </table:table-cell>
          <table:table-cell table:formula="of:= IF([.B20]&lt;500;500;[.B20])" office:value-type="float" office:value="520.833333333333" calcext:value-type="float">
            <text:p>520.8333333333</text:p>
          </table:table-cell>
          <table:table-cell table:formula="of:= IF([.B20]&lt;600;600;[.B20])" office:value-type="float" office:value="600" calcext:value-type="float">
            <text:p>600</text:p>
          </table:table-cell>
          <table:table-cell table:formula="of:= IF([.B20]&lt;700;700;[.B20])" office:value-type="float" office:value="700" calcext:value-type="float">
            <text:p>700</text:p>
          </table:table-cell>
          <table:table-cell table:formula="of:= IF([.B20]&lt;800;800;[.B20])" office:value-type="float" office:value="800" calcext:value-type="float">
            <text:p>800</text:p>
          </table:table-cell>
          <table:table-cell table:formula="of:= IF([.$B20]&lt;900;900;[.$B20])" office:value-type="float" office:value="900" calcext:value-type="float">
            <text:p>900</text:p>
          </table:table-cell>
          <table:table-cell table:formula="of:= IF([.$B20]&lt;1000;1000;[.$B20])" office:value-type="float" office:value="1000" calcext:value-type="float">
            <text:p>1000</text:p>
          </table:table-cell>
          <table:table-cell table:formula="of:= IF([.$B20]&lt;1100;1100;[.$B20])" office:value-type="float" office:value="1100" calcext:value-type="float">
            <text:p>1100</text:p>
          </table:table-cell>
          <table:table-cell table:formula="of:= IF([.$B20]&lt;1200;1200;[.$B20])" office:value-type="float" office:value="1200" calcext:value-type="float">
            <text:p>1200</text:p>
          </table:table-cell>
          <table:table-cell table:formula="of:= IF([.$B20]&lt;1300;1300;[.$B20])" office:value-type="float" office:value="1300" calcext:value-type="float">
            <text:p>1300</text:p>
          </table:table-cell>
          <table:table-cell table:formula="of:= IF([.$B20]&lt;1400;1400;[.$B20])" office:value-type="float" office:value="1400" calcext:value-type="float">
            <text:p>1400</text:p>
          </table:table-cell>
          <table:table-cell table:formula="of:= IF([.$B20]&lt;1500;1500;[.$B20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3" xlink:type="simple">March</text:a></text:p>
          </table:table-cell>
          <table:table-cell office:value-type="float" office:value="752.314814814815" calcext:value-type="float">
            <text:p>752.3148148148</text:p>
          </table:table-cell>
          <table:table-cell table:formula="of:= IF([.B21]&lt;500;500;[.B21])" office:value-type="float" office:value="752.314814814815" calcext:value-type="float">
            <text:p>752.3148148148</text:p>
          </table:table-cell>
          <table:table-cell table:formula="of:= IF([.B21]&lt;600;600;[.B21])" office:value-type="float" office:value="752.314814814815" calcext:value-type="float">
            <text:p>752.3148148148</text:p>
          </table:table-cell>
          <table:table-cell table:formula="of:= IF([.B21]&lt;700;700;[.B21])" office:value-type="float" office:value="752.314814814815" calcext:value-type="float">
            <text:p>752.3148148148</text:p>
          </table:table-cell>
          <table:table-cell table:formula="of:= IF([.B21]&lt;800;800;[.B21])" office:value-type="float" office:value="800" calcext:value-type="float">
            <text:p>800</text:p>
          </table:table-cell>
          <table:table-cell table:formula="of:= IF([.$B21]&lt;900;900;[.$B21])" office:value-type="float" office:value="900" calcext:value-type="float">
            <text:p>900</text:p>
          </table:table-cell>
          <table:table-cell table:formula="of:= IF([.$B21]&lt;1000;1000;[.$B21])" office:value-type="float" office:value="1000" calcext:value-type="float">
            <text:p>1000</text:p>
          </table:table-cell>
          <table:table-cell table:formula="of:= IF([.$B21]&lt;1100;1100;[.$B21])" office:value-type="float" office:value="1100" calcext:value-type="float">
            <text:p>1100</text:p>
          </table:table-cell>
          <table:table-cell table:formula="of:= IF([.$B21]&lt;1200;1200;[.$B21])" office:value-type="float" office:value="1200" calcext:value-type="float">
            <text:p>1200</text:p>
          </table:table-cell>
          <table:table-cell table:formula="of:= IF([.$B21]&lt;1300;1300;[.$B21])" office:value-type="float" office:value="1300" calcext:value-type="float">
            <text:p>1300</text:p>
          </table:table-cell>
          <table:table-cell table:formula="of:= IF([.$B21]&lt;1400;1400;[.$B21])" office:value-type="float" office:value="1400" calcext:value-type="float">
            <text:p>1400</text:p>
          </table:table-cell>
          <table:table-cell table:formula="of:= IF([.$B21]&lt;1500;1500;[.$B21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4" xlink:type="simple">April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 IF([.B22]&lt;500;500;[.B22])" office:value-type="float" office:value="983.796296296296" calcext:value-type="float">
            <text:p>983.7962962963</text:p>
          </table:table-cell>
          <table:table-cell table:formula="of:= IF([.B22]&lt;600;600;[.B22])" office:value-type="float" office:value="983.796296296296" calcext:value-type="float">
            <text:p>983.7962962963</text:p>
          </table:table-cell>
          <table:table-cell table:formula="of:= IF([.B22]&lt;700;700;[.B22])" office:value-type="float" office:value="983.796296296296" calcext:value-type="float">
            <text:p>983.7962962963</text:p>
          </table:table-cell>
          <table:table-cell table:formula="of:= IF([.B22]&lt;800;800;[.B22])" office:value-type="float" office:value="983.796296296296" calcext:value-type="float">
            <text:p>983.7962962963</text:p>
          </table:table-cell>
          <table:table-cell table:formula="of:= IF([.$B22]&lt;900;900;[.$B22])" office:value-type="float" office:value="983.796296296296" calcext:value-type="float">
            <text:p>983.7962962963</text:p>
          </table:table-cell>
          <table:table-cell table:formula="of:= IF([.$B22]&lt;1000;1000;[.$B22])" office:value-type="float" office:value="1000" calcext:value-type="float">
            <text:p>1000</text:p>
          </table:table-cell>
          <table:table-cell table:formula="of:= IF([.$B22]&lt;1100;1100;[.$B22])" office:value-type="float" office:value="1100" calcext:value-type="float">
            <text:p>1100</text:p>
          </table:table-cell>
          <table:table-cell table:formula="of:= IF([.$B22]&lt;1200;1200;[.$B22])" office:value-type="float" office:value="1200" calcext:value-type="float">
            <text:p>1200</text:p>
          </table:table-cell>
          <table:table-cell table:formula="of:= IF([.$B22]&lt;1300;1300;[.$B22])" office:value-type="float" office:value="1300" calcext:value-type="float">
            <text:p>1300</text:p>
          </table:table-cell>
          <table:table-cell table:formula="of:= IF([.$B22]&lt;1400;1400;[.$B22])" office:value-type="float" office:value="1400" calcext:value-type="float">
            <text:p>1400</text:p>
          </table:table-cell>
          <table:table-cell table:formula="of:= IF([.$B22]&lt;1500;1500;[.$B22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5" xlink:type="simple">May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 IF([.B23]&lt;500;500;[.B23])" office:value-type="float" office:value="1215.27777777778" calcext:value-type="float">
            <text:p>1215.2777777778</text:p>
          </table:table-cell>
          <table:table-cell table:formula="of:= IF([.B23]&lt;600;600;[.B23])" office:value-type="float" office:value="1215.27777777778" calcext:value-type="float">
            <text:p>1215.2777777778</text:p>
          </table:table-cell>
          <table:table-cell table:formula="of:= IF([.B23]&lt;700;700;[.B23])" office:value-type="float" office:value="1215.27777777778" calcext:value-type="float">
            <text:p>1215.2777777778</text:p>
          </table:table-cell>
          <table:table-cell table:formula="of:= IF([.B23]&lt;800;800;[.B23])" office:value-type="float" office:value="1215.27777777778" calcext:value-type="float">
            <text:p>1215.2777777778</text:p>
          </table:table-cell>
          <table:table-cell table:formula="of:= IF([.$B23]&lt;900;900;[.$B23])" office:value-type="float" office:value="1215.27777777778" calcext:value-type="float">
            <text:p>1215.2777777778</text:p>
          </table:table-cell>
          <table:table-cell table:formula="of:= IF([.$B23]&lt;1000;1000;[.$B23])" office:value-type="float" office:value="1215.27777777778" calcext:value-type="float">
            <text:p>1215.2777777778</text:p>
          </table:table-cell>
          <table:table-cell table:formula="of:= IF([.$B23]&lt;1100;1100;[.$B23])" office:value-type="float" office:value="1215.27777777778" calcext:value-type="float">
            <text:p>1215.2777777778</text:p>
          </table:table-cell>
          <table:table-cell table:formula="of:= IF([.$B23]&lt;1200;1200;[.$B23])" office:value-type="float" office:value="1215.27777777778" calcext:value-type="float">
            <text:p>1215.2777777778</text:p>
          </table:table-cell>
          <table:table-cell table:formula="of:= IF([.$B23]&lt;1300;1300;[.$B23])" office:value-type="float" office:value="1300" calcext:value-type="float">
            <text:p>1300</text:p>
          </table:table-cell>
          <table:table-cell table:formula="of:= IF([.$B23]&lt;1400;1400;[.$B23])" office:value-type="float" office:value="1400" calcext:value-type="float">
            <text:p>1400</text:p>
          </table:table-cell>
          <table:table-cell table:formula="of:= IF([.$B23]&lt;1500;1500;[.$B23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6" xlink:type="simple">June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 IF([.B24]&lt;500;500;[.B24])" office:value-type="float" office:value="1215.27777777778" calcext:value-type="float">
            <text:p>1215.2777777778</text:p>
          </table:table-cell>
          <table:table-cell table:formula="of:= IF([.B24]&lt;600;600;[.B24])" office:value-type="float" office:value="1215.27777777778" calcext:value-type="float">
            <text:p>1215.2777777778</text:p>
          </table:table-cell>
          <table:table-cell table:formula="of:= IF([.B24]&lt;700;700;[.B24])" office:value-type="float" office:value="1215.27777777778" calcext:value-type="float">
            <text:p>1215.2777777778</text:p>
          </table:table-cell>
          <table:table-cell table:formula="of:= IF([.B24]&lt;800;800;[.B24])" office:value-type="float" office:value="1215.27777777778" calcext:value-type="float">
            <text:p>1215.2777777778</text:p>
          </table:table-cell>
          <table:table-cell table:formula="of:= IF([.$B24]&lt;900;900;[.$B24])" office:value-type="float" office:value="1215.27777777778" calcext:value-type="float">
            <text:p>1215.2777777778</text:p>
          </table:table-cell>
          <table:table-cell table:formula="of:= IF([.$B24]&lt;1000;1000;[.$B24])" office:value-type="float" office:value="1215.27777777778" calcext:value-type="float">
            <text:p>1215.2777777778</text:p>
          </table:table-cell>
          <table:table-cell table:formula="of:= IF([.$B24]&lt;1100;1100;[.$B24])" office:value-type="float" office:value="1215.27777777778" calcext:value-type="float">
            <text:p>1215.2777777778</text:p>
          </table:table-cell>
          <table:table-cell table:formula="of:= IF([.$B24]&lt;1200;1200;[.$B24])" office:value-type="float" office:value="1215.27777777778" calcext:value-type="float">
            <text:p>1215.2777777778</text:p>
          </table:table-cell>
          <table:table-cell table:formula="of:= IF([.$B24]&lt;1300;1300;[.$B24])" office:value-type="float" office:value="1300" calcext:value-type="float">
            <text:p>1300</text:p>
          </table:table-cell>
          <table:table-cell table:formula="of:= IF([.$B24]&lt;1400;1400;[.$B24])" office:value-type="float" office:value="1400" calcext:value-type="float">
            <text:p>1400</text:p>
          </table:table-cell>
          <table:table-cell table:formula="of:= IF([.$B24]&lt;1500;1500;[.$B24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7" xlink:type="simple">July</text:a></text:p>
          </table:table-cell>
          <table:table-cell office:value-type="float" office:value="1331.01851851852" calcext:value-type="float">
            <text:p>1331.0185185185</text:p>
          </table:table-cell>
          <table:table-cell table:formula="of:= IF([.B25]&lt;500;500;[.B25])" office:value-type="float" office:value="1331.01851851852" calcext:value-type="float">
            <text:p>1331.0185185185</text:p>
          </table:table-cell>
          <table:table-cell table:formula="of:= IF([.B25]&lt;600;600;[.B25])" office:value-type="float" office:value="1331.01851851852" calcext:value-type="float">
            <text:p>1331.0185185185</text:p>
          </table:table-cell>
          <table:table-cell table:formula="of:= IF([.B25]&lt;700;700;[.B25])" office:value-type="float" office:value="1331.01851851852" calcext:value-type="float">
            <text:p>1331.0185185185</text:p>
          </table:table-cell>
          <table:table-cell table:formula="of:= IF([.B25]&lt;800;800;[.B25])" office:value-type="float" office:value="1331.01851851852" calcext:value-type="float">
            <text:p>1331.0185185185</text:p>
          </table:table-cell>
          <table:table-cell table:formula="of:= IF([.$B25]&lt;900;900;[.$B25])" office:value-type="float" office:value="1331.01851851852" calcext:value-type="float">
            <text:p>1331.0185185185</text:p>
          </table:table-cell>
          <table:table-cell table:formula="of:= IF([.$B25]&lt;1000;1000;[.$B25])" office:value-type="float" office:value="1331.01851851852" calcext:value-type="float">
            <text:p>1331.0185185185</text:p>
          </table:table-cell>
          <table:table-cell table:formula="of:= IF([.$B25]&lt;1100;1100;[.$B25])" office:value-type="float" office:value="1331.01851851852" calcext:value-type="float">
            <text:p>1331.0185185185</text:p>
          </table:table-cell>
          <table:table-cell table:formula="of:= IF([.$B25]&lt;1200;1200;[.$B25])" office:value-type="float" office:value="1331.01851851852" calcext:value-type="float">
            <text:p>1331.0185185185</text:p>
          </table:table-cell>
          <table:table-cell table:formula="of:= IF([.$B25]&lt;1300;1300;[.$B25])" office:value-type="float" office:value="1331.01851851852" calcext:value-type="float">
            <text:p>1331.0185185185</text:p>
          </table:table-cell>
          <table:table-cell table:formula="of:= IF([.$B25]&lt;1400;1400;[.$B25])" office:value-type="float" office:value="1400" calcext:value-type="float">
            <text:p>1400</text:p>
          </table:table-cell>
          <table:table-cell table:formula="of:= IF([.$B25]&lt;1500;1500;[.$B25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8" xlink:type="simple">August</text:a></text:p>
          </table:table-cell>
          <table:table-cell office:value-type="float" office:value="1099.53703703704" calcext:value-type="float">
            <text:p>1099.537037037</text:p>
          </table:table-cell>
          <table:table-cell table:formula="of:= IF([.B26]&lt;500;500;[.B26])" office:value-type="float" office:value="1099.53703703704" calcext:value-type="float">
            <text:p>1099.537037037</text:p>
          </table:table-cell>
          <table:table-cell table:formula="of:= IF([.B26]&lt;600;600;[.B26])" office:value-type="float" office:value="1099.53703703704" calcext:value-type="float">
            <text:p>1099.537037037</text:p>
          </table:table-cell>
          <table:table-cell table:formula="of:= IF([.B26]&lt;700;700;[.B26])" office:value-type="float" office:value="1099.53703703704" calcext:value-type="float">
            <text:p>1099.537037037</text:p>
          </table:table-cell>
          <table:table-cell table:formula="of:= IF([.B26]&lt;800;800;[.B26])" office:value-type="float" office:value="1099.53703703704" calcext:value-type="float">
            <text:p>1099.537037037</text:p>
          </table:table-cell>
          <table:table-cell table:formula="of:= IF([.$B26]&lt;900;900;[.$B26])" office:value-type="float" office:value="1099.53703703704" calcext:value-type="float">
            <text:p>1099.537037037</text:p>
          </table:table-cell>
          <table:table-cell table:formula="of:= IF([.$B26]&lt;1000;1000;[.$B26])" office:value-type="float" office:value="1099.53703703704" calcext:value-type="float">
            <text:p>1099.537037037</text:p>
          </table:table-cell>
          <table:table-cell table:formula="of:= IF([.$B26]&lt;1100;1100;[.$B26])" office:value-type="float" office:value="1100" calcext:value-type="float">
            <text:p>1100</text:p>
          </table:table-cell>
          <table:table-cell table:formula="of:= IF([.$B26]&lt;1200;1200;[.$B26])" office:value-type="float" office:value="1200" calcext:value-type="float">
            <text:p>1200</text:p>
          </table:table-cell>
          <table:table-cell table:formula="of:= IF([.$B26]&lt;1300;1300;[.$B26])" office:value-type="float" office:value="1300" calcext:value-type="float">
            <text:p>1300</text:p>
          </table:table-cell>
          <table:table-cell table:formula="of:= IF([.$B26]&lt;1400;1400;[.$B26])" office:value-type="float" office:value="1400" calcext:value-type="float">
            <text:p>1400</text:p>
          </table:table-cell>
          <table:table-cell table:formula="of:= IF([.$B26]&lt;1500;1500;[.$B26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9" xlink:type="simple">September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 IF([.B27]&lt;500;500;[.B27])" office:value-type="float" office:value="983.796296296296" calcext:value-type="float">
            <text:p>983.7962962963</text:p>
          </table:table-cell>
          <table:table-cell table:formula="of:= IF([.B27]&lt;600;600;[.B27])" office:value-type="float" office:value="983.796296296296" calcext:value-type="float">
            <text:p>983.7962962963</text:p>
          </table:table-cell>
          <table:table-cell table:formula="of:= IF([.B27]&lt;700;700;[.B27])" office:value-type="float" office:value="983.796296296296" calcext:value-type="float">
            <text:p>983.7962962963</text:p>
          </table:table-cell>
          <table:table-cell table:formula="of:= IF([.B27]&lt;800;800;[.B27])" office:value-type="float" office:value="983.796296296296" calcext:value-type="float">
            <text:p>983.7962962963</text:p>
          </table:table-cell>
          <table:table-cell table:formula="of:= IF([.$B27]&lt;900;900;[.$B27])" office:value-type="float" office:value="983.796296296296" calcext:value-type="float">
            <text:p>983.7962962963</text:p>
          </table:table-cell>
          <table:table-cell table:formula="of:= IF([.$B27]&lt;1000;1000;[.$B27])" office:value-type="float" office:value="1000" calcext:value-type="float">
            <text:p>1000</text:p>
          </table:table-cell>
          <table:table-cell table:formula="of:= IF([.$B27]&lt;1100;1100;[.$B27])" office:value-type="float" office:value="1100" calcext:value-type="float">
            <text:p>1100</text:p>
          </table:table-cell>
          <table:table-cell table:formula="of:= IF([.$B27]&lt;1200;1200;[.$B27])" office:value-type="float" office:value="1200" calcext:value-type="float">
            <text:p>1200</text:p>
          </table:table-cell>
          <table:table-cell table:formula="of:= IF([.$B27]&lt;1300;1300;[.$B27])" office:value-type="float" office:value="1300" calcext:value-type="float">
            <text:p>1300</text:p>
          </table:table-cell>
          <table:table-cell table:formula="of:= IF([.$B27]&lt;1400;1400;[.$B27])" office:value-type="float" office:value="1400" calcext:value-type="float">
            <text:p>1400</text:p>
          </table:table-cell>
          <table:table-cell table:formula="of:= IF([.$B27]&lt;1500;1500;[.$B27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10" xlink:type="simple">October</text:a></text:p>
          </table:table-cell>
          <table:table-cell office:value-type="float" office:value="636.574074074074" calcext:value-type="float">
            <text:p>636.5740740741</text:p>
          </table:table-cell>
          <table:table-cell table:formula="of:= IF([.B28]&lt;500;500;[.B28])" office:value-type="float" office:value="636.574074074074" calcext:value-type="float">
            <text:p>636.5740740741</text:p>
          </table:table-cell>
          <table:table-cell table:formula="of:= IF([.B28]&lt;600;600;[.B28])" office:value-type="float" office:value="636.574074074074" calcext:value-type="float">
            <text:p>636.5740740741</text:p>
          </table:table-cell>
          <table:table-cell table:formula="of:= IF([.B28]&lt;700;700;[.B28])" office:value-type="float" office:value="700" calcext:value-type="float">
            <text:p>700</text:p>
          </table:table-cell>
          <table:table-cell table:formula="of:= IF([.B28]&lt;800;800;[.B28])" office:value-type="float" office:value="800" calcext:value-type="float">
            <text:p>800</text:p>
          </table:table-cell>
          <table:table-cell table:formula="of:= IF([.$B28]&lt;900;900;[.$B28])" office:value-type="float" office:value="900" calcext:value-type="float">
            <text:p>900</text:p>
          </table:table-cell>
          <table:table-cell table:formula="of:= IF([.$B28]&lt;1000;1000;[.$B28])" office:value-type="float" office:value="1000" calcext:value-type="float">
            <text:p>1000</text:p>
          </table:table-cell>
          <table:table-cell table:formula="of:= IF([.$B28]&lt;1100;1100;[.$B28])" office:value-type="float" office:value="1100" calcext:value-type="float">
            <text:p>1100</text:p>
          </table:table-cell>
          <table:table-cell table:formula="of:= IF([.$B28]&lt;1200;1200;[.$B28])" office:value-type="float" office:value="1200" calcext:value-type="float">
            <text:p>1200</text:p>
          </table:table-cell>
          <table:table-cell table:formula="of:= IF([.$B28]&lt;1300;1300;[.$B28])" office:value-type="float" office:value="1300" calcext:value-type="float">
            <text:p>1300</text:p>
          </table:table-cell>
          <table:table-cell table:formula="of:= IF([.$B28]&lt;1400;1400;[.$B28])" office:value-type="float" office:value="1400" calcext:value-type="float">
            <text:p>1400</text:p>
          </table:table-cell>
          <table:table-cell table:formula="of:= IF([.$B28]&lt;1500;1500;[.$B28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11" xlink:type="simple">November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 IF([.B29]&lt;500;500;[.B29])" office:value-type="float" office:value="500" calcext:value-type="float">
            <text:p>500</text:p>
          </table:table-cell>
          <table:table-cell table:formula="of:= IF([.B29]&lt;600;600;[.B29])" office:value-type="float" office:value="600" calcext:value-type="float">
            <text:p>600</text:p>
          </table:table-cell>
          <table:table-cell table:formula="of:= IF([.B29]&lt;700;700;[.B29])" office:value-type="float" office:value="700" calcext:value-type="float">
            <text:p>700</text:p>
          </table:table-cell>
          <table:table-cell table:formula="of:= IF([.B29]&lt;800;800;[.B29])" office:value-type="float" office:value="800" calcext:value-type="float">
            <text:p>800</text:p>
          </table:table-cell>
          <table:table-cell table:formula="of:= IF([.$B29]&lt;900;900;[.$B29])" office:value-type="float" office:value="900" calcext:value-type="float">
            <text:p>900</text:p>
          </table:table-cell>
          <table:table-cell table:formula="of:= IF([.$B29]&lt;1000;1000;[.$B29])" office:value-type="float" office:value="1000" calcext:value-type="float">
            <text:p>1000</text:p>
          </table:table-cell>
          <table:table-cell table:formula="of:= IF([.$B29]&lt;1100;1100;[.$B29])" office:value-type="float" office:value="1100" calcext:value-type="float">
            <text:p>1100</text:p>
          </table:table-cell>
          <table:table-cell table:formula="of:= IF([.$B29]&lt;1200;1200;[.$B29])" office:value-type="float" office:value="1200" calcext:value-type="float">
            <text:p>1200</text:p>
          </table:table-cell>
          <table:table-cell table:formula="of:= IF([.$B29]&lt;1300;1300;[.$B29])" office:value-type="float" office:value="1300" calcext:value-type="float">
            <text:p>1300</text:p>
          </table:table-cell>
          <table:table-cell table:formula="of:= IF([.$B29]&lt;1400;1400;[.$B29])" office:value-type="float" office:value="1400" calcext:value-type="float">
            <text:p>1400</text:p>
          </table:table-cell>
          <table:table-cell table:formula="of:= IF([.$B29]&lt;1500;1500;[.$B29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12" xlink:type="simple">December</text:a></text:p>
          </table:table-cell>
          <table:table-cell office:value-type="float" office:value="289.351851851852" calcext:value-type="float">
            <text:p>289.3518518519</text:p>
          </table:table-cell>
          <table:table-cell table:formula="of:= IF([.B30]&lt;500;500;[.B30])" office:value-type="float" office:value="500" calcext:value-type="float">
            <text:p>500</text:p>
          </table:table-cell>
          <table:table-cell table:formula="of:= IF([.B30]&lt;600;600;[.B30])" office:value-type="float" office:value="600" calcext:value-type="float">
            <text:p>600</text:p>
          </table:table-cell>
          <table:table-cell table:formula="of:= IF([.B30]&lt;700;700;[.B30])" office:value-type="float" office:value="700" calcext:value-type="float">
            <text:p>700</text:p>
          </table:table-cell>
          <table:table-cell table:formula="of:= IF([.B30]&lt;800;800;[.B30])" office:value-type="float" office:value="800" calcext:value-type="float">
            <text:p>800</text:p>
          </table:table-cell>
          <table:table-cell table:formula="of:= IF([.$B30]&lt;900;900;[.$B30])" office:value-type="float" office:value="900" calcext:value-type="float">
            <text:p>900</text:p>
          </table:table-cell>
          <table:table-cell table:formula="of:= IF([.$B30]&lt;1000;1000;[.$B30])" office:value-type="float" office:value="1000" calcext:value-type="float">
            <text:p>1000</text:p>
          </table:table-cell>
          <table:table-cell table:formula="of:= IF([.$B30]&lt;1100;1100;[.$B30])" office:value-type="float" office:value="1100" calcext:value-type="float">
            <text:p>1100</text:p>
          </table:table-cell>
          <table:table-cell table:formula="of:= IF([.$B30]&lt;1200;1200;[.$B30])" office:value-type="float" office:value="1200" calcext:value-type="float">
            <text:p>1200</text:p>
          </table:table-cell>
          <table:table-cell table:formula="of:= IF([.$B30]&lt;1300;1300;[.$B30])" office:value-type="float" office:value="1300" calcext:value-type="float">
            <text:p>1300</text:p>
          </table:table-cell>
          <table:table-cell table:formula="of:= IF([.$B30]&lt;1400;1400;[.$B30])" office:value-type="float" office:value="1400" calcext:value-type="float">
            <text:p>1400</text:p>
          </table:table-cell>
          <table:table-cell table:formula="of:= IF([.$B30]&lt;1500;1500;[.$B30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nce per sq ft</text:p>
          </table:table-cell>
          <table:table-cell table:number-columns-repeated="13"/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natural par</text:p>
          </table:table-cell>
          <table:table-cell office:value-type="string" calcext:value-type="string">
            <text:p>Min 500</text:p>
          </table:table-cell>
          <table:table-cell office:value-type="string" calcext:value-type="string">
            <text:p>Min 600</text:p>
          </table:table-cell>
          <table:table-cell office:value-type="string" calcext:value-type="string">
            <text:p>Min 700</text:p>
          </table:table-cell>
          <table:table-cell office:value-type="string" calcext:value-type="string">
            <text:p>Min 800</text:p>
          </table:table-cell>
          <table:table-cell office:value-type="string" calcext:value-type="string">
            <text:p>Min 900</text:p>
          </table:table-cell>
          <table:table-cell office:value-type="string" calcext:value-type="string">
            <text:p>Min 1000</text:p>
          </table:table-cell>
          <table:table-cell office:value-type="string" calcext:value-type="string">
            <text:p>Min 1100</text:p>
          </table:table-cell>
          <table:table-cell office:value-type="string" calcext:value-type="string">
            <text:p>Min 1200</text:p>
          </table:table-cell>
          <table:table-cell office:value-type="string" calcext:value-type="string">
            <text:p>Min 1300</text:p>
          </table:table-cell>
          <table:table-cell office:value-type="string" calcext:value-type="string">
            <text:p>Min 1400</text:p>
          </table:table-cell>
          <table:table-cell office:value-type="string" calcext:value-type="string">
            <text:p>Min 1500</text:p>
          </table:table-cell>
          <table:table-cell/>
          <table:table-cell office:value-type="string" calcext:value-type="string">
            <text:p>on the 30 degree C growth yield curve between 500 and 1000 par the calculation is (1.7 + (0.0012osf * (par - 500)))</text:p>
          </table:table-cell>
        </table:table-row>
        <table:table-row table:style-name="ro2">
          <table:table-cell table:style-name="ce6" office:value-type="string" calcext:value-type="string">
            <text:p><text:a xlink:href="http://www.intellicast.com/Local/History.aspx?month=1" xlink:type="simple">January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IF([.C19]&lt;1000;1.7 + (0.0012 * ([.C19] - 500));2.3 + (0.0002*([.C19]-1000)))" office:value-type="float" office:value="1.7" calcext:value-type="float">
            <text:p>1.7</text:p>
          </table:table-cell>
          <table:table-cell table:formula="of:=IF([.D19]&lt;1000;1.7 + (0.0012 * ([.D19] - 500));2.3 + (0.0002*([.D19]-1000)))" office:value-type="float" office:value="1.82" calcext:value-type="float">
            <text:p>1.82</text:p>
          </table:table-cell>
          <table:table-cell table:formula="of:=IF([.E19]&lt;1000;1.7 + (0.0012 * ([.E19] - 500));2.3 + (0.0002*([.E19]-1000)))" office:value-type="float" office:value="1.94" calcext:value-type="float">
            <text:p>1.94</text:p>
          </table:table-cell>
          <table:table-cell table:formula="of:=IF([.F19]&lt;1000;1.7 + (0.0012 * ([.F19] - 500));2.3 + (0.0002*([.F19]-1000)))" office:value-type="float" office:value="2.06" calcext:value-type="float">
            <text:p>2.06</text:p>
          </table:table-cell>
          <table:table-cell table:formula="of:=IF([.G19]&lt;1000;1.7 + (0.0012 * ([.G19] - 500));2.3 + (0.0002*([.G19]-1000)))" office:value-type="float" office:value="2.18" calcext:value-type="float">
            <text:p>2.18</text:p>
          </table:table-cell>
          <table:table-cell table:formula="of:=IF([.H19]&lt;1000;1.7 + (0.0012 * ([.H19] - 500));2.3 + (0.0002*([.H19]-1000)))" office:value-type="float" office:value="2.3" calcext:value-type="float">
            <text:p>2.3</text:p>
          </table:table-cell>
          <table:table-cell table:formula="of:=IF([.I19]&lt;1000;1.7 + (0.0012 * ([.I19] - 500));2.3 + (0.0002*([.I19]-1000)))" office:value-type="float" office:value="2.32" calcext:value-type="float">
            <text:p>2.32</text:p>
          </table:table-cell>
          <table:table-cell table:formula="of:=IF([.J19]&lt;1000;1.7 + (0.0012 * ([.J19] - 500));2.3 + (0.0002*([.J19]-1000)))" office:value-type="float" office:value="2.34" calcext:value-type="float">
            <text:p>2.34</text:p>
          </table:table-cell>
          <table:table-cell table:formula="of:=IF([.K19]&lt;1000;1.7 + (0.0012 * ([.K19] - 500));2.3 + (0.0002*([.K19]-1000)))" office:value-type="float" office:value="2.36" calcext:value-type="float">
            <text:p>2.36</text:p>
          </table:table-cell>
          <table:table-cell table:formula="of:=IF([.L19]&lt;1000;1.7 + (0.0012 * ([.L19] - 500));2.3 + (0.0002*([.L19]-1000)))" office:value-type="float" office:value="2.38" calcext:value-type="float">
            <text:p>2.38</text:p>
          </table:table-cell>
          <table:table-cell table:formula="of:=IF([.M19]&lt;1000;1.7 + (0.0012 * ([.M19] - 500));2.3 + (0.0002*([.M19]-1000)))" office:value-type="float" office:value="2.4" calcext:value-type="float">
            <text:p>2.4</text:p>
          </table:table-cell>
          <table:table-cell/>
          <table:table-cell office:value-type="string" calcext:value-type="string">
            <text:p>Between 1000 and 1500 the calculation is (2.3 + (0.0002osf * (par – 1000)))</text:p>
          </table:table-cell>
        </table:table-row>
        <table:table-row table:style-name="ro2">
          <table:table-cell table:style-name="ce6" office:value-type="string" calcext:value-type="string">
            <text:p><text:a xlink:href="http://www.intellicast.com/Local/History.aspx?month=2" xlink:type="simple">February</text:a></text:p>
          </table:table-cell>
          <table:table-cell office:value-type="float" office:value="520.833333333333" calcext:value-type="float">
            <text:p>520.8333333333</text:p>
          </table:table-cell>
          <table:table-cell table:formula="of:=IF([.C20]&lt;1000;1.7 + (0.0012 * ([.C20] - 500));2.3 + (0.0002*([.C20]-1000)))" office:value-type="float" office:value="1.725" calcext:value-type="float">
            <text:p>1.725</text:p>
          </table:table-cell>
          <table:table-cell table:formula="of:=IF([.D20]&lt;1000;1.7 + (0.0012 * ([.D20] - 500));2.3 + (0.0002*([.D20]-1000)))" office:value-type="float" office:value="1.82" calcext:value-type="float">
            <text:p>1.82</text:p>
          </table:table-cell>
          <table:table-cell table:formula="of:=IF([.E20]&lt;1000;1.7 + (0.0012 * ([.E20] - 500));2.3 + (0.0002*([.E20]-1000)))" office:value-type="float" office:value="1.94" calcext:value-type="float">
            <text:p>1.94</text:p>
          </table:table-cell>
          <table:table-cell table:formula="of:=IF([.F20]&lt;1000;1.7 + (0.0012 * ([.F20] - 500));2.3 + (0.0002*([.F20]-1000)))" office:value-type="float" office:value="2.06" calcext:value-type="float">
            <text:p>2.06</text:p>
          </table:table-cell>
          <table:table-cell table:formula="of:=IF([.G20]&lt;1000;1.7 + (0.0012 * ([.G20] - 500));2.3 + (0.0002*([.G20]-1000)))" office:value-type="float" office:value="2.18" calcext:value-type="float">
            <text:p>2.18</text:p>
          </table:table-cell>
          <table:table-cell table:formula="of:=IF([.H20]&lt;1000;1.7 + (0.0012 * ([.H20] - 500));2.3 + (0.0002*([.H20]-1000)))" office:value-type="float" office:value="2.3" calcext:value-type="float">
            <text:p>2.3</text:p>
          </table:table-cell>
          <table:table-cell table:formula="of:=IF([.I20]&lt;1000;1.7 + (0.0012 * ([.I20] - 500));2.3 + (0.0002*([.I20]-1000)))" office:value-type="float" office:value="2.32" calcext:value-type="float">
            <text:p>2.32</text:p>
          </table:table-cell>
          <table:table-cell table:formula="of:=IF([.J20]&lt;1000;1.7 + (0.0012 * ([.J20] - 500));2.3 + (0.0002*([.J20]-1000)))" office:value-type="float" office:value="2.34" calcext:value-type="float">
            <text:p>2.34</text:p>
          </table:table-cell>
          <table:table-cell table:formula="of:=IF([.K20]&lt;1000;1.7 + (0.0012 * ([.K20] - 500));2.3 + (0.0002*([.K20]-1000)))" office:value-type="float" office:value="2.36" calcext:value-type="float">
            <text:p>2.36</text:p>
          </table:table-cell>
          <table:table-cell table:formula="of:=IF([.L20]&lt;1000;1.7 + (0.0012 * ([.L20] - 500));2.3 + (0.0002*([.L20]-1000)))" office:value-type="float" office:value="2.38" calcext:value-type="float">
            <text:p>2.38</text:p>
          </table:table-cell>
          <table:table-cell table:formula="of:=IF([.M20]&lt;1000;1.7 + (0.0012 * ([.M20] - 500));2.3 + (0.0002*([.M20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3" xlink:type="simple">March</text:a></text:p>
          </table:table-cell>
          <table:table-cell office:value-type="float" office:value="752.314814814815" calcext:value-type="float">
            <text:p>752.3148148148</text:p>
          </table:table-cell>
          <table:table-cell table:formula="of:=IF([.C21]&lt;1000;1.7 + (0.0012 * ([.C21] - 500));2.3 + (0.0002*([.C21]-1000)))" office:value-type="float" office:value="2.00277777777778" calcext:value-type="float">
            <text:p>2.0027777778</text:p>
          </table:table-cell>
          <table:table-cell table:formula="of:=IF([.D21]&lt;1000;1.7 + (0.0012 * ([.D21] - 500));2.3 + (0.0002*([.D21]-1000)))" office:value-type="float" office:value="2.00277777777778" calcext:value-type="float">
            <text:p>2.0027777778</text:p>
          </table:table-cell>
          <table:table-cell table:formula="of:=IF([.E21]&lt;1000;1.7 + (0.0012 * ([.E21] - 500));2.3 + (0.0002*([.E21]-1000)))" office:value-type="float" office:value="2.00277777777778" calcext:value-type="float">
            <text:p>2.0027777778</text:p>
          </table:table-cell>
          <table:table-cell table:formula="of:=IF([.F21]&lt;1000;1.7 + (0.0012 * ([.F21] - 500));2.3 + (0.0002*([.F21]-1000)))" office:value-type="float" office:value="2.06" calcext:value-type="float">
            <text:p>2.06</text:p>
          </table:table-cell>
          <table:table-cell table:formula="of:=IF([.G21]&lt;1000;1.7 + (0.0012 * ([.G21] - 500));2.3 + (0.0002*([.G21]-1000)))" office:value-type="float" office:value="2.18" calcext:value-type="float">
            <text:p>2.18</text:p>
          </table:table-cell>
          <table:table-cell table:formula="of:=IF([.H21]&lt;1000;1.7 + (0.0012 * ([.H21] - 500));2.3 + (0.0002*([.H21]-1000)))" office:value-type="float" office:value="2.3" calcext:value-type="float">
            <text:p>2.3</text:p>
          </table:table-cell>
          <table:table-cell table:formula="of:=IF([.I21]&lt;1000;1.7 + (0.0012 * ([.I21] - 500));2.3 + (0.0002*([.I21]-1000)))" office:value-type="float" office:value="2.32" calcext:value-type="float">
            <text:p>2.32</text:p>
          </table:table-cell>
          <table:table-cell table:formula="of:=IF([.J21]&lt;1000;1.7 + (0.0012 * ([.J21] - 500));2.3 + (0.0002*([.J21]-1000)))" office:value-type="float" office:value="2.34" calcext:value-type="float">
            <text:p>2.34</text:p>
          </table:table-cell>
          <table:table-cell table:formula="of:=IF([.K21]&lt;1000;1.7 + (0.0012 * ([.K21] - 500));2.3 + (0.0002*([.K21]-1000)))" office:value-type="float" office:value="2.36" calcext:value-type="float">
            <text:p>2.36</text:p>
          </table:table-cell>
          <table:table-cell table:formula="of:=IF([.L21]&lt;1000;1.7 + (0.0012 * ([.L21] - 500));2.3 + (0.0002*([.L21]-1000)))" office:value-type="float" office:value="2.38" calcext:value-type="float">
            <text:p>2.38</text:p>
          </table:table-cell>
          <table:table-cell table:formula="of:=IF([.M21]&lt;1000;1.7 + (0.0012 * ([.M21] - 500));2.3 + (0.0002*([.M21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4" xlink:type="simple">April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IF([.C22]&lt;1000;1.7 + (0.0012 * ([.C22] - 500));2.3 + (0.0002*([.C22]-1000)))" office:value-type="float" office:value="2.28055555555556" calcext:value-type="float">
            <text:p>2.2805555556</text:p>
          </table:table-cell>
          <table:table-cell table:formula="of:=IF([.D22]&lt;1000;1.7 + (0.0012 * ([.D22] - 500));2.3 + (0.0002*([.D22]-1000)))" office:value-type="float" office:value="2.28055555555556" calcext:value-type="float">
            <text:p>2.2805555556</text:p>
          </table:table-cell>
          <table:table-cell table:formula="of:=IF([.E22]&lt;1000;1.7 + (0.0012 * ([.E22] - 500));2.3 + (0.0002*([.E22]-1000)))" office:value-type="float" office:value="2.28055555555556" calcext:value-type="float">
            <text:p>2.2805555556</text:p>
          </table:table-cell>
          <table:table-cell table:formula="of:=IF([.F22]&lt;1000;1.7 + (0.0012 * ([.F22] - 500));2.3 + (0.0002*([.F22]-1000)))" office:value-type="float" office:value="2.28055555555556" calcext:value-type="float">
            <text:p>2.2805555556</text:p>
          </table:table-cell>
          <table:table-cell table:formula="of:=IF([.G22]&lt;1000;1.7 + (0.0012 * ([.G22] - 500));2.3 + (0.0002*([.G22]-1000)))" office:value-type="float" office:value="2.28055555555556" calcext:value-type="float">
            <text:p>2.2805555556</text:p>
          </table:table-cell>
          <table:table-cell table:formula="of:=IF([.H22]&lt;1000;1.7 + (0.0012 * ([.H22] - 500));2.3 + (0.0002*([.H22]-1000)))" office:value-type="float" office:value="2.3" calcext:value-type="float">
            <text:p>2.3</text:p>
          </table:table-cell>
          <table:table-cell table:formula="of:=IF([.I22]&lt;1000;1.7 + (0.0012 * ([.I22] - 500));2.3 + (0.0002*([.I22]-1000)))" office:value-type="float" office:value="2.32" calcext:value-type="float">
            <text:p>2.32</text:p>
          </table:table-cell>
          <table:table-cell table:formula="of:=IF([.J22]&lt;1000;1.7 + (0.0012 * ([.J22] - 500));2.3 + (0.0002*([.J22]-1000)))" office:value-type="float" office:value="2.34" calcext:value-type="float">
            <text:p>2.34</text:p>
          </table:table-cell>
          <table:table-cell table:formula="of:=IF([.K22]&lt;1000;1.7 + (0.0012 * ([.K22] - 500));2.3 + (0.0002*([.K22]-1000)))" office:value-type="float" office:value="2.36" calcext:value-type="float">
            <text:p>2.36</text:p>
          </table:table-cell>
          <table:table-cell table:formula="of:=IF([.L22]&lt;1000;1.7 + (0.0012 * ([.L22] - 500));2.3 + (0.0002*([.L22]-1000)))" office:value-type="float" office:value="2.38" calcext:value-type="float">
            <text:p>2.38</text:p>
          </table:table-cell>
          <table:table-cell table:formula="of:=IF([.M22]&lt;1000;1.7 + (0.0012 * ([.M22] - 500));2.3 + (0.0002*([.M22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5" xlink:type="simple">May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IF([.C23]&lt;1000;1.7 + (0.0012 * ([.C23] - 500));2.3 + (0.0002*([.C23]-1000)))" office:value-type="float" office:value="2.34305555555556" calcext:value-type="float">
            <text:p>2.3430555556</text:p>
          </table:table-cell>
          <table:table-cell table:formula="of:=IF([.D23]&lt;1000;1.7 + (0.0012 * ([.D23] - 500));2.3 + (0.0002*([.D23]-1000)))" office:value-type="float" office:value="2.34305555555556" calcext:value-type="float">
            <text:p>2.3430555556</text:p>
          </table:table-cell>
          <table:table-cell table:formula="of:=IF([.E23]&lt;1000;1.7 + (0.0012 * ([.E23] - 500));2.3 + (0.0002*([.E23]-1000)))" office:value-type="float" office:value="2.34305555555556" calcext:value-type="float">
            <text:p>2.3430555556</text:p>
          </table:table-cell>
          <table:table-cell table:formula="of:=IF([.F23]&lt;1000;1.7 + (0.0012 * ([.F23] - 500));2.3 + (0.0002*([.F23]-1000)))" office:value-type="float" office:value="2.34305555555556" calcext:value-type="float">
            <text:p>2.3430555556</text:p>
          </table:table-cell>
          <table:table-cell table:formula="of:=IF([.G23]&lt;1000;1.7 + (0.0012 * ([.G23] - 500));2.3 + (0.0002*([.G23]-1000)))" office:value-type="float" office:value="2.34305555555556" calcext:value-type="float">
            <text:p>2.3430555556</text:p>
          </table:table-cell>
          <table:table-cell table:formula="of:=IF([.H23]&lt;1000;1.7 + (0.0012 * ([.H23] - 500));2.3 + (0.0002*([.H23]-1000)))" office:value-type="float" office:value="2.34305555555556" calcext:value-type="float">
            <text:p>2.3430555556</text:p>
          </table:table-cell>
          <table:table-cell table:formula="of:=IF([.I23]&lt;1000;1.7 + (0.0012 * ([.I23] - 500));2.3 + (0.0002*([.I23]-1000)))" office:value-type="float" office:value="2.34305555555556" calcext:value-type="float">
            <text:p>2.3430555556</text:p>
          </table:table-cell>
          <table:table-cell table:formula="of:=IF([.J23]&lt;1000;1.7 + (0.0012 * ([.J23] - 500));2.3 + (0.0002*([.J23]-1000)))" office:value-type="float" office:value="2.34305555555556" calcext:value-type="float">
            <text:p>2.3430555556</text:p>
          </table:table-cell>
          <table:table-cell table:formula="of:=IF([.K23]&lt;1000;1.7 + (0.0012 * ([.K23] - 500));2.3 + (0.0002*([.K23]-1000)))" office:value-type="float" office:value="2.36" calcext:value-type="float">
            <text:p>2.36</text:p>
          </table:table-cell>
          <table:table-cell table:formula="of:=IF([.L23]&lt;1000;1.7 + (0.0012 * ([.L23] - 500));2.3 + (0.0002*([.L23]-1000)))" office:value-type="float" office:value="2.38" calcext:value-type="float">
            <text:p>2.38</text:p>
          </table:table-cell>
          <table:table-cell table:formula="of:=IF([.M23]&lt;1000;1.7 + (0.0012 * ([.M23] - 500));2.3 + (0.0002*([.M23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6" xlink:type="simple">June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IF([.C24]&lt;1000;1.7 + (0.0012 * ([.C24] - 500));2.3 + (0.0002*([.C24]-1000)))" office:value-type="float" office:value="2.34305555555556" calcext:value-type="float">
            <text:p>2.3430555556</text:p>
          </table:table-cell>
          <table:table-cell table:formula="of:=IF([.D24]&lt;1000;1.7 + (0.0012 * ([.D24] - 500));2.3 + (0.0002*([.D24]-1000)))" office:value-type="float" office:value="2.34305555555556" calcext:value-type="float">
            <text:p>2.3430555556</text:p>
          </table:table-cell>
          <table:table-cell table:formula="of:=IF([.E24]&lt;1000;1.7 + (0.0012 * ([.E24] - 500));2.3 + (0.0002*([.E24]-1000)))" office:value-type="float" office:value="2.34305555555556" calcext:value-type="float">
            <text:p>2.3430555556</text:p>
          </table:table-cell>
          <table:table-cell table:formula="of:=IF([.F24]&lt;1000;1.7 + (0.0012 * ([.F24] - 500));2.3 + (0.0002*([.F24]-1000)))" office:value-type="float" office:value="2.34305555555556" calcext:value-type="float">
            <text:p>2.3430555556</text:p>
          </table:table-cell>
          <table:table-cell table:formula="of:=IF([.G24]&lt;1000;1.7 + (0.0012 * ([.G24] - 500));2.3 + (0.0002*([.G24]-1000)))" office:value-type="float" office:value="2.34305555555556" calcext:value-type="float">
            <text:p>2.3430555556</text:p>
          </table:table-cell>
          <table:table-cell table:formula="of:=IF([.H24]&lt;1000;1.7 + (0.0012 * ([.H24] - 500));2.3 + (0.0002*([.H24]-1000)))" office:value-type="float" office:value="2.34305555555556" calcext:value-type="float">
            <text:p>2.3430555556</text:p>
          </table:table-cell>
          <table:table-cell table:formula="of:=IF([.I24]&lt;1000;1.7 + (0.0012 * ([.I24] - 500));2.3 + (0.0002*([.I24]-1000)))" office:value-type="float" office:value="2.34305555555556" calcext:value-type="float">
            <text:p>2.3430555556</text:p>
          </table:table-cell>
          <table:table-cell table:formula="of:=IF([.J24]&lt;1000;1.7 + (0.0012 * ([.J24] - 500));2.3 + (0.0002*([.J24]-1000)))" office:value-type="float" office:value="2.34305555555556" calcext:value-type="float">
            <text:p>2.3430555556</text:p>
          </table:table-cell>
          <table:table-cell table:formula="of:=IF([.K24]&lt;1000;1.7 + (0.0012 * ([.K24] - 500));2.3 + (0.0002*([.K24]-1000)))" office:value-type="float" office:value="2.36" calcext:value-type="float">
            <text:p>2.36</text:p>
          </table:table-cell>
          <table:table-cell table:formula="of:=IF([.L24]&lt;1000;1.7 + (0.0012 * ([.L24] - 500));2.3 + (0.0002*([.L24]-1000)))" office:value-type="float" office:value="2.38" calcext:value-type="float">
            <text:p>2.38</text:p>
          </table:table-cell>
          <table:table-cell table:formula="of:=IF([.M24]&lt;1000;1.7 + (0.0012 * ([.M24] - 500));2.3 + (0.0002*([.M24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7" xlink:type="simple">July</text:a></text:p>
          </table:table-cell>
          <table:table-cell office:value-type="float" office:value="1331.01851851852" calcext:value-type="float">
            <text:p>1331.0185185185</text:p>
          </table:table-cell>
          <table:table-cell table:formula="of:=IF([.C25]&lt;1000;1.7 + (0.0012 * ([.C25] - 500));2.3 + (0.0002*([.C25]-1000)))" office:value-type="float" office:value="2.3662037037037" calcext:value-type="float">
            <text:p>2.3662037037</text:p>
          </table:table-cell>
          <table:table-cell table:formula="of:=IF([.D25]&lt;1000;1.7 + (0.0012 * ([.D25] - 500));2.3 + (0.0002*([.D25]-1000)))" office:value-type="float" office:value="2.3662037037037" calcext:value-type="float">
            <text:p>2.3662037037</text:p>
          </table:table-cell>
          <table:table-cell table:formula="of:=IF([.E25]&lt;1000;1.7 + (0.0012 * ([.E25] - 500));2.3 + (0.0002*([.E25]-1000)))" office:value-type="float" office:value="2.3662037037037" calcext:value-type="float">
            <text:p>2.3662037037</text:p>
          </table:table-cell>
          <table:table-cell table:formula="of:=IF([.F25]&lt;1000;1.7 + (0.0012 * ([.F25] - 500));2.3 + (0.0002*([.F25]-1000)))" office:value-type="float" office:value="2.3662037037037" calcext:value-type="float">
            <text:p>2.3662037037</text:p>
          </table:table-cell>
          <table:table-cell table:formula="of:=IF([.G25]&lt;1000;1.7 + (0.0012 * ([.G25] - 500));2.3 + (0.0002*([.G25]-1000)))" office:value-type="float" office:value="2.3662037037037" calcext:value-type="float">
            <text:p>2.3662037037</text:p>
          </table:table-cell>
          <table:table-cell table:formula="of:=IF([.H25]&lt;1000;1.7 + (0.0012 * ([.H25] - 500));2.3 + (0.0002*([.H25]-1000)))" office:value-type="float" office:value="2.3662037037037" calcext:value-type="float">
            <text:p>2.3662037037</text:p>
          </table:table-cell>
          <table:table-cell table:formula="of:=IF([.I25]&lt;1000;1.7 + (0.0012 * ([.I25] - 500));2.3 + (0.0002*([.I25]-1000)))" office:value-type="float" office:value="2.3662037037037" calcext:value-type="float">
            <text:p>2.3662037037</text:p>
          </table:table-cell>
          <table:table-cell table:formula="of:=IF([.J25]&lt;1000;1.7 + (0.0012 * ([.J25] - 500));2.3 + (0.0002*([.J25]-1000)))" office:value-type="float" office:value="2.3662037037037" calcext:value-type="float">
            <text:p>2.3662037037</text:p>
          </table:table-cell>
          <table:table-cell table:formula="of:=IF([.K25]&lt;1000;1.7 + (0.0012 * ([.K25] - 500));2.3 + (0.0002*([.K25]-1000)))" office:value-type="float" office:value="2.3662037037037" calcext:value-type="float">
            <text:p>2.3662037037</text:p>
          </table:table-cell>
          <table:table-cell table:formula="of:=IF([.L25]&lt;1000;1.7 + (0.0012 * ([.L25] - 500));2.3 + (0.0002*([.L25]-1000)))" office:value-type="float" office:value="2.38" calcext:value-type="float">
            <text:p>2.38</text:p>
          </table:table-cell>
          <table:table-cell table:formula="of:=IF([.M25]&lt;1000;1.7 + (0.0012 * ([.M25] - 500));2.3 + (0.0002*([.M25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8" xlink:type="simple">August</text:a></text:p>
          </table:table-cell>
          <table:table-cell office:value-type="float" office:value="1099.53703703704" calcext:value-type="float">
            <text:p>1099.537037037</text:p>
          </table:table-cell>
          <table:table-cell table:formula="of:=IF([.C26]&lt;1000;1.7 + (0.0012 * ([.C26] - 500));2.3 + (0.0002*([.C26]-1000)))" office:value-type="float" office:value="2.31990740740741" calcext:value-type="float">
            <text:p>2.3199074074</text:p>
          </table:table-cell>
          <table:table-cell table:formula="of:=IF([.D26]&lt;1000;1.7 + (0.0012 * ([.D26] - 500));2.3 + (0.0002*([.D26]-1000)))" office:value-type="float" office:value="2.31990740740741" calcext:value-type="float">
            <text:p>2.3199074074</text:p>
          </table:table-cell>
          <table:table-cell table:formula="of:=IF([.E26]&lt;1000;1.7 + (0.0012 * ([.E26] - 500));2.3 + (0.0002*([.E26]-1000)))" office:value-type="float" office:value="2.31990740740741" calcext:value-type="float">
            <text:p>2.3199074074</text:p>
          </table:table-cell>
          <table:table-cell table:formula="of:=IF([.F26]&lt;1000;1.7 + (0.0012 * ([.F26] - 500));2.3 + (0.0002*([.F26]-1000)))" office:value-type="float" office:value="2.31990740740741" calcext:value-type="float">
            <text:p>2.3199074074</text:p>
          </table:table-cell>
          <table:table-cell table:formula="of:=IF([.G26]&lt;1000;1.7 + (0.0012 * ([.G26] - 500));2.3 + (0.0002*([.G26]-1000)))" office:value-type="float" office:value="2.31990740740741" calcext:value-type="float">
            <text:p>2.3199074074</text:p>
          </table:table-cell>
          <table:table-cell table:formula="of:=IF([.H26]&lt;1000;1.7 + (0.0012 * ([.H26] - 500));2.3 + (0.0002*([.H26]-1000)))" office:value-type="float" office:value="2.31990740740741" calcext:value-type="float">
            <text:p>2.3199074074</text:p>
          </table:table-cell>
          <table:table-cell table:formula="of:=IF([.I26]&lt;1000;1.7 + (0.0012 * ([.I26] - 500));2.3 + (0.0002*([.I26]-1000)))" office:value-type="float" office:value="2.32" calcext:value-type="float">
            <text:p>2.32</text:p>
          </table:table-cell>
          <table:table-cell table:formula="of:=IF([.J26]&lt;1000;1.7 + (0.0012 * ([.J26] - 500));2.3 + (0.0002*([.J26]-1000)))" office:value-type="float" office:value="2.34" calcext:value-type="float">
            <text:p>2.34</text:p>
          </table:table-cell>
          <table:table-cell table:formula="of:=IF([.K26]&lt;1000;1.7 + (0.0012 * ([.K26] - 500));2.3 + (0.0002*([.K26]-1000)))" office:value-type="float" office:value="2.36" calcext:value-type="float">
            <text:p>2.36</text:p>
          </table:table-cell>
          <table:table-cell table:formula="of:=IF([.L26]&lt;1000;1.7 + (0.0012 * ([.L26] - 500));2.3 + (0.0002*([.L26]-1000)))" office:value-type="float" office:value="2.38" calcext:value-type="float">
            <text:p>2.38</text:p>
          </table:table-cell>
          <table:table-cell table:formula="of:=IF([.M26]&lt;1000;1.7 + (0.0012 * ([.M26] - 500));2.3 + (0.0002*([.M26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9" xlink:type="simple">September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IF([.C27]&lt;1000;1.7 + (0.0012 * ([.C27] - 500));2.3 + (0.0002*([.C27]-1000)))" office:value-type="float" office:value="2.28055555555556" calcext:value-type="float">
            <text:p>2.2805555556</text:p>
          </table:table-cell>
          <table:table-cell table:formula="of:=IF([.D27]&lt;1000;1.7 + (0.0012 * ([.D27] - 500));2.3 + (0.0002*([.D27]-1000)))" office:value-type="float" office:value="2.28055555555556" calcext:value-type="float">
            <text:p>2.2805555556</text:p>
          </table:table-cell>
          <table:table-cell table:formula="of:=IF([.E27]&lt;1000;1.7 + (0.0012 * ([.E27] - 500));2.3 + (0.0002*([.E27]-1000)))" office:value-type="float" office:value="2.28055555555556" calcext:value-type="float">
            <text:p>2.2805555556</text:p>
          </table:table-cell>
          <table:table-cell table:formula="of:=IF([.F27]&lt;1000;1.7 + (0.0012 * ([.F27] - 500));2.3 + (0.0002*([.F27]-1000)))" office:value-type="float" office:value="2.28055555555556" calcext:value-type="float">
            <text:p>2.2805555556</text:p>
          </table:table-cell>
          <table:table-cell table:formula="of:=IF([.G27]&lt;1000;1.7 + (0.0012 * ([.G27] - 500));2.3 + (0.0002*([.G27]-1000)))" office:value-type="float" office:value="2.28055555555556" calcext:value-type="float">
            <text:p>2.2805555556</text:p>
          </table:table-cell>
          <table:table-cell table:formula="of:=IF([.H27]&lt;1000;1.7 + (0.0012 * ([.H27] - 500));2.3 + (0.0002*([.H27]-1000)))" office:value-type="float" office:value="2.3" calcext:value-type="float">
            <text:p>2.3</text:p>
          </table:table-cell>
          <table:table-cell table:formula="of:=IF([.I27]&lt;1000;1.7 + (0.0012 * ([.I27] - 500));2.3 + (0.0002*([.I27]-1000)))" office:value-type="float" office:value="2.32" calcext:value-type="float">
            <text:p>2.32</text:p>
          </table:table-cell>
          <table:table-cell table:formula="of:=IF([.J27]&lt;1000;1.7 + (0.0012 * ([.J27] - 500));2.3 + (0.0002*([.J27]-1000)))" office:value-type="float" office:value="2.34" calcext:value-type="float">
            <text:p>2.34</text:p>
          </table:table-cell>
          <table:table-cell table:formula="of:=IF([.K27]&lt;1000;1.7 + (0.0012 * ([.K27] - 500));2.3 + (0.0002*([.K27]-1000)))" office:value-type="float" office:value="2.36" calcext:value-type="float">
            <text:p>2.36</text:p>
          </table:table-cell>
          <table:table-cell table:formula="of:=IF([.L27]&lt;1000;1.7 + (0.0012 * ([.L27] - 500));2.3 + (0.0002*([.L27]-1000)))" office:value-type="float" office:value="2.38" calcext:value-type="float">
            <text:p>2.38</text:p>
          </table:table-cell>
          <table:table-cell table:formula="of:=IF([.M27]&lt;1000;1.7 + (0.0012 * ([.M27] - 500));2.3 + (0.0002*([.M27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10" xlink:type="simple">October</text:a></text:p>
          </table:table-cell>
          <table:table-cell office:value-type="float" office:value="636.574074074074" calcext:value-type="float">
            <text:p>636.5740740741</text:p>
          </table:table-cell>
          <table:table-cell table:formula="of:=IF([.C28]&lt;1000;1.7 + (0.0012 * ([.C28] - 500));2.3 + (0.0002*([.C28]-1000)))" office:value-type="float" office:value="1.86388888888889" calcext:value-type="float">
            <text:p>1.8638888889</text:p>
          </table:table-cell>
          <table:table-cell table:formula="of:=IF([.D28]&lt;1000;1.7 + (0.0012 * ([.D28] - 500));2.3 + (0.0002*([.D28]-1000)))" office:value-type="float" office:value="1.86388888888889" calcext:value-type="float">
            <text:p>1.8638888889</text:p>
          </table:table-cell>
          <table:table-cell table:formula="of:=IF([.E28]&lt;1000;1.7 + (0.0012 * ([.E28] - 500));2.3 + (0.0002*([.E28]-1000)))" office:value-type="float" office:value="1.94" calcext:value-type="float">
            <text:p>1.94</text:p>
          </table:table-cell>
          <table:table-cell table:formula="of:=IF([.F28]&lt;1000;1.7 + (0.0012 * ([.F28] - 500));2.3 + (0.0002*([.F28]-1000)))" office:value-type="float" office:value="2.06" calcext:value-type="float">
            <text:p>2.06</text:p>
          </table:table-cell>
          <table:table-cell table:formula="of:=IF([.G28]&lt;1000;1.7 + (0.0012 * ([.G28] - 500));2.3 + (0.0002*([.G28]-1000)))" office:value-type="float" office:value="2.18" calcext:value-type="float">
            <text:p>2.18</text:p>
          </table:table-cell>
          <table:table-cell table:formula="of:=IF([.H28]&lt;1000;1.7 + (0.0012 * ([.H28] - 500));2.3 + (0.0002*([.H28]-1000)))" office:value-type="float" office:value="2.3" calcext:value-type="float">
            <text:p>2.3</text:p>
          </table:table-cell>
          <table:table-cell table:formula="of:=IF([.I28]&lt;1000;1.7 + (0.0012 * ([.I28] - 500));2.3 + (0.0002*([.I28]-1000)))" office:value-type="float" office:value="2.32" calcext:value-type="float">
            <text:p>2.32</text:p>
          </table:table-cell>
          <table:table-cell table:formula="of:=IF([.J28]&lt;1000;1.7 + (0.0012 * ([.J28] - 500));2.3 + (0.0002*([.J28]-1000)))" office:value-type="float" office:value="2.34" calcext:value-type="float">
            <text:p>2.34</text:p>
          </table:table-cell>
          <table:table-cell table:formula="of:=IF([.K28]&lt;1000;1.7 + (0.0012 * ([.K28] - 500));2.3 + (0.0002*([.K28]-1000)))" office:value-type="float" office:value="2.36" calcext:value-type="float">
            <text:p>2.36</text:p>
          </table:table-cell>
          <table:table-cell table:formula="of:=IF([.L28]&lt;1000;1.7 + (0.0012 * ([.L28] - 500));2.3 + (0.0002*([.L28]-1000)))" office:value-type="float" office:value="2.38" calcext:value-type="float">
            <text:p>2.38</text:p>
          </table:table-cell>
          <table:table-cell table:formula="of:=IF([.M28]&lt;1000;1.7 + (0.0012 * ([.M28] - 500));2.3 + (0.0002*([.M28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11" xlink:type="simple">November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IF([.C29]&lt;1000;1.7 + (0.0012 * ([.C29] - 500));2.3 + (0.0002*([.C29]-1000)))" office:value-type="float" office:value="1.7" calcext:value-type="float">
            <text:p>1.7</text:p>
          </table:table-cell>
          <table:table-cell table:formula="of:=IF([.D29]&lt;1000;1.7 + (0.0012 * ([.D29] - 500));2.3 + (0.0002*([.D29]-1000)))" office:value-type="float" office:value="1.82" calcext:value-type="float">
            <text:p>1.82</text:p>
          </table:table-cell>
          <table:table-cell table:formula="of:=IF([.E29]&lt;1000;1.7 + (0.0012 * ([.E29] - 500));2.3 + (0.0002*([.E29]-1000)))" office:value-type="float" office:value="1.94" calcext:value-type="float">
            <text:p>1.94</text:p>
          </table:table-cell>
          <table:table-cell table:formula="of:=IF([.F29]&lt;1000;1.7 + (0.0012 * ([.F29] - 500));2.3 + (0.0002*([.F29]-1000)))" office:value-type="float" office:value="2.06" calcext:value-type="float">
            <text:p>2.06</text:p>
          </table:table-cell>
          <table:table-cell table:formula="of:=IF([.G29]&lt;1000;1.7 + (0.0012 * ([.G29] - 500));2.3 + (0.0002*([.G29]-1000)))" office:value-type="float" office:value="2.18" calcext:value-type="float">
            <text:p>2.18</text:p>
          </table:table-cell>
          <table:table-cell table:formula="of:=IF([.H29]&lt;1000;1.7 + (0.0012 * ([.H29] - 500));2.3 + (0.0002*([.H29]-1000)))" office:value-type="float" office:value="2.3" calcext:value-type="float">
            <text:p>2.3</text:p>
          </table:table-cell>
          <table:table-cell table:formula="of:=IF([.I29]&lt;1000;1.7 + (0.0012 * ([.I29] - 500));2.3 + (0.0002*([.I29]-1000)))" office:value-type="float" office:value="2.32" calcext:value-type="float">
            <text:p>2.32</text:p>
          </table:table-cell>
          <table:table-cell table:formula="of:=IF([.J29]&lt;1000;1.7 + (0.0012 * ([.J29] - 500));2.3 + (0.0002*([.J29]-1000)))" office:value-type="float" office:value="2.34" calcext:value-type="float">
            <text:p>2.34</text:p>
          </table:table-cell>
          <table:table-cell table:formula="of:=IF([.K29]&lt;1000;1.7 + (0.0012 * ([.K29] - 500));2.3 + (0.0002*([.K29]-1000)))" office:value-type="float" office:value="2.36" calcext:value-type="float">
            <text:p>2.36</text:p>
          </table:table-cell>
          <table:table-cell table:formula="of:=IF([.L29]&lt;1000;1.7 + (0.0012 * ([.L29] - 500));2.3 + (0.0002*([.L29]-1000)))" office:value-type="float" office:value="2.38" calcext:value-type="float">
            <text:p>2.38</text:p>
          </table:table-cell>
          <table:table-cell table:formula="of:=IF([.M29]&lt;1000;1.7 + (0.0012 * ([.M29] - 500));2.3 + (0.0002*([.M29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http://www.intellicast.com/Local/History.aspx?month=12" xlink:type="simple">December</text:a></text:p>
          </table:table-cell>
          <table:table-cell office:value-type="float" office:value="289.351851851852" calcext:value-type="float">
            <text:p>289.3518518519</text:p>
          </table:table-cell>
          <table:table-cell table:formula="of:=IF([.C30]&lt;1000;1.7 + (0.0012 * ([.C30] - 500));2.3 + (0.0002*([.C30]-1000)))" office:value-type="float" office:value="1.7" calcext:value-type="float">
            <text:p>1.7</text:p>
          </table:table-cell>
          <table:table-cell table:formula="of:=IF([.D30]&lt;1000;1.7 + (0.0012 * ([.D30] - 500));2.3 + (0.0002*([.D30]-1000)))" office:value-type="float" office:value="1.82" calcext:value-type="float">
            <text:p>1.82</text:p>
          </table:table-cell>
          <table:table-cell table:formula="of:=IF([.E30]&lt;1000;1.7 + (0.0012 * ([.E30] - 500));2.3 + (0.0002*([.E30]-1000)))" office:value-type="float" office:value="1.94" calcext:value-type="float">
            <text:p>1.94</text:p>
          </table:table-cell>
          <table:table-cell table:formula="of:=IF([.F30]&lt;1000;1.7 + (0.0012 * ([.F30] - 500));2.3 + (0.0002*([.F30]-1000)))" office:value-type="float" office:value="2.06" calcext:value-type="float">
            <text:p>2.06</text:p>
          </table:table-cell>
          <table:table-cell table:formula="of:=IF([.G30]&lt;1000;1.7 + (0.0012 * ([.G30] - 500));2.3 + (0.0002*([.G30]-1000)))" office:value-type="float" office:value="2.18" calcext:value-type="float">
            <text:p>2.18</text:p>
          </table:table-cell>
          <table:table-cell table:formula="of:=IF([.H30]&lt;1000;1.7 + (0.0012 * ([.H30] - 500));2.3 + (0.0002*([.H30]-1000)))" office:value-type="float" office:value="2.3" calcext:value-type="float">
            <text:p>2.3</text:p>
          </table:table-cell>
          <table:table-cell table:formula="of:=IF([.I30]&lt;1000;1.7 + (0.0012 * ([.I30] - 500));2.3 + (0.0002*([.I30]-1000)))" office:value-type="float" office:value="2.32" calcext:value-type="float">
            <text:p>2.32</text:p>
          </table:table-cell>
          <table:table-cell table:formula="of:=IF([.J30]&lt;1000;1.7 + (0.0012 * ([.J30] - 500));2.3 + (0.0002*([.J30]-1000)))" office:value-type="float" office:value="2.34" calcext:value-type="float">
            <text:p>2.34</text:p>
          </table:table-cell>
          <table:table-cell table:formula="of:=IF([.K30]&lt;1000;1.7 + (0.0012 * ([.K30] - 500));2.3 + (0.0002*([.K30]-1000)))" office:value-type="float" office:value="2.36" calcext:value-type="float">
            <text:p>2.36</text:p>
          </table:table-cell>
          <table:table-cell table:formula="of:=IF([.L30]&lt;1000;1.7 + (0.0012 * ([.L30] - 500));2.3 + (0.0002*([.L30]-1000)))" office:value-type="float" office:value="2.38" calcext:value-type="float">
            <text:p>2.38</text:p>
          </table:table-cell>
          <table:table-cell table:formula="of:=IF([.M30]&lt;1000;1.7 + (0.0012 * ([.M30] - 500));2.3 + (0.0002*([.M30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monthly yield</text:p>
          </table:table-cell>
          <table:table-cell table:style-name="ce6" table:number-columns-repeated="13"/>
          <table:table-cell/>
        </table:table-row>
        <table:table-row table:style-name="ro2">
          <table:table-cell office:value-type="string" calcext:value-type="string">
            <text:p>month</text:p>
          </table:table-cell>
          <table:table-cell table:style-name="ce6" office:value-type="string" calcext:value-type="string">
            <text:p>natural par</text:p>
          </table:table-cell>
          <table:table-cell table:style-name="ce6" office:value-type="string" calcext:value-type="string">
            <text:p>Min 500</text:p>
          </table:table-cell>
          <table:table-cell table:style-name="ce6" office:value-type="string" calcext:value-type="string">
            <text:p>Min 600</text:p>
          </table:table-cell>
          <table:table-cell table:style-name="ce6" office:value-type="string" calcext:value-type="string">
            <text:p>Min 700</text:p>
          </table:table-cell>
          <table:table-cell table:style-name="ce6" office:value-type="string" calcext:value-type="string">
            <text:p>Min 800</text:p>
          </table:table-cell>
          <table:table-cell table:style-name="ce6" office:value-type="string" calcext:value-type="string">
            <text:p>Min 900</text:p>
          </table:table-cell>
          <table:table-cell table:style-name="ce6" office:value-type="string" calcext:value-type="string">
            <text:p>Min 1000</text:p>
          </table:table-cell>
          <table:table-cell table:style-name="ce6" office:value-type="string" calcext:value-type="string">
            <text:p>Min 1100</text:p>
          </table:table-cell>
          <table:table-cell table:style-name="ce6" office:value-type="string" calcext:value-type="string">
            <text:p>Min 1200</text:p>
          </table:table-cell>
          <table:table-cell table:style-name="ce6" office:value-type="string" calcext:value-type="string">
            <text:p>Min 1300</text:p>
          </table:table-cell>
          <table:table-cell table:style-name="ce6" office:value-type="string" calcext:value-type="string">
            <text:p>Min 1400</text:p>
          </table:table-cell>
          <table:table-cell table:style-name="ce6" office:value-type="string" calcext:value-type="string">
            <text:p>Min 1500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1" xlink:type="simple">January</text:a></text:p>
          </table:table-cell>
          <table:table-cell table:style-name="ce6" office:value-type="float" office:value="405.092592592593" calcext:value-type="float">
            <text:p>405.09</text:p>
          </table:table-cell>
          <table:table-cell table:style-name="ce6" table:formula="of:=[.C34]*2750*4.3/16" office:value-type="float" office:value="1256.40625" calcext:value-type="float">
            <text:p>1256.41</text:p>
          </table:table-cell>
          <table:table-cell table:style-name="ce6" table:formula="of:=[.D34]*2750*4.3/16" office:value-type="float" office:value="1345.09375" calcext:value-type="float">
            <text:p>1345.09</text:p>
          </table:table-cell>
          <table:table-cell table:style-name="ce6" table:formula="of:=[.E34]*2750*4.3/16" office:value-type="float" office:value="1433.78125" calcext:value-type="float">
            <text:p>1433.78</text:p>
          </table:table-cell>
          <table:table-cell table:style-name="ce6" table:formula="of:=[.F34]*2750*4.3/16" office:value-type="float" office:value="1522.46875" calcext:value-type="float">
            <text:p>1522.47</text:p>
          </table:table-cell>
          <table:table-cell table:style-name="ce6" table:formula="of:=[.G34]*2750*4.3/16" office:value-type="float" office:value="1611.15625" calcext:value-type="float">
            <text:p>1611.16</text:p>
          </table:table-cell>
          <table:table-cell table:style-name="ce6" table:formula="of:=[.H34]*2750*4.3/16" office:value-type="float" office:value="1699.84375" calcext:value-type="float">
            <text:p>1699.84</text:p>
          </table:table-cell>
          <table:table-cell table:style-name="ce6" table:formula="of:=[.I34]*2750*4.3/16" office:value-type="float" office:value="1714.625" calcext:value-type="float">
            <text:p>1714.63</text:p>
          </table:table-cell>
          <table:table-cell table:style-name="ce6" table:formula="of:=[.J34]*2750*4.3/16" office:value-type="float" office:value="1729.40625" calcext:value-type="float">
            <text:p>1729.41</text:p>
          </table:table-cell>
          <table:table-cell table:style-name="ce6" table:formula="of:=[.K34]*2750*4.3/16" office:value-type="float" office:value="1744.1875" calcext:value-type="float">
            <text:p>1744.19</text:p>
          </table:table-cell>
          <table:table-cell table:style-name="ce6" table:formula="of:=[.L34]*2750*4.3/16" office:value-type="float" office:value="1758.96875" calcext:value-type="float">
            <text:p>1758.97</text:p>
          </table:table-cell>
          <table:table-cell table:style-name="ce6" table:formula="of:=[.M34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2" xlink:type="simple">February</text:a></text:p>
          </table:table-cell>
          <table:table-cell table:style-name="ce6" office:value-type="float" office:value="520.833333333333" calcext:value-type="float">
            <text:p>520.83</text:p>
          </table:table-cell>
          <table:table-cell table:style-name="ce6" table:formula="of:=[.C35]*2750*4.3/16" office:value-type="float" office:value="1274.8828125" calcext:value-type="float">
            <text:p>1274.88</text:p>
          </table:table-cell>
          <table:table-cell table:style-name="ce6" table:formula="of:=[.D35]*2750*4.3/16" office:value-type="float" office:value="1345.09375" calcext:value-type="float">
            <text:p>1345.09</text:p>
          </table:table-cell>
          <table:table-cell table:style-name="ce6" table:formula="of:=[.E35]*2750*4.3/16" office:value-type="float" office:value="1433.78125" calcext:value-type="float">
            <text:p>1433.78</text:p>
          </table:table-cell>
          <table:table-cell table:style-name="ce6" table:formula="of:=[.F35]*2750*4.3/16" office:value-type="float" office:value="1522.46875" calcext:value-type="float">
            <text:p>1522.47</text:p>
          </table:table-cell>
          <table:table-cell table:style-name="ce6" table:formula="of:=[.G35]*2750*4.3/16" office:value-type="float" office:value="1611.15625" calcext:value-type="float">
            <text:p>1611.16</text:p>
          </table:table-cell>
          <table:table-cell table:style-name="ce6" table:formula="of:=[.H35]*2750*4.3/16" office:value-type="float" office:value="1699.84375" calcext:value-type="float">
            <text:p>1699.84</text:p>
          </table:table-cell>
          <table:table-cell table:style-name="ce6" table:formula="of:=[.I35]*2750*4.3/16" office:value-type="float" office:value="1714.625" calcext:value-type="float">
            <text:p>1714.63</text:p>
          </table:table-cell>
          <table:table-cell table:style-name="ce6" table:formula="of:=[.J35]*2750*4.3/16" office:value-type="float" office:value="1729.40625" calcext:value-type="float">
            <text:p>1729.41</text:p>
          </table:table-cell>
          <table:table-cell table:style-name="ce6" table:formula="of:=[.K35]*2750*4.3/16" office:value-type="float" office:value="1744.1875" calcext:value-type="float">
            <text:p>1744.19</text:p>
          </table:table-cell>
          <table:table-cell table:style-name="ce6" table:formula="of:=[.L35]*2750*4.3/16" office:value-type="float" office:value="1758.96875" calcext:value-type="float">
            <text:p>1758.97</text:p>
          </table:table-cell>
          <table:table-cell table:style-name="ce6" table:formula="of:=[.M35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3" xlink:type="simple">March</text:a></text:p>
          </table:table-cell>
          <table:table-cell table:style-name="ce6" office:value-type="float" office:value="752.314814814815" calcext:value-type="float">
            <text:p>752.31</text:p>
          </table:table-cell>
          <table:table-cell table:style-name="ce6" table:formula="of:=[.C36]*2750*4.3/16" office:value-type="float" office:value="1480.17795138889" calcext:value-type="float">
            <text:p>1480.18</text:p>
          </table:table-cell>
          <table:table-cell table:style-name="ce6" table:formula="of:=[.D36]*2750*4.3/16" office:value-type="float" office:value="1480.17795138889" calcext:value-type="float">
            <text:p>1480.18</text:p>
          </table:table-cell>
          <table:table-cell table:style-name="ce6" table:formula="of:=[.E36]*2750*4.3/16" office:value-type="float" office:value="1480.17795138889" calcext:value-type="float">
            <text:p>1480.18</text:p>
          </table:table-cell>
          <table:table-cell table:style-name="ce6" table:formula="of:=[.F36]*2750*4.3/16" office:value-type="float" office:value="1522.46875" calcext:value-type="float">
            <text:p>1522.47</text:p>
          </table:table-cell>
          <table:table-cell table:style-name="ce6" table:formula="of:=[.G36]*2750*4.3/16" office:value-type="float" office:value="1611.15625" calcext:value-type="float">
            <text:p>1611.16</text:p>
          </table:table-cell>
          <table:table-cell table:style-name="ce6" table:formula="of:=[.H36]*2750*4.3/16" office:value-type="float" office:value="1699.84375" calcext:value-type="float">
            <text:p>1699.84</text:p>
          </table:table-cell>
          <table:table-cell table:style-name="ce6" table:formula="of:=[.I36]*2750*4.3/16" office:value-type="float" office:value="1714.625" calcext:value-type="float">
            <text:p>1714.63</text:p>
          </table:table-cell>
          <table:table-cell table:style-name="ce6" table:formula="of:=[.J36]*2750*4.3/16" office:value-type="float" office:value="1729.40625" calcext:value-type="float">
            <text:p>1729.41</text:p>
          </table:table-cell>
          <table:table-cell table:style-name="ce6" table:formula="of:=[.K36]*2750*4.3/16" office:value-type="float" office:value="1744.1875" calcext:value-type="float">
            <text:p>1744.19</text:p>
          </table:table-cell>
          <table:table-cell table:style-name="ce6" table:formula="of:=[.L36]*2750*4.3/16" office:value-type="float" office:value="1758.96875" calcext:value-type="float">
            <text:p>1758.97</text:p>
          </table:table-cell>
          <table:table-cell table:style-name="ce6" table:formula="of:=[.M36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4" xlink:type="simple">April</text:a></text:p>
          </table:table-cell>
          <table:table-cell table:style-name="ce6" office:value-type="float" office:value="983.796296296296" calcext:value-type="float">
            <text:p>983.80</text:p>
          </table:table-cell>
          <table:table-cell table:style-name="ce6" table:formula="of:=[.C37]*2750*4.3/16" office:value-type="float" office:value="1685.47309027778" calcext:value-type="float">
            <text:p>1685.47</text:p>
          </table:table-cell>
          <table:table-cell table:style-name="ce6" table:formula="of:=[.D37]*2750*4.3/16" office:value-type="float" office:value="1685.47309027778" calcext:value-type="float">
            <text:p>1685.47</text:p>
          </table:table-cell>
          <table:table-cell table:style-name="ce6" table:formula="of:=[.E37]*2750*4.3/16" office:value-type="float" office:value="1685.47309027778" calcext:value-type="float">
            <text:p>1685.47</text:p>
          </table:table-cell>
          <table:table-cell table:style-name="ce6" table:formula="of:=[.F37]*2750*4.3/16" office:value-type="float" office:value="1685.47309027778" calcext:value-type="float">
            <text:p>1685.47</text:p>
          </table:table-cell>
          <table:table-cell table:style-name="ce6" table:formula="of:=[.G37]*2750*4.3/16" office:value-type="float" office:value="1685.47309027778" calcext:value-type="float">
            <text:p>1685.47</text:p>
          </table:table-cell>
          <table:table-cell table:style-name="ce6" table:formula="of:=[.H37]*2750*4.3/16" office:value-type="float" office:value="1699.84375" calcext:value-type="float">
            <text:p>1699.84</text:p>
          </table:table-cell>
          <table:table-cell table:style-name="ce6" table:formula="of:=[.I37]*2750*4.3/16" office:value-type="float" office:value="1714.625" calcext:value-type="float">
            <text:p>1714.63</text:p>
          </table:table-cell>
          <table:table-cell table:style-name="ce6" table:formula="of:=[.J37]*2750*4.3/16" office:value-type="float" office:value="1729.40625" calcext:value-type="float">
            <text:p>1729.41</text:p>
          </table:table-cell>
          <table:table-cell table:style-name="ce6" table:formula="of:=[.K37]*2750*4.3/16" office:value-type="float" office:value="1744.1875" calcext:value-type="float">
            <text:p>1744.19</text:p>
          </table:table-cell>
          <table:table-cell table:style-name="ce6" table:formula="of:=[.L37]*2750*4.3/16" office:value-type="float" office:value="1758.96875" calcext:value-type="float">
            <text:p>1758.97</text:p>
          </table:table-cell>
          <table:table-cell table:style-name="ce6" table:formula="of:=[.M37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5" xlink:type="simple">May</text:a></text:p>
          </table:table-cell>
          <table:table-cell table:style-name="ce6" office:value-type="float" office:value="1215.27777777778" calcext:value-type="float">
            <text:p>1215.28</text:p>
          </table:table-cell>
          <table:table-cell table:style-name="ce6" table:formula="of:=[.C38]*2750*4.3/16" office:value-type="float" office:value="1731.66449652778" calcext:value-type="float">
            <text:p>1731.66</text:p>
          </table:table-cell>
          <table:table-cell table:style-name="ce6" table:formula="of:=[.D38]*2750*4.3/16" office:value-type="float" office:value="1731.66449652778" calcext:value-type="float">
            <text:p>1731.66</text:p>
          </table:table-cell>
          <table:table-cell table:style-name="ce6" table:formula="of:=[.E38]*2750*4.3/16" office:value-type="float" office:value="1731.66449652778" calcext:value-type="float">
            <text:p>1731.66</text:p>
          </table:table-cell>
          <table:table-cell table:style-name="ce6" table:formula="of:=[.F38]*2750*4.3/16" office:value-type="float" office:value="1731.66449652778" calcext:value-type="float">
            <text:p>1731.66</text:p>
          </table:table-cell>
          <table:table-cell table:style-name="ce6" table:formula="of:=[.G38]*2750*4.3/16" office:value-type="float" office:value="1731.66449652778" calcext:value-type="float">
            <text:p>1731.66</text:p>
          </table:table-cell>
          <table:table-cell table:style-name="ce6" table:formula="of:=[.H38]*2750*4.3/16" office:value-type="float" office:value="1731.66449652778" calcext:value-type="float">
            <text:p>1731.66</text:p>
          </table:table-cell>
          <table:table-cell table:style-name="ce6" table:formula="of:=[.I38]*2750*4.3/16" office:value-type="float" office:value="1731.66449652778" calcext:value-type="float">
            <text:p>1731.66</text:p>
          </table:table-cell>
          <table:table-cell table:style-name="ce6" table:formula="of:=[.J38]*2750*4.3/16" office:value-type="float" office:value="1731.66449652778" calcext:value-type="float">
            <text:p>1731.66</text:p>
          </table:table-cell>
          <table:table-cell table:style-name="ce6" table:formula="of:=[.K38]*2750*4.3/16" office:value-type="float" office:value="1744.1875" calcext:value-type="float">
            <text:p>1744.19</text:p>
          </table:table-cell>
          <table:table-cell table:style-name="ce6" table:formula="of:=[.L38]*2750*4.3/16" office:value-type="float" office:value="1758.96875" calcext:value-type="float">
            <text:p>1758.97</text:p>
          </table:table-cell>
          <table:table-cell table:style-name="ce6" table:formula="of:=[.M38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6" xlink:type="simple">June</text:a></text:p>
          </table:table-cell>
          <table:table-cell table:style-name="ce6" office:value-type="float" office:value="1215.27777777778" calcext:value-type="float">
            <text:p>1215.28</text:p>
          </table:table-cell>
          <table:table-cell table:style-name="ce6" table:formula="of:=[.C39]*2750*4.3/16" office:value-type="float" office:value="1731.66449652778" calcext:value-type="float">
            <text:p>1731.66</text:p>
          </table:table-cell>
          <table:table-cell table:style-name="ce6" table:formula="of:=[.D39]*2750*4.3/16" office:value-type="float" office:value="1731.66449652778" calcext:value-type="float">
            <text:p>1731.66</text:p>
          </table:table-cell>
          <table:table-cell table:style-name="ce6" table:formula="of:=[.E39]*2750*4.3/16" office:value-type="float" office:value="1731.66449652778" calcext:value-type="float">
            <text:p>1731.66</text:p>
          </table:table-cell>
          <table:table-cell table:style-name="ce6" table:formula="of:=[.F39]*2750*4.3/16" office:value-type="float" office:value="1731.66449652778" calcext:value-type="float">
            <text:p>1731.66</text:p>
          </table:table-cell>
          <table:table-cell table:style-name="ce6" table:formula="of:=[.G39]*2750*4.3/16" office:value-type="float" office:value="1731.66449652778" calcext:value-type="float">
            <text:p>1731.66</text:p>
          </table:table-cell>
          <table:table-cell table:style-name="ce6" table:formula="of:=[.H39]*2750*4.3/16" office:value-type="float" office:value="1731.66449652778" calcext:value-type="float">
            <text:p>1731.66</text:p>
          </table:table-cell>
          <table:table-cell table:style-name="ce6" table:formula="of:=[.I39]*2750*4.3/16" office:value-type="float" office:value="1731.66449652778" calcext:value-type="float">
            <text:p>1731.66</text:p>
          </table:table-cell>
          <table:table-cell table:style-name="ce6" table:formula="of:=[.J39]*2750*4.3/16" office:value-type="float" office:value="1731.66449652778" calcext:value-type="float">
            <text:p>1731.66</text:p>
          </table:table-cell>
          <table:table-cell table:style-name="ce6" table:formula="of:=[.K39]*2750*4.3/16" office:value-type="float" office:value="1744.1875" calcext:value-type="float">
            <text:p>1744.19</text:p>
          </table:table-cell>
          <table:table-cell table:style-name="ce6" table:formula="of:=[.L39]*2750*4.3/16" office:value-type="float" office:value="1758.96875" calcext:value-type="float">
            <text:p>1758.97</text:p>
          </table:table-cell>
          <table:table-cell table:style-name="ce6" table:formula="of:=[.M39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7" xlink:type="simple">July</text:a></text:p>
          </table:table-cell>
          <table:table-cell table:style-name="ce6" office:value-type="float" office:value="1331.01851851852" calcext:value-type="float">
            <text:p>1331.02</text:p>
          </table:table-cell>
          <table:table-cell table:style-name="ce6" table:formula="of:=[.C40]*2750*4.3/16" office:value-type="float" office:value="1748.77242476852" calcext:value-type="float">
            <text:p>1748.77</text:p>
          </table:table-cell>
          <table:table-cell table:style-name="ce6" table:formula="of:=[.D40]*2750*4.3/16" office:value-type="float" office:value="1748.77242476852" calcext:value-type="float">
            <text:p>1748.77</text:p>
          </table:table-cell>
          <table:table-cell table:style-name="ce6" table:formula="of:=[.E40]*2750*4.3/16" office:value-type="float" office:value="1748.77242476852" calcext:value-type="float">
            <text:p>1748.77</text:p>
          </table:table-cell>
          <table:table-cell table:style-name="ce6" table:formula="of:=[.F40]*2750*4.3/16" office:value-type="float" office:value="1748.77242476852" calcext:value-type="float">
            <text:p>1748.77</text:p>
          </table:table-cell>
          <table:table-cell table:style-name="ce6" table:formula="of:=[.G40]*2750*4.3/16" office:value-type="float" office:value="1748.77242476852" calcext:value-type="float">
            <text:p>1748.77</text:p>
          </table:table-cell>
          <table:table-cell table:style-name="ce6" table:formula="of:=[.H40]*2750*4.3/16" office:value-type="float" office:value="1748.77242476852" calcext:value-type="float">
            <text:p>1748.77</text:p>
          </table:table-cell>
          <table:table-cell table:style-name="ce6" table:formula="of:=[.I40]*2750*4.3/16" office:value-type="float" office:value="1748.77242476852" calcext:value-type="float">
            <text:p>1748.77</text:p>
          </table:table-cell>
          <table:table-cell table:style-name="ce6" table:formula="of:=[.J40]*2750*4.3/16" office:value-type="float" office:value="1748.77242476852" calcext:value-type="float">
            <text:p>1748.77</text:p>
          </table:table-cell>
          <table:table-cell table:style-name="ce6" table:formula="of:=[.K40]*2750*4.3/16" office:value-type="float" office:value="1748.77242476852" calcext:value-type="float">
            <text:p>1748.77</text:p>
          </table:table-cell>
          <table:table-cell table:style-name="ce6" table:formula="of:=[.L40]*2750*4.3/16" office:value-type="float" office:value="1758.96875" calcext:value-type="float">
            <text:p>1758.97</text:p>
          </table:table-cell>
          <table:table-cell table:style-name="ce6" table:formula="of:=[.M40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8" xlink:type="simple">August</text:a></text:p>
          </table:table-cell>
          <table:table-cell table:style-name="ce6" office:value-type="float" office:value="1099.53703703704" calcext:value-type="float">
            <text:p>1099.54</text:p>
          </table:table-cell>
          <table:table-cell table:style-name="ce6" table:formula="of:=[.C41]*2750*4.3/16" office:value-type="float" office:value="1714.55656828704" calcext:value-type="float">
            <text:p>1714.56</text:p>
          </table:table-cell>
          <table:table-cell table:style-name="ce6" table:formula="of:=[.D41]*2750*4.3/16" office:value-type="float" office:value="1714.55656828704" calcext:value-type="float">
            <text:p>1714.56</text:p>
          </table:table-cell>
          <table:table-cell table:style-name="ce6" table:formula="of:=[.E41]*2750*4.3/16" office:value-type="float" office:value="1714.55656828704" calcext:value-type="float">
            <text:p>1714.56</text:p>
          </table:table-cell>
          <table:table-cell table:style-name="ce6" table:formula="of:=[.F41]*2750*4.3/16" office:value-type="float" office:value="1714.55656828704" calcext:value-type="float">
            <text:p>1714.56</text:p>
          </table:table-cell>
          <table:table-cell table:style-name="ce6" table:formula="of:=[.G41]*2750*4.3/16" office:value-type="float" office:value="1714.55656828704" calcext:value-type="float">
            <text:p>1714.56</text:p>
          </table:table-cell>
          <table:table-cell table:style-name="ce6" table:formula="of:=[.H41]*2750*4.3/16" office:value-type="float" office:value="1714.55656828704" calcext:value-type="float">
            <text:p>1714.56</text:p>
          </table:table-cell>
          <table:table-cell table:style-name="ce6" table:formula="of:=[.I41]*2750*4.3/16" office:value-type="float" office:value="1714.625" calcext:value-type="float">
            <text:p>1714.63</text:p>
          </table:table-cell>
          <table:table-cell table:style-name="ce6" table:formula="of:=[.J41]*2750*4.3/16" office:value-type="float" office:value="1729.40625" calcext:value-type="float">
            <text:p>1729.41</text:p>
          </table:table-cell>
          <table:table-cell table:style-name="ce6" table:formula="of:=[.K41]*2750*4.3/16" office:value-type="float" office:value="1744.1875" calcext:value-type="float">
            <text:p>1744.19</text:p>
          </table:table-cell>
          <table:table-cell table:style-name="ce6" table:formula="of:=[.L41]*2750*4.3/16" office:value-type="float" office:value="1758.96875" calcext:value-type="float">
            <text:p>1758.97</text:p>
          </table:table-cell>
          <table:table-cell table:style-name="ce6" table:formula="of:=[.M41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9" xlink:type="simple">September</text:a></text:p>
          </table:table-cell>
          <table:table-cell table:style-name="ce6" office:value-type="float" office:value="983.796296296296" calcext:value-type="float">
            <text:p>983.80</text:p>
          </table:table-cell>
          <table:table-cell table:style-name="ce6" table:formula="of:=[.C42]*2750*4.3/16" office:value-type="float" office:value="1685.47309027778" calcext:value-type="float">
            <text:p>1685.47</text:p>
          </table:table-cell>
          <table:table-cell table:style-name="ce6" table:formula="of:=[.D42]*2750*4.3/16" office:value-type="float" office:value="1685.47309027778" calcext:value-type="float">
            <text:p>1685.47</text:p>
          </table:table-cell>
          <table:table-cell table:style-name="ce6" table:formula="of:=[.E42]*2750*4.3/16" office:value-type="float" office:value="1685.47309027778" calcext:value-type="float">
            <text:p>1685.47</text:p>
          </table:table-cell>
          <table:table-cell table:style-name="ce6" table:formula="of:=[.F42]*2750*4.3/16" office:value-type="float" office:value="1685.47309027778" calcext:value-type="float">
            <text:p>1685.47</text:p>
          </table:table-cell>
          <table:table-cell table:style-name="ce6" table:formula="of:=[.G42]*2750*4.3/16" office:value-type="float" office:value="1685.47309027778" calcext:value-type="float">
            <text:p>1685.47</text:p>
          </table:table-cell>
          <table:table-cell table:style-name="ce6" table:formula="of:=[.H42]*2750*4.3/16" office:value-type="float" office:value="1699.84375" calcext:value-type="float">
            <text:p>1699.84</text:p>
          </table:table-cell>
          <table:table-cell table:style-name="ce6" table:formula="of:=[.I42]*2750*4.3/16" office:value-type="float" office:value="1714.625" calcext:value-type="float">
            <text:p>1714.63</text:p>
          </table:table-cell>
          <table:table-cell table:style-name="ce6" table:formula="of:=[.J42]*2750*4.3/16" office:value-type="float" office:value="1729.40625" calcext:value-type="float">
            <text:p>1729.41</text:p>
          </table:table-cell>
          <table:table-cell table:style-name="ce6" table:formula="of:=[.K42]*2750*4.3/16" office:value-type="float" office:value="1744.1875" calcext:value-type="float">
            <text:p>1744.19</text:p>
          </table:table-cell>
          <table:table-cell table:style-name="ce6" table:formula="of:=[.L42]*2750*4.3/16" office:value-type="float" office:value="1758.96875" calcext:value-type="float">
            <text:p>1758.97</text:p>
          </table:table-cell>
          <table:table-cell table:style-name="ce6" table:formula="of:=[.M42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10" xlink:type="simple">October</text:a></text:p>
          </table:table-cell>
          <table:table-cell table:style-name="ce6" office:value-type="float" office:value="636.574074074074" calcext:value-type="float">
            <text:p>636.57</text:p>
          </table:table-cell>
          <table:table-cell table:style-name="ce6" table:formula="of:=[.C43]*2750*4.3/16" office:value-type="float" office:value="1377.53038194444" calcext:value-type="float">
            <text:p>1377.53</text:p>
          </table:table-cell>
          <table:table-cell table:style-name="ce6" table:formula="of:=[.D43]*2750*4.3/16" office:value-type="float" office:value="1377.53038194444" calcext:value-type="float">
            <text:p>1377.53</text:p>
          </table:table-cell>
          <table:table-cell table:style-name="ce6" table:formula="of:=[.E43]*2750*4.3/16" office:value-type="float" office:value="1433.78125" calcext:value-type="float">
            <text:p>1433.78</text:p>
          </table:table-cell>
          <table:table-cell table:style-name="ce6" table:formula="of:=[.F43]*2750*4.3/16" office:value-type="float" office:value="1522.46875" calcext:value-type="float">
            <text:p>1522.47</text:p>
          </table:table-cell>
          <table:table-cell table:style-name="ce6" table:formula="of:=[.G43]*2750*4.3/16" office:value-type="float" office:value="1611.15625" calcext:value-type="float">
            <text:p>1611.16</text:p>
          </table:table-cell>
          <table:table-cell table:style-name="ce6" table:formula="of:=[.H43]*2750*4.3/16" office:value-type="float" office:value="1699.84375" calcext:value-type="float">
            <text:p>1699.84</text:p>
          </table:table-cell>
          <table:table-cell table:style-name="ce6" table:formula="of:=[.I43]*2750*4.3/16" office:value-type="float" office:value="1714.625" calcext:value-type="float">
            <text:p>1714.63</text:p>
          </table:table-cell>
          <table:table-cell table:style-name="ce6" table:formula="of:=[.J43]*2750*4.3/16" office:value-type="float" office:value="1729.40625" calcext:value-type="float">
            <text:p>1729.41</text:p>
          </table:table-cell>
          <table:table-cell table:style-name="ce6" table:formula="of:=[.K43]*2750*4.3/16" office:value-type="float" office:value="1744.1875" calcext:value-type="float">
            <text:p>1744.19</text:p>
          </table:table-cell>
          <table:table-cell table:style-name="ce6" table:formula="of:=[.L43]*2750*4.3/16" office:value-type="float" office:value="1758.96875" calcext:value-type="float">
            <text:p>1758.97</text:p>
          </table:table-cell>
          <table:table-cell table:style-name="ce6" table:formula="of:=[.M43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11" xlink:type="simple">November</text:a></text:p>
          </table:table-cell>
          <table:table-cell table:style-name="ce6" office:value-type="float" office:value="405.092592592593" calcext:value-type="float">
            <text:p>405.09</text:p>
          </table:table-cell>
          <table:table-cell table:style-name="ce6" table:formula="of:=[.C44]*2750*4.3/16" office:value-type="float" office:value="1256.40625" calcext:value-type="float">
            <text:p>1256.41</text:p>
          </table:table-cell>
          <table:table-cell table:style-name="ce6" table:formula="of:=[.D44]*2750*4.3/16" office:value-type="float" office:value="1345.09375" calcext:value-type="float">
            <text:p>1345.09</text:p>
          </table:table-cell>
          <table:table-cell table:style-name="ce6" table:formula="of:=[.E44]*2750*4.3/16" office:value-type="float" office:value="1433.78125" calcext:value-type="float">
            <text:p>1433.78</text:p>
          </table:table-cell>
          <table:table-cell table:style-name="ce6" table:formula="of:=[.F44]*2750*4.3/16" office:value-type="float" office:value="1522.46875" calcext:value-type="float">
            <text:p>1522.47</text:p>
          </table:table-cell>
          <table:table-cell table:style-name="ce6" table:formula="of:=[.G44]*2750*4.3/16" office:value-type="float" office:value="1611.15625" calcext:value-type="float">
            <text:p>1611.16</text:p>
          </table:table-cell>
          <table:table-cell table:style-name="ce6" table:formula="of:=[.H44]*2750*4.3/16" office:value-type="float" office:value="1699.84375" calcext:value-type="float">
            <text:p>1699.84</text:p>
          </table:table-cell>
          <table:table-cell table:style-name="ce6" table:formula="of:=[.I44]*2750*4.3/16" office:value-type="float" office:value="1714.625" calcext:value-type="float">
            <text:p>1714.63</text:p>
          </table:table-cell>
          <table:table-cell table:style-name="ce6" table:formula="of:=[.J44]*2750*4.3/16" office:value-type="float" office:value="1729.40625" calcext:value-type="float">
            <text:p>1729.41</text:p>
          </table:table-cell>
          <table:table-cell table:style-name="ce6" table:formula="of:=[.K44]*2750*4.3/16" office:value-type="float" office:value="1744.1875" calcext:value-type="float">
            <text:p>1744.19</text:p>
          </table:table-cell>
          <table:table-cell table:style-name="ce6" table:formula="of:=[.L44]*2750*4.3/16" office:value-type="float" office:value="1758.96875" calcext:value-type="float">
            <text:p>1758.97</text:p>
          </table:table-cell>
          <table:table-cell table:style-name="ce6" table:formula="of:=[.M44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<text:a xlink:href="http://www.intellicast.com/Local/History.aspx?month=12" xlink:type="simple">December</text:a></text:p>
          </table:table-cell>
          <table:table-cell table:style-name="ce6" office:value-type="float" office:value="289.351851851852" calcext:value-type="float">
            <text:p>289.35</text:p>
          </table:table-cell>
          <table:table-cell table:style-name="ce6" table:formula="of:=[.C45]*2750*4.3/16" office:value-type="float" office:value="1256.40625" calcext:value-type="float">
            <text:p>1256.41</text:p>
          </table:table-cell>
          <table:table-cell table:style-name="ce6" table:formula="of:=[.D45]*2750*4.3/16" office:value-type="float" office:value="1345.09375" calcext:value-type="float">
            <text:p>1345.09</text:p>
          </table:table-cell>
          <table:table-cell table:style-name="ce6" table:formula="of:=[.E45]*2750*4.3/16" office:value-type="float" office:value="1433.78125" calcext:value-type="float">
            <text:p>1433.78</text:p>
          </table:table-cell>
          <table:table-cell table:style-name="ce6" table:formula="of:=[.F45]*2750*4.3/16" office:value-type="float" office:value="1522.46875" calcext:value-type="float">
            <text:p>1522.47</text:p>
          </table:table-cell>
          <table:table-cell table:style-name="ce6" table:formula="of:=[.G45]*2750*4.3/16" office:value-type="float" office:value="1611.15625" calcext:value-type="float">
            <text:p>1611.16</text:p>
          </table:table-cell>
          <table:table-cell table:style-name="ce6" table:formula="of:=[.H45]*2750*4.3/16" office:value-type="float" office:value="1699.84375" calcext:value-type="float">
            <text:p>1699.84</text:p>
          </table:table-cell>
          <table:table-cell table:style-name="ce6" table:formula="of:=[.I45]*2750*4.3/16" office:value-type="float" office:value="1714.625" calcext:value-type="float">
            <text:p>1714.63</text:p>
          </table:table-cell>
          <table:table-cell table:style-name="ce6" table:formula="of:=[.J45]*2750*4.3/16" office:value-type="float" office:value="1729.40625" calcext:value-type="float">
            <text:p>1729.41</text:p>
          </table:table-cell>
          <table:table-cell table:style-name="ce6" table:formula="of:=[.K45]*2750*4.3/16" office:value-type="float" office:value="1744.1875" calcext:value-type="float">
            <text:p>1744.19</text:p>
          </table:table-cell>
          <table:table-cell table:style-name="ce6" table:formula="of:=[.L45]*2750*4.3/16" office:value-type="float" office:value="1758.96875" calcext:value-type="float">
            <text:p>1758.97</text:p>
          </table:table-cell>
          <table:table-cell table:style-name="ce6" table:formula="of:=[.M45]*2750*4.3/16" office:value-type="float" office:value="1773.75" calcext:value-type="float">
            <text:p>1773.75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total yield</text:p>
          </table:table-cell>
          <table:table-cell table:style-name="ce6"/>
          <table:table-cell table:style-name="ce6" table:formula="of:=SUM([.C50:.C61])" office:value-type="float" office:value="18199.4140625" calcext:value-type="float">
            <text:p>18199.41</text:p>
          </table:table-cell>
          <table:table-cell table:style-name="ce6" table:formula="of:=SUM([.D50:.D61])" office:value-type="float" office:value="18535.6875" calcext:value-type="float">
            <text:p>18535.69</text:p>
          </table:table-cell>
          <table:table-cell table:style-name="ce6" table:formula="of:=SUM([.E50:.E61])" office:value-type="float" office:value="18946.6883680556" calcext:value-type="float">
            <text:p>18946.69</text:p>
          </table:table-cell>
          <table:table-cell table:style-name="ce6" table:formula="of:=SUM([.F50:.F61])" office:value-type="float" office:value="19432.4166666667" calcext:value-type="float">
            <text:p>19432.42</text:p>
          </table:table-cell>
          <table:table-cell table:style-name="ce6" table:formula="of:=SUM([.G50:.G61])" office:value-type="float" office:value="19964.5416666667" calcext:value-type="float">
            <text:p>19964.54</text:p>
          </table:table-cell>
          <table:table-cell table:style-name="ce6" table:formula="of:=SUM([.H50:.H61])" office:value-type="float" office:value="20525.4079861111" calcext:value-type="float">
            <text:p>20525.41</text:p>
          </table:table-cell>
          <table:table-cell table:style-name="ce6" table:formula="of:=SUM([.I50:.I61])" office:value-type="float" office:value="20643.7264178241" calcext:value-type="float">
            <text:p>20643.73</text:p>
          </table:table-cell>
          <table:table-cell table:style-name="ce6" table:formula="of:=SUM([.J50:.J61])" office:value-type="float" office:value="20776.7576678241" calcext:value-type="float">
            <text:p>20776.76</text:p>
          </table:table-cell>
          <table:table-cell table:style-name="ce6" table:formula="of:=SUM([.K50:.K61])" office:value-type="float" office:value="20934.8349247685" calcext:value-type="float">
            <text:p>20934.83</text:p>
          </table:table-cell>
          <table:table-cell table:style-name="ce6" table:formula="of:=SUM([.L50:.L61])" office:value-type="float" office:value="21107.625" calcext:value-type="float">
            <text:p>21107.63</text:p>
          </table:table-cell>
          <table:table-cell table:style-name="ce6" table:formula="of:=SUM([.M50:.M61])" office:value-type="float" office:value="21285" calcext:value-type="float">
            <text:p>21285.00</text:p>
          </table:table-cell>
          <table:table-cell table:style-name="ce6"/>
          <table:table-cell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11"/>
          <table:table-cell/>
        </table:table-row>
        <table:table-row table:style-name="ro2" table:number-rows-repeated="2">
          <table:table-cell/>
          <table:table-cell table:style-name="ce6" table:number-columns-repeated="13"/>
          <table:table-cell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nnual yield lbs</text:p>
          </table:table-cell>
          <table:table-cell table:style-name="ce6" table:formula="of:=[.C62]" office:value-type="float" office:value="18199.4140625" calcext:value-type="float">
            <text:p>18199.41</text:p>
          </table:table-cell>
          <table:table-cell table:style-name="ce6" table:formula="of:=[.D62]" office:value-type="float" office:value="18535.6875" calcext:value-type="float">
            <text:p>18535.69</text:p>
          </table:table-cell>
          <table:table-cell table:style-name="ce6" table:formula="of:=[.E62]" office:value-type="float" office:value="18946.6883680556" calcext:value-type="float">
            <text:p>18946.69</text:p>
          </table:table-cell>
          <table:table-cell table:style-name="ce6" table:formula="of:=[.F62]" office:value-type="float" office:value="19432.4166666667" calcext:value-type="float">
            <text:p>19432.42</text:p>
          </table:table-cell>
          <table:table-cell table:style-name="ce6" table:formula="of:=[.G62]" office:value-type="float" office:value="19964.5416666667" calcext:value-type="float">
            <text:p>19964.54</text:p>
          </table:table-cell>
          <table:table-cell table:style-name="ce6" table:formula="of:=[.H62]" office:value-type="float" office:value="20525.4079861111" calcext:value-type="float">
            <text:p>20525.41</text:p>
          </table:table-cell>
          <table:table-cell table:style-name="ce6" table:formula="of:=[.I62]" office:value-type="float" office:value="20643.7264178241" calcext:value-type="float">
            <text:p>20643.73</text:p>
          </table:table-cell>
          <table:table-cell table:style-name="ce6" table:formula="of:=[.J62]" office:value-type="float" office:value="20776.7576678241" calcext:value-type="float">
            <text:p>20776.76</text:p>
          </table:table-cell>
          <table:table-cell table:style-name="ce6" table:formula="of:=[.K62]" office:value-type="float" office:value="20934.8349247685" calcext:value-type="float">
            <text:p>20934.83</text:p>
          </table:table-cell>
          <table:table-cell table:style-name="ce6" table:formula="of:=[.L62]" office:value-type="float" office:value="21107.625" calcext:value-type="float">
            <text:p>21107.63</text:p>
          </table:table-cell>
          <table:table-cell table:style-name="ce6" table:formula="of:=[.M62]" office:value-type="float" office:value="21285" calcext:value-type="float">
            <text:p>21285.00</text:p>
          </table:table-cell>
          <table:table-cell table:style-name="ce6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00 $ lb</text:p>
          </table:table-cell>
          <table:table-cell table:style-name="ce8" table:formula="of:=[.B67]*800" office:value-type="currency" office:currency="USD" office:value="14559531.25" calcext:value-type="currency">
            <text:p>$14,559,531.25</text:p>
          </table:table-cell>
          <table:table-cell table:style-name="ce8" table:formula="of:=[.C67]*800" office:value-type="currency" office:currency="USD" office:value="14828550" calcext:value-type="currency">
            <text:p>$14,828,550.00</text:p>
          </table:table-cell>
          <table:table-cell table:style-name="ce8" table:formula="of:=[.D67]*800" office:value-type="currency" office:currency="USD" office:value="15157350.6944444" calcext:value-type="currency">
            <text:p>$15,157,350.69</text:p>
          </table:table-cell>
          <table:table-cell table:style-name="ce8" table:formula="of:=[.E67]*800" office:value-type="currency" office:currency="USD" office:value="15545933.3333333" calcext:value-type="currency">
            <text:p>$15,545,933.33</text:p>
          </table:table-cell>
          <table:table-cell table:style-name="ce8" table:formula="of:=[.F67]*800" office:value-type="currency" office:currency="USD" office:value="15971633.3333333" calcext:value-type="currency">
            <text:p>$15,971,633.33</text:p>
          </table:table-cell>
          <table:table-cell table:style-name="ce8" table:formula="of:=[.G67]*800" office:value-type="currency" office:currency="USD" office:value="16420326.3888889" calcext:value-type="currency">
            <text:p>$16,420,326.39</text:p>
          </table:table-cell>
          <table:table-cell table:style-name="ce8" table:formula="of:=[.H67]*800" office:value-type="currency" office:currency="USD" office:value="16514981.1342593" calcext:value-type="currency">
            <text:p>$16,514,981.13</text:p>
          </table:table-cell>
          <table:table-cell table:style-name="ce8" table:formula="of:=[.I67]*800" office:value-type="currency" office:currency="USD" office:value="16621406.1342593" calcext:value-type="currency">
            <text:p>$16,621,406.13</text:p>
          </table:table-cell>
          <table:table-cell table:style-name="ce8" table:formula="of:=[.J67]*800" office:value-type="currency" office:currency="USD" office:value="16747867.9398148" calcext:value-type="currency">
            <text:p>$16,747,867.94</text:p>
          </table:table-cell>
          <table:table-cell table:style-name="ce8" table:formula="of:=[.K67]*800" office:value-type="currency" office:currency="USD" office:value="16886100" calcext:value-type="currency">
            <text:p>$16,886,100.00</text:p>
          </table:table-cell>
          <table:table-cell table:style-name="ce8" table:formula="of:=[.L67]*800" office:value-type="currency" office:currency="USD" office:value="17028000" calcext:value-type="currency">
            <text:p>$17,028,000.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cost of power</text:p>
          </table:table-cell>
          <table:table-cell table:style-name="ce8" table:formula="of:=['Electricity use'.B115]" office:value-type="currency" office:currency="USD" office:value="109201.898437218" calcext:value-type="currency">
            <text:p>$109,201.90</text:p>
          </table:table-cell>
          <table:table-cell table:style-name="ce8" table:formula="of:=['Electricity use'.C115]" office:value-type="currency" office:currency="USD" office:value="170204.338253871" calcext:value-type="currency">
            <text:p>$170,204.34</text:p>
          </table:table-cell>
          <table:table-cell table:style-name="ce8" table:formula="of:=['Electricity use'.D115]" office:value-type="currency" office:currency="USD" office:value="245515.992348504" calcext:value-type="currency">
            <text:p>$245,515.99</text:p>
          </table:table-cell>
          <table:table-cell table:style-name="ce8" table:formula="of:=['Electricity use'.E115]" office:value-type="currency" office:currency="USD" office:value="341161.793048688" calcext:value-type="currency">
            <text:p>$341,161.79</text:p>
          </table:table-cell>
          <table:table-cell table:style-name="ce8" table:formula="of:=['Electricity use'.F115]" office:value-type="currency" office:currency="USD" office:value="457894.856895369" calcext:value-type="currency">
            <text:p>$457,894.86</text:p>
          </table:table-cell>
          <table:table-cell table:style-name="ce8" table:formula="of:=['Electricity use'.G115]" office:value-type="currency" office:currency="USD" office:value="579899.736528675" calcext:value-type="currency">
            <text:p>$579,899.74</text:p>
          </table:table-cell>
          <table:table-cell table:style-name="ce8" table:formula="of:=['Electricity use'.H115]" office:value-type="currency" office:currency="USD" office:value="701904.616161981" calcext:value-type="currency">
            <text:p>$701,904.62</text:p>
          </table:table-cell>
          <table:table-cell table:style-name="ce8" table:formula="of:=['Electricity use'.I115]" office:value-type="currency" office:currency="USD" office:value="823909.495795286" calcext:value-type="currency">
            <text:p>$823,909.50</text:p>
          </table:table-cell>
          <table:table-cell table:style-name="ce8" table:formula="of:=['Electricity use'.J115]" office:value-type="currency" office:currency="USD" office:value="945914.375428592" calcext:value-type="currency">
            <text:p>$945,914.38</text:p>
          </table:table-cell>
          <table:table-cell table:style-name="ce8" table:formula="of:=['Electricity use'.K115]" office:value-type="currency" office:currency="USD" office:value="1067919.2550619" calcext:value-type="currency">
            <text:p>$1,067,919.26</text:p>
          </table:table-cell>
          <table:table-cell table:style-name="ce8" table:formula="of:=['Electricity use'.L115]" office:value-type="currency" office:currency="USD" office:value="1189924.1346952" calcext:value-type="currency">
            <text:p>$1,189,924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ance</text:p>
          </table:table-cell>
          <table:table-cell table:style-name="ce8" table:formula="of:=[.B68]-[.B69]" office:value-type="currency" office:currency="USD" office:value="14450329.3515628" calcext:value-type="currency">
            <text:p>$14,450,329.35</text:p>
          </table:table-cell>
          <table:table-cell table:style-name="ce8" table:formula="of:=[.C68]-[.C69]" office:value-type="currency" office:currency="USD" office:value="14658345.6617461" calcext:value-type="currency">
            <text:p>$14,658,345.66</text:p>
          </table:table-cell>
          <table:table-cell table:style-name="ce8" table:formula="of:=[.D68]-[.D69]" office:value-type="currency" office:currency="USD" office:value="14911834.7020959" calcext:value-type="currency">
            <text:p>$14,911,834.70</text:p>
          </table:table-cell>
          <table:table-cell table:style-name="ce8" table:formula="of:=[.E68]-[.E69]" office:value-type="currency" office:currency="USD" office:value="15204771.5402846" calcext:value-type="currency">
            <text:p>$15,204,771.54</text:p>
          </table:table-cell>
          <table:table-cell table:style-name="ce8" table:formula="of:=[.F68]-[.F69]" office:value-type="currency" office:currency="USD" office:value="15513738.476438" calcext:value-type="currency">
            <text:p>$15,513,738.48</text:p>
          </table:table-cell>
          <table:table-cell table:style-name="ce8" table:formula="of:=[.G68]-[.G69]" office:value-type="currency" office:currency="USD" office:value="15840426.6523602" calcext:value-type="currency">
            <text:p>$15,840,426.65</text:p>
          </table:table-cell>
          <table:table-cell table:style-name="ce8" table:formula="of:=[.H68]-[.H69]" office:value-type="currency" office:currency="USD" office:value="15813076.5180973" calcext:value-type="currency">
            <text:p>$15,813,076.52</text:p>
          </table:table-cell>
          <table:table-cell table:style-name="ce8" table:formula="of:=[.I68]-[.I69]" office:value-type="currency" office:currency="USD" office:value="15797496.638464" calcext:value-type="currency">
            <text:p>$15,797,496.64</text:p>
          </table:table-cell>
          <table:table-cell table:style-name="ce8" table:formula="of:=[.J68]-[.J69]" office:value-type="currency" office:currency="USD" office:value="15801953.5643862" calcext:value-type="currency">
            <text:p>$15,801,953.56</text:p>
          </table:table-cell>
          <table:table-cell table:style-name="ce8" table:formula="of:=[.K68]-[.K69]" office:value-type="currency" office:currency="USD" office:value="15818180.7449381" calcext:value-type="currency">
            <text:p>$15,818,180.74</text:p>
          </table:table-cell>
          <table:table-cell table:style-name="ce8" table:formula="of:=[.L68]-[.L69]" office:value-type="currency" office:currency="USD" office:value="15838075.8653048" calcext:value-type="currency">
            <text:p>$15,838,075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t of lights</text:p>
          </table:table-cell>
          <table:table-cell table:style-name="ce8" table:formula="of:=['Auxiliary lighting'.F43]" office:value-type="currency" office:currency="USD" office:value="263270.814034159" calcext:value-type="currency">
            <text:p>$263,270.81</text:p>
          </table:table-cell>
          <table:table-cell table:style-name="ce8" table:formula="of:=['Auxiliary lighting'.G43]" office:value-type="currency" office:currency="USD" office:value="346898.013786186" calcext:value-type="currency">
            <text:p>$346,898.01</text:p>
          </table:table-cell>
          <table:table-cell table:style-name="ce8" table:formula="of:=['Auxiliary lighting'.H43]" office:value-type="currency" office:currency="USD" office:value="430525.213538213" calcext:value-type="currency">
            <text:p>$430,525.21</text:p>
          </table:table-cell>
          <table:table-cell table:style-name="ce8" table:formula="of:=['Auxiliary lighting'.I43]" office:value-type="currency" office:currency="USD" office:value="514152.41329024" calcext:value-type="currency">
            <text:p>$514,152.41</text:p>
          </table:table-cell>
          <table:table-cell table:style-name="ce8" table:formula="of:=['Auxiliary lighting'.J43]" office:value-type="currency" office:currency="USD" office:value="582769.602830365" calcext:value-type="currency">
            <text:p>$582,769.60</text:p>
          </table:table-cell>
          <table:table-cell table:style-name="ce8" table:formula="of:=['Auxiliary lighting'.K43]" office:value-type="currency" office:currency="USD" office:value="651386.792370489" calcext:value-type="currency">
            <text:p>$651,386.79</text:p>
          </table:table-cell>
          <table:table-cell table:style-name="ce8" table:formula="of:=['Auxiliary lighting'.L43]" office:value-type="currency" office:currency="USD" office:value="720003.981910614" calcext:value-type="currency">
            <text:p>$720,003.98</text:p>
          </table:table-cell>
          <table:table-cell table:style-name="ce8" table:formula="of:=['Auxiliary lighting'.M43]" office:value-type="currency" office:currency="USD" office:value="788621.171450739" calcext:value-type="currency">
            <text:p>$788,621.17</text:p>
          </table:table-cell>
          <table:table-cell table:style-name="ce8" table:formula="of:=['Auxiliary lighting'.N43]" office:value-type="currency" office:currency="USD" office:value="857238.360990864" calcext:value-type="currency">
            <text:p>$857,238.36</text:p>
          </table:table-cell>
          <table:table-cell table:style-name="ce8" table:formula="of:=['Auxiliary lighting'.O43]" office:value-type="currency" office:currency="USD" office:value="925855.550530988" calcext:value-type="currency">
            <text:p>$925,855.55</text:p>
          </table:table-cell>
          <table:table-cell table:style-name="ce8" table:formula="of:=['Auxiliary lighting'.P43]" office:value-type="currency" office:currency="USD" office:value="994472.740071113" calcext:value-type="currency">
            <text:p>$994,472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st year balance</text:p>
          </table:table-cell>
          <table:table-cell table:style-name="ce8" table:formula="of:=[.B70]-[.B71]" office:value-type="currency" office:currency="USD" office:value="14187058.5375286" calcext:value-type="currency">
            <text:p>$14,187,058.54</text:p>
          </table:table-cell>
          <table:table-cell table:style-name="ce8" table:formula="of:=[.C70]-[.C71]" office:value-type="currency" office:currency="USD" office:value="14311447.6479599" calcext:value-type="currency">
            <text:p>$14,311,447.65</text:p>
          </table:table-cell>
          <table:table-cell table:style-name="ce8" table:formula="of:=[.D70]-[.D71]" office:value-type="currency" office:currency="USD" office:value="14481309.4885577" calcext:value-type="currency">
            <text:p>$14,481,309.49</text:p>
          </table:table-cell>
          <table:table-cell table:style-name="ce8" table:formula="of:=[.E70]-[.E71]" office:value-type="currency" office:currency="USD" office:value="14690619.1269944" calcext:value-type="currency">
            <text:p>$14,690,619.13</text:p>
          </table:table-cell>
          <table:table-cell table:style-name="ce8" table:formula="of:=[.F70]-[.F71]" office:value-type="currency" office:currency="USD" office:value="14930968.8736076" calcext:value-type="currency">
            <text:p>$14,930,968.87</text:p>
          </table:table-cell>
          <table:table-cell table:style-name="ce8" table:formula="of:=[.G70]-[.G71]" office:value-type="currency" office:currency="USD" office:value="15189039.8599897" calcext:value-type="currency">
            <text:p>$15,189,039.86</text:p>
          </table:table-cell>
          <table:table-cell table:style-name="ce8" table:formula="of:=[.H70]-[.H71]" office:value-type="currency" office:currency="USD" office:value="15093072.5361867" calcext:value-type="currency">
            <text:p>$15,093,072.54</text:p>
          </table:table-cell>
          <table:table-cell table:style-name="ce8" table:formula="of:=[.I70]-[.I71]" office:value-type="currency" office:currency="USD" office:value="15008875.4670132" calcext:value-type="currency">
            <text:p>$15,008,875.47</text:p>
          </table:table-cell>
          <table:table-cell table:style-name="ce8" table:formula="of:=[.J70]-[.J71]" office:value-type="currency" office:currency="USD" office:value="14944715.2033954" calcext:value-type="currency">
            <text:p>$14,944,715.20</text:p>
          </table:table-cell>
          <table:table-cell table:style-name="ce8" table:formula="of:=[.K70]-[.K71]" office:value-type="currency" office:currency="USD" office:value="14892325.1944071" calcext:value-type="currency">
            <text:p>$14,892,325.19</text:p>
          </table:table-cell>
          <table:table-cell table:style-name="ce8" table:formula="of:=[.L70]-[.L71]" office:value-type="currency" office:currency="USD" office:value="14843603.1252337" calcext:value-type="currency">
            <text:p>$14,843,603.13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8" office:value-type="currency" office:currency="USD" office:value="35680549.4008108" calcext:value-type="currency">
            <text:p>$35,680,549.40</text:p>
          </table:table-cell>
          <table:table-cell table:style-name="ce8" office:value-type="currency" office:currency="USD" office:value="36015292.2434893" calcext:value-type="currency">
            <text:p>$36,015,292.24</text:p>
          </table:table-cell>
          <table:table-cell table:style-name="ce8" office:value-type="currency" office:currency="USD" office:value="36439868.2211208" calcext:value-type="currency">
            <text:p>$36,439,868.22</text:p>
          </table:table-cell>
          <table:table-cell table:style-name="ce8" office:value-type="currency" office:currency="USD" office:value="36929173.4490069" calcext:value-type="currency">
            <text:p>$36,929,173.45</text:p>
          </table:table-cell>
          <table:table-cell table:style-name="ce8" office:value-type="currency" office:currency="USD" office:value="37438418.4934389" calcext:value-type="currency">
            <text:p>$37,438,418.49</text:p>
          </table:table-cell>
          <table:table-cell table:style-name="ce8" office:value-type="currency" office:currency="USD" office:value="37983180.2776489" calcext:value-type="currency">
            <text:p>$37,983,180.28</text:p>
          </table:table-cell>
          <table:table-cell table:style-name="ce8" office:value-type="currency" office:currency="USD" office:value="37642846.2863959" calcext:value-type="currency">
            <text:p>$37,642,846.29</text:p>
          </table:table-cell>
          <table:table-cell table:style-name="ce8" office:value-type="currency" office:currency="USD" office:value="37331937.931717" calcext:value-type="currency">
            <text:p>$37,331,937.93</text:p>
          </table:table-cell>
          <table:table-cell table:style-name="ce8" office:value-type="currency" office:currency="USD" office:value="37071121.590927" calcext:value-type="currency">
            <text:p>$37,071,121.59</text:p>
          </table:table-cell>
          <table:table-cell table:style-name="ce8" office:value-type="currency" office:currency="USD" office:value="36839730.8867111" calcext:value-type="currency">
            <text:p>$36,839,730.89</text:p>
          </table:table-cell>
          <table:table-cell table:style-name="ce8" office:value-type="currency" office:currency="USD" office:value="36617510.0320322" calcext:value-type="currency">
            <text:p>$36,617,510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8" office:value-type="currency" office:currency="USD" office:value="35453045.4457332" calcext:value-type="currency">
            <text:p>$35,453,045.45</text:p>
          </table:table-cell>
          <table:table-cell table:style-name="ce8" office:value-type="currency" office:currency="USD" office:value="35660699.8721271" calcext:value-type="currency">
            <text:p>$35,660,699.87</text:p>
          </table:table-cell>
          <table:table-cell table:style-name="ce8" office:value-type="currency" office:currency="USD" office:value="35928376.5703947" calcext:value-type="currency">
            <text:p>$35,928,376.57</text:p>
          </table:table-cell>
          <table:table-cell table:style-name="ce8" office:value-type="currency" office:currency="USD" office:value="36218419.7134888" calcext:value-type="currency">
            <text:p>$36,218,419.71</text:p>
          </table:table-cell>
          <table:table-cell table:style-name="ce8" office:value-type="currency" office:currency="USD" office:value="36484470.8749069" calcext:value-type="currency">
            <text:p>$36,484,470.87</text:p>
          </table:table-cell>
          <table:table-cell table:style-name="ce8" office:value-type="currency" office:currency="USD" office:value="36775055.8265475" calcext:value-type="currency">
            <text:p>$36,775,055.83</text:p>
          </table:table-cell>
          <table:table-cell table:style-name="ce8" office:value-type="currency" office:currency="USD" office:value="36180545.0027252" calcext:value-type="currency">
            <text:p>$36,180,545.00</text:p>
          </table:table-cell>
          <table:table-cell table:style-name="ce8" office:value-type="currency" office:currency="USD" office:value="35615459.8154769" calcext:value-type="currency">
            <text:p>$35,615,459.82</text:p>
          </table:table-cell>
          <table:table-cell table:style-name="ce8" office:value-type="currency" office:currency="USD" office:value="35100466.6421175" calcext:value-type="currency">
            <text:p>$35,100,466.64</text:p>
          </table:table-cell>
          <table:table-cell table:style-name="ce8" office:value-type="currency" office:currency="USD" office:value="34614899.1053322" calcext:value-type="currency">
            <text:p>$34,614,899.11</text:p>
          </table:table-cell>
          <table:table-cell table:style-name="ce8" office:value-type="currency" office:currency="USD" office:value="34138501.4180839" calcext:value-type="currency">
            <text:p>$34,138,501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8" office:value-type="currency" office:currency="USD" office:value="35225541.4906557" calcext:value-type="currency">
            <text:p>$35,225,541.49</text:p>
          </table:table-cell>
          <table:table-cell table:style-name="ce8" office:value-type="currency" office:currency="USD" office:value="35306107.5007649" calcext:value-type="currency">
            <text:p>$35,306,107.50</text:p>
          </table:table-cell>
          <table:table-cell table:style-name="ce8" office:value-type="currency" office:currency="USD" office:value="35416884.9196687" calcext:value-type="currency">
            <text:p>$35,416,884.92</text:p>
          </table:table-cell>
          <table:table-cell table:style-name="ce8" office:value-type="currency" office:currency="USD" office:value="35507665.9779707" calcext:value-type="currency">
            <text:p>$35,507,665.98</text:p>
          </table:table-cell>
          <table:table-cell table:style-name="ce8" office:value-type="currency" office:currency="USD" office:value="35530523.2563749" calcext:value-type="currency">
            <text:p>$35,530,523.26</text:p>
          </table:table-cell>
          <table:table-cell table:style-name="ce8" office:value-type="currency" office:currency="USD" office:value="35566931.3754461" calcext:value-type="currency">
            <text:p>$35,566,931.38</text:p>
          </table:table-cell>
          <table:table-cell table:style-name="ce8" office:value-type="currency" office:currency="USD" office:value="34718243.7190544" calcext:value-type="currency">
            <text:p>$34,718,243.72</text:p>
          </table:table-cell>
          <table:table-cell table:style-name="ce8" office:value-type="currency" office:currency="USD" office:value="33898981.6992367" calcext:value-type="currency">
            <text:p>$33,898,981.70</text:p>
          </table:table-cell>
          <table:table-cell table:style-name="ce8" office:value-type="currency" office:currency="USD" office:value="33129811.6933079" calcext:value-type="currency">
            <text:p>$33,129,811.69</text:p>
          </table:table-cell>
          <table:table-cell table:style-name="ce8" office:value-type="currency" office:currency="USD" office:value="32390067.3239532" calcext:value-type="currency">
            <text:p>$32,390,067.32</text:p>
          </table:table-cell>
          <table:table-cell table:style-name="ce8" office:value-type="currency" office:currency="USD" office:value="31659492.8041355" calcext:value-type="currency">
            <text:p>$31,659,492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8" office:value-type="currency" office:currency="USD" office:value="34998037.5355781" calcext:value-type="currency">
            <text:p>$34,998,037.54</text:p>
          </table:table-cell>
          <table:table-cell table:style-name="ce8" office:value-type="currency" office:currency="USD" office:value="34951515.1294026" calcext:value-type="currency">
            <text:p>$34,951,515.13</text:p>
          </table:table-cell>
          <table:table-cell table:style-name="ce8" office:value-type="currency" office:currency="USD" office:value="34905393.2689426" calcext:value-type="currency">
            <text:p>$34,905,393.27</text:p>
          </table:table-cell>
          <table:table-cell table:style-name="ce8" office:value-type="currency" office:currency="USD" office:value="34796912.2424526" calcext:value-type="currency">
            <text:p>$34,796,912.24</text:p>
          </table:table-cell>
          <table:table-cell table:style-name="ce8" office:value-type="currency" office:currency="USD" office:value="34576575.6378429" calcext:value-type="currency">
            <text:p>$34,576,575.64</text:p>
          </table:table-cell>
          <table:table-cell table:style-name="ce8" office:value-type="currency" office:currency="USD" office:value="34358806.9243447" calcext:value-type="currency">
            <text:p>$34,358,806.92</text:p>
          </table:table-cell>
          <table:table-cell table:style-name="ce8" office:value-type="currency" office:currency="USD" office:value="33255942.4353836" calcext:value-type="currency">
            <text:p>$33,255,942.44</text:p>
          </table:table-cell>
          <table:table-cell table:style-name="ce8" office:value-type="currency" office:currency="USD" office:value="32182503.5829965" calcext:value-type="currency">
            <text:p>$32,182,503.58</text:p>
          </table:table-cell>
          <table:table-cell table:style-name="ce8" office:value-type="currency" office:currency="USD" office:value="31159156.7444983" calcext:value-type="currency">
            <text:p>$31,159,156.74</text:p>
          </table:table-cell>
          <table:table-cell table:style-name="ce8" office:value-type="currency" office:currency="USD" office:value="30165235.5425743" calcext:value-type="currency">
            <text:p>$30,165,235.54</text:p>
          </table:table-cell>
          <table:table-cell table:style-name="ce8" office:value-type="currency" office:currency="USD" office:value="29180484.1901872" calcext:value-type="currency">
            <text:p>$29,180,484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8" office:value-type="currency" office:currency="USD" office:value="34770533.5805006" calcext:value-type="currency">
            <text:p>$34,770,533.58</text:p>
          </table:table-cell>
          <table:table-cell table:style-name="ce8" office:value-type="currency" office:currency="USD" office:value="34596922.7580404" calcext:value-type="currency">
            <text:p>$34,596,922.76</text:p>
          </table:table-cell>
          <table:table-cell table:style-name="ce8" office:value-type="currency" office:currency="USD" office:value="34393901.6182166" calcext:value-type="currency">
            <text:p>$34,393,901.62</text:p>
          </table:table-cell>
          <table:table-cell table:style-name="ce8" office:value-type="currency" office:currency="USD" office:value="34086158.5069345" calcext:value-type="currency">
            <text:p>$34,086,158.51</text:p>
          </table:table-cell>
          <table:table-cell table:style-name="ce8" office:value-type="currency" office:currency="USD" office:value="33622628.0193108" calcext:value-type="currency">
            <text:p>$33,622,628.02</text:p>
          </table:table-cell>
          <table:table-cell table:style-name="ce8" office:value-type="currency" office:currency="USD" office:value="33150682.4732433" calcext:value-type="currency">
            <text:p>$33,150,682.47</text:p>
          </table:table-cell>
          <table:table-cell table:style-name="ce8" office:value-type="currency" office:currency="USD" office:value="31793641.1517128" calcext:value-type="currency">
            <text:p>$31,793,641.15</text:p>
          </table:table-cell>
          <table:table-cell table:style-name="ce8" office:value-type="currency" office:currency="USD" office:value="30466025.4667563" calcext:value-type="currency">
            <text:p>$30,466,025.47</text:p>
          </table:table-cell>
          <table:table-cell table:style-name="ce8" office:value-type="currency" office:currency="USD" office:value="29188501.7956888" calcext:value-type="currency">
            <text:p>$29,188,501.80</text:p>
          </table:table-cell>
          <table:table-cell table:style-name="ce8" office:value-type="currency" office:currency="USD" office:value="27940403.7611953" calcext:value-type="currency">
            <text:p>$27,940,403.76</text:p>
          </table:table-cell>
          <table:table-cell table:style-name="ce8" office:value-type="currency" office:currency="USD" office:value="26701475.5762388" calcext:value-type="currency">
            <text:p>$26,701,475.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9:39:57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18:00.995000000</meta:creation-date>
    <dc:date>2017-09-20T19:40:07.739000000</dc:date>
    <meta:editing-duration>PT42M3S</meta:editing-duration>
    <meta:editing-cycles>4</meta:editing-cycles>
    <meta:generator>LibreOffice/5.0.2.2$Windows_x86 LibreOffice_project/37b43f919e4de5eeaca9b9755ed688758a8251fe</meta:generator>
    <meta:document-statistic meta:table-count="7" meta:cell-count="34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698cm" svg:height="13.096cm" xlink:href=".." xlink:type="simple" chart:class="chart:area" chart:style-name="ch1">
        <chart:legend chart:legend-position="end" svg:x="25.573cm" svg:y="2.514cm" style:legend-expansion="high" chart:style-name="ch2"/>
        <chart:plot-area chart:style-name="ch3" table:cell-range-address="'Growth curves'.B5:'Growth curves'.Q5 'Growth curves'.B7:'Growth curves'.Q17" chart:data-source-has-labels="row" svg:x="1.544cm" svg:y="0.261cm" svg:width="18.217cm" svg:height="11.593cm" dr3d:transform="matrix (0.964057180689407 0.0458686059349516 0.261705604354922 -0.08532395315669 0.9862612212694 0.141451852012993 -0.251621889705379 -0.158697430381764 0.954725903184427 0cm 0cm 0cm)" dr3d:vrp="(8793.39332062455 5121.81011884689 12264.0742742935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65cm" svg:y="0.27cm" svg:width="17.339cm" svg:height="10.9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10.29cm" svg:y="12.115cm" chart:style-name="ch5">
              <text:p>PAR</text:p>
            </chart:title>
          </chart:axis>
          <chart:axis chart:dimension="y" chart:name="primary-y" chart:style-name="ch4">
            <chart:title svg:x="0.451cm" svg:y="7.9cm" chart:style-name="ch6">
              <text:p>amount of photosyntesis</text:p>
            </chart:title>
            <chart:grid chart:style-name="ch7" chart:class="major"/>
          </chart:axis>
          <chart:axis chart:dimension="z" chart:name="primary-z" chart:style-name="ch4">
            <chart:title svg:x="20.295cm" svg:y="11.294cm" chart:style-name="ch5">
              <text:p>temperature degrees in Celsius</text:p>
            </chart:title>
          </chart:axis>
          <chart:series chart:style-name="ch8" chart:values-cell-range-address="'Growth curves'.B7:'Growth curves'.B17" chart:label-cell-address="'Growth curves'.B5:'Growth curves'.B5" chart:class="chart:area">
            <chart:data-point chart:repeated="11"/>
          </chart:series>
          <chart:series chart:style-name="ch9" chart:values-cell-range-address="'Growth curves'.C7:'Growth curves'.C17" chart:label-cell-address="'Growth curves'.C5:'Growth curves'.C5" chart:class="chart:area">
            <chart:data-point chart:repeated="11"/>
          </chart:series>
          <chart:series chart:style-name="ch10" chart:values-cell-range-address="'Growth curves'.D7:'Growth curves'.D17" chart:label-cell-address="'Growth curves'.D5:'Growth curves'.D5" chart:class="chart:area">
            <chart:data-point chart:repeated="11"/>
          </chart:series>
          <chart:series chart:style-name="ch11" chart:values-cell-range-address="'Growth curves'.E7:'Growth curves'.E17" chart:label-cell-address="'Growth curves'.E5:'Growth curves'.E5" chart:class="chart:area">
            <chart:data-point chart:repeated="11"/>
          </chart:series>
          <chart:series chart:style-name="ch12" chart:values-cell-range-address="'Growth curves'.F7:'Growth curves'.F17" chart:label-cell-address="'Growth curves'.F5:'Growth curves'.F5" chart:class="chart:area">
            <chart:data-point chart:repeated="11"/>
          </chart:series>
          <chart:series chart:style-name="ch13" chart:values-cell-range-address="'Growth curves'.G7:'Growth curves'.G17" chart:label-cell-address="'Growth curves'.G5:'Growth curves'.G5" chart:class="chart:area">
            <chart:data-point chart:repeated="11"/>
          </chart:series>
          <chart:series chart:style-name="ch14" chart:values-cell-range-address="'Growth curves'.H7:'Growth curves'.H17" chart:label-cell-address="'Growth curves'.H5:'Growth curves'.H5" chart:class="chart:area">
            <chart:data-point chart:repeated="11"/>
          </chart:series>
          <chart:series chart:style-name="ch15" chart:values-cell-range-address="'Growth curves'.I7:'Growth curves'.I17" chart:label-cell-address="'Growth curves'.I5:'Growth curves'.I5" chart:class="chart:area">
            <chart:data-point chart:repeated="11"/>
          </chart:series>
          <chart:series chart:style-name="ch16" chart:values-cell-range-address="'Growth curves'.J7:'Growth curves'.J17" chart:label-cell-address="'Growth curves'.J5:'Growth curves'.J5" chart:class="chart:area">
            <chart:data-point chart:repeated="11"/>
          </chart:series>
          <chart:series chart:style-name="ch17" chart:values-cell-range-address="'Growth curves'.K7:'Growth curves'.K17" chart:label-cell-address="'Growth curves'.K5:'Growth curves'.K5" chart:class="chart:area">
            <chart:data-point chart:repeated="11"/>
          </chart:series>
          <chart:series chart:style-name="ch18" chart:values-cell-range-address="'Growth curves'.L7:'Growth curves'.L17" chart:label-cell-address="'Growth curves'.L5:'Growth curves'.L5" chart:class="chart:area">
            <chart:data-point chart:repeated="11"/>
          </chart:series>
          <chart:series chart:style-name="ch19" chart:values-cell-range-address="'Growth curves'.M7:'Growth curves'.M17" chart:label-cell-address="'Growth curves'.M5:'Growth curves'.M5" chart:class="chart:area">
            <chart:data-point chart:repeated="11"/>
          </chart:series>
          <chart:series chart:style-name="ch8" chart:values-cell-range-address="'Growth curves'.N7:'Growth curves'.N17" chart:label-cell-address="'Growth curves'.N5:'Growth curves'.N5" chart:class="chart:area">
            <chart:data-point chart:repeated="11"/>
          </chart:series>
          <chart:series chart:style-name="ch9" chart:values-cell-range-address="'Growth curves'.O7:'Growth curves'.O17" chart:label-cell-address="'Growth curves'.O5:'Growth curves'.O5" chart:class="chart:area">
            <chart:data-point chart:repeated="11"/>
          </chart:series>
          <chart:series chart:style-name="ch10" chart:values-cell-range-address="'Growth curves'.P7:'Growth curves'.P17" chart:label-cell-address="'Growth curves'.P5:'Growth curves'.P5" chart:class="chart:area">
            <chart:data-point chart:repeated="11"/>
          </chart:series>
          <chart:series chart:style-name="ch11" chart:values-cell-range-address="'Growth curves'.Q7:'Growth curves'.Q17" chart:label-cell-address="'Growth curves'.Q5:'Growth curves'.Q5" chart:class="chart:area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'Growth curves'.B5:'Growth curves'.B5</svg:desc>
                </draw:g>
              </table:table-cell>
              <table:table-cell office:value-type="string">
                <text:p>21</text:p>
                <draw:g>
                  <svg:desc>'Growth curves'.C5:'Growth curves'.C5</svg:desc>
                </draw:g>
              </table:table-cell>
              <table:table-cell office:value-type="string">
                <text:p>22</text:p>
                <draw:g>
                  <svg:desc>'Growth curves'.D5:'Growth curves'.D5</svg:desc>
                </draw:g>
              </table:table-cell>
              <table:table-cell office:value-type="string">
                <text:p>23</text:p>
                <draw:g>
                  <svg:desc>'Growth curves'.E5:'Growth curves'.E5</svg:desc>
                </draw:g>
              </table:table-cell>
              <table:table-cell office:value-type="string">
                <text:p>24</text:p>
                <draw:g>
                  <svg:desc>'Growth curves'.F5:'Growth curves'.F5</svg:desc>
                </draw:g>
              </table:table-cell>
              <table:table-cell office:value-type="string">
                <text:p>25</text:p>
                <draw:g>
                  <svg:desc>'Growth curves'.G5:'Growth curves'.G5</svg:desc>
                </draw:g>
              </table:table-cell>
              <table:table-cell office:value-type="string">
                <text:p>26</text:p>
                <draw:g>
                  <svg:desc>'Growth curves'.H5:'Growth curves'.H5</svg:desc>
                </draw:g>
              </table:table-cell>
              <table:table-cell office:value-type="string">
                <text:p>27</text:p>
                <draw:g>
                  <svg:desc>'Growth curves'.I5:'Growth curves'.I5</svg:desc>
                </draw:g>
              </table:table-cell>
              <table:table-cell office:value-type="string">
                <text:p>28</text:p>
                <draw:g>
                  <svg:desc>'Growth curves'.J5:'Growth curves'.J5</svg:desc>
                </draw:g>
              </table:table-cell>
              <table:table-cell office:value-type="string">
                <text:p>29</text:p>
                <draw:g>
                  <svg:desc>'Growth curves'.K5:'Growth curves'.K5</svg:desc>
                </draw:g>
              </table:table-cell>
              <table:table-cell office:value-type="string">
                <text:p>30</text:p>
                <draw:g>
                  <svg:desc>'Growth curves'.L5:'Growth curves'.L5</svg:desc>
                </draw:g>
              </table:table-cell>
              <table:table-cell office:value-type="string">
                <text:p>31</text:p>
                <draw:g>
                  <svg:desc>'Growth curves'.M5:'Growth curves'.M5</svg:desc>
                </draw:g>
              </table:table-cell>
              <table:table-cell office:value-type="string">
                <text:p>32</text:p>
                <draw:g>
                  <svg:desc>'Growth curves'.N5:'Growth curves'.N5</svg:desc>
                </draw:g>
              </table:table-cell>
              <table:table-cell office:value-type="string">
                <text:p>33</text:p>
                <draw:g>
                  <svg:desc>'Growth curves'.O5:'Growth curves'.O5</svg:desc>
                </draw:g>
              </table:table-cell>
              <table:table-cell office:value-type="string">
                <text:p>34</text:p>
                <draw:g>
                  <svg:desc>'Growth curves'.P5:'Growth curves'.P5</svg:desc>
                </draw:g>
              </table:table-cell>
              <table:table-cell office:value-type="string">
                <text:p>35</text:p>
                <draw:g>
                  <svg:desc>'Growth curves'.Q5:'Growth curves'.Q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'Growth curves'.B7:'Growth curves'.B17</svg:desc>
                </draw:g>
              </table:table-cell>
              <table:table-cell office:value-type="float" office:value="8.8">
                <text:p>8.8</text:p>
                <draw:g>
                  <svg:desc>'Growth curves'.C7:'Growth curves'.C17</svg:desc>
                </draw:g>
              </table:table-cell>
              <table:table-cell office:value-type="float" office:value="10.1">
                <text:p>10.1</text:p>
                <draw:g>
                  <svg:desc>'Growth curves'.D7:'Growth curves'.D17</svg:desc>
                </draw:g>
              </table:table-cell>
              <table:table-cell office:value-type="float" office:value="11.4">
                <text:p>11.4</text:p>
                <draw:g>
                  <svg:desc>'Growth curves'.E7:'Growth curves'.E17</svg:desc>
                </draw:g>
              </table:table-cell>
              <table:table-cell office:value-type="float" office:value="12.7">
                <text:p>12.7</text:p>
                <draw:g>
                  <svg:desc>'Growth curves'.F7:'Growth curves'.F17</svg:desc>
                </draw:g>
              </table:table-cell>
              <table:table-cell office:value-type="float" office:value="14">
                <text:p>14</text:p>
                <draw:g>
                  <svg:desc>'Growth curves'.G7:'Growth curves'.G17</svg:desc>
                </draw:g>
              </table:table-cell>
              <table:table-cell office:value-type="float" office:value="14.6">
                <text:p>14.6</text:p>
                <draw:g>
                  <svg:desc>'Growth curves'.H7:'Growth curves'.H17</svg:desc>
                </draw:g>
              </table:table-cell>
              <table:table-cell office:value-type="float" office:value="15.2">
                <text:p>15.2</text:p>
                <draw:g>
                  <svg:desc>'Growth curves'.I7:'Growth curves'.I17</svg:desc>
                </draw:g>
              </table:table-cell>
              <table:table-cell office:value-type="float" office:value="15.8">
                <text:p>15.8</text:p>
                <draw:g>
                  <svg:desc>'Growth curves'.J7:'Growth curves'.J17</svg:desc>
                </draw:g>
              </table:table-cell>
              <table:table-cell office:value-type="float" office:value="16.4">
                <text:p>16.4</text:p>
                <draw:g>
                  <svg:desc>'Growth curves'.K7:'Growth curves'.K17</svg:desc>
                </draw:g>
              </table:table-cell>
              <table:table-cell office:value-type="float" office:value="17">
                <text:p>17</text:p>
                <draw:g>
                  <svg:desc>'Growth curves'.L7:'Growth curves'.L17</svg:desc>
                </draw:g>
              </table:table-cell>
              <table:table-cell office:value-type="float" office:value="15.6">
                <text:p>15.6</text:p>
                <draw:g>
                  <svg:desc>'Growth curves'.M7:'Growth curves'.M17</svg:desc>
                </draw:g>
              </table:table-cell>
              <table:table-cell office:value-type="float" office:value="14.2">
                <text:p>14.2</text:p>
                <draw:g>
                  <svg:desc>'Growth curves'.N7:'Growth curves'.N17</svg:desc>
                </draw:g>
              </table:table-cell>
              <table:table-cell office:value-type="float" office:value="12.8">
                <text:p>12.8</text:p>
                <draw:g>
                  <svg:desc>'Growth curves'.O7:'Growth curves'.O17</svg:desc>
                </draw:g>
              </table:table-cell>
              <table:table-cell office:value-type="float" office:value="11.4">
                <text:p>11.4</text:p>
                <draw:g>
                  <svg:desc>'Growth curves'.P7:'Growth curves'.P17</svg:desc>
                </draw:g>
              </table:table-cell>
              <table:table-cell office:value-type="float" office:value="10">
                <text:p>10</text:p>
                <draw:g>
                  <svg:desc>'Growth curves'.Q7:'Growth curves'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16">
                <text:p>10.16</text:p>
              </table:table-cell>
              <table:table-cell office:value-type="float" office:value="11.32">
                <text:p>11.32</text:p>
              </table:table-cell>
              <table:table-cell office:value-type="float" office:value="12.48">
                <text:p>12.48</text:p>
              </table:table-cell>
              <table:table-cell office:value-type="float" office:value="13.64">
                <text:p>13.64</text:p>
              </table:table-cell>
              <table:table-cell office:value-type="float" office:value="14.8">
                <text:p>14.8</text:p>
              </table:table-cell>
              <table:table-cell office:value-type="float" office:value="15.48">
                <text:p>15.48</text:p>
              </table:table-cell>
              <table:table-cell office:value-type="float" office:value="16.16">
                <text:p>16.16</text:p>
              </table:table-cell>
              <table:table-cell office:value-type="float" office:value="16.84">
                <text:p>16.84</text:p>
              </table:table-cell>
              <table:table-cell office:value-type="float" office:value="17.52">
                <text:p>17.52</text:p>
              </table:table-cell>
              <table:table-cell office:value-type="float" office:value="18.2">
                <text:p>18.2</text:p>
              </table:table-cell>
              <table:table-cell office:value-type="float" office:value="16.8">
                <text:p>16.8</text:p>
              </table:table-cell>
              <table:table-cell office:value-type="float" office:value="15.4">
                <text:p>15.4</text:p>
              </table:table-cell>
              <table:table-cell office:value-type="float" office:value="14">
                <text:p>14</text:p>
              </table:table-cell>
              <table:table-cell office:value-type="float" office:value="12.6">
                <text:p>12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">
                <text:p>10.5</text:p>
              </table:table-cell>
              <table:table-cell office:value-type="float" office:value="11.52">
                <text:p>11.52</text:p>
              </table:table-cell>
              <table:table-cell office:value-type="float" office:value="12.54">
                <text:p>12.54</text:p>
              </table:table-cell>
              <table:table-cell office:value-type="float" office:value="13.56">
                <text:p>13.56</text:p>
              </table:table-cell>
              <table:table-cell office:value-type="float" office:value="14.58">
                <text:p>14.58</text:p>
              </table:table-cell>
              <table:table-cell office:value-type="float" office:value="15.6">
                <text:p>15.6</text:p>
              </table:table-cell>
              <table:table-cell office:value-type="float" office:value="16.36">
                <text:p>16.36</text:p>
              </table:table-cell>
              <table:table-cell office:value-type="float" office:value="17.12">
                <text:p>17.12</text:p>
              </table:table-cell>
              <table:table-cell office:value-type="float" office:value="17.88">
                <text:p>17.88</text:p>
              </table:table-cell>
              <table:table-cell office:value-type="float" office:value="18.64">
                <text:p>18.64</text:p>
              </table:table-cell>
              <table:table-cell office:value-type="float" office:value="19.4">
                <text:p>19.4</text:p>
              </table:table-cell>
              <table:table-cell office:value-type="float" office:value="18">
                <text:p>18</text:p>
              </table:table-cell>
              <table:table-cell office:value-type="float" office:value="16.6">
                <text:p>16.6</text:p>
              </table:table-cell>
              <table:table-cell office:value-type="float" office:value="15.2">
                <text:p>15.2</text:p>
              </table:table-cell>
              <table:table-cell office:value-type="float" office:value="13.8">
                <text:p>13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.88">
                <text:p>12.88</text:p>
              </table:table-cell>
              <table:table-cell office:value-type="float" office:value="13.76">
                <text:p>13.76</text:p>
              </table:table-cell>
              <table:table-cell office:value-type="float" office:value="14.64">
                <text:p>14.64</text:p>
              </table:table-cell>
              <table:table-cell office:value-type="float" office:value="15.52">
                <text:p>15.52</text:p>
              </table:table-cell>
              <table:table-cell office:value-type="float" office:value="16.4">
                <text:p>16.4</text:p>
              </table:table-cell>
              <table:table-cell office:value-type="float" office:value="17.24">
                <text:p>17.24</text:p>
              </table:table-cell>
              <table:table-cell office:value-type="float" office:value="18.08">
                <text:p>18.08</text:p>
              </table:table-cell>
              <table:table-cell office:value-type="float" office:value="18.92">
                <text:p>18.92</text:p>
              </table:table-cell>
              <table:table-cell office:value-type="float" office:value="19.76">
                <text:p>19.76</text:p>
              </table:table-cell>
              <table:table-cell office:value-type="float" office:value="20.6">
                <text:p>20.6</text:p>
              </table:table-cell>
              <table:table-cell office:value-type="float" office:value="19.2">
                <text:p>19.2</text:p>
              </table:table-cell>
              <table:table-cell office:value-type="float" office:value="17.8">
                <text:p>17.8</text:p>
              </table:table-cell>
              <table:table-cell office:value-type="float" office:value="16.4">
                <text:p>16.4</text:p>
              </table:table-cell>
              <table:table-cell office:value-type="float" office:value="15">
                <text:p>1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">
                <text:p>13.5</text:p>
              </table:table-cell>
              <table:table-cell office:value-type="float" office:value="14.24">
                <text:p>14.24</text:p>
              </table:table-cell>
              <table:table-cell office:value-type="float" office:value="14.98">
                <text:p>14.98</text:p>
              </table:table-cell>
              <table:table-cell office:value-type="float" office:value="15.72">
                <text:p>15.72</text:p>
              </table:table-cell>
              <table:table-cell office:value-type="float" office:value="16.46">
                <text:p>16.46</text:p>
              </table:table-cell>
              <table:table-cell office:value-type="float" office:value="17.2">
                <text:p>17.2</text:p>
              </table:table-cell>
              <table:table-cell office:value-type="float" office:value="18.12">
                <text:p>18.12</text:p>
              </table:table-cell>
              <table:table-cell office:value-type="float" office:value="19.04">
                <text:p>19.04</text:p>
              </table:table-cell>
              <table:table-cell office:value-type="float" office:value="19.96">
                <text:p>19.96</text:p>
              </table:table-cell>
              <table:table-cell office:value-type="float" office:value="20.88">
                <text:p>20.88</text:p>
              </table:table-cell>
              <table:table-cell office:value-type="float" office:value="21.8">
                <text:p>21.8</text:p>
              </table:table-cell>
              <table:table-cell office:value-type="float" office:value="20.4">
                <text:p>20.4</text:p>
              </table:table-cell>
              <table:table-cell office:value-type="float" office:value="19">
                <text:p>19</text:p>
              </table:table-cell>
              <table:table-cell office:value-type="float" office:value="17.6">
                <text:p>17.6</text:p>
              </table:table-cell>
              <table:table-cell office:value-type="float" office:value="16.2">
                <text:p>16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6.2">
                <text:p>16.2</text:p>
              </table:table-cell>
              <table:table-cell office:value-type="float" office:value="16.8">
                <text:p>16.8</text:p>
              </table:table-cell>
              <table:table-cell office:value-type="float" office:value="17.4">
                <text:p>17.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.6">
                <text:p>21.6</text:p>
              </table:table-cell>
              <table:table-cell office:value-type="float" office:value="20.2">
                <text:p>20.2</text:p>
              </table:table-cell>
              <table:table-cell office:value-type="float" office:value="18.8">
                <text:p>18.8</text:p>
              </table:table-cell>
              <table:table-cell office:value-type="float" office:value="17.4">
                <text:p>17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">
                <text:p>15.4</text:p>
              </table:table-cell>
              <table:table-cell office:value-type="float" office:value="16">
                <text:p>16</text:p>
              </table:table-cell>
              <table:table-cell office:value-type="float" office:value="16.6">
                <text:p>16.6</text:p>
              </table:table-cell>
              <table:table-cell office:value-type="float" office:value="17.2">
                <text:p>17.2</text:p>
              </table:table-cell>
              <table:table-cell office:value-type="float" office:value="17.8">
                <text:p>17.8</text:p>
              </table:table-cell>
              <table:table-cell office:value-type="float" office:value="18.4">
                <text:p>18.4</text:p>
              </table:table-cell>
              <table:table-cell office:value-type="float" office:value="19.36">
                <text:p>19.36</text:p>
              </table:table-cell>
              <table:table-cell office:value-type="float" office:value="20.32">
                <text:p>20.32</text:p>
              </table:table-cell>
              <table:table-cell office:value-type="float" office:value="21.28">
                <text:p>21.28</text:p>
              </table:table-cell>
              <table:table-cell office:value-type="float" office:value="22.24">
                <text:p>22.24</text:p>
              </table:table-cell>
              <table:table-cell office:value-type="float" office:value="23.2">
                <text:p>23.2</text:p>
              </table:table-cell>
              <table:table-cell office:value-type="float" office:value="21.8">
                <text:p>21.8</text:p>
              </table:table-cell>
              <table:table-cell office:value-type="float" office:value="20.4">
                <text:p>20.4</text:p>
              </table:table-cell>
              <table:table-cell office:value-type="float" office:value="19">
                <text:p>19</text:p>
              </table:table-cell>
              <table:table-cell office:value-type="float" office:value="17.6">
                <text:p>17.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8">
                <text:p>15.8</text:p>
              </table:table-cell>
              <table:table-cell office:value-type="float" office:value="16.4">
                <text:p>16.4</text:p>
              </table:table-cell>
              <table:table-cell office:value-type="float" office:value="17">
                <text:p>17</text:p>
              </table:table-cell>
              <table:table-cell office:value-type="float" office:value="17.6">
                <text:p>17.6</text:p>
              </table:table-cell>
              <table:table-cell office:value-type="float" office:value="18.2">
                <text:p>18.2</text:p>
              </table:table-cell>
              <table:table-cell office:value-type="float" office:value="18.8">
                <text:p>18.8</text:p>
              </table:table-cell>
              <table:table-cell office:value-type="float" office:value="19.72">
                <text:p>19.72</text:p>
              </table:table-cell>
              <table:table-cell office:value-type="float" office:value="20.64">
                <text:p>20.64</text:p>
              </table:table-cell>
              <table:table-cell office:value-type="float" office:value="21.56">
                <text:p>21.56</text:p>
              </table:table-cell>
              <table:table-cell office:value-type="float" office:value="22.48">
                <text:p>22.48</text:p>
              </table:table-cell>
              <table:table-cell office:value-type="float" office:value="23.4">
                <text:p>23.4</text:p>
              </table:table-cell>
              <table:table-cell office:value-type="float" office:value="22">
                <text:p>22</text:p>
              </table:table-cell>
              <table:table-cell office:value-type="float" office:value="20.6">
                <text:p>20.6</text:p>
              </table:table-cell>
              <table:table-cell office:value-type="float" office:value="19.2">
                <text:p>19.2</text:p>
              </table:table-cell>
              <table:table-cell office:value-type="float" office:value="17.8">
                <text:p>17.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2">
                <text:p>16.2</text:p>
              </table:table-cell>
              <table:table-cell office:value-type="float" office:value="16.8">
                <text:p>16.8</text:p>
              </table:table-cell>
              <table:table-cell office:value-type="float" office:value="17.4">
                <text:p>17.4</text:p>
              </table:table-cell>
              <table:table-cell office:value-type="float" office:value="18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19.2">
                <text:p>19.2</text:p>
              </table:table-cell>
              <table:table-cell office:value-type="float" office:value="20.08">
                <text:p>20.08</text:p>
              </table:table-cell>
              <table:table-cell office:value-type="float" office:value="20.96">
                <text:p>20.96</text:p>
              </table:table-cell>
              <table:table-cell office:value-type="float" office:value="21.84">
                <text:p>21.84</text:p>
              </table:table-cell>
              <table:table-cell office:value-type="float" office:value="22.72">
                <text:p>22.72</text:p>
              </table:table-cell>
              <table:table-cell office:value-type="float" office:value="23.6">
                <text:p>23.6</text:p>
              </table:table-cell>
              <table:table-cell office:value-type="float" office:value="22.2">
                <text:p>22.2</text:p>
              </table:table-cell>
              <table:table-cell office:value-type="float" office:value="20.8">
                <text:p>20.8</text:p>
              </table:table-cell>
              <table:table-cell office:value-type="float" office:value="19.4">
                <text:p>19.4</text:p>
              </table:table-cell>
              <table:table-cell office:value-type="float" office:value="18">
                <text:p>1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">
                <text:p>16.6</text:p>
              </table:table-cell>
              <table:table-cell office:value-type="float" office:value="17.2">
                <text:p>17.2</text:p>
              </table:table-cell>
              <table:table-cell office:value-type="float" office:value="17.8">
                <text:p>17.8</text:p>
              </table:table-cell>
              <table:table-cell office:value-type="float" office:value="18.4">
                <text:p>18.4</text:p>
              </table:table-cell>
              <table:table-cell office:value-type="float" office:value="19">
                <text:p>19</text:p>
              </table:table-cell>
              <table:table-cell office:value-type="float" office:value="19.6">
                <text:p>19.6</text:p>
              </table:table-cell>
              <table:table-cell office:value-type="float" office:value="20.44">
                <text:p>20.44</text:p>
              </table:table-cell>
              <table:table-cell office:value-type="float" office:value="21.28">
                <text:p>21.28</text:p>
              </table:table-cell>
              <table:table-cell office:value-type="float" office:value="22.12">
                <text:p>22.12</text:p>
              </table:table-cell>
              <table:table-cell office:value-type="float" office:value="22.96">
                <text:p>22.96</text:p>
              </table:table-cell>
              <table:table-cell office:value-type="float" office:value="23.8">
                <text:p>23.8</text:p>
              </table:table-cell>
              <table:table-cell office:value-type="float" office:value="22.4">
                <text:p>22.4</text:p>
              </table:table-cell>
              <table:table-cell office:value-type="float" office:value="21">
                <text:p>21</text:p>
              </table:table-cell>
              <table:table-cell office:value-type="float" office:value="19.6">
                <text:p>19.6</text:p>
              </table:table-cell>
              <table:table-cell office:value-type="float" office:value="18.2">
                <text:p>18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.6">
                <text:p>17.6</text:p>
              </table:table-cell>
              <table:table-cell office:value-type="float" office:value="18.2">
                <text:p>18.2</text:p>
              </table:table-cell>
              <table:table-cell office:value-type="float" office:value="18.8">
                <text:p>18.8</text:p>
              </table:table-cell>
              <table:table-cell office:value-type="float" office:value="19.4">
                <text:p>19.4</text:p>
              </table:table-cell>
              <table:table-cell office:value-type="float" office:value="20">
                <text:p>2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  <table:table-cell office:value-type="float" office:value="22.4">
                <text:p>22.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2.6">
                <text:p>22.6</text:p>
              </table:table-cell>
              <table:table-cell office:value-type="float" office:value="21.2">
                <text:p>21.2</text:p>
              </table:table-cell>
              <table:table-cell office:value-type="float" office:value="19.8">
                <text:p>19.8</text:p>
              </table:table-cell>
              <table:table-cell office:value-type="float" office:value="18.4">
                <text:p>18.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26cm" svg:y="4.201cm" style:legend-expansion="high" chart:style-name="ch2"/>
        <chart:plot-area chart:style-name="ch3" table:cell-range-address="'yield vs cost'.A72:'yield vs cost'.L72" chart:data-source-has-labels="column" svg:x="0.32cm" svg:y="0.18cm" svg:width="11.986cm" svg:height="8.64cm">
          <chartooo:coordinate-region svg:x="2.926cm" svg:y="0.379cm" svg:width="9.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yield vs cost'.B72:'yield vs cost'.L72" chart:label-cell-address="'yield vs cost'.A72:'yield vs cost'.A7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first year balance</text:p>
                <draw:g>
                  <svg:desc>'yield vs cost'.A72:'yield vs cost'.A72</svg:desc>
                </draw:g>
              </table:table-cell>
              <table:table-cell office:value-type="float" office:value="14187058.5375286">
                <text:p>14187058.5375286</text:p>
                <draw:g>
                  <svg:desc>'yield vs cost'.B72:'yield vs cost'.L72</svg:desc>
                </draw:g>
              </table:table-cell>
              <table:table-cell office:value-type="float" office:value="14311447.6479599">
                <text:p>14311447.6479599</text:p>
              </table:table-cell>
              <table:table-cell office:value-type="float" office:value="14481309.4885577">
                <text:p>14481309.4885577</text:p>
              </table:table-cell>
              <table:table-cell office:value-type="float" office:value="14690619.1269944">
                <text:p>14690619.1269944</text:p>
              </table:table-cell>
              <table:table-cell office:value-type="float" office:value="14930968.8736076">
                <text:p>14930968.8736076</text:p>
              </table:table-cell>
              <table:table-cell office:value-type="float" office:value="15189039.8599897">
                <text:p>15189039.8599897</text:p>
              </table:table-cell>
              <table:table-cell office:value-type="float" office:value="15093072.5361867">
                <text:p>15093072.5361867</text:p>
              </table:table-cell>
              <table:table-cell office:value-type="float" office:value="15008875.4670132">
                <text:p>15008875.4670132</text:p>
              </table:table-cell>
              <table:table-cell office:value-type="float" office:value="14944715.2033954">
                <text:p>14944715.2033954</text:p>
              </table:table-cell>
              <table:table-cell office:value-type="float" office:value="14892325.1944071">
                <text:p>14892325.1944071</text:p>
              </table:table-cell>
              <table:table-cell office:value-type="float" office:value="14843603.1252337">
                <text:p>14843603.1252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